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47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1.58cm"/>
    </style:style>
    <style:style style:name="co6" style:family="table-column">
      <style:table-column-properties fo:break-before="auto" style:column-width="2.496cm"/>
    </style:style>
    <style:style style:name="co7" style:family="table-column">
      <style:table-column-properties fo:break-before="auto" style:column-width="1.386cm"/>
    </style:style>
    <style:style style:name="co8" style:family="table-column">
      <style:table-column-properties fo:break-before="auto" style:column-width="2.385cm"/>
    </style:style>
    <style:style style:name="co9" style:family="table-column">
      <style:table-column-properties fo:break-before="auto" style:column-width="2.46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85cm"/>
    </style:style>
    <style:style style:name="co12" style:family="table-column">
      <style:table-column-properties fo:break-before="auto" style:column-width="9.356cm"/>
    </style:style>
    <style:style style:name="co13" style:family="table-column">
      <style:table-column-properties fo:break-before="auto" style:column-width="2.738cm"/>
    </style:style>
    <style:style style:name="co14" style:family="table-column">
      <style:table-column-properties fo:break-before="auto" style:column-width="3.191cm"/>
    </style:style>
    <style:style style:name="co15" style:family="table-column">
      <style:table-column-properties fo:break-before="auto" style:column-width="2.94cm"/>
    </style:style>
    <style:style style:name="co16" style:family="table-column">
      <style:table-column-properties fo:break-before="auto" style:column-width="3.993cm"/>
    </style:style>
    <style:style style:name="co17" style:family="table-column">
      <style:table-column-properties fo:break-before="auto" style:column-width="2.683cm"/>
    </style:style>
    <style:style style:name="co18" style:family="table-column">
      <style:table-column-properties fo:break-before="auto" style:column-width="5.80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2cm" fo:break-before="auto" style:use-optimal-row-height="fals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c0c0c0" fo:wrap-option="wrap" style:shrink-to-fit="true"/>
      <style:text-properties style:text-outline="false" fo:text-shadow="none" fo:font-weight="bold" style:font-relief="none" fo:hyphenate="false"/>
    </style:style>
    <style:style style:name="ce2" style:family="table-cell" style:parent-style-name="Default">
      <style:table-cell-properties style:text-align-source="fix" style:repeat-content="false" fo:background-color="transparent" fo:wrap-option="wrap" style:shrink-to-fit="true"/>
      <style:paragraph-properties fo:text-align="center" fo:margin-left="0cm"/>
      <style:text-properties style:text-outline="false" fo:font-size="8pt" fo:text-shadow="none" fo:font-weight="bold" style:font-relief="none" fo:hyphenate="false"/>
    </style:style>
    <style:style style:name="ce3" style:family="table-cell" style:parent-style-name="Default">
      <style:table-cell-properties fo:background-color="transparent" fo:wrap-option="wrap" style:shrink-to-fit="true"/>
      <style:text-properties fo:font-size="8pt" fo:font-weight="normal" fo:hyphenate="false"/>
    </style:style>
    <style:style style:name="ce4" style:family="table-cell" style:parent-style-name="Default">
      <style:table-cell-properties fo:background-color="transparent" fo:wrap-option="wrap" style:shrink-to-fit="true"/>
      <style:text-properties style:text-outline="false" fo:font-size="8pt" fo:text-shadow="none" fo:font-weight="normal" style:font-relief="none" fo:hyphenate="false"/>
    </style:style>
    <style:style style:name="ce5" style:family="table-cell" style:parent-style-name="Default">
      <style:table-cell-properties style:text-align-source="fix" style:repeat-content="false" fo:background-color="transparent" fo:wrap-option="wrap" style:shrink-to-fit="true"/>
      <style:paragraph-properties fo:text-align="center" fo:margin-left="0cm"/>
      <style:text-properties fo:font-size="8pt" fo:font-weight="bold" fo:hyphenate="false"/>
    </style:style>
    <style:style style:name="ce6" style:family="table-cell" style:parent-style-name="Default">
      <style:table-cell-properties fo:wrap-option="wrap" style:shrink-to-fit="true"/>
      <style:text-properties fo:hyphenate="false"/>
    </style:style>
    <style:style style:name="ce7" style:family="table-cell" style:parent-style-name="Default">
      <style:table-cell-properties fo:wrap-option="wrap" style:shrink-to-fit="true"/>
      <style:text-properties fo:font-weight="normal" fo:hyphenate="false"/>
    </style:style>
    <style:style style:name="ce8" style:family="table-cell" style:parent-style-name="Default" style:data-style-name="N108">
      <style:table-cell-properties fo:background-color="#c0c0c0"/>
      <style:text-properties style:text-outline="false" fo:text-shadow="none" fo:font-weight="bold" style:font-relief="none"/>
    </style:style>
    <style:style style:name="ce9" style:family="table-cell" style:parent-style-name="Default" style:data-style-name="N108">
      <style:table-cell-properties style:text-align-source="fix" style:repeat-content="false" fo:background-color="transparent"/>
      <style:paragraph-properties fo:text-align="justify" fo:margin-left="0cm"/>
      <style:text-properties fo:font-size="8pt" fo:font-weight="normal"/>
    </style:style>
    <style:style style:name="ce10" style:family="table-cell" style:parent-style-name="Default" style:data-style-name="N108">
      <style:table-cell-properties fo:background-color="transparent"/>
      <style:text-properties fo:font-size="8pt" fo:font-weight="normal" style:font-size-asian="6.80000019073486pt" style:language-complex="en" style:country-complex="US"/>
    </style:style>
    <style:style style:name="ce11" style:family="table-cell" style:parent-style-name="Default" style:data-style-name="N108">
      <style:text-properties fo:font-weight="normal"/>
    </style:style>
    <style:style style:name="ce12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text-outline="false" fo:text-shadow="none" fo:font-weight="bold" style:font-relief="non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fo:font-size="8pt" fo:text-shadow="none" fo:font-weight="normal" style:font-relief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/>
    </style:style>
    <style:style style:name="ce16" style:family="table-cell" style:parent-style-name="Default">
      <style:table-cell-properties fo:background-color="#c0c0c0"/>
      <style:text-properties style:text-outline="false" fo:text-shadow="none" fo:font-weight="bold" style:font-relief="none"/>
    </style:style>
    <style:style style:name="ce17" style:family="table-cell" style:parent-style-name="Default">
      <style:table-cell-properties fo:background-color="transparent"/>
      <style:text-properties style:text-outline="false" fo:text-shadow="none" fo:font-weight="normal" style:font-relief="none"/>
    </style:style>
    <style:style style:name="ce18" style:family="table-cell" style:parent-style-name="Default" style:data-style-name="N108">
      <style:table-cell-properties fo:background-color="transparent"/>
      <style:text-properties fo:font-size="8pt" fo:font-weight="normal"/>
    </style:style>
    <style:style style:name="ce19" style:family="table-cell" style:parent-style-name="Default">
      <style:text-properties fo:font-weight="normal"/>
    </style:style>
    <style:style style:name="ce20" style:family="table-cell" style:parent-style-name="Default">
      <style:table-cell-properties fo:background-color="transparent"/>
      <style:text-properties fo:font-weight="normal"/>
    </style:style>
    <style:style style:name="ce21" style:family="table-cell" style:parent-style-name="Default">
      <style:text-properties fo:font-weight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 style:data-style-name="N100">
      <style:table-cell-properties fo:background-color="#c0c0c0"/>
      <style:text-properties style:text-outline="false" fo:text-shadow="none" fo:font-weight="bold" style:font-relief="none"/>
    </style:style>
    <style:style style:name="ce24" style:family="table-cell" style:parent-style-name="Default" style:data-style-name="N100">
      <style:table-cell-properties fo:background-color="#3deb3d"/>
      <style:text-properties fo:font-weight="normal"/>
    </style:style>
    <style:style style:name="ce25" style:family="table-cell" style:parent-style-name="Default" style:data-style-name="N100">
      <style:table-cell-properties fo:background-color="#3deb3d"/>
      <style:text-properties style:text-outline="false" fo:text-shadow="none" fo:font-weight="normal" style:font-relief="none"/>
    </style:style>
    <style:style style:name="ce26" style:family="table-cell" style:parent-style-name="Default" style:data-style-name="N100">
      <style:table-cell-properties fo:background-color="#00ffff" style:text-align-source="fix" style:repeat-content="false"/>
      <style:paragraph-properties fo:text-align="center" fo:margin-left="0cm"/>
      <style:text-properties fo:font-weight="bold"/>
    </style:style>
    <style:style style:name="ce27" style:family="table-cell" style:parent-style-name="Default" style:data-style-name="N100">
      <style:table-cell-properties fo:background-color="#00ffff"/>
      <style:text-properties fo:font-weight="normal"/>
    </style:style>
    <style:style style:name="ce28" style:family="table-cell" style:parent-style-name="Default" style:data-style-name="N100">
      <style:table-cell-properties fo:background-color="#e6ff00" style:text-align-source="fix" style:repeat-content="false"/>
      <style:paragraph-properties fo:text-align="center" fo:margin-left="0cm"/>
      <style:text-properties fo:font-weight="bold"/>
    </style:style>
    <style:style style:name="ce29" style:family="table-cell" style:parent-style-name="Default" style:data-style-name="N100">
      <style:table-cell-properties fo:background-color="#e6ff00"/>
      <style:text-properties fo:font-weight="normal"/>
    </style:style>
    <style:style style:name="ce30" style:family="table-cell" style:parent-style-name="Default" style:data-style-name="N100">
      <style:text-properties fo:font-weight="normal"/>
    </style:style>
    <style:style style:name="ce31" style:family="table-cell" style:parent-style-name="Default" style:data-style-name="N100">
      <style:table-cell-properties fo:background-color="#c0c0c0" style:text-align-source="fix" style:repeat-content="false"/>
      <style:paragraph-properties fo:text-align="start" fo:margin-left="0cm"/>
      <style:text-properties style:text-outline="false" fo:text-shadow="none" fo:font-weight="bold" style:font-relief="none"/>
    </style:style>
    <style:style style:name="ce32" style:family="table-cell" style:parent-style-name="Default" style:data-style-name="N100">
      <style:table-cell-properties fo:background-color="#3deb3d" style:text-align-source="fix" style:repeat-content="false"/>
      <style:paragraph-properties fo:text-align="start" fo:margin-left="0cm"/>
      <style:text-properties fo:font-weight="normal"/>
    </style:style>
    <style:style style:name="ce33" style:family="table-cell" style:parent-style-name="Default" style:data-style-name="N100">
      <style:table-cell-properties fo:background-color="#3deb3d" style:text-align-source="fix" style:repeat-content="false"/>
      <style:paragraph-properties fo:text-align="start" fo:margin-left="0cm"/>
      <style:text-properties style:text-outline="false" fo:text-shadow="none" fo:font-weight="normal" style:font-relief="none"/>
    </style:style>
    <style:style style:name="ce34" style:family="table-cell" style:parent-style-name="Default" style:data-style-name="N100">
      <style:table-cell-properties fo:background-color="#00ffff" style:text-align-source="fix" style:repeat-content="false"/>
      <style:paragraph-properties fo:text-align="start" fo:margin-left="0cm"/>
      <style:text-properties fo:font-weight="normal"/>
    </style:style>
    <style:style style:name="ce35" style:family="table-cell" style:parent-style-name="Default" style:data-style-name="N100">
      <style:table-cell-properties fo:background-color="#e6ff00" style:text-align-source="fix" style:repeat-content="false"/>
      <style:paragraph-properties fo:text-align="start" fo:margin-left="0cm"/>
      <style:text-properties fo:font-weight="normal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/>
    </style:style>
    <style:style style:name="ce37" style:family="table-cell" style:parent-style-name="Default">
      <style:table-cell-properties fo:background-color="#3deb3d"/>
      <style:text-properties style:text-outline="false" fo:text-shadow="none" fo:font-weight="normal" style:font-relief="none"/>
    </style:style>
    <style:style style:name="ce38" style:family="table-cell" style:parent-style-name="Default">
      <style:table-cell-properties fo:background-color="#00ffff"/>
      <style:text-properties style:text-outline="false" fo:text-shadow="none" fo:font-weight="normal" style:font-relief="none"/>
    </style:style>
    <style:style style:name="ce39" style:family="table-cell" style:parent-style-name="Default">
      <style:table-cell-properties fo:background-color="#e6ff00"/>
      <style:text-properties style:text-outline="false" fo:text-shadow="none" fo:font-weight="normal" style:font-relief="none"/>
    </style:style>
    <style:style style:name="ce40" style:family="table-cell" style:parent-style-name="Default">
      <style:table-cell-properties fo:background-color="#3deb3d"/>
      <style:text-properties fo:font-weight="normal"/>
    </style:style>
    <style:style style:name="ce41" style:family="table-cell" style:parent-style-name="Default" style:data-style-name="N36">
      <style:table-cell-properties fo:background-color="#c0c0c0" style:text-align-source="fix" style:repeat-content="false"/>
      <style:paragraph-properties fo:text-align="end" fo:margin-left="0cm"/>
      <style:text-properties style:text-outline="false" fo:text-shadow="none" fo:font-weight="bold" style:font-relief="none"/>
    </style:style>
    <style:style style:name="ce42" style:family="table-cell" style:parent-style-name="Default" style:data-style-name="N106">
      <style:table-cell-properties fo:background-color="#3deb3d" style:text-align-source="fix" style:repeat-content="false"/>
      <style:paragraph-properties fo:text-align="end" fo:margin-left="0cm"/>
      <style:text-properties fo:font-weight="normal"/>
    </style:style>
    <style:style style:name="ce43" style:family="table-cell" style:parent-style-name="Default" style:data-style-name="N106">
      <style:table-cell-properties fo:background-color="#3deb3d" style:text-align-source="fix" style:repeat-content="false"/>
      <style:paragraph-properties fo:text-align="end" fo:margin-left="0cm"/>
      <style:text-properties style:text-outline="false" fo:text-shadow="none" fo:font-weight="normal" style:font-relief="none"/>
    </style:style>
    <style:style style:name="ce44" style:family="table-cell" style:parent-style-name="Default" style:data-style-name="N106">
      <style:table-cell-properties fo:background-color="#00ffff" style:text-align-source="fix" style:repeat-content="false"/>
      <style:paragraph-properties fo:text-align="end" fo:margin-left="0cm"/>
      <style:text-properties fo:font-weight="normal"/>
    </style:style>
    <style:style style:name="ce45" style:family="table-cell" style:parent-style-name="Default" style:data-style-name="N106">
      <style:table-cell-properties fo:background-color="#e6ff00" style:text-align-source="fix" style:repeat-content="false"/>
      <style:paragraph-properties fo:text-align="end" fo:margin-left="0cm"/>
      <style:text-properties fo:font-weight="normal"/>
    </style:style>
    <style:style style:name="ce46" style:family="table-cell" style:parent-style-name="Default" style:data-style-name="N106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47" style:family="table-cell" style:parent-style-name="Default" style:data-style-name="N106">
      <style:table-cell-properties style:text-align-source="fix" style:repeat-content="false"/>
      <style:paragraph-properties fo:text-align="end" fo:margin-left="0cm"/>
    </style:style>
    <style:style style:name="ce48" style:family="table-cell" style:parent-style-name="Default" style:data-style-name="N100">
      <style:table-cell-properties fo:background-color="#3deb3d"/>
      <style:text-properties style:text-outline="false" fo:text-shadow="none" fo:font-weight="bold" style:font-relief="none"/>
    </style:style>
    <style:style style:name="ce49" style:family="table-cell" style:parent-style-name="Default" style:data-style-name="N108">
      <style:table-cell-properties fo:background-color="#00ffff"/>
      <style:text-properties fo:font-weight="normal"/>
    </style:style>
    <style:style style:name="ce50" style:family="table-cell" style:parent-style-name="Default">
      <style:table-cell-properties fo:background-color="#e6ff00"/>
      <style:text-properties fo:font-weight="normal"/>
    </style:style>
    <style:style style:name="ce51" style:family="table-cell" style:parent-style-name="Default">
      <style:table-cell-properties fo:background-color="#00ffff"/>
      <style:text-properties fo:font-weight="normal"/>
    </style:style>
    <style:style style:name="ce52" style:family="table-cell" style:parent-style-name="Default" style:data-style-name="N36">
      <style:table-cell-properties fo:background-color="#c0c0c0"/>
      <style:text-properties style:text-outline="false" fo:text-shadow="none" fo:font-weight="bold" style:font-relief="none"/>
    </style:style>
    <style:style style:name="ce53" style:family="table-cell" style:parent-style-name="Default" style:data-style-name="N108">
      <style:table-cell-properties fo:background-color="#3deb3d"/>
      <style:text-properties style:text-outline="false" fo:text-shadow="none" fo:font-weight="normal" style:font-relief="none"/>
    </style:style>
    <style:style style:name="ce54" style:family="table-cell" style:parent-style-name="Default" style:data-style-name="N108">
      <style:table-cell-properties fo:background-color="#e6ff00"/>
      <style:text-properties fo:font-weight="normal"/>
    </style:style>
    <style:style style:name="ce55" style:family="table-cell" style:parent-style-name="Default" style:data-style-name="N100">
      <style:table-cell-properties fo:background-color="#3deb3d"/>
      <style:text-properties fo:font-weight="bold"/>
    </style:style>
    <style:style style:name="ce56" style:family="table-cell" style:parent-style-name="Default" style:data-style-name="N108">
      <style:table-cell-properties fo:background-color="#3deb3d"/>
      <style:text-properties fo:font-weight="normal"/>
    </style:style>
    <style:style style:name="ce57" style:family="table-cell" style:parent-style-name="Default" style:data-style-name="N108">
      <style:table-cell-properties fo:background-color="#3deb3d"/>
      <style:text-properties style:text-outline="false" fo:text-shadow="none" fo:font-weight="bold" style:font-relief="none"/>
    </style:style>
    <style:style style:name="ce58" style:family="table-cell" style:parent-style-name="Default" style:data-style-name="N100">
      <style:table-cell-properties fo:background-color="#00ffff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59" style:family="table-cell" style:parent-style-name="Default" style:data-style-name="N108"/>
    <style:style style:name="ce60" style:family="table-cell" style:parent-style-name="Default">
      <style:table-cell-properties fo:background-color="#c0c0c0"/>
    </style:style>
    <style:style style:name="ce61" style:family="table-cell" style:parent-style-name="Default">
      <style:table-cell-properties fo:background-color="#00ffff"/>
    </style:style>
  </office:automatic-styles>
  <office:body>
    <office:spreadsheet>
      <table:content-validations>
        <table:content-validation table:name="val1" table:condition="oooc:cell-content-is-in-list([Produktvergleich.$A$1:.$A$400])" table:allow-empty-cell="true" table:display-list="sorted-ascending" table:base-cell-address="Marktkauf.C94">
          <table:error-message table:message-type="stop" table:display="true"/>
        </table:content-validation>
        <table:content-validation table:name="val2" table:condition="oooc:cell-content-is-in-list([Produktvergleich.$A$1:.$A$400])" table:allow-empty-cell="true" table:display-list="sorted-ascending" table:base-cell-address="Plus.C5">
          <table:error-message table:message-type="stop" table:display="true"/>
        </table:content-validation>
        <table:content-validation table:name="val3" table:condition="oooc:cell-content-is-in-list([Produktvergleich.$A$1:.$A$400])" table:allow-empty-cell="true" table:display-list="sorted-ascending" table:base-cell-address="Aldi.C39">
          <table:error-message table:message-type="stop" table:display="true"/>
        </table:content-validation>
        <table:content-validation table:name="val4" table:condition="oooc:cell-content-is-in-list([Produktvergleich.$A$1:.$A$400])" table:allow-empty-cell="true" table:display-list="sorted-ascending" table:base-cell-address="Schlecker.C13">
          <table:error-message table:message-type="stop" table:display="true"/>
        </table:content-validation>
        <table:content-validation table:name="val5" table:condition="oooc:cell-content-is-in-list([Produktvergleich.$A$1:.$A$400])" table:allow-empty-cell="true" table:display-list="sorted-ascending" table:base-cell-address="Müller.C5">
          <table:error-message table:message-type="stop" table:display="true"/>
        </table:content-validation>
      </table:content-validations>
      <table:table table:name="Produktvergleich" table:style-name="ta1" table:print-ranges="Produktvergleich.A1:Produktvergleich.J172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5" table:default-cell-style-name="ce14"/>
        <table:table-column table:style-name="co9" table:default-cell-style-name="ce14"/>
        <table:table-column table:style-name="co10" table:number-columns-repeated="244" table:default-cell-style-name="Default"/>
        <table:table-header-rows>
          <table:table-row table:style-name="ro1">
            <table:table-cell table:style-name="ce1" office:value-type="string">
              <text:p>Kategorie Marke Menge</text:p>
            </table:table-cell>
            <table:table-cell table:style-name="ce8" office:value-type="string">
              <text:p>bester</text:p>
            </table:table-cell>
            <table:table-cell table:style-name="ce12" office:value-type="string" table:number-columns-spanned="2" table:number-rows-spanned="1">
              <text:p>ALDI</text:p>
            </table:table-cell>
            <table:covered-table-cell table:style-name="ce12"/>
            <table:table-cell table:style-name="ce12" office:value-type="string" table:number-columns-spanned="2" table:number-rows-spanned="1">
              <text:p>MARKTKAUF</text:p>
            </table:table-cell>
            <table:covered-table-cell table:style-name="ce12"/>
            <table:table-cell table:style-name="ce12" office:value-type="string" table:number-columns-spanned="2" table:number-rows-spanned="1">
              <text:p>Plus</text:p>
            </table:table-cell>
            <table:covered-table-cell table:style-name="ce12"/>
            <table:table-cell table:style-name="ce12" office:value-type="string" table:number-columns-spanned="2" table:number-rows-spanned="1">
              <text:p>SCHLECKER</text:p>
            </table:table-cell>
            <table:covered-table-cell table:style-name="ce12"/>
            <table:table-cell table:style-name="ce12" office:value-type="string" table:number-columns-spanned="2" table:number-rows-spanned="1">
              <text:p>MÜLLER</text:p>
            </table:table-cell>
            <table:covered-table-cell table:style-name="ce12"/>
            <table:table-cell table:style-name="ce16" table:number-columns-repeated="201"/>
            <table:table-cell table:style-name="ce21" table:number-columns-repeated="6"/>
            <table:table-cell table:number-columns-repeated="37"/>
          </table:table-row>
          <table:table-row table:style-name="ro2">
            <table:table-cell table:style-name="ce1"/>
            <table:table-cell table:style-name="ce8" office:value-type="string">
              <text:p>Preis</text:p>
            </table:table-cell>
            <table:table-cell table:style-name="ce12" office:value-type="string">
              <text:p>Preis</text:p>
            </table:table-cell>
            <table:table-cell table:style-name="ce12" office:value-type="string">
              <text:p>Qualität</text:p>
            </table:table-cell>
            <table:table-cell table:style-name="ce12" office:value-type="string">
              <text:p>Preis</text:p>
            </table:table-cell>
            <table:table-cell table:style-name="ce12" office:value-type="string">
              <text:p>Qualität</text:p>
            </table:table-cell>
            <table:table-cell table:style-name="ce12" office:value-type="string">
              <text:p>Preis</text:p>
            </table:table-cell>
            <table:table-cell table:style-name="ce12" office:value-type="string">
              <text:p>Qualität</text:p>
            </table:table-cell>
            <table:table-cell table:style-name="ce12" office:value-type="string">
              <text:p>Preis</text:p>
            </table:table-cell>
            <table:table-cell table:style-name="ce12" office:value-type="string">
              <text:p>Qualität</text:p>
            </table:table-cell>
            <table:table-cell table:style-name="ce12" office:value-type="string">
              <text:p>Preis</text:p>
            </table:table-cell>
            <table:table-cell table:style-name="ce12" office:value-type="string">
              <text:p>Qualität</text:p>
            </table:table-cell>
            <table:table-cell table:style-name="ce16" table:number-columns-repeated="201"/>
            <table:table-cell table:style-name="ce21" table:number-columns-repeated="6"/>
            <table:table-cell table:number-columns-repeated="37"/>
          </table:table-row>
        </table:table-header-rows>
        <table:table-row table:style-name="ro2">
          <table:table-cell table:style-name="ce2" office:value-type="string">
            <text:p>Lebensmittel</text:p>
          </table:table-cell>
          <table:table-cell table:style-name="ce9"/>
          <table:table-cell table:style-name="ce13" table:number-columns-repeated="10"/>
          <table:table-cell table:style-name="ce17" table:number-columns-repeated="201"/>
          <table:table-cell table:style-name="ce22" table:number-columns-repeated="43"/>
        </table:table-row>
        <table:table-row table:style-name="ro2">
          <table:table-cell table:style-name="ce3" office:value-type="string">
            <text:p>Alkohol Choya Sake 0,75 L</text:p>
          </table:table-cell>
          <table:table-cell table:style-name="ce10" table:formula="oooc:=IF(VALUE([.$M4])=VALUE([Hilfsvariablen.$C$1]);&quot;&quot;;[.$M4])" office:value-type="currency" office:currency="EUR" office:value="5.99">
            <text:p>5,99 €</text:p>
          </table:table-cell>
          <table:table-cell table:style-name="ce13" table:formula="oooc:=DOLLAR(VLOOKUP([.$A4];AldiBereich;4;0) ;2)" office:value-type="float" office:value="0">
            <text:p>#NV</text:p>
          </table:table-cell>
          <table:table-cell table:style-name="ce13" table:formula="oooc:=VLOOKUP([.$A4];AldiBereich;3;0)" office:value-type="float" office:value="0">
            <text:p>#NV</text:p>
          </table:table-cell>
          <table:table-cell table:style-name="ce13" table:formula="oooc:=DOLLAR(VLOOKUP([.$A4];MarktkaufBereich;4;0) ;2)" office:value-type="string" office:string-value="5,99 €">
            <text:p>5,99 €</text:p>
          </table:table-cell>
          <table:table-cell table:style-name="ce13" table:formula="oooc:=VLOOKUP([.$A4];MarktkaufBereich;3;0)">
            <text:p/>
          </table:table-cell>
          <table:table-cell table:style-name="ce13" table:formula="oooc:=DOLLAR(VLOOKUP([.$A4];PlusBereich;4;0) ;2)" office:value-type="float" office:value="0">
            <text:p>#NV</text:p>
          </table:table-cell>
          <table:table-cell table:style-name="ce13" table:formula="oooc:=VLOOKUP([.$A4];PlusBereich;3;0)" office:value-type="float" office:value="0">
            <text:p>#NV</text:p>
          </table:table-cell>
          <table:table-cell table:style-name="ce13" table:formula="oooc:=DOLLAR(VLOOKUP([.$A4];SchleckerBereich;4;0);2)" office:value-type="float" office:value="0">
            <text:p>#NV</text:p>
          </table:table-cell>
          <table:table-cell table:style-name="ce13" table:formula="oooc:=VLOOKUP([.$A4];SchleckerBereich;3;0)" office:value-type="float" office:value="0">
            <text:p>#NV</text:p>
          </table:table-cell>
          <table:table-cell table:style-name="ce13" table:formula="oooc:=DOLLAR(VLOOKUP([.$A4];MüllerBereich;4;0);2)" office:value-type="float" office:value="0">
            <text:p>#NV</text:p>
          </table:table-cell>
          <table:table-cell table:style-name="ce13" table:formula="oooc:=VLOOKUP([.$A4];MüllerBereich;3;0)" office:value-type="float" office:value="0">
            <text:p>#NV</text:p>
          </table:table-cell>
          <table:table-cell table:style-name="ce18" table:formula="oooc:=MIN(VALUE(IF(ISERROR([.$C4]);[Hilfsvariablen.$C$1];[.$C4]));VALUE(IF(ISERROR([.$E4]);[Hilfsvariablen.$C$1];[.$E4]));VALUE(IF(ISERROR([.$G4]);[Hilfsvariablen.$C$1];[.$G4]));VALUE(IF(ISERROR([.$I4]);[Hilfsvariablen.$C$1];[.$I4]));VALUE(IF(ISERROR([.$K4]);[Hilfsvariablen.$C$1];[.$K4])))" office:value-type="currency" office:currency="EUR" office:value="5.99">
            <text:p>5,99 €</text:p>
          </table:table-cell>
          <table:table-cell table:style-name="ce17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Baguette Kräuterbaguette 175 g</text:p>
          </table:table-cell>
          <table:table-cell table:style-name="ce10" table:formula="oooc:=IF(VALUE([.$M5])=VALUE([Hilfsvariablen.$C$1]);&quot;&quot;;[.$M5])" office:value-type="currency" office:currency="EUR" office:value="0.39">
            <text:p>0,39 €</text:p>
          </table:table-cell>
          <table:table-cell table:style-name="ce13" table:formula="oooc:=DOLLAR(VLOOKUP([.$A5];AldiBereich;4;0) ;2)" office:value-type="float" office:value="0">
            <text:p>#NV</text:p>
          </table:table-cell>
          <table:table-cell table:style-name="ce13" table:formula="oooc:=VLOOKUP([.$A5];AldiBereich;3;0)" office:value-type="float" office:value="0">
            <text:p>#NV</text:p>
          </table:table-cell>
          <table:table-cell table:style-name="ce13" table:formula="oooc:=DOLLAR(VLOOKUP([.$A5];MarktkaufBereich;4;0) ;2)" office:value-type="string" office:string-value="0,39 €">
            <text:p>0,39 €</text:p>
          </table:table-cell>
          <table:table-cell table:style-name="ce13" table:formula="oooc:=VLOOKUP([.$A5];MarktkaufBereich;3;0)">
            <text:p/>
          </table:table-cell>
          <table:table-cell table:style-name="ce13" table:formula="oooc:=DOLLAR(VLOOKUP([.$A5];PlusBereich;4;0) ;2)" office:value-type="float" office:value="0">
            <text:p>#NV</text:p>
          </table:table-cell>
          <table:table-cell table:style-name="ce13" table:formula="oooc:=VLOOKUP([.$A5];PlusBereich;3;0)" office:value-type="float" office:value="0">
            <text:p>#NV</text:p>
          </table:table-cell>
          <table:table-cell table:style-name="ce13" table:formula="oooc:=DOLLAR(VLOOKUP([.$A5];SchleckerBereich;4;0);2)" office:value-type="float" office:value="0">
            <text:p>#NV</text:p>
          </table:table-cell>
          <table:table-cell table:style-name="ce13" table:formula="oooc:=VLOOKUP([.$A5];SchleckerBereich;3;0)" office:value-type="float" office:value="0">
            <text:p>#NV</text:p>
          </table:table-cell>
          <table:table-cell table:style-name="ce13" table:formula="oooc:=DOLLAR(VLOOKUP([.$A5];MüllerBereich;4;0);2)" office:value-type="float" office:value="0">
            <text:p>#NV</text:p>
          </table:table-cell>
          <table:table-cell table:style-name="ce13" table:formula="oooc:=VLOOKUP([.$A5];MüllerBereich;3;0)" office:value-type="float" office:value="0">
            <text:p>#NV</text:p>
          </table:table-cell>
          <table:table-cell table:style-name="ce18" table:formula="oooc:=MIN(VALUE(IF(ISERROR([.$C5]);[Hilfsvariablen.$C$1];[.$C5]));VALUE(IF(ISERROR([.$E5]);[Hilfsvariablen.$C$1];[.$E5]));VALUE(IF(ISERROR([.$G5]);[Hilfsvariablen.$C$1];[.$G5]));VALUE(IF(ISERROR([.$I5]);[Hilfsvariablen.$C$1];[.$I5]));VALUE(IF(ISERROR([.$K5]);[Hilfsvariablen.$C$1];[.$K5])))" office:value-type="currency" office:currency="EUR" office:value="0.39">
            <text:p>0,3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Bier Plasteflaschen Premium Pilsner 6er</text:p>
          </table:table-cell>
          <table:table-cell table:style-name="ce10" table:formula="oooc:=IF(VALUE([.$M6])=VALUE([Hilfsvariablen.$C$1]);&quot;&quot;;[.$M6])" office:value-type="currency" office:currency="EUR" office:value="1.69">
            <text:p>1,69 €</text:p>
          </table:table-cell>
          <table:table-cell table:style-name="ce13" table:formula="oooc:=DOLLAR(VLOOKUP([.$A6];AldiBereich;4;0) ;2)" office:value-type="string" office:string-value="1,69 €">
            <text:p>1,69 €</text:p>
          </table:table-cell>
          <table:table-cell table:style-name="ce13" table:formula="oooc:=VLOOKUP([.$A6];AldiBereich;3;0)">
            <text:p/>
          </table:table-cell>
          <table:table-cell table:style-name="ce13" table:formula="oooc:=DOLLAR(VLOOKUP([.$A6];MarktkaufBereich;4;0) ;2)" office:value-type="float" office:value="0">
            <text:p>#NV</text:p>
          </table:table-cell>
          <table:table-cell table:style-name="ce13" table:formula="oooc:=VLOOKUP([.$A6];MarktkaufBereich;3;0)" office:value-type="float" office:value="0">
            <text:p>#NV</text:p>
          </table:table-cell>
          <table:table-cell table:style-name="ce13" table:formula="oooc:=DOLLAR(VLOOKUP([.$A6];PlusBereich;4;0) ;2)" office:value-type="float" office:value="0">
            <text:p>#NV</text:p>
          </table:table-cell>
          <table:table-cell table:style-name="ce13" table:formula="oooc:=VLOOKUP([.$A6];PlusBereich;3;0)" office:value-type="float" office:value="0">
            <text:p>#NV</text:p>
          </table:table-cell>
          <table:table-cell table:style-name="ce13" table:formula="oooc:=DOLLAR(VLOOKUP([.$A6];SchleckerBereich;4;0);2)" office:value-type="float" office:value="0">
            <text:p>#NV</text:p>
          </table:table-cell>
          <table:table-cell table:style-name="ce13" table:formula="oooc:=VLOOKUP([.$A6];SchleckerBereich;3;0)" office:value-type="float" office:value="0">
            <text:p>#NV</text:p>
          </table:table-cell>
          <table:table-cell table:style-name="ce13" table:formula="oooc:=DOLLAR(VLOOKUP([.$A6];MüllerBereich;4;0);2)" office:value-type="float" office:value="0">
            <text:p>#NV</text:p>
          </table:table-cell>
          <table:table-cell table:style-name="ce13" table:formula="oooc:=VLOOKUP([.$A6];MüllerBereich;3;0)" office:value-type="float" office:value="0">
            <text:p>#NV</text:p>
          </table:table-cell>
          <table:table-cell table:style-name="ce18" table:formula="oooc:=MIN(VALUE(IF(ISERROR([.$C6]);[Hilfsvariablen.$C$1];[.$C6]));VALUE(IF(ISERROR([.$E6]);[Hilfsvariablen.$C$1];[.$E6]));VALUE(IF(ISERROR([.$G6]);[Hilfsvariablen.$C$1];[.$G6]));VALUE(IF(ISERROR([.$I6]);[Hilfsvariablen.$C$1];[.$I6]));VALUE(IF(ISERROR([.$K6]);[Hilfsvariablen.$C$1];[.$K6])))" office:value-type="currency" office:currency="EUR" office:value="1.69">
            <text:p>1,6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Brot Roggenmischbrot geschnitten 1 Laib</text:p>
          </table:table-cell>
          <table:table-cell table:style-name="ce10" table:formula="oooc:=IF(VALUE([.$M7])=VALUE([Hilfsvariablen.$C$1]);&quot;&quot;;[.$M7])" office:value-type="currency" office:currency="EUR" office:value="1.69">
            <text:p>1,69 €</text:p>
          </table:table-cell>
          <table:table-cell table:style-name="ce13" table:formula="oooc:=DOLLAR(VLOOKUP([.$A7];AldiBereich;4;0) ;2)" office:value-type="float" office:value="0">
            <text:p>#NV</text:p>
          </table:table-cell>
          <table:table-cell table:style-name="ce13" table:formula="oooc:=VLOOKUP([.$A7];AldiBereich;3;0)" office:value-type="float" office:value="0">
            <text:p>#NV</text:p>
          </table:table-cell>
          <table:table-cell table:style-name="ce13" table:formula="oooc:=DOLLAR(VLOOKUP([.$A7];MarktkaufBereich;4;0) ;2)" office:value-type="string" office:string-value="1,69 €">
            <text:p>1,69 €</text:p>
          </table:table-cell>
          <table:table-cell table:style-name="ce13" table:formula="oooc:=VLOOKUP([.$A7];MarktkaufBereich;3;0)" office:value-type="string" office:string-value="gut">
            <text:p>gut</text:p>
          </table:table-cell>
          <table:table-cell table:style-name="ce13" table:formula="oooc:=DOLLAR(VLOOKUP([.$A7];PlusBereich;4;0) ;2)" office:value-type="float" office:value="0">
            <text:p>#NV</text:p>
          </table:table-cell>
          <table:table-cell table:style-name="ce13" table:formula="oooc:=VLOOKUP([.$A7];PlusBereich;3;0)" office:value-type="float" office:value="0">
            <text:p>#NV</text:p>
          </table:table-cell>
          <table:table-cell table:style-name="ce13" table:formula="oooc:=DOLLAR(VLOOKUP([.$A7];SchleckerBereich;4;0);2)" office:value-type="float" office:value="0">
            <text:p>#NV</text:p>
          </table:table-cell>
          <table:table-cell table:style-name="ce13" table:formula="oooc:=VLOOKUP([.$A7];SchleckerBereich;3;0)" office:value-type="float" office:value="0">
            <text:p>#NV</text:p>
          </table:table-cell>
          <table:table-cell table:style-name="ce13" table:formula="oooc:=DOLLAR(VLOOKUP([.$A7];MüllerBereich;4;0);2)" office:value-type="float" office:value="0">
            <text:p>#NV</text:p>
          </table:table-cell>
          <table:table-cell table:style-name="ce13" table:formula="oooc:=VLOOKUP([.$A7];MüllerBereich;3;0)" office:value-type="float" office:value="0">
            <text:p>#NV</text:p>
          </table:table-cell>
          <table:table-cell table:style-name="ce18" table:formula="oooc:=MIN(VALUE(IF(ISERROR([.$C7]);[Hilfsvariablen.$C$1];[.$C7]));VALUE(IF(ISERROR([.$E7]);[Hilfsvariablen.$C$1];[.$E7]));VALUE(IF(ISERROR([.$G7]);[Hilfsvariablen.$C$1];[.$G7]));VALUE(IF(ISERROR([.$I7]);[Hilfsvariablen.$C$1];[.$I7]));VALUE(IF(ISERROR([.$K7]);[Hilfsvariablen.$C$1];[.$K7])))" office:value-type="currency" office:currency="EUR" office:value="1.69">
            <text:p>1,6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Brot Weltmeisterbrot</text:p>
          </table:table-cell>
          <table:table-cell table:style-name="ce10" table:formula="oooc:=IF(VALUE([.$M8])=VALUE([Hilfsvariablen.$C$1]);&quot;&quot;;[.$M8])" office:value-type="currency" office:currency="EUR" office:value="1.79">
            <text:p>1,79 €</text:p>
          </table:table-cell>
          <table:table-cell table:style-name="ce13" table:formula="oooc:=DOLLAR(VLOOKUP([.$A8];AldiBereich;4;0) ;2)" office:value-type="float" office:value="0">
            <text:p>#NV</text:p>
          </table:table-cell>
          <table:table-cell table:style-name="ce13" table:formula="oooc:=VLOOKUP([.$A8];AldiBereich;3;0)" office:value-type="float" office:value="0">
            <text:p>#NV</text:p>
          </table:table-cell>
          <table:table-cell table:style-name="ce13" table:formula="oooc:=DOLLAR(VLOOKUP([.$A8];MarktkaufBereich;4;0) ;2)" office:value-type="string" office:string-value="1,79 €">
            <text:p>1,79 €</text:p>
          </table:table-cell>
          <table:table-cell table:style-name="ce13" table:formula="oooc:=VLOOKUP([.$A8];MarktkaufBereich;3;0)">
            <text:p/>
          </table:table-cell>
          <table:table-cell table:style-name="ce13" table:formula="oooc:=DOLLAR(VLOOKUP([.$A8];PlusBereich;4;0) ;2)" office:value-type="float" office:value="0">
            <text:p>#NV</text:p>
          </table:table-cell>
          <table:table-cell table:style-name="ce13" table:formula="oooc:=VLOOKUP([.$A8];PlusBereich;3;0)" office:value-type="float" office:value="0">
            <text:p>#NV</text:p>
          </table:table-cell>
          <table:table-cell table:style-name="ce13" table:formula="oooc:=DOLLAR(VLOOKUP([.$A8];SchleckerBereich;4;0);2)" office:value-type="float" office:value="0">
            <text:p>#NV</text:p>
          </table:table-cell>
          <table:table-cell table:style-name="ce13" table:formula="oooc:=VLOOKUP([.$A8];SchleckerBereich;3;0)" office:value-type="float" office:value="0">
            <text:p>#NV</text:p>
          </table:table-cell>
          <table:table-cell table:style-name="ce13" table:formula="oooc:=DOLLAR(VLOOKUP([.$A8];MüllerBereich;4;0);2)" office:value-type="float" office:value="0">
            <text:p>#NV</text:p>
          </table:table-cell>
          <table:table-cell table:style-name="ce13" table:formula="oooc:=VLOOKUP([.$A8];MüllerBereich;3;0)" office:value-type="float" office:value="0">
            <text:p>#NV</text:p>
          </table:table-cell>
          <table:table-cell table:style-name="ce18" table:formula="oooc:=MIN(VALUE(IF(ISERROR([.$C8]);[Hilfsvariablen.$C$1];[.$C8]));VALUE(IF(ISERROR([.$E8]);[Hilfsvariablen.$C$1];[.$E8]));VALUE(IF(ISERROR([.$G8]);[Hilfsvariablen.$C$1];[.$G8]));VALUE(IF(ISERROR([.$I8]);[Hilfsvariablen.$C$1];[.$I8]));VALUE(IF(ISERROR([.$K8]);[Hilfsvariablen.$C$1];[.$K8])))" office:value-type="currency" office:currency="EUR" office:value="1.79">
            <text:p>1,7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4" office:value-type="string">
            <text:p>Butter Rama Original 500g</text:p>
          </table:table-cell>
          <table:table-cell table:style-name="ce10" table:formula="oooc:=IF(VALUE([.$M9])=VALUE([Hilfsvariablen.$C$1]);&quot;&quot;;[.$M9])" office:value-type="currency" office:currency="EUR" office:value="0.99">
            <text:p>0,99 €</text:p>
          </table:table-cell>
          <table:table-cell table:style-name="ce13" table:formula="oooc:=DOLLAR(VLOOKUP([.$A9];AldiBereich;4;0) ;2)" office:value-type="float" office:value="0">
            <text:p>#NV</text:p>
          </table:table-cell>
          <table:table-cell table:style-name="ce13" table:formula="oooc:=VLOOKUP([.$A9];AldiBereich;3;0)" office:value-type="float" office:value="0">
            <text:p>#NV</text:p>
          </table:table-cell>
          <table:table-cell table:style-name="ce13" table:formula="oooc:=DOLLAR(VLOOKUP([.$A9];MarktkaufBereich;4;0) ;2)" office:value-type="string" office:string-value="0,99 €">
            <text:p>0,99 €</text:p>
          </table:table-cell>
          <table:table-cell table:style-name="ce13" table:formula="oooc:=VLOOKUP([.$A9];MarktkaufBereich;3;0)" office:value-type="string" office:string-value="gut">
            <text:p>gut</text:p>
          </table:table-cell>
          <table:table-cell table:style-name="ce13" table:formula="oooc:=DOLLAR(VLOOKUP([.$A9];PlusBereich;4;0) ;2)" office:value-type="string" office:string-value="0,99 €">
            <text:p>0,99 €</text:p>
          </table:table-cell>
          <table:table-cell table:style-name="ce13" table:formula="oooc:=VLOOKUP([.$A9];PlusBereich;3;0)">
            <text:p/>
          </table:table-cell>
          <table:table-cell table:style-name="ce13" table:formula="oooc:=DOLLAR(VLOOKUP([.$A9];SchleckerBereich;4;0);2)" office:value-type="float" office:value="0">
            <text:p>#NV</text:p>
          </table:table-cell>
          <table:table-cell table:style-name="ce13" table:formula="oooc:=VLOOKUP([.$A9];SchleckerBereich;3;0)" office:value-type="float" office:value="0">
            <text:p>#NV</text:p>
          </table:table-cell>
          <table:table-cell table:style-name="ce13" table:formula="oooc:=DOLLAR(VLOOKUP([.$A9];MüllerBereich;4;0);2)" office:value-type="float" office:value="0">
            <text:p>#NV</text:p>
          </table:table-cell>
          <table:table-cell table:style-name="ce13" table:formula="oooc:=VLOOKUP([.$A9];MüllerBereich;3;0)" office:value-type="float" office:value="0">
            <text:p>#NV</text:p>
          </table:table-cell>
          <table:table-cell table:style-name="ce18" table:formula="oooc:=MIN(VALUE(IF(ISERROR([.$C9]);[Hilfsvariablen.$C$1];[.$C9]));VALUE(IF(ISERROR([.$E9]);[Hilfsvariablen.$C$1];[.$E9]));VALUE(IF(ISERROR([.$G9]);[Hilfsvariablen.$C$1];[.$G9]));VALUE(IF(ISERROR([.$I9]);[Hilfsvariablen.$C$1];[.$I9]));VALUE(IF(ISERROR([.$K9]);[Hilfsvariablen.$C$1];[.$K9])))" office:value-type="currency" office:currency="EUR" office:value="0.99">
            <text:p>0,99 €</text:p>
          </table:table-cell>
          <table:table-cell table:style-name="ce17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CurryWurst Fastfood</text:p>
          </table:table-cell>
          <table:table-cell table:style-name="ce10" table:formula="oooc:=IF(VALUE([.$M10])=VALUE([Hilfsvariablen.$C$1]);&quot;&quot;;[.$M10])" office:value-type="currency" office:currency="EUR" office:value="1.89">
            <text:p>1,89 €</text:p>
          </table:table-cell>
          <table:table-cell table:style-name="ce13" table:formula="oooc:=DOLLAR(VLOOKUP([.$A10];AldiBereich;4;0) ;2)" office:value-type="float" office:value="0">
            <text:p>#NV</text:p>
          </table:table-cell>
          <table:table-cell table:style-name="ce13" table:formula="oooc:=VLOOKUP([.$A10];AldiBereich;3;0)" office:value-type="float" office:value="0">
            <text:p>#NV</text:p>
          </table:table-cell>
          <table:table-cell table:style-name="ce13" table:formula="oooc:=DOLLAR(VLOOKUP([.$A10];MarktkaufBereich;4;0) ;2)" office:value-type="string" office:string-value="1,89 €">
            <text:p>1,89 €</text:p>
          </table:table-cell>
          <table:table-cell table:style-name="ce13" table:formula="oooc:=VLOOKUP([.$A10];MarktkaufBereich;3;0)">
            <text:p/>
          </table:table-cell>
          <table:table-cell table:style-name="ce13" table:formula="oooc:=DOLLAR(VLOOKUP([.$A10];PlusBereich;4;0) ;2)" office:value-type="float" office:value="0">
            <text:p>#NV</text:p>
          </table:table-cell>
          <table:table-cell table:style-name="ce13" table:formula="oooc:=VLOOKUP([.$A10];PlusBereich;3;0)" office:value-type="float" office:value="0">
            <text:p>#NV</text:p>
          </table:table-cell>
          <table:table-cell table:style-name="ce13" table:formula="oooc:=DOLLAR(VLOOKUP([.$A10];SchleckerBereich;4;0);2)" office:value-type="float" office:value="0">
            <text:p>#NV</text:p>
          </table:table-cell>
          <table:table-cell table:style-name="ce13" table:formula="oooc:=VLOOKUP([.$A10];SchleckerBereich;3;0)" office:value-type="float" office:value="0">
            <text:p>#NV</text:p>
          </table:table-cell>
          <table:table-cell table:style-name="ce13" table:formula="oooc:=DOLLAR(VLOOKUP([.$A10];MüllerBereich;4;0);2)" office:value-type="float" office:value="0">
            <text:p>#NV</text:p>
          </table:table-cell>
          <table:table-cell table:style-name="ce13" table:formula="oooc:=VLOOKUP([.$A10];MüllerBereich;3;0)" office:value-type="float" office:value="0">
            <text:p>#NV</text:p>
          </table:table-cell>
          <table:table-cell table:style-name="ce18" table:formula="oooc:=MIN(VALUE(IF(ISERROR([.$C10]);[Hilfsvariablen.$C$1];[.$C10]));VALUE(IF(ISERROR([.$E10]);[Hilfsvariablen.$C$1];[.$E10]));VALUE(IF(ISERROR([.$G10]);[Hilfsvariablen.$C$1];[.$G10]));VALUE(IF(ISERROR([.$I10]);[Hilfsvariablen.$C$1];[.$I10]));VALUE(IF(ISERROR([.$K10]);[Hilfsvariablen.$C$1];[.$K10])))" office:value-type="currency" office:currency="EUR" office:value="1.89">
            <text:p>1,8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Dosenfisch Gourmet Platte Classic 200g</text:p>
          </table:table-cell>
          <table:table-cell table:style-name="ce10" table:formula="oooc:=IF(VALUE([.$M11])=VALUE([Hilfsvariablen.$C$1]);&quot;&quot;;[.$M11])" office:value-type="currency" office:currency="EUR" office:value="0.69">
            <text:p>0,69 €</text:p>
          </table:table-cell>
          <table:table-cell table:style-name="ce13" table:formula="oooc:=DOLLAR(VLOOKUP([.$A11];AldiBereich;4;0) ;2)" office:value-type="string" office:string-value="0,69 €">
            <text:p>0,69 €</text:p>
          </table:table-cell>
          <table:table-cell table:style-name="ce13" table:formula="oooc:=VLOOKUP([.$A11];AldiBereich;3;0)" office:value-type="string" office:string-value="gut">
            <text:p>gut</text:p>
          </table:table-cell>
          <table:table-cell table:style-name="ce13" table:formula="oooc:=DOLLAR(VLOOKUP([.$A11];MarktkaufBereich;4;0) ;2)" office:value-type="float" office:value="0">
            <text:p>#NV</text:p>
          </table:table-cell>
          <table:table-cell table:style-name="ce13" table:formula="oooc:=VLOOKUP([.$A11];MarktkaufBereich;3;0)" office:value-type="float" office:value="0">
            <text:p>#NV</text:p>
          </table:table-cell>
          <table:table-cell table:style-name="ce13" table:formula="oooc:=DOLLAR(VLOOKUP([.$A11];PlusBereich;4;0) ;2)" office:value-type="float" office:value="0">
            <text:p>#NV</text:p>
          </table:table-cell>
          <table:table-cell table:style-name="ce13" table:formula="oooc:=VLOOKUP([.$A11];PlusBereich;3;0)" office:value-type="float" office:value="0">
            <text:p>#NV</text:p>
          </table:table-cell>
          <table:table-cell table:style-name="ce13" table:formula="oooc:=DOLLAR(VLOOKUP([.$A11];SchleckerBereich;4;0);2)" office:value-type="float" office:value="0">
            <text:p>#NV</text:p>
          </table:table-cell>
          <table:table-cell table:style-name="ce13" table:formula="oooc:=VLOOKUP([.$A11];SchleckerBereich;3;0)" office:value-type="float" office:value="0">
            <text:p>#NV</text:p>
          </table:table-cell>
          <table:table-cell table:style-name="ce13" table:formula="oooc:=DOLLAR(VLOOKUP([.$A11];MüllerBereich;4;0);2)" office:value-type="float" office:value="0">
            <text:p>#NV</text:p>
          </table:table-cell>
          <table:table-cell table:style-name="ce13" table:formula="oooc:=VLOOKUP([.$A11];MüllerBereich;3;0)" office:value-type="float" office:value="0">
            <text:p>#NV</text:p>
          </table:table-cell>
          <table:table-cell table:style-name="ce18" table:formula="oooc:=MIN(VALUE(IF(ISERROR([.$C11]);[Hilfsvariablen.$C$1];[.$C11]));VALUE(IF(ISERROR([.$E11]);[Hilfsvariablen.$C$1];[.$E11]));VALUE(IF(ISERROR([.$G11]);[Hilfsvariablen.$C$1];[.$G11]));VALUE(IF(ISERROR([.$I11]);[Hilfsvariablen.$C$1];[.$I11]));VALUE(IF(ISERROR([.$K11]);[Hilfsvariablen.$C$1];[.$K11])))" office:value-type="currency" office:currency="EUR" office:value="0.69">
            <text:p>0,6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Dosenfisch Heringsfilets in Kräuter Creme 200g</text:p>
          </table:table-cell>
          <table:table-cell table:style-name="ce10" table:formula="oooc:=IF(VALUE([.$M12])=VALUE([Hilfsvariablen.$C$1]);&quot;&quot;;[.$M12])" office:value-type="currency" office:currency="EUR" office:value="0.69">
            <text:p>0,69 €</text:p>
          </table:table-cell>
          <table:table-cell table:style-name="ce13" table:formula="oooc:=DOLLAR(VLOOKUP([.$A12];AldiBereich;4;0) ;2)" office:value-type="string" office:string-value="0,69 €">
            <text:p>0,69 €</text:p>
          </table:table-cell>
          <table:table-cell table:style-name="ce13" table:formula="oooc:=VLOOKUP([.$A12];AldiBereich;3;0)">
            <text:p/>
          </table:table-cell>
          <table:table-cell table:style-name="ce13" table:formula="oooc:=DOLLAR(VLOOKUP([.$A12];MarktkaufBereich;4;0) ;2)" office:value-type="float" office:value="0">
            <text:p>#NV</text:p>
          </table:table-cell>
          <table:table-cell table:style-name="ce13" table:formula="oooc:=VLOOKUP([.$A12];MarktkaufBereich;3;0)" office:value-type="float" office:value="0">
            <text:p>#NV</text:p>
          </table:table-cell>
          <table:table-cell table:style-name="ce13" table:formula="oooc:=DOLLAR(VLOOKUP([.$A12];PlusBereich;4;0) ;2)" office:value-type="float" office:value="0">
            <text:p>#NV</text:p>
          </table:table-cell>
          <table:table-cell table:style-name="ce13" table:formula="oooc:=VLOOKUP([.$A12];PlusBereich;3;0)" office:value-type="float" office:value="0">
            <text:p>#NV</text:p>
          </table:table-cell>
          <table:table-cell table:style-name="ce13" table:formula="oooc:=DOLLAR(VLOOKUP([.$A12];SchleckerBereich;4;0);2)" office:value-type="float" office:value="0">
            <text:p>#NV</text:p>
          </table:table-cell>
          <table:table-cell table:style-name="ce13" table:formula="oooc:=VLOOKUP([.$A12];SchleckerBereich;3;0)" office:value-type="float" office:value="0">
            <text:p>#NV</text:p>
          </table:table-cell>
          <table:table-cell table:style-name="ce13" table:formula="oooc:=DOLLAR(VLOOKUP([.$A12];MüllerBereich;4;0);2)" office:value-type="float" office:value="0">
            <text:p>#NV</text:p>
          </table:table-cell>
          <table:table-cell table:style-name="ce13" table:formula="oooc:=VLOOKUP([.$A12];MüllerBereich;3;0)" office:value-type="float" office:value="0">
            <text:p>#NV</text:p>
          </table:table-cell>
          <table:table-cell table:style-name="ce18" table:formula="oooc:=MIN(VALUE(IF(ISERROR([.$C12]);[Hilfsvariablen.$C$1];[.$C12]));VALUE(IF(ISERROR([.$E12]);[Hilfsvariablen.$C$1];[.$E12]));VALUE(IF(ISERROR([.$G12]);[Hilfsvariablen.$C$1];[.$G12]));VALUE(IF(ISERROR([.$I12]);[Hilfsvariablen.$C$1];[.$I12]));VALUE(IF(ISERROR([.$K12]);[Hilfsvariablen.$C$1];[.$K12])))" office:value-type="currency" office:currency="EUR" office:value="0.69">
            <text:p>0,6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Dosenfisch Heringsfilets in Tomatencreme 200g</text:p>
          </table:table-cell>
          <table:table-cell table:style-name="ce10" table:formula="oooc:=IF(VALUE([.$M13])=VALUE([Hilfsvariablen.$C$1]);&quot;&quot;;[.$M13])" office:value-type="currency" office:currency="EUR" office:value="0.99">
            <text:p>0,99 €</text:p>
          </table:table-cell>
          <table:table-cell table:style-name="ce13" table:formula="oooc:=DOLLAR(VLOOKUP([.$A13];AldiBereich;4;0) ;2)" office:value-type="float" office:value="0">
            <text:p>#NV</text:p>
          </table:table-cell>
          <table:table-cell table:style-name="ce13" table:formula="oooc:=VLOOKUP([.$A13];AldiBereich;3;0)" office:value-type="float" office:value="0">
            <text:p>#NV</text:p>
          </table:table-cell>
          <table:table-cell table:style-name="ce13" table:formula="oooc:=DOLLAR(VLOOKUP([.$A13];MarktkaufBereich;4;0) ;2)" office:value-type="string" office:string-value="0,99 €">
            <text:p>0,99 €</text:p>
          </table:table-cell>
          <table:table-cell table:style-name="ce13" table:formula="oooc:=VLOOKUP([.$A13];MarktkaufBereich;3;0)" office:value-type="string" office:string-value="gut">
            <text:p>gut</text:p>
          </table:table-cell>
          <table:table-cell table:style-name="ce13" table:formula="oooc:=DOLLAR(VLOOKUP([.$A13];PlusBereich;4;0) ;2)" office:value-type="float" office:value="0">
            <text:p>#NV</text:p>
          </table:table-cell>
          <table:table-cell table:style-name="ce13" table:formula="oooc:=VLOOKUP([.$A13];PlusBereich;3;0)" office:value-type="float" office:value="0">
            <text:p>#NV</text:p>
          </table:table-cell>
          <table:table-cell table:style-name="ce13" table:formula="oooc:=DOLLAR(VLOOKUP([.$A13];SchleckerBereich;4;0);2)" office:value-type="float" office:value="0">
            <text:p>#NV</text:p>
          </table:table-cell>
          <table:table-cell table:style-name="ce13" table:formula="oooc:=VLOOKUP([.$A13];SchleckerBereich;3;0)" office:value-type="float" office:value="0">
            <text:p>#NV</text:p>
          </table:table-cell>
          <table:table-cell table:style-name="ce13" table:formula="oooc:=DOLLAR(VLOOKUP([.$A13];MüllerBereich;4;0);2)" office:value-type="float" office:value="0">
            <text:p>#NV</text:p>
          </table:table-cell>
          <table:table-cell table:style-name="ce13" table:formula="oooc:=VLOOKUP([.$A13];MüllerBereich;3;0)" office:value-type="float" office:value="0">
            <text:p>#NV</text:p>
          </table:table-cell>
          <table:table-cell table:style-name="ce18" table:formula="oooc:=MIN(VALUE(IF(ISERROR([.$C13]);[Hilfsvariablen.$C$1];[.$C13]));VALUE(IF(ISERROR([.$E13]);[Hilfsvariablen.$C$1];[.$E13]));VALUE(IF(ISERROR([.$G13]);[Hilfsvariablen.$C$1];[.$G13]));VALUE(IF(ISERROR([.$I13]);[Hilfsvariablen.$C$1];[.$I13]));VALUE(IF(ISERROR([.$K13]);[Hilfsvariablen.$C$1];[.$K13])))" office:value-type="currency" office:currency="EUR" office:value="0.99">
            <text:p>0,9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Dosenfisch Tomaten Cocktail 200g</text:p>
          </table:table-cell>
          <table:table-cell table:style-name="ce10" table:formula="oooc:=IF(VALUE([.$M14])=VALUE([Hilfsvariablen.$C$1]);&quot;&quot;;[.$M14])" office:value-type="currency" office:currency="EUR" office:value="0.69">
            <text:p>0,69 €</text:p>
          </table:table-cell>
          <table:table-cell table:style-name="ce13" table:formula="oooc:=DOLLAR(VLOOKUP([.$A14];AldiBereich;4;0) ;2)" office:value-type="string" office:string-value="0,69 €">
            <text:p>0,69 €</text:p>
          </table:table-cell>
          <table:table-cell table:style-name="ce13" table:formula="oooc:=VLOOKUP([.$A14];AldiBereich;3;0)" office:value-type="string" office:string-value="gut">
            <text:p>gut</text:p>
          </table:table-cell>
          <table:table-cell table:style-name="ce13" table:formula="oooc:=DOLLAR(VLOOKUP([.$A14];MarktkaufBereich;4;0) ;2)" office:value-type="float" office:value="0">
            <text:p>#NV</text:p>
          </table:table-cell>
          <table:table-cell table:style-name="ce13" table:formula="oooc:=VLOOKUP([.$A14];MarktkaufBereich;3;0)" office:value-type="float" office:value="0">
            <text:p>#NV</text:p>
          </table:table-cell>
          <table:table-cell table:style-name="ce13" table:formula="oooc:=DOLLAR(VLOOKUP([.$A14];PlusBereich;4;0) ;2)" office:value-type="float" office:value="0">
            <text:p>#NV</text:p>
          </table:table-cell>
          <table:table-cell table:style-name="ce13" table:formula="oooc:=VLOOKUP([.$A14];PlusBereich;3;0)" office:value-type="float" office:value="0">
            <text:p>#NV</text:p>
          </table:table-cell>
          <table:table-cell table:style-name="ce13" table:formula="oooc:=DOLLAR(VLOOKUP([.$A14];SchleckerBereich;4;0);2)" office:value-type="float" office:value="0">
            <text:p>#NV</text:p>
          </table:table-cell>
          <table:table-cell table:style-name="ce13" table:formula="oooc:=VLOOKUP([.$A14];SchleckerBereich;3;0)" office:value-type="float" office:value="0">
            <text:p>#NV</text:p>
          </table:table-cell>
          <table:table-cell table:style-name="ce13" table:formula="oooc:=DOLLAR(VLOOKUP([.$A14];MüllerBereich;4;0);2)" office:value-type="float" office:value="0">
            <text:p>#NV</text:p>
          </table:table-cell>
          <table:table-cell table:style-name="ce13" table:formula="oooc:=VLOOKUP([.$A14];MüllerBereich;3;0)" office:value-type="float" office:value="0">
            <text:p>#NV</text:p>
          </table:table-cell>
          <table:table-cell table:style-name="ce18" table:formula="oooc:=MIN(VALUE(IF(ISERROR([.$C14]);[Hilfsvariablen.$C$1];[.$C14]));VALUE(IF(ISERROR([.$E14]);[Hilfsvariablen.$C$1];[.$E14]));VALUE(IF(ISERROR([.$G14]);[Hilfsvariablen.$C$1];[.$G14]));VALUE(IF(ISERROR([.$I14]);[Hilfsvariablen.$C$1];[.$I14]));VALUE(IF(ISERROR([.$K14]);[Hilfsvariablen.$C$1];[.$K14])))" office:value-type="currency" office:currency="EUR" office:value="0.69">
            <text:p>0,6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Eier braun 10er Packung</text:p>
          </table:table-cell>
          <table:table-cell table:style-name="ce10" table:formula="oooc:=IF(VALUE([.$M15])=VALUE([Hilfsvariablen.$C$1]);&quot;&quot;;[.$M15])" office:value-type="currency" office:currency="EUR" office:value="0.99">
            <text:p>0,99 €</text:p>
          </table:table-cell>
          <table:table-cell table:style-name="ce13" table:formula="oooc:=DOLLAR(VLOOKUP([.$A15];AldiBereich;4;0) ;2)" office:value-type="string" office:string-value="0,99 €">
            <text:p>0,99 €</text:p>
          </table:table-cell>
          <table:table-cell table:style-name="ce13" table:formula="oooc:=VLOOKUP([.$A15];AldiBereich;3;0)">
            <text:p/>
          </table:table-cell>
          <table:table-cell table:style-name="ce13" table:formula="oooc:=DOLLAR(VLOOKUP([.$A15];MarktkaufBereich;4;0) ;2)" office:value-type="string" office:string-value="0,99 €">
            <text:p>0,99 €</text:p>
          </table:table-cell>
          <table:table-cell table:style-name="ce13" table:formula="oooc:=VLOOKUP([.$A15];MarktkaufBereich;3;0)">
            <text:p/>
          </table:table-cell>
          <table:table-cell table:style-name="ce13" table:formula="oooc:=DOLLAR(VLOOKUP([.$A15];PlusBereich;4;0) ;2)" office:value-type="string" office:string-value="0,99 €">
            <text:p>0,99 €</text:p>
          </table:table-cell>
          <table:table-cell table:style-name="ce13" table:formula="oooc:=VLOOKUP([.$A15];PlusBereich;3;0)">
            <text:p/>
          </table:table-cell>
          <table:table-cell table:style-name="ce13" table:formula="oooc:=DOLLAR(VLOOKUP([.$A15];SchleckerBereich;4;0);2)" office:value-type="float" office:value="0">
            <text:p>#NV</text:p>
          </table:table-cell>
          <table:table-cell table:style-name="ce13" table:formula="oooc:=VLOOKUP([.$A15];SchleckerBereich;3;0)" office:value-type="float" office:value="0">
            <text:p>#NV</text:p>
          </table:table-cell>
          <table:table-cell table:style-name="ce13" table:formula="oooc:=DOLLAR(VLOOKUP([.$A15];MüllerBereich;4;0);2)" office:value-type="float" office:value="0">
            <text:p>#NV</text:p>
          </table:table-cell>
          <table:table-cell table:style-name="ce13" table:formula="oooc:=VLOOKUP([.$A15];MüllerBereich;3;0)" office:value-type="float" office:value="0">
            <text:p>#NV</text:p>
          </table:table-cell>
          <table:table-cell table:style-name="ce18" table:formula="oooc:=MIN(VALUE(IF(ISERROR([.$C15]);[Hilfsvariablen.$C$1];[.$C15]));VALUE(IF(ISERROR([.$E15]);[Hilfsvariablen.$C$1];[.$E15]));VALUE(IF(ISERROR([.$G15]);[Hilfsvariablen.$C$1];[.$G15]));VALUE(IF(ISERROR([.$I15]);[Hilfsvariablen.$C$1];[.$I15]));VALUE(IF(ISERROR([.$K15]);[Hilfsvariablen.$C$1];[.$K15])))" office:value-type="currency" office:currency="EUR" office:value="0.99">
            <text:p>0,9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Eis Family rot, weiss ,braun 2,5 L</text:p>
          </table:table-cell>
          <table:table-cell table:style-name="ce10" table:formula="oooc:=IF(VALUE([.$M16])=VALUE([Hilfsvariablen.$C$1]);&quot;&quot;;[.$M16])" office:value-type="currency" office:currency="EUR" office:value="2.45">
            <text:p>2,45 €</text:p>
          </table:table-cell>
          <table:table-cell table:style-name="ce13" table:formula="oooc:=DOLLAR(VLOOKUP([.$A16];AldiBereich;4;0) ;2)" office:value-type="float" office:value="0">
            <text:p>#NV</text:p>
          </table:table-cell>
          <table:table-cell table:style-name="ce13" table:formula="oooc:=VLOOKUP([.$A16];AldiBereich;3;0)" office:value-type="float" office:value="0">
            <text:p>#NV</text:p>
          </table:table-cell>
          <table:table-cell table:style-name="ce13" table:formula="oooc:=DOLLAR(VLOOKUP([.$A16];MarktkaufBereich;4;0) ;2)" office:value-type="string" office:string-value="2,45 €">
            <text:p>2,45 €</text:p>
          </table:table-cell>
          <table:table-cell table:style-name="ce13" table:formula="oooc:=VLOOKUP([.$A16];MarktkaufBereich;3;0)">
            <text:p/>
          </table:table-cell>
          <table:table-cell table:style-name="ce13" table:formula="oooc:=DOLLAR(VLOOKUP([.$A16];PlusBereich;4;0) ;2)" office:value-type="float" office:value="0">
            <text:p>#NV</text:p>
          </table:table-cell>
          <table:table-cell table:style-name="ce13" table:formula="oooc:=VLOOKUP([.$A16];PlusBereich;3;0)" office:value-type="float" office:value="0">
            <text:p>#NV</text:p>
          </table:table-cell>
          <table:table-cell table:style-name="ce13" table:formula="oooc:=DOLLAR(VLOOKUP([.$A16];SchleckerBereich;4;0);2)" office:value-type="float" office:value="0">
            <text:p>#NV</text:p>
          </table:table-cell>
          <table:table-cell table:style-name="ce13" table:formula="oooc:=VLOOKUP([.$A16];SchleckerBereich;3;0)" office:value-type="float" office:value="0">
            <text:p>#NV</text:p>
          </table:table-cell>
          <table:table-cell table:style-name="ce13" table:formula="oooc:=DOLLAR(VLOOKUP([.$A16];MüllerBereich;4;0);2)" office:value-type="float" office:value="0">
            <text:p>#NV</text:p>
          </table:table-cell>
          <table:table-cell table:style-name="ce13" table:formula="oooc:=VLOOKUP([.$A16];MüllerBereich;3;0)" office:value-type="float" office:value="0">
            <text:p>#NV</text:p>
          </table:table-cell>
          <table:table-cell table:style-name="ce18" table:formula="oooc:=MIN(VALUE(IF(ISERROR([.$C16]);[Hilfsvariablen.$C$1];[.$C16]));VALUE(IF(ISERROR([.$E16]);[Hilfsvariablen.$C$1];[.$E16]));VALUE(IF(ISERROR([.$G16]);[Hilfsvariablen.$C$1];[.$G16]));VALUE(IF(ISERROR([.$I16]);[Hilfsvariablen.$C$1];[.$I16]));VALUE(IF(ISERROR([.$K16]);[Hilfsvariablen.$C$1];[.$K16])))" office:value-type="currency" office:currency="EUR" office:value="2.45">
            <text:p>2,45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Feinfrost Grillschenkelpfanne 920 g</text:p>
          </table:table-cell>
          <table:table-cell table:style-name="ce10" table:formula="oooc:=IF(VALUE([.$M17])=VALUE([Hilfsvariablen.$C$1]);&quot;&quot;;[.$M17])" office:value-type="currency" office:currency="EUR" office:value="2.29">
            <text:p>2,29 €</text:p>
          </table:table-cell>
          <table:table-cell table:style-name="ce13" table:formula="oooc:=DOLLAR(VLOOKUP([.$A17];AldiBereich;4;0) ;2)" office:value-type="float" office:value="0">
            <text:p>#NV</text:p>
          </table:table-cell>
          <table:table-cell table:style-name="ce13" table:formula="oooc:=VLOOKUP([.$A17];AldiBereich;3;0)" office:value-type="float" office:value="0">
            <text:p>#NV</text:p>
          </table:table-cell>
          <table:table-cell table:style-name="ce13" table:formula="oooc:=DOLLAR(VLOOKUP([.$A17];MarktkaufBereich;4;0) ;2)" office:value-type="string" office:string-value="2,29 €">
            <text:p>2,29 €</text:p>
          </table:table-cell>
          <table:table-cell table:style-name="ce13" table:formula="oooc:=VLOOKUP([.$A17];MarktkaufBereich;3;0)">
            <text:p/>
          </table:table-cell>
          <table:table-cell table:style-name="ce13" table:formula="oooc:=DOLLAR(VLOOKUP([.$A17];PlusBereich;4;0) ;2)" office:value-type="float" office:value="0">
            <text:p>#NV</text:p>
          </table:table-cell>
          <table:table-cell table:style-name="ce13" table:formula="oooc:=VLOOKUP([.$A17];PlusBereich;3;0)" office:value-type="float" office:value="0">
            <text:p>#NV</text:p>
          </table:table-cell>
          <table:table-cell table:style-name="ce13" table:formula="oooc:=DOLLAR(VLOOKUP([.$A17];SchleckerBereich;4;0);2)" office:value-type="float" office:value="0">
            <text:p>#NV</text:p>
          </table:table-cell>
          <table:table-cell table:style-name="ce13" table:formula="oooc:=VLOOKUP([.$A17];SchleckerBereich;3;0)" office:value-type="float" office:value="0">
            <text:p>#NV</text:p>
          </table:table-cell>
          <table:table-cell table:style-name="ce13" table:formula="oooc:=DOLLAR(VLOOKUP([.$A17];MüllerBereich;4;0);2)" office:value-type="float" office:value="0">
            <text:p>#NV</text:p>
          </table:table-cell>
          <table:table-cell table:style-name="ce13" table:formula="oooc:=VLOOKUP([.$A17];MüllerBereich;3;0)" office:value-type="float" office:value="0">
            <text:p>#NV</text:p>
          </table:table-cell>
          <table:table-cell table:style-name="ce18" table:formula="oooc:=MIN(VALUE(IF(ISERROR([.$C17]);[Hilfsvariablen.$C$1];[.$C17]));VALUE(IF(ISERROR([.$E17]);[Hilfsvariablen.$C$1];[.$E17]));VALUE(IF(ISERROR([.$G17]);[Hilfsvariablen.$C$1];[.$G17]));VALUE(IF(ISERROR([.$I17]);[Hilfsvariablen.$C$1];[.$I17]));VALUE(IF(ISERROR([.$K17]);[Hilfsvariablen.$C$1];[.$K17])))" office:value-type="currency" office:currency="EUR" office:value="2.29">
            <text:p>2,2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Feinfrost Pfanne Gyrospfanne 750 g</text:p>
          </table:table-cell>
          <table:table-cell table:style-name="ce10" table:formula="oooc:=IF(VALUE([.$M18])=VALUE([Hilfsvariablen.$C$1]);&quot;&quot;;[.$M18])">
            <text:p/>
          </table:table-cell>
          <table:table-cell table:style-name="ce13" table:formula="oooc:=DOLLAR(VLOOKUP([.$A18];AldiBereich;4;0) ;2)" office:value-type="float" office:value="0">
            <text:p>#NV</text:p>
          </table:table-cell>
          <table:table-cell table:style-name="ce13" table:formula="oooc:=VLOOKUP([.$A18];AldiBereich;3;0)" office:value-type="float" office:value="0">
            <text:p>#NV</text:p>
          </table:table-cell>
          <table:table-cell table:style-name="ce13" table:formula="oooc:=DOLLAR(VLOOKUP([.$A18];MarktkaufBereich;4;0) ;2)" office:value-type="float" office:value="0">
            <text:p>#NV</text:p>
          </table:table-cell>
          <table:table-cell table:style-name="ce13" table:formula="oooc:=VLOOKUP([.$A18];MarktkaufBereich;3;0)" office:value-type="float" office:value="0">
            <text:p>#NV</text:p>
          </table:table-cell>
          <table:table-cell table:style-name="ce13" table:formula="oooc:=DOLLAR(VLOOKUP([.$A18];PlusBereich;4;0) ;2)" office:value-type="float" office:value="0">
            <text:p>#NV</text:p>
          </table:table-cell>
          <table:table-cell table:style-name="ce13" table:formula="oooc:=VLOOKUP([.$A18];PlusBereich;3;0)" office:value-type="float" office:value="0">
            <text:p>#NV</text:p>
          </table:table-cell>
          <table:table-cell table:style-name="ce13" table:formula="oooc:=DOLLAR(VLOOKUP([.$A18];SchleckerBereich;4;0);2)" office:value-type="float" office:value="0">
            <text:p>#NV</text:p>
          </table:table-cell>
          <table:table-cell table:style-name="ce13" table:formula="oooc:=VLOOKUP([.$A18];SchleckerBereich;3;0)" office:value-type="float" office:value="0">
            <text:p>#NV</text:p>
          </table:table-cell>
          <table:table-cell table:style-name="ce13" table:formula="oooc:=DOLLAR(VLOOKUP([.$A18];MüllerBereich;4;0);2)" office:value-type="float" office:value="0">
            <text:p>#NV</text:p>
          </table:table-cell>
          <table:table-cell table:style-name="ce13" table:formula="oooc:=VLOOKUP([.$A18];MüllerBereich;3;0)" office:value-type="float" office:value="0">
            <text:p>#NV</text:p>
          </table:table-cell>
          <table:table-cell table:style-name="ce18" table:formula="oooc:=MIN(VALUE(IF(ISERROR([.$C18]);[Hilfsvariablen.$C$1];[.$C18]));VALUE(IF(ISERROR([.$E18]);[Hilfsvariablen.$C$1];[.$E18]));VALUE(IF(ISERROR([.$G18]);[Hilfsvariablen.$C$1];[.$G18]));VALUE(IF(ISERROR([.$I18]);[Hilfsvariablen.$C$1];[.$I18]));VALUE(IF(ISERROR([.$K18]);[Hilfsvariablen.$C$1];[.$K18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Feinfrost Pfanne Nasi Goreng</text:p>
          </table:table-cell>
          <table:table-cell table:style-name="ce10" table:formula="oooc:=IF(VALUE([.$M19])=VALUE([Hilfsvariablen.$C$1]);&quot;&quot;;[.$M19])" office:value-type="currency" office:currency="EUR" office:value="1.69">
            <text:p>1,69 €</text:p>
          </table:table-cell>
          <table:table-cell table:style-name="ce13" table:formula="oooc:=DOLLAR(VLOOKUP([.$A19];AldiBereich;4;0) ;2)" office:value-type="float" office:value="0">
            <text:p>#NV</text:p>
          </table:table-cell>
          <table:table-cell table:style-name="ce13" table:formula="oooc:=VLOOKUP([.$A19];AldiBereich;3;0)" office:value-type="float" office:value="0">
            <text:p>#NV</text:p>
          </table:table-cell>
          <table:table-cell table:style-name="ce13" table:formula="oooc:=DOLLAR(VLOOKUP([.$A19];MarktkaufBereich;4;0) ;2)" office:value-type="string" office:string-value="1,69 €">
            <text:p>1,69 €</text:p>
          </table:table-cell>
          <table:table-cell table:style-name="ce13" table:formula="oooc:=VLOOKUP([.$A19];MarktkaufBereich;3;0)">
            <text:p/>
          </table:table-cell>
          <table:table-cell table:style-name="ce13" table:formula="oooc:=DOLLAR(VLOOKUP([.$A19];PlusBereich;4;0) ;2)" office:value-type="float" office:value="0">
            <text:p>#NV</text:p>
          </table:table-cell>
          <table:table-cell table:style-name="ce13" table:formula="oooc:=VLOOKUP([.$A19];PlusBereich;3;0)" office:value-type="float" office:value="0">
            <text:p>#NV</text:p>
          </table:table-cell>
          <table:table-cell table:style-name="ce13" table:formula="oooc:=DOLLAR(VLOOKUP([.$A19];SchleckerBereich;4;0);2)" office:value-type="float" office:value="0">
            <text:p>#NV</text:p>
          </table:table-cell>
          <table:table-cell table:style-name="ce13" table:formula="oooc:=VLOOKUP([.$A19];SchleckerBereich;3;0)" office:value-type="float" office:value="0">
            <text:p>#NV</text:p>
          </table:table-cell>
          <table:table-cell table:style-name="ce13" table:formula="oooc:=DOLLAR(VLOOKUP([.$A19];MüllerBereich;4;0);2)" office:value-type="float" office:value="0">
            <text:p>#NV</text:p>
          </table:table-cell>
          <table:table-cell table:style-name="ce13" table:formula="oooc:=VLOOKUP([.$A19];MüllerBereich;3;0)" office:value-type="float" office:value="0">
            <text:p>#NV</text:p>
          </table:table-cell>
          <table:table-cell table:style-name="ce18" table:formula="oooc:=MIN(VALUE(IF(ISERROR([.$C19]);[Hilfsvariablen.$C$1];[.$C19]));VALUE(IF(ISERROR([.$E19]);[Hilfsvariablen.$C$1];[.$E19]));VALUE(IF(ISERROR([.$G19]);[Hilfsvariablen.$C$1];[.$G19]));VALUE(IF(ISERROR([.$I19]);[Hilfsvariablen.$C$1];[.$I19]));VALUE(IF(ISERROR([.$K19]);[Hilfsvariablen.$C$1];[.$K19])))" office:value-type="currency" office:currency="EUR" office:value="1.69">
            <text:p>1,6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3">
          <table:table-cell table:style-name="ce3" office:value-type="string">
            <text:p>Feinfrost Pfanne Pealla 750 g</text:p>
          </table:table-cell>
          <table:table-cell table:style-name="ce10" table:formula="oooc:=IF(VALUE([.$M20])=VALUE([Hilfsvariablen.$C$1]);&quot;&quot;;[.$M20])">
            <text:p/>
          </table:table-cell>
          <table:table-cell table:style-name="ce13" table:formula="oooc:=DOLLAR(VLOOKUP([.$A20];AldiBereich;4;0) ;2)" office:value-type="float" office:value="0">
            <text:p>#NV</text:p>
          </table:table-cell>
          <table:table-cell table:style-name="ce13" table:formula="oooc:=VLOOKUP([.$A20];AldiBereich;3;0)" office:value-type="float" office:value="0">
            <text:p>#NV</text:p>
          </table:table-cell>
          <table:table-cell table:style-name="ce13" table:formula="oooc:=DOLLAR(VLOOKUP([.$A20];MarktkaufBereich;4;0) ;2)" office:value-type="float" office:value="0">
            <text:p>#NV</text:p>
          </table:table-cell>
          <table:table-cell table:style-name="ce13" table:formula="oooc:=VLOOKUP([.$A20];MarktkaufBereich;3;0)" office:value-type="float" office:value="0">
            <text:p>#NV</text:p>
          </table:table-cell>
          <table:table-cell table:style-name="ce13" table:formula="oooc:=DOLLAR(VLOOKUP([.$A20];PlusBereich;4;0) ;2)" office:value-type="float" office:value="0">
            <text:p>#NV</text:p>
          </table:table-cell>
          <table:table-cell table:style-name="ce13" table:formula="oooc:=VLOOKUP([.$A20];PlusBereich;3;0)" office:value-type="float" office:value="0">
            <text:p>#NV</text:p>
          </table:table-cell>
          <table:table-cell table:style-name="ce13" table:formula="oooc:=DOLLAR(VLOOKUP([.$A20];SchleckerBereich;4;0);2)" office:value-type="float" office:value="0">
            <text:p>#NV</text:p>
          </table:table-cell>
          <table:table-cell table:style-name="ce13" table:formula="oooc:=VLOOKUP([.$A20];SchleckerBereich;3;0)" office:value-type="float" office:value="0">
            <text:p>#NV</text:p>
          </table:table-cell>
          <table:table-cell table:style-name="ce13" table:formula="oooc:=DOLLAR(VLOOKUP([.$A20];MüllerBereich;4;0);2)" office:value-type="float" office:value="0">
            <text:p>#NV</text:p>
          </table:table-cell>
          <table:table-cell table:style-name="ce13" table:formula="oooc:=VLOOKUP([.$A20];MüllerBereich;3;0)" office:value-type="float" office:value="0">
            <text:p>#NV</text:p>
          </table:table-cell>
          <table:table-cell table:style-name="ce18" table:formula="oooc:=MIN(VALUE(IF(ISERROR([.$C20]);[Hilfsvariablen.$C$1];[.$C20]));VALUE(IF(ISERROR([.$E20]);[Hilfsvariablen.$C$1];[.$E20]));VALUE(IF(ISERROR([.$G20]);[Hilfsvariablen.$C$1];[.$G20]));VALUE(IF(ISERROR([.$I20]);[Hilfsvariablen.$C$1];[.$I20]));VALUE(IF(ISERROR([.$K20]);[Hilfsvariablen.$C$1];[.$K20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Feinkostsalat Budapester Salat 200g</text:p>
          </table:table-cell>
          <table:table-cell table:style-name="ce10" table:formula="oooc:=IF(VALUE([.$M21])=VALUE([Hilfsvariablen.$C$1]);&quot;&quot;;[.$M21])" office:value-type="currency" office:currency="EUR" office:value="0.89">
            <text:p>0,89 €</text:p>
          </table:table-cell>
          <table:table-cell table:style-name="ce13" table:formula="oooc:=DOLLAR(VLOOKUP([.$A21];AldiBereich;4;0) ;2)" office:value-type="float" office:value="0">
            <text:p>#NV</text:p>
          </table:table-cell>
          <table:table-cell table:style-name="ce13" table:formula="oooc:=VLOOKUP([.$A21];AldiBereich;3;0)" office:value-type="float" office:value="0">
            <text:p>#NV</text:p>
          </table:table-cell>
          <table:table-cell table:style-name="ce13" table:formula="oooc:=DOLLAR(VLOOKUP([.$A21];MarktkaufBereich;4;0) ;2)" office:value-type="string" office:string-value="0,89 €">
            <text:p>0,89 €</text:p>
          </table:table-cell>
          <table:table-cell table:style-name="ce13" table:formula="oooc:=VLOOKUP([.$A21];MarktkaufBereich;3;0)">
            <text:p/>
          </table:table-cell>
          <table:table-cell table:style-name="ce13" table:formula="oooc:=DOLLAR(VLOOKUP([.$A21];PlusBereich;4;0) ;2)" office:value-type="float" office:value="0">
            <text:p>#NV</text:p>
          </table:table-cell>
          <table:table-cell table:style-name="ce13" table:formula="oooc:=VLOOKUP([.$A21];PlusBereich;3;0)" office:value-type="float" office:value="0">
            <text:p>#NV</text:p>
          </table:table-cell>
          <table:table-cell table:style-name="ce13" table:formula="oooc:=DOLLAR(VLOOKUP([.$A21];SchleckerBereich;4;0);2)" office:value-type="float" office:value="0">
            <text:p>#NV</text:p>
          </table:table-cell>
          <table:table-cell table:style-name="ce13" table:formula="oooc:=VLOOKUP([.$A21];SchleckerBereich;3;0)" office:value-type="float" office:value="0">
            <text:p>#NV</text:p>
          </table:table-cell>
          <table:table-cell table:style-name="ce13" table:formula="oooc:=DOLLAR(VLOOKUP([.$A21];MüllerBereich;4;0);2)" office:value-type="float" office:value="0">
            <text:p>#NV</text:p>
          </table:table-cell>
          <table:table-cell table:style-name="ce13" table:formula="oooc:=VLOOKUP([.$A21];MüllerBereich;3;0)" office:value-type="float" office:value="0">
            <text:p>#NV</text:p>
          </table:table-cell>
          <table:table-cell table:style-name="ce18" table:formula="oooc:=MIN(VALUE(IF(ISERROR([.$C21]);[Hilfsvariablen.$C$1];[.$C21]));VALUE(IF(ISERROR([.$E21]);[Hilfsvariablen.$C$1];[.$E21]));VALUE(IF(ISERROR([.$G21]);[Hilfsvariablen.$C$1];[.$G21]));VALUE(IF(ISERROR([.$I21]);[Hilfsvariablen.$C$1];[.$I21]));VALUE(IF(ISERROR([.$K21]);[Hilfsvariablen.$C$1];[.$K21])))" office:value-type="currency" office:currency="EUR" office:value="0.89">
            <text:p>0,8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Feinkostsalat Delikatess Heringssalat 250g</text:p>
          </table:table-cell>
          <table:table-cell table:style-name="ce10" table:formula="oooc:=IF(VALUE([.$M22])=VALUE([Hilfsvariablen.$C$1]);&quot;&quot;;[.$M22])" office:value-type="currency" office:currency="EUR" office:value="0.59">
            <text:p>0,59 €</text:p>
          </table:table-cell>
          <table:table-cell table:style-name="ce13" table:formula="oooc:=DOLLAR(VLOOKUP([.$A22];AldiBereich;4;0) ;2)" office:value-type="float" office:value="0">
            <text:p>#NV</text:p>
          </table:table-cell>
          <table:table-cell table:style-name="ce13" table:formula="oooc:=VLOOKUP([.$A22];AldiBereich;3;0)" office:value-type="float" office:value="0">
            <text:p>#NV</text:p>
          </table:table-cell>
          <table:table-cell table:style-name="ce13" table:formula="oooc:=DOLLAR(VLOOKUP([.$A22];MarktkaufBereich;4;0) ;2)" office:value-type="string" office:string-value="0,59 €">
            <text:p>0,59 €</text:p>
          </table:table-cell>
          <table:table-cell table:style-name="ce13" table:formula="oooc:=VLOOKUP([.$A22];MarktkaufBereich;3;0)" office:value-type="string" office:string-value="sehr gut">
            <text:p>sehr gut</text:p>
          </table:table-cell>
          <table:table-cell table:style-name="ce13" table:formula="oooc:=DOLLAR(VLOOKUP([.$A22];PlusBereich;4;0) ;2)" office:value-type="float" office:value="0">
            <text:p>#NV</text:p>
          </table:table-cell>
          <table:table-cell table:style-name="ce13" table:formula="oooc:=VLOOKUP([.$A22];PlusBereich;3;0)" office:value-type="float" office:value="0">
            <text:p>#NV</text:p>
          </table:table-cell>
          <table:table-cell table:style-name="ce13" table:formula="oooc:=DOLLAR(VLOOKUP([.$A22];SchleckerBereich;4;0);2)" office:value-type="float" office:value="0">
            <text:p>#NV</text:p>
          </table:table-cell>
          <table:table-cell table:style-name="ce13" table:formula="oooc:=VLOOKUP([.$A22];SchleckerBereich;3;0)" office:value-type="float" office:value="0">
            <text:p>#NV</text:p>
          </table:table-cell>
          <table:table-cell table:style-name="ce13" table:formula="oooc:=DOLLAR(VLOOKUP([.$A22];MüllerBereich;4;0);2)" office:value-type="float" office:value="0">
            <text:p>#NV</text:p>
          </table:table-cell>
          <table:table-cell table:style-name="ce13" table:formula="oooc:=VLOOKUP([.$A22];MüllerBereich;3;0)" office:value-type="float" office:value="0">
            <text:p>#NV</text:p>
          </table:table-cell>
          <table:table-cell table:style-name="ce18" table:formula="oooc:=MIN(VALUE(IF(ISERROR([.$C22]);[Hilfsvariablen.$C$1];[.$C22]));VALUE(IF(ISERROR([.$E22]);[Hilfsvariablen.$C$1];[.$E22]));VALUE(IF(ISERROR([.$G22]);[Hilfsvariablen.$C$1];[.$G22]));VALUE(IF(ISERROR([.$I22]);[Hilfsvariablen.$C$1];[.$I22]));VALUE(IF(ISERROR([.$K22]);[Hilfsvariablen.$C$1];[.$K22])))" office:value-type="currency" office:currency="EUR" office:value="0.59">
            <text:p>0,5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Feinkostsalat Dill-Happen 200g</text:p>
          </table:table-cell>
          <table:table-cell table:style-name="ce10" table:formula="oooc:=IF(VALUE([.$M23])=VALUE([Hilfsvariablen.$C$1]);&quot;&quot;;[.$M23])" office:value-type="currency" office:currency="EUR" office:value="0.69">
            <text:p>0,69 €</text:p>
          </table:table-cell>
          <table:table-cell table:style-name="ce13" table:formula="oooc:=DOLLAR(VLOOKUP([.$A23];AldiBereich;4;0) ;2)" office:value-type="float" office:value="0">
            <text:p>#NV</text:p>
          </table:table-cell>
          <table:table-cell table:style-name="ce13" table:formula="oooc:=VLOOKUP([.$A23];AldiBereich;3;0)" office:value-type="float" office:value="0">
            <text:p>#NV</text:p>
          </table:table-cell>
          <table:table-cell table:style-name="ce13" table:formula="oooc:=DOLLAR(VLOOKUP([.$A23];MarktkaufBereich;4;0) ;2)" office:value-type="string" office:string-value="0,69 €">
            <text:p>0,69 €</text:p>
          </table:table-cell>
          <table:table-cell table:style-name="ce13" table:formula="oooc:=VLOOKUP([.$A23];MarktkaufBereich;3;0)" office:value-type="string" office:string-value="sehr gut">
            <text:p>sehr gut</text:p>
          </table:table-cell>
          <table:table-cell table:style-name="ce13" table:formula="oooc:=DOLLAR(VLOOKUP([.$A23];PlusBereich;4;0) ;2)" office:value-type="float" office:value="0">
            <text:p>#NV</text:p>
          </table:table-cell>
          <table:table-cell table:style-name="ce13" table:formula="oooc:=VLOOKUP([.$A23];PlusBereich;3;0)" office:value-type="float" office:value="0">
            <text:p>#NV</text:p>
          </table:table-cell>
          <table:table-cell table:style-name="ce13" table:formula="oooc:=DOLLAR(VLOOKUP([.$A23];SchleckerBereich;4;0);2)" office:value-type="float" office:value="0">
            <text:p>#NV</text:p>
          </table:table-cell>
          <table:table-cell table:style-name="ce13" table:formula="oooc:=VLOOKUP([.$A23];SchleckerBereich;3;0)" office:value-type="float" office:value="0">
            <text:p>#NV</text:p>
          </table:table-cell>
          <table:table-cell table:style-name="ce13" table:formula="oooc:=DOLLAR(VLOOKUP([.$A23];MüllerBereich;4;0);2)" office:value-type="float" office:value="0">
            <text:p>#NV</text:p>
          </table:table-cell>
          <table:table-cell table:style-name="ce13" table:formula="oooc:=VLOOKUP([.$A23];MüllerBereich;3;0)" office:value-type="float" office:value="0">
            <text:p>#NV</text:p>
          </table:table-cell>
          <table:table-cell table:style-name="ce18" table:formula="oooc:=MIN(VALUE(IF(ISERROR([.$C23]);[Hilfsvariablen.$C$1];[.$C23]));VALUE(IF(ISERROR([.$E23]);[Hilfsvariablen.$C$1];[.$E23]));VALUE(IF(ISERROR([.$G23]);[Hilfsvariablen.$C$1];[.$G23]));VALUE(IF(ISERROR([.$I23]);[Hilfsvariablen.$C$1];[.$I23]));VALUE(IF(ISERROR([.$K23]);[Hilfsvariablen.$C$1];[.$K23])))" office:value-type="currency" office:currency="EUR" office:value="0.69">
            <text:p>0,6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Feinkostsalat Farmer Salat 400g</text:p>
          </table:table-cell>
          <table:table-cell table:style-name="ce10" table:formula="oooc:=IF(VALUE([.$M24])=VALUE([Hilfsvariablen.$C$1]);&quot;&quot;;[.$M24])" office:value-type="currency" office:currency="EUR" office:value="0.79">
            <text:p>0,79 €</text:p>
          </table:table-cell>
          <table:table-cell table:style-name="ce13" table:formula="oooc:=DOLLAR(VLOOKUP([.$A24];AldiBereich;4;0) ;2)" office:value-type="float" office:value="0">
            <text:p>#NV</text:p>
          </table:table-cell>
          <table:table-cell table:style-name="ce13" table:formula="oooc:=VLOOKUP([.$A24];AldiBereich;3;0)" office:value-type="float" office:value="0">
            <text:p>#NV</text:p>
          </table:table-cell>
          <table:table-cell table:style-name="ce13" table:formula="oooc:=DOLLAR(VLOOKUP([.$A24];MarktkaufBereich;4;0) ;2)" office:value-type="string" office:string-value="0,79 €">
            <text:p>0,79 €</text:p>
          </table:table-cell>
          <table:table-cell table:style-name="ce13" table:formula="oooc:=VLOOKUP([.$A24];MarktkaufBereich;3;0)">
            <text:p/>
          </table:table-cell>
          <table:table-cell table:style-name="ce13" table:formula="oooc:=DOLLAR(VLOOKUP([.$A24];PlusBereich;4;0) ;2)" office:value-type="float" office:value="0">
            <text:p>#NV</text:p>
          </table:table-cell>
          <table:table-cell table:style-name="ce13" table:formula="oooc:=VLOOKUP([.$A24];PlusBereich;3;0)" office:value-type="float" office:value="0">
            <text:p>#NV</text:p>
          </table:table-cell>
          <table:table-cell table:style-name="ce13" table:formula="oooc:=DOLLAR(VLOOKUP([.$A24];SchleckerBereich;4;0);2)" office:value-type="float" office:value="0">
            <text:p>#NV</text:p>
          </table:table-cell>
          <table:table-cell table:style-name="ce13" table:formula="oooc:=VLOOKUP([.$A24];SchleckerBereich;3;0)" office:value-type="float" office:value="0">
            <text:p>#NV</text:p>
          </table:table-cell>
          <table:table-cell table:style-name="ce13" table:formula="oooc:=DOLLAR(VLOOKUP([.$A24];MüllerBereich;4;0);2)" office:value-type="float" office:value="0">
            <text:p>#NV</text:p>
          </table:table-cell>
          <table:table-cell table:style-name="ce13" table:formula="oooc:=VLOOKUP([.$A24];MüllerBereich;3;0)" office:value-type="float" office:value="0">
            <text:p>#NV</text:p>
          </table:table-cell>
          <table:table-cell table:style-name="ce18" table:formula="oooc:=MIN(VALUE(IF(ISERROR([.$C24]);[Hilfsvariablen.$C$1];[.$C24]));VALUE(IF(ISERROR([.$E24]);[Hilfsvariablen.$C$1];[.$E24]));VALUE(IF(ISERROR([.$G24]);[Hilfsvariablen.$C$1];[.$G24]));VALUE(IF(ISERROR([.$I24]);[Hilfsvariablen.$C$1];[.$I24]));VALUE(IF(ISERROR([.$K24]);[Hilfsvariablen.$C$1];[.$K24])))" office:value-type="currency" office:currency="EUR" office:value="0.79">
            <text:p>0,7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Fisch Matjesfilets 250g</text:p>
          </table:table-cell>
          <table:table-cell table:style-name="ce10" table:formula="oooc:=IF(VALUE([.$M25])=VALUE([Hilfsvariablen.$C$1]);&quot;&quot;;[.$M25])" office:value-type="currency" office:currency="EUR" office:value="0.95">
            <text:p>0,95 €</text:p>
          </table:table-cell>
          <table:table-cell table:style-name="ce13" table:formula="oooc:=DOLLAR(VLOOKUP([.$A25];AldiBereich;4;0) ;2)" office:value-type="string" office:string-value="0,95 €">
            <text:p>0,95 €</text:p>
          </table:table-cell>
          <table:table-cell table:style-name="ce13" table:formula="oooc:=VLOOKUP([.$A25];AldiBereich;3;0)">
            <text:p/>
          </table:table-cell>
          <table:table-cell table:style-name="ce13" table:formula="oooc:=DOLLAR(VLOOKUP([.$A25];MarktkaufBereich;4;0) ;2)" office:value-type="float" office:value="0">
            <text:p>#NV</text:p>
          </table:table-cell>
          <table:table-cell table:style-name="ce13" table:formula="oooc:=VLOOKUP([.$A25];MarktkaufBereich;3;0)" office:value-type="float" office:value="0">
            <text:p>#NV</text:p>
          </table:table-cell>
          <table:table-cell table:style-name="ce13" table:formula="oooc:=DOLLAR(VLOOKUP([.$A25];PlusBereich;4;0) ;2)" office:value-type="float" office:value="0">
            <text:p>#NV</text:p>
          </table:table-cell>
          <table:table-cell table:style-name="ce13" table:formula="oooc:=VLOOKUP([.$A25];PlusBereich;3;0)" office:value-type="float" office:value="0">
            <text:p>#NV</text:p>
          </table:table-cell>
          <table:table-cell table:style-name="ce13" table:formula="oooc:=DOLLAR(VLOOKUP([.$A25];SchleckerBereich;4;0);2)" office:value-type="float" office:value="0">
            <text:p>#NV</text:p>
          </table:table-cell>
          <table:table-cell table:style-name="ce13" table:formula="oooc:=VLOOKUP([.$A25];SchleckerBereich;3;0)" office:value-type="float" office:value="0">
            <text:p>#NV</text:p>
          </table:table-cell>
          <table:table-cell table:style-name="ce13" table:formula="oooc:=DOLLAR(VLOOKUP([.$A25];MüllerBereich;4;0);2)" office:value-type="float" office:value="0">
            <text:p>#NV</text:p>
          </table:table-cell>
          <table:table-cell table:style-name="ce13" table:formula="oooc:=VLOOKUP([.$A25];MüllerBereich;3;0)" office:value-type="float" office:value="0">
            <text:p>#NV</text:p>
          </table:table-cell>
          <table:table-cell table:style-name="ce18" table:formula="oooc:=MIN(VALUE(IF(ISERROR([.$C25]);[Hilfsvariablen.$C$1];[.$C25]));VALUE(IF(ISERROR([.$E25]);[Hilfsvariablen.$C$1];[.$E25]));VALUE(IF(ISERROR([.$G25]);[Hilfsvariablen.$C$1];[.$G25]));VALUE(IF(ISERROR([.$I25]);[Hilfsvariablen.$C$1];[.$I25]));VALUE(IF(ISERROR([.$K25]);[Hilfsvariablen.$C$1];[.$K25])))" office:value-type="currency" office:currency="EUR" office:value="0.95">
            <text:p>0,95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Fisch Sahne-Heringsfilets 400g</text:p>
          </table:table-cell>
          <table:table-cell table:style-name="ce10" table:formula="oooc:=IF(VALUE([.$M26])=VALUE([Hilfsvariablen.$C$1]);&quot;&quot;;[.$M26])" office:value-type="currency" office:currency="EUR" office:value="0.99">
            <text:p>0,99 €</text:p>
          </table:table-cell>
          <table:table-cell table:style-name="ce13" table:formula="oooc:=DOLLAR(VLOOKUP([.$A26];AldiBereich;4;0) ;2)" office:value-type="string" office:string-value="0,99 €">
            <text:p>0,99 €</text:p>
          </table:table-cell>
          <table:table-cell table:style-name="ce13" table:formula="oooc:=VLOOKUP([.$A26];AldiBereich;3;0)" office:value-type="string" office:string-value="sehr gut">
            <text:p>sehr gut</text:p>
          </table:table-cell>
          <table:table-cell table:style-name="ce13" table:formula="oooc:=DOLLAR(VLOOKUP([.$A26];MarktkaufBereich;4;0) ;2)" office:value-type="float" office:value="0">
            <text:p>#NV</text:p>
          </table:table-cell>
          <table:table-cell table:style-name="ce13" table:formula="oooc:=VLOOKUP([.$A26];MarktkaufBereich;3;0)" office:value-type="float" office:value="0">
            <text:p>#NV</text:p>
          </table:table-cell>
          <table:table-cell table:style-name="ce13" table:formula="oooc:=DOLLAR(VLOOKUP([.$A26];PlusBereich;4;0) ;2)" office:value-type="float" office:value="0">
            <text:p>#NV</text:p>
          </table:table-cell>
          <table:table-cell table:style-name="ce13" table:formula="oooc:=VLOOKUP([.$A26];PlusBereich;3;0)" office:value-type="float" office:value="0">
            <text:p>#NV</text:p>
          </table:table-cell>
          <table:table-cell table:style-name="ce13" table:formula="oooc:=DOLLAR(VLOOKUP([.$A26];SchleckerBereich;4;0);2)" office:value-type="float" office:value="0">
            <text:p>#NV</text:p>
          </table:table-cell>
          <table:table-cell table:style-name="ce13" table:formula="oooc:=VLOOKUP([.$A26];SchleckerBereich;3;0)" office:value-type="float" office:value="0">
            <text:p>#NV</text:p>
          </table:table-cell>
          <table:table-cell table:style-name="ce13" table:formula="oooc:=DOLLAR(VLOOKUP([.$A26];MüllerBereich;4;0);2)" office:value-type="float" office:value="0">
            <text:p>#NV</text:p>
          </table:table-cell>
          <table:table-cell table:style-name="ce13" table:formula="oooc:=VLOOKUP([.$A26];MüllerBereich;3;0)" office:value-type="float" office:value="0">
            <text:p>#NV</text:p>
          </table:table-cell>
          <table:table-cell table:style-name="ce18" table:formula="oooc:=MIN(VALUE(IF(ISERROR([.$C26]);[Hilfsvariablen.$C$1];[.$C26]));VALUE(IF(ISERROR([.$E26]);[Hilfsvariablen.$C$1];[.$E26]));VALUE(IF(ISERROR([.$G26]);[Hilfsvariablen.$C$1];[.$G26]));VALUE(IF(ISERROR([.$I26]);[Hilfsvariablen.$C$1];[.$I26]));VALUE(IF(ISERROR([.$K26]);[Hilfsvariablen.$C$1];[.$K26])))" office:value-type="currency" office:currency="EUR" office:value="0.99">
            <text:p>0,9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Fleisch Schweinebraten (Schulter)1kg</text:p>
          </table:table-cell>
          <table:table-cell table:style-name="ce10" table:formula="oooc:=IF(VALUE([.$M27])=VALUE([Hilfsvariablen.$C$1]);&quot;&quot;;[.$M27])">
            <text:p/>
          </table:table-cell>
          <table:table-cell table:style-name="ce13" table:formula="oooc:=DOLLAR(VLOOKUP([.$A27];AldiBereich;4;0) ;2)" office:value-type="float" office:value="0">
            <text:p>#NV</text:p>
          </table:table-cell>
          <table:table-cell table:style-name="ce13" table:formula="oooc:=VLOOKUP([.$A27];AldiBereich;3;0)" office:value-type="float" office:value="0">
            <text:p>#NV</text:p>
          </table:table-cell>
          <table:table-cell table:style-name="ce13" table:formula="oooc:=DOLLAR(VLOOKUP([.$A27];MarktkaufBereich;4;0) ;2)" office:value-type="float" office:value="0">
            <text:p>#NV</text:p>
          </table:table-cell>
          <table:table-cell table:style-name="ce13" table:formula="oooc:=VLOOKUP([.$A27];MarktkaufBereich;3;0)" office:value-type="float" office:value="0">
            <text:p>#NV</text:p>
          </table:table-cell>
          <table:table-cell table:style-name="ce13" table:formula="oooc:=DOLLAR(VLOOKUP([.$A27];PlusBereich;4;0) ;2)" office:value-type="float" office:value="0">
            <text:p>#NV</text:p>
          </table:table-cell>
          <table:table-cell table:style-name="ce13" table:formula="oooc:=VLOOKUP([.$A27];PlusBereich;3;0)" office:value-type="float" office:value="0">
            <text:p>#NV</text:p>
          </table:table-cell>
          <table:table-cell table:style-name="ce13" table:formula="oooc:=DOLLAR(VLOOKUP([.$A27];SchleckerBereich;4;0);2)" office:value-type="float" office:value="0">
            <text:p>#NV</text:p>
          </table:table-cell>
          <table:table-cell table:style-name="ce13" table:formula="oooc:=VLOOKUP([.$A27];SchleckerBereich;3;0)" office:value-type="float" office:value="0">
            <text:p>#NV</text:p>
          </table:table-cell>
          <table:table-cell table:style-name="ce13" table:formula="oooc:=DOLLAR(VLOOKUP([.$A27];MüllerBereich;4;0);2)" office:value-type="float" office:value="0">
            <text:p>#NV</text:p>
          </table:table-cell>
          <table:table-cell table:style-name="ce13" table:formula="oooc:=VLOOKUP([.$A27];MüllerBereich;3;0)" office:value-type="float" office:value="0">
            <text:p>#NV</text:p>
          </table:table-cell>
          <table:table-cell table:style-name="ce18" table:formula="oooc:=MIN(VALUE(IF(ISERROR([.$C27]);[Hilfsvariablen.$C$1];[.$C27]));VALUE(IF(ISERROR([.$E27]);[Hilfsvariablen.$C$1];[.$E27]));VALUE(IF(ISERROR([.$G27]);[Hilfsvariablen.$C$1];[.$G27]));VALUE(IF(ISERROR([.$I27]);[Hilfsvariablen.$C$1];[.$I27]));VALUE(IF(ISERROR([.$K27]);[Hilfsvariablen.$C$1];[.$K27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Gemüse Dattelrispentomaten 250 g</text:p>
          </table:table-cell>
          <table:table-cell table:style-name="ce10" table:formula="oooc:=IF(VALUE([.$M28])=VALUE([Hilfsvariablen.$C$1]);&quot;&quot;;[.$M28])" office:value-type="currency" office:currency="EUR" office:value="1.19">
            <text:p>1,19 €</text:p>
          </table:table-cell>
          <table:table-cell table:style-name="ce13" table:formula="oooc:=DOLLAR(VLOOKUP([.$A28];AldiBereich;4;0) ;2)" office:value-type="float" office:value="0">
            <text:p>#NV</text:p>
          </table:table-cell>
          <table:table-cell table:style-name="ce13" table:formula="oooc:=VLOOKUP([.$A28];AldiBereich;3;0)" office:value-type="float" office:value="0">
            <text:p>#NV</text:p>
          </table:table-cell>
          <table:table-cell table:style-name="ce13" table:formula="oooc:=DOLLAR(VLOOKUP([.$A28];MarktkaufBereich;4;0) ;2)" office:value-type="string" office:string-value="1,19 €">
            <text:p>1,19 €</text:p>
          </table:table-cell>
          <table:table-cell table:style-name="ce13" table:formula="oooc:=VLOOKUP([.$A28];MarktkaufBereich;3;0)">
            <text:p/>
          </table:table-cell>
          <table:table-cell table:style-name="ce13" table:formula="oooc:=DOLLAR(VLOOKUP([.$A28];PlusBereich;4;0) ;2)" office:value-type="float" office:value="0">
            <text:p>#NV</text:p>
          </table:table-cell>
          <table:table-cell table:style-name="ce13" table:formula="oooc:=VLOOKUP([.$A28];PlusBereich;3;0)" office:value-type="float" office:value="0">
            <text:p>#NV</text:p>
          </table:table-cell>
          <table:table-cell table:style-name="ce13" table:formula="oooc:=DOLLAR(VLOOKUP([.$A28];SchleckerBereich;4;0);2)" office:value-type="float" office:value="0">
            <text:p>#NV</text:p>
          </table:table-cell>
          <table:table-cell table:style-name="ce13" table:formula="oooc:=VLOOKUP([.$A28];SchleckerBereich;3;0)" office:value-type="float" office:value="0">
            <text:p>#NV</text:p>
          </table:table-cell>
          <table:table-cell table:style-name="ce13" table:formula="oooc:=DOLLAR(VLOOKUP([.$A28];MüllerBereich;4;0);2)" office:value-type="float" office:value="0">
            <text:p>#NV</text:p>
          </table:table-cell>
          <table:table-cell table:style-name="ce13" table:formula="oooc:=VLOOKUP([.$A28];MüllerBereich;3;0)" office:value-type="float" office:value="0">
            <text:p>#NV</text:p>
          </table:table-cell>
          <table:table-cell table:style-name="ce18" table:formula="oooc:=MIN(VALUE(IF(ISERROR([.$C28]);[Hilfsvariablen.$C$1];[.$C28]));VALUE(IF(ISERROR([.$E28]);[Hilfsvariablen.$C$1];[.$E28]));VALUE(IF(ISERROR([.$G28]);[Hilfsvariablen.$C$1];[.$G28]));VALUE(IF(ISERROR([.$I28]);[Hilfsvariablen.$C$1];[.$I28]));VALUE(IF(ISERROR([.$K28]);[Hilfsvariablen.$C$1];[.$K28])))" office:value-type="currency" office:currency="EUR" office:value="1.19">
            <text:p>1,1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Gemüse Eisbergsalat</text:p>
          </table:table-cell>
          <table:table-cell table:style-name="ce10" table:formula="oooc:=IF(VALUE([.$M29])=VALUE([Hilfsvariablen.$C$1]);&quot;&quot;;[.$M29])" office:value-type="currency" office:currency="EUR" office:value="0.69">
            <text:p>0,69 €</text:p>
          </table:table-cell>
          <table:table-cell table:style-name="ce13" table:formula="oooc:=DOLLAR(VLOOKUP([.$A29];AldiBereich;4;0) ;2)" office:value-type="float" office:value="0">
            <text:p>#NV</text:p>
          </table:table-cell>
          <table:table-cell table:style-name="ce13" table:formula="oooc:=VLOOKUP([.$A29];AldiBereich;3;0)" office:value-type="float" office:value="0">
            <text:p>#NV</text:p>
          </table:table-cell>
          <table:table-cell table:style-name="ce13" table:formula="oooc:=DOLLAR(VLOOKUP([.$A29];MarktkaufBereich;4;0) ;2)" office:value-type="string" office:string-value="0,69 €">
            <text:p>0,69 €</text:p>
          </table:table-cell>
          <table:table-cell table:style-name="ce13" table:formula="oooc:=VLOOKUP([.$A29];MarktkaufBereich;3;0)">
            <text:p/>
          </table:table-cell>
          <table:table-cell table:style-name="ce13" table:formula="oooc:=DOLLAR(VLOOKUP([.$A29];PlusBereich;4;0) ;2)" office:value-type="float" office:value="0">
            <text:p>#NV</text:p>
          </table:table-cell>
          <table:table-cell table:style-name="ce13" table:formula="oooc:=VLOOKUP([.$A29];PlusBereich;3;0)" office:value-type="float" office:value="0">
            <text:p>#NV</text:p>
          </table:table-cell>
          <table:table-cell table:style-name="ce13" table:formula="oooc:=DOLLAR(VLOOKUP([.$A29];SchleckerBereich;4;0);2)" office:value-type="float" office:value="0">
            <text:p>#NV</text:p>
          </table:table-cell>
          <table:table-cell table:style-name="ce13" table:formula="oooc:=VLOOKUP([.$A29];SchleckerBereich;3;0)" office:value-type="float" office:value="0">
            <text:p>#NV</text:p>
          </table:table-cell>
          <table:table-cell table:style-name="ce13" table:formula="oooc:=DOLLAR(VLOOKUP([.$A29];MüllerBereich;4;0);2)" office:value-type="float" office:value="0">
            <text:p>#NV</text:p>
          </table:table-cell>
          <table:table-cell table:style-name="ce13" table:formula="oooc:=VLOOKUP([.$A29];MüllerBereich;3;0)" office:value-type="float" office:value="0">
            <text:p>#NV</text:p>
          </table:table-cell>
          <table:table-cell table:style-name="ce18" table:formula="oooc:=MIN(VALUE(IF(ISERROR([.$C29]);[Hilfsvariablen.$C$1];[.$C29]));VALUE(IF(ISERROR([.$E29]);[Hilfsvariablen.$C$1];[.$E29]));VALUE(IF(ISERROR([.$G29]);[Hilfsvariablen.$C$1];[.$G29]));VALUE(IF(ISERROR([.$I29]);[Hilfsvariablen.$C$1];[.$I29]));VALUE(IF(ISERROR([.$K29]);[Hilfsvariablen.$C$1];[.$K29])))" office:value-type="currency" office:currency="EUR" office:value="0.69">
            <text:p>0,6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Gemüse Feinfrost Rahmspinat 450g</text:p>
          </table:table-cell>
          <table:table-cell table:style-name="ce10" table:formula="oooc:=IF(VALUE([.$M30])=VALUE([Hilfsvariablen.$C$1]);&quot;&quot;;[.$M30])" office:value-type="currency" office:currency="EUR" office:value="0.35">
            <text:p>0,35 €</text:p>
          </table:table-cell>
          <table:table-cell table:style-name="ce13" table:formula="oooc:=DOLLAR(VLOOKUP([.$A30];AldiBereich;4;0) ;2)" office:value-type="string" office:string-value="0,35 €">
            <text:p>0,35 €</text:p>
          </table:table-cell>
          <table:table-cell table:style-name="ce13" table:formula="oooc:=VLOOKUP([.$A30];AldiBereich;3;0)">
            <text:p/>
          </table:table-cell>
          <table:table-cell table:style-name="ce13" table:formula="oooc:=DOLLAR(VLOOKUP([.$A30];MarktkaufBereich;4;0) ;2)" office:value-type="float" office:value="0">
            <text:p>#NV</text:p>
          </table:table-cell>
          <table:table-cell table:style-name="ce13" table:formula="oooc:=VLOOKUP([.$A30];MarktkaufBereich;3;0)" office:value-type="float" office:value="0">
            <text:p>#NV</text:p>
          </table:table-cell>
          <table:table-cell table:style-name="ce13" table:formula="oooc:=DOLLAR(VLOOKUP([.$A30];PlusBereich;4;0) ;2)" office:value-type="float" office:value="0">
            <text:p>#NV</text:p>
          </table:table-cell>
          <table:table-cell table:style-name="ce13" table:formula="oooc:=VLOOKUP([.$A30];PlusBereich;3;0)" office:value-type="float" office:value="0">
            <text:p>#NV</text:p>
          </table:table-cell>
          <table:table-cell table:style-name="ce13" table:formula="oooc:=DOLLAR(VLOOKUP([.$A30];SchleckerBereich;4;0);2)" office:value-type="float" office:value="0">
            <text:p>#NV</text:p>
          </table:table-cell>
          <table:table-cell table:style-name="ce13" table:formula="oooc:=VLOOKUP([.$A30];SchleckerBereich;3;0)" office:value-type="float" office:value="0">
            <text:p>#NV</text:p>
          </table:table-cell>
          <table:table-cell table:style-name="ce13" table:formula="oooc:=DOLLAR(VLOOKUP([.$A30];MüllerBereich;4;0);2)" office:value-type="float" office:value="0">
            <text:p>#NV</text:p>
          </table:table-cell>
          <table:table-cell table:style-name="ce13" table:formula="oooc:=VLOOKUP([.$A30];MüllerBereich;3;0)" office:value-type="float" office:value="0">
            <text:p>#NV</text:p>
          </table:table-cell>
          <table:table-cell table:style-name="ce18" table:formula="oooc:=MIN(VALUE(IF(ISERROR([.$C30]);[Hilfsvariablen.$C$1];[.$C30]));VALUE(IF(ISERROR([.$E30]);[Hilfsvariablen.$C$1];[.$E30]));VALUE(IF(ISERROR([.$G30]);[Hilfsvariablen.$C$1];[.$G30]));VALUE(IF(ISERROR([.$I30]);[Hilfsvariablen.$C$1];[.$I30]));VALUE(IF(ISERROR([.$K30]);[Hilfsvariablen.$C$1];[.$K30])))" office:value-type="currency" office:currency="EUR" office:value="0.35">
            <text:p>0,35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Gemüse Gemüsezwiebeln 4 Stück 1 kg</text:p>
          </table:table-cell>
          <table:table-cell table:style-name="ce10" table:formula="oooc:=IF(VALUE([.$M31])=VALUE([Hilfsvariablen.$C$1]);&quot;&quot;;[.$M31])" office:value-type="currency" office:currency="EUR" office:value="1.49">
            <text:p>1,49 €</text:p>
          </table:table-cell>
          <table:table-cell table:style-name="ce13" table:formula="oooc:=DOLLAR(VLOOKUP([.$A31];AldiBereich;4;0) ;2)" office:value-type="float" office:value="0">
            <text:p>#NV</text:p>
          </table:table-cell>
          <table:table-cell table:style-name="ce13" table:formula="oooc:=VLOOKUP([.$A31];AldiBereich;3;0)" office:value-type="float" office:value="0">
            <text:p>#NV</text:p>
          </table:table-cell>
          <table:table-cell table:style-name="ce13" table:formula="oooc:=DOLLAR(VLOOKUP([.$A31];MarktkaufBereich;4;0) ;2)" office:value-type="string" office:string-value="1,49 €">
            <text:p>1,49 €</text:p>
          </table:table-cell>
          <table:table-cell table:style-name="ce13" table:formula="oooc:=VLOOKUP([.$A31];MarktkaufBereich;3;0)">
            <text:p/>
          </table:table-cell>
          <table:table-cell table:style-name="ce13" table:formula="oooc:=DOLLAR(VLOOKUP([.$A31];PlusBereich;4;0) ;2)" office:value-type="float" office:value="0">
            <text:p>#NV</text:p>
          </table:table-cell>
          <table:table-cell table:style-name="ce13" table:formula="oooc:=VLOOKUP([.$A31];PlusBereich;3;0)" office:value-type="float" office:value="0">
            <text:p>#NV</text:p>
          </table:table-cell>
          <table:table-cell table:style-name="ce13" table:formula="oooc:=DOLLAR(VLOOKUP([.$A31];SchleckerBereich;4;0);2)" office:value-type="float" office:value="0">
            <text:p>#NV</text:p>
          </table:table-cell>
          <table:table-cell table:style-name="ce13" table:formula="oooc:=VLOOKUP([.$A31];SchleckerBereich;3;0)" office:value-type="float" office:value="0">
            <text:p>#NV</text:p>
          </table:table-cell>
          <table:table-cell table:style-name="ce13" table:formula="oooc:=DOLLAR(VLOOKUP([.$A31];MüllerBereich;4;0);2)" office:value-type="float" office:value="0">
            <text:p>#NV</text:p>
          </table:table-cell>
          <table:table-cell table:style-name="ce13" table:formula="oooc:=VLOOKUP([.$A31];MüllerBereich;3;0)" office:value-type="float" office:value="0">
            <text:p>#NV</text:p>
          </table:table-cell>
          <table:table-cell table:style-name="ce18" table:formula="oooc:=MIN(VALUE(IF(ISERROR([.$C31]);[Hilfsvariablen.$C$1];[.$C31]));VALUE(IF(ISERROR([.$E31]);[Hilfsvariablen.$C$1];[.$E31]));VALUE(IF(ISERROR([.$G31]);[Hilfsvariablen.$C$1];[.$G31]));VALUE(IF(ISERROR([.$I31]);[Hilfsvariablen.$C$1];[.$I31]));VALUE(IF(ISERROR([.$K31]);[Hilfsvariablen.$C$1];[.$K31])))" office:value-type="currency" office:currency="EUR" office:value="1.49">
            <text:p>1,4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Gemüse Glas Apfelrotkohl 0,72 L mit <text:s/>680 g </text:p>
          </table:table-cell>
          <table:table-cell table:style-name="ce10" table:formula="oooc:=IF(VALUE([.$M32])=VALUE([Hilfsvariablen.$C$1]);&quot;&quot;;[.$M32])" office:value-type="currency" office:currency="EUR" office:value="0.39">
            <text:p>0,39 €</text:p>
          </table:table-cell>
          <table:table-cell table:style-name="ce13" table:formula="oooc:=DOLLAR(VLOOKUP([.$A32];AldiBereich;4;0) ;2)" office:value-type="float" office:value="0">
            <text:p>#NV</text:p>
          </table:table-cell>
          <table:table-cell table:style-name="ce13" table:formula="oooc:=VLOOKUP([.$A32];AldiBereich;3;0)" office:value-type="float" office:value="0">
            <text:p>#NV</text:p>
          </table:table-cell>
          <table:table-cell table:style-name="ce13" table:formula="oooc:=DOLLAR(VLOOKUP([.$A32];MarktkaufBereich;4;0) ;2)" office:value-type="string" office:string-value="0,39 €">
            <text:p>0,39 €</text:p>
          </table:table-cell>
          <table:table-cell table:style-name="ce13" table:formula="oooc:=VLOOKUP([.$A32];MarktkaufBereich;3;0)">
            <text:p/>
          </table:table-cell>
          <table:table-cell table:style-name="ce13" table:formula="oooc:=DOLLAR(VLOOKUP([.$A32];PlusBereich;4;0) ;2)" office:value-type="float" office:value="0">
            <text:p>#NV</text:p>
          </table:table-cell>
          <table:table-cell table:style-name="ce13" table:formula="oooc:=VLOOKUP([.$A32];PlusBereich;3;0)" office:value-type="float" office:value="0">
            <text:p>#NV</text:p>
          </table:table-cell>
          <table:table-cell table:style-name="ce13" table:formula="oooc:=DOLLAR(VLOOKUP([.$A32];SchleckerBereich;4;0);2)" office:value-type="float" office:value="0">
            <text:p>#NV</text:p>
          </table:table-cell>
          <table:table-cell table:style-name="ce13" table:formula="oooc:=VLOOKUP([.$A32];SchleckerBereich;3;0)" office:value-type="float" office:value="0">
            <text:p>#NV</text:p>
          </table:table-cell>
          <table:table-cell table:style-name="ce13" table:formula="oooc:=DOLLAR(VLOOKUP([.$A32];MüllerBereich;4;0);2)" office:value-type="float" office:value="0">
            <text:p>#NV</text:p>
          </table:table-cell>
          <table:table-cell table:style-name="ce13" table:formula="oooc:=VLOOKUP([.$A32];MüllerBereich;3;0)" office:value-type="float" office:value="0">
            <text:p>#NV</text:p>
          </table:table-cell>
          <table:table-cell table:style-name="ce18" table:formula="oooc:=MIN(VALUE(IF(ISERROR([.$C32]);[Hilfsvariablen.$C$1];[.$C32]));VALUE(IF(ISERROR([.$E32]);[Hilfsvariablen.$C$1];[.$E32]));VALUE(IF(ISERROR([.$G32]);[Hilfsvariablen.$C$1];[.$G32]));VALUE(IF(ISERROR([.$I32]);[Hilfsvariablen.$C$1];[.$I32]));VALUE(IF(ISERROR([.$K32]);[Hilfsvariablen.$C$1];[.$K32])))" office:value-type="currency" office:currency="EUR" office:value="0.39">
            <text:p>0,3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Gemüse Glas Apfelrotkohl 850 g</text:p>
          </table:table-cell>
          <table:table-cell table:style-name="ce10" table:formula="oooc:=IF(VALUE([.$M33])=VALUE([Hilfsvariablen.$C$1]);&quot;&quot;;[.$M33])" office:value-type="currency" office:currency="EUR" office:value="0.89">
            <text:p>0,89 €</text:p>
          </table:table-cell>
          <table:table-cell table:style-name="ce13" table:formula="oooc:=DOLLAR(VLOOKUP([.$A33];AldiBereich;4;0) ;2)" office:value-type="float" office:value="0">
            <text:p>#NV</text:p>
          </table:table-cell>
          <table:table-cell table:style-name="ce13" table:formula="oooc:=VLOOKUP([.$A33];AldiBereich;3;0)" office:value-type="float" office:value="0">
            <text:p>#NV</text:p>
          </table:table-cell>
          <table:table-cell table:style-name="ce13" table:formula="oooc:=DOLLAR(VLOOKUP([.$A33];MarktkaufBereich;4;0) ;2)" office:value-type="string" office:string-value="0,89 €">
            <text:p>0,89 €</text:p>
          </table:table-cell>
          <table:table-cell table:style-name="ce13" table:formula="oooc:=VLOOKUP([.$A33];MarktkaufBereich;3;0)">
            <text:p/>
          </table:table-cell>
          <table:table-cell table:style-name="ce13" table:formula="oooc:=DOLLAR(VLOOKUP([.$A33];PlusBereich;4;0) ;2)" office:value-type="float" office:value="0">
            <text:p>#NV</text:p>
          </table:table-cell>
          <table:table-cell table:style-name="ce13" table:formula="oooc:=VLOOKUP([.$A33];PlusBereich;3;0)" office:value-type="float" office:value="0">
            <text:p>#NV</text:p>
          </table:table-cell>
          <table:table-cell table:style-name="ce13" table:formula="oooc:=DOLLAR(VLOOKUP([.$A33];SchleckerBereich;4;0);2)" office:value-type="float" office:value="0">
            <text:p>#NV</text:p>
          </table:table-cell>
          <table:table-cell table:style-name="ce13" table:formula="oooc:=VLOOKUP([.$A33];SchleckerBereich;3;0)" office:value-type="float" office:value="0">
            <text:p>#NV</text:p>
          </table:table-cell>
          <table:table-cell table:style-name="ce13" table:formula="oooc:=DOLLAR(VLOOKUP([.$A33];MüllerBereich;4;0);2)" office:value-type="float" office:value="0">
            <text:p>#NV</text:p>
          </table:table-cell>
          <table:table-cell table:style-name="ce13" table:formula="oooc:=VLOOKUP([.$A33];MüllerBereich;3;0)" office:value-type="float" office:value="0">
            <text:p>#NV</text:p>
          </table:table-cell>
          <table:table-cell table:style-name="ce18" table:formula="oooc:=MIN(VALUE(IF(ISERROR([.$C33]);[Hilfsvariablen.$C$1];[.$C33]));VALUE(IF(ISERROR([.$E33]);[Hilfsvariablen.$C$1];[.$E33]));VALUE(IF(ISERROR([.$G33]);[Hilfsvariablen.$C$1];[.$G33]));VALUE(IF(ISERROR([.$I33]);[Hilfsvariablen.$C$1];[.$I33]));VALUE(IF(ISERROR([.$K33]);[Hilfsvariablen.$C$1];[.$K33])))" office:value-type="currency" office:currency="EUR" office:value="0.89">
            <text:p>0,8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Gemüse Glas Spreewald Gurken</text:p>
          </table:table-cell>
          <table:table-cell table:style-name="ce10" table:formula="oooc:=IF(VALUE([.$M34])=VALUE([Hilfsvariablen.$C$1]);&quot;&quot;;[.$M34])" office:value-type="currency" office:currency="EUR" office:value="1.49">
            <text:p>1,49 €</text:p>
          </table:table-cell>
          <table:table-cell table:style-name="ce13" table:formula="oooc:=DOLLAR(VLOOKUP([.$A34];AldiBereich;4;0) ;2)" office:value-type="float" office:value="0">
            <text:p>#NV</text:p>
          </table:table-cell>
          <table:table-cell table:style-name="ce13" table:formula="oooc:=VLOOKUP([.$A34];AldiBereich;3;0)" office:value-type="float" office:value="0">
            <text:p>#NV</text:p>
          </table:table-cell>
          <table:table-cell table:style-name="ce13" table:formula="oooc:=DOLLAR(VLOOKUP([.$A34];MarktkaufBereich;4;0) ;2)" office:value-type="string" office:string-value="1,49 €">
            <text:p>1,49 €</text:p>
          </table:table-cell>
          <table:table-cell table:style-name="ce13" table:formula="oooc:=VLOOKUP([.$A34];MarktkaufBereich;3;0)">
            <text:p/>
          </table:table-cell>
          <table:table-cell table:style-name="ce13" table:formula="oooc:=DOLLAR(VLOOKUP([.$A34];PlusBereich;4;0) ;2)" office:value-type="float" office:value="0">
            <text:p>#NV</text:p>
          </table:table-cell>
          <table:table-cell table:style-name="ce13" table:formula="oooc:=VLOOKUP([.$A34];PlusBereich;3;0)" office:value-type="float" office:value="0">
            <text:p>#NV</text:p>
          </table:table-cell>
          <table:table-cell table:style-name="ce13" table:formula="oooc:=DOLLAR(VLOOKUP([.$A34];SchleckerBereich;4;0);2)" office:value-type="float" office:value="0">
            <text:p>#NV</text:p>
          </table:table-cell>
          <table:table-cell table:style-name="ce13" table:formula="oooc:=VLOOKUP([.$A34];SchleckerBereich;3;0)" office:value-type="float" office:value="0">
            <text:p>#NV</text:p>
          </table:table-cell>
          <table:table-cell table:style-name="ce13" table:formula="oooc:=DOLLAR(VLOOKUP([.$A34];MüllerBereich;4;0);2)" office:value-type="float" office:value="0">
            <text:p>#NV</text:p>
          </table:table-cell>
          <table:table-cell table:style-name="ce13" table:formula="oooc:=VLOOKUP([.$A34];MüllerBereich;3;0)" office:value-type="float" office:value="0">
            <text:p>#NV</text:p>
          </table:table-cell>
          <table:table-cell table:style-name="ce18" table:formula="oooc:=MIN(VALUE(IF(ISERROR([.$C34]);[Hilfsvariablen.$C$1];[.$C34]));VALUE(IF(ISERROR([.$E34]);[Hilfsvariablen.$C$1];[.$E34]));VALUE(IF(ISERROR([.$G34]);[Hilfsvariablen.$C$1];[.$G34]));VALUE(IF(ISERROR([.$I34]);[Hilfsvariablen.$C$1];[.$I34]));VALUE(IF(ISERROR([.$K34]);[Hilfsvariablen.$C$1];[.$K34])))" office:value-type="currency" office:currency="EUR" office:value="1.49">
            <text:p>1,4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Gemüse Glas Stangenspargel 370 g</text:p>
          </table:table-cell>
          <table:table-cell table:style-name="ce10" table:formula="oooc:=IF(VALUE([.$M35])=VALUE([Hilfsvariablen.$C$1]);&quot;&quot;;[.$M35])" office:value-type="currency" office:currency="EUR" office:value="0.49">
            <text:p>0,49 €</text:p>
          </table:table-cell>
          <table:table-cell table:style-name="ce13" table:formula="oooc:=DOLLAR(VLOOKUP([.$A35];AldiBereich;4;0) ;2)" office:value-type="float" office:value="0">
            <text:p>#NV</text:p>
          </table:table-cell>
          <table:table-cell table:style-name="ce13" table:formula="oooc:=VLOOKUP([.$A35];AldiBereich;3;0)" office:value-type="float" office:value="0">
            <text:p>#NV</text:p>
          </table:table-cell>
          <table:table-cell table:style-name="ce13" table:formula="oooc:=DOLLAR(VLOOKUP([.$A35];MarktkaufBereich;4;0) ;2)" office:value-type="string" office:string-value="0,49 €">
            <text:p>0,49 €</text:p>
          </table:table-cell>
          <table:table-cell table:style-name="ce13" table:formula="oooc:=VLOOKUP([.$A35];MarktkaufBereich;3;0)">
            <text:p/>
          </table:table-cell>
          <table:table-cell table:style-name="ce13" table:formula="oooc:=DOLLAR(VLOOKUP([.$A35];PlusBereich;4;0) ;2)" office:value-type="float" office:value="0">
            <text:p>#NV</text:p>
          </table:table-cell>
          <table:table-cell table:style-name="ce13" table:formula="oooc:=VLOOKUP([.$A35];PlusBereich;3;0)" office:value-type="float" office:value="0">
            <text:p>#NV</text:p>
          </table:table-cell>
          <table:table-cell table:style-name="ce13" table:formula="oooc:=DOLLAR(VLOOKUP([.$A35];SchleckerBereich;4;0);2)" office:value-type="float" office:value="0">
            <text:p>#NV</text:p>
          </table:table-cell>
          <table:table-cell table:style-name="ce13" table:formula="oooc:=VLOOKUP([.$A35];SchleckerBereich;3;0)" office:value-type="float" office:value="0">
            <text:p>#NV</text:p>
          </table:table-cell>
          <table:table-cell table:style-name="ce13" table:formula="oooc:=DOLLAR(VLOOKUP([.$A35];MüllerBereich;4;0);2)" office:value-type="float" office:value="0">
            <text:p>#NV</text:p>
          </table:table-cell>
          <table:table-cell table:style-name="ce13" table:formula="oooc:=VLOOKUP([.$A35];MüllerBereich;3;0)" office:value-type="float" office:value="0">
            <text:p>#NV</text:p>
          </table:table-cell>
          <table:table-cell table:style-name="ce18" table:formula="oooc:=MIN(VALUE(IF(ISERROR([.$C35]);[Hilfsvariablen.$C$1];[.$C35]));VALUE(IF(ISERROR([.$E35]);[Hilfsvariablen.$C$1];[.$E35]));VALUE(IF(ISERROR([.$G35]);[Hilfsvariablen.$C$1];[.$G35]));VALUE(IF(ISERROR([.$I35]);[Hilfsvariablen.$C$1];[.$I35]));VALUE(IF(ISERROR([.$K35]);[Hilfsvariablen.$C$1];[.$K35])))" office:value-type="currency" office:currency="EUR" office:value="0.49">
            <text:p>0,4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Gemüse Gurke</text:p>
          </table:table-cell>
          <table:table-cell table:style-name="ce10" table:formula="oooc:=IF(VALUE([.$M36])=VALUE([Hilfsvariablen.$C$1]);&quot;&quot;;[.$M36])" office:value-type="currency" office:currency="EUR" office:value="0.35">
            <text:p>0,35 €</text:p>
          </table:table-cell>
          <table:table-cell table:style-name="ce13" table:formula="oooc:=DOLLAR(VLOOKUP([.$A36];AldiBereich;4;0) ;2)" office:value-type="string" office:string-value="0,35 €">
            <text:p>0,35 €</text:p>
          </table:table-cell>
          <table:table-cell table:style-name="ce13" table:formula="oooc:=VLOOKUP([.$A36];AldiBereich;3;0)">
            <text:p/>
          </table:table-cell>
          <table:table-cell table:style-name="ce13" table:formula="oooc:=DOLLAR(VLOOKUP([.$A36];MarktkaufBereich;4;0) ;2)" office:value-type="string" office:string-value="0,39 €">
            <text:p>0,39 €</text:p>
          </table:table-cell>
          <table:table-cell table:style-name="ce13" table:formula="oooc:=VLOOKUP([.$A36];MarktkaufBereich;3;0)">
            <text:p/>
          </table:table-cell>
          <table:table-cell table:style-name="ce13" table:formula="oooc:=DOLLAR(VLOOKUP([.$A36];PlusBereich;4;0) ;2)" office:value-type="float" office:value="0">
            <text:p>#NV</text:p>
          </table:table-cell>
          <table:table-cell table:style-name="ce13" table:formula="oooc:=VLOOKUP([.$A36];PlusBereich;3;0)" office:value-type="float" office:value="0">
            <text:p>#NV</text:p>
          </table:table-cell>
          <table:table-cell table:style-name="ce13" table:formula="oooc:=DOLLAR(VLOOKUP([.$A36];SchleckerBereich;4;0);2)" office:value-type="float" office:value="0">
            <text:p>#NV</text:p>
          </table:table-cell>
          <table:table-cell table:style-name="ce13" table:formula="oooc:=VLOOKUP([.$A36];SchleckerBereich;3;0)" office:value-type="float" office:value="0">
            <text:p>#NV</text:p>
          </table:table-cell>
          <table:table-cell table:style-name="ce13" table:formula="oooc:=DOLLAR(VLOOKUP([.$A36];MüllerBereich;4;0);2)" office:value-type="float" office:value="0">
            <text:p>#NV</text:p>
          </table:table-cell>
          <table:table-cell table:style-name="ce13" table:formula="oooc:=VLOOKUP([.$A36];MüllerBereich;3;0)" office:value-type="float" office:value="0">
            <text:p>#NV</text:p>
          </table:table-cell>
          <table:table-cell table:style-name="ce18" table:formula="oooc:=MIN(VALUE(IF(ISERROR([.$C36]);[Hilfsvariablen.$C$1];[.$C36]));VALUE(IF(ISERROR([.$E36]);[Hilfsvariablen.$C$1];[.$E36]));VALUE(IF(ISERROR([.$G36]);[Hilfsvariablen.$C$1];[.$G36]));VALUE(IF(ISERROR([.$I36]);[Hilfsvariablen.$C$1];[.$I36]));VALUE(IF(ISERROR([.$K36]);[Hilfsvariablen.$C$1];[.$K36])))" office:value-type="currency" office:currency="EUR" office:value="0.35">
            <text:p>0,35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Gemüse Karotten in Plastepackung 1 kg</text:p>
          </table:table-cell>
          <table:table-cell table:style-name="ce10" table:formula="oooc:=IF(VALUE([.$M37])=VALUE([Hilfsvariablen.$C$1]);&quot;&quot;;[.$M37])" office:value-type="currency" office:currency="EUR" office:value="0.89">
            <text:p>0,89 €</text:p>
          </table:table-cell>
          <table:table-cell table:style-name="ce13" table:formula="oooc:=DOLLAR(VLOOKUP([.$A37];AldiBereich;4;0) ;2)" office:value-type="string" office:string-value="0,89 €">
            <text:p>0,89 €</text:p>
          </table:table-cell>
          <table:table-cell table:style-name="ce13" table:formula="oooc:=VLOOKUP([.$A37];AldiBereich;3;0)">
            <text:p/>
          </table:table-cell>
          <table:table-cell table:style-name="ce13" table:formula="oooc:=DOLLAR(VLOOKUP([.$A37];MarktkaufBereich;4;0) ;2)" office:value-type="float" office:value="0">
            <text:p>#NV</text:p>
          </table:table-cell>
          <table:table-cell table:style-name="ce13" table:formula="oooc:=VLOOKUP([.$A37];MarktkaufBereich;3;0)" office:value-type="float" office:value="0">
            <text:p>#NV</text:p>
          </table:table-cell>
          <table:table-cell table:style-name="ce13" table:formula="oooc:=DOLLAR(VLOOKUP([.$A37];PlusBereich;4;0) ;2)" office:value-type="float" office:value="0">
            <text:p>#NV</text:p>
          </table:table-cell>
          <table:table-cell table:style-name="ce13" table:formula="oooc:=VLOOKUP([.$A37];PlusBereich;3;0)" office:value-type="float" office:value="0">
            <text:p>#NV</text:p>
          </table:table-cell>
          <table:table-cell table:style-name="ce13" table:formula="oooc:=DOLLAR(VLOOKUP([.$A37];SchleckerBereich;4;0);2)" office:value-type="float" office:value="0">
            <text:p>#NV</text:p>
          </table:table-cell>
          <table:table-cell table:style-name="ce13" table:formula="oooc:=VLOOKUP([.$A37];SchleckerBereich;3;0)" office:value-type="float" office:value="0">
            <text:p>#NV</text:p>
          </table:table-cell>
          <table:table-cell table:style-name="ce13" table:formula="oooc:=DOLLAR(VLOOKUP([.$A37];MüllerBereich;4;0);2)" office:value-type="float" office:value="0">
            <text:p>#NV</text:p>
          </table:table-cell>
          <table:table-cell table:style-name="ce13" table:formula="oooc:=VLOOKUP([.$A37];MüllerBereich;3;0)" office:value-type="float" office:value="0">
            <text:p>#NV</text:p>
          </table:table-cell>
          <table:table-cell table:style-name="ce18" table:formula="oooc:=MIN(VALUE(IF(ISERROR([.$C37]);[Hilfsvariablen.$C$1];[.$C37]));VALUE(IF(ISERROR([.$E37]);[Hilfsvariablen.$C$1];[.$E37]));VALUE(IF(ISERROR([.$G37]);[Hilfsvariablen.$C$1];[.$G37]));VALUE(IF(ISERROR([.$I37]);[Hilfsvariablen.$C$1];[.$I37]));VALUE(IF(ISERROR([.$K37]);[Hilfsvariablen.$C$1];[.$K37])))" office:value-type="currency" office:currency="EUR" office:value="0.89">
            <text:p>0,8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Gemüse Kartoffel festkochend 2 kg</text:p>
          </table:table-cell>
          <table:table-cell table:style-name="ce10" table:formula="oooc:=IF(VALUE([.$M38])=VALUE([Hilfsvariablen.$C$1]);&quot;&quot;;[.$M38])" office:value-type="currency" office:currency="EUR" office:value="0.99">
            <text:p>0,99 €</text:p>
          </table:table-cell>
          <table:table-cell table:style-name="ce13" table:formula="oooc:=DOLLAR(VLOOKUP([.$A38];AldiBereich;4;0) ;2)" office:value-type="string" office:string-value="0,99 €">
            <text:p>0,99 €</text:p>
          </table:table-cell>
          <table:table-cell table:style-name="ce13" table:formula="oooc:=VLOOKUP([.$A38];AldiBereich;3;0)">
            <text:p/>
          </table:table-cell>
          <table:table-cell table:style-name="ce13" table:formula="oooc:=DOLLAR(VLOOKUP([.$A38];MarktkaufBereich;4;0) ;2)" office:value-type="float" office:value="0">
            <text:p>#NV</text:p>
          </table:table-cell>
          <table:table-cell table:style-name="ce13" table:formula="oooc:=VLOOKUP([.$A38];MarktkaufBereich;3;0)" office:value-type="float" office:value="0">
            <text:p>#NV</text:p>
          </table:table-cell>
          <table:table-cell table:style-name="ce13" table:formula="oooc:=DOLLAR(VLOOKUP([.$A38];PlusBereich;4;0) ;2)" office:value-type="float" office:value="0">
            <text:p>#NV</text:p>
          </table:table-cell>
          <table:table-cell table:style-name="ce13" table:formula="oooc:=VLOOKUP([.$A38];PlusBereich;3;0)" office:value-type="float" office:value="0">
            <text:p>#NV</text:p>
          </table:table-cell>
          <table:table-cell table:style-name="ce13" table:formula="oooc:=DOLLAR(VLOOKUP([.$A38];SchleckerBereich;4;0);2)" office:value-type="float" office:value="0">
            <text:p>#NV</text:p>
          </table:table-cell>
          <table:table-cell table:style-name="ce13" table:formula="oooc:=VLOOKUP([.$A38];SchleckerBereich;3;0)" office:value-type="float" office:value="0">
            <text:p>#NV</text:p>
          </table:table-cell>
          <table:table-cell table:style-name="ce13" table:formula="oooc:=DOLLAR(VLOOKUP([.$A38];MüllerBereich;4;0);2)" office:value-type="float" office:value="0">
            <text:p>#NV</text:p>
          </table:table-cell>
          <table:table-cell table:style-name="ce13" table:formula="oooc:=VLOOKUP([.$A38];MüllerBereich;3;0)" office:value-type="float" office:value="0">
            <text:p>#NV</text:p>
          </table:table-cell>
          <table:table-cell table:style-name="ce18" table:formula="oooc:=MIN(VALUE(IF(ISERROR([.$C38]);[Hilfsvariablen.$C$1];[.$C38]));VALUE(IF(ISERROR([.$E38]);[Hilfsvariablen.$C$1];[.$E38]));VALUE(IF(ISERROR([.$G38]);[Hilfsvariablen.$C$1];[.$G38]));VALUE(IF(ISERROR([.$I38]);[Hilfsvariablen.$C$1];[.$I38]));VALUE(IF(ISERROR([.$K38]);[Hilfsvariablen.$C$1];[.$K38])))" office:value-type="currency" office:currency="EUR" office:value="0.99">
            <text:p>0,9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Gemüse Party Tomaten 500 g</text:p>
          </table:table-cell>
          <table:table-cell table:style-name="ce10" table:formula="oooc:=IF(VALUE([.$M39])=VALUE([Hilfsvariablen.$C$1]);&quot;&quot;;[.$M39])" office:value-type="currency" office:currency="EUR" office:value="0.49">
            <text:p>0,49 €</text:p>
          </table:table-cell>
          <table:table-cell table:style-name="ce13" table:formula="oooc:=DOLLAR(VLOOKUP([.$A39];AldiBereich;4;0) ;2)" office:value-type="float" office:value="0">
            <text:p>#NV</text:p>
          </table:table-cell>
          <table:table-cell table:style-name="ce13" table:formula="oooc:=VLOOKUP([.$A39];AldiBereich;3;0)" office:value-type="float" office:value="0">
            <text:p>#NV</text:p>
          </table:table-cell>
          <table:table-cell table:style-name="ce13" table:formula="oooc:=DOLLAR(VLOOKUP([.$A39];MarktkaufBereich;4;0) ;2)" office:value-type="string" office:string-value="0,49 €">
            <text:p>0,49 €</text:p>
          </table:table-cell>
          <table:table-cell table:style-name="ce13" table:formula="oooc:=VLOOKUP([.$A39];MarktkaufBereich;3;0)">
            <text:p/>
          </table:table-cell>
          <table:table-cell table:style-name="ce13" table:formula="oooc:=DOLLAR(VLOOKUP([.$A39];PlusBereich;4;0) ;2)" office:value-type="float" office:value="0">
            <text:p>#NV</text:p>
          </table:table-cell>
          <table:table-cell table:style-name="ce13" table:formula="oooc:=VLOOKUP([.$A39];PlusBereich;3;0)" office:value-type="float" office:value="0">
            <text:p>#NV</text:p>
          </table:table-cell>
          <table:table-cell table:style-name="ce13" table:formula="oooc:=DOLLAR(VLOOKUP([.$A39];SchleckerBereich;4;0);2)" office:value-type="float" office:value="0">
            <text:p>#NV</text:p>
          </table:table-cell>
          <table:table-cell table:style-name="ce13" table:formula="oooc:=VLOOKUP([.$A39];SchleckerBereich;3;0)" office:value-type="float" office:value="0">
            <text:p>#NV</text:p>
          </table:table-cell>
          <table:table-cell table:style-name="ce13" table:formula="oooc:=DOLLAR(VLOOKUP([.$A39];MüllerBereich;4;0);2)" office:value-type="float" office:value="0">
            <text:p>#NV</text:p>
          </table:table-cell>
          <table:table-cell table:style-name="ce13" table:formula="oooc:=VLOOKUP([.$A39];MüllerBereich;3;0)" office:value-type="float" office:value="0">
            <text:p>#NV</text:p>
          </table:table-cell>
          <table:table-cell table:style-name="ce18" table:formula="oooc:=MIN(VALUE(IF(ISERROR([.$C39]);[Hilfsvariablen.$C$1];[.$C39]));VALUE(IF(ISERROR([.$E39]);[Hilfsvariablen.$C$1];[.$E39]));VALUE(IF(ISERROR([.$G39]);[Hilfsvariablen.$C$1];[.$G39]));VALUE(IF(ISERROR([.$I39]);[Hilfsvariablen.$C$1];[.$I39]));VALUE(IF(ISERROR([.$K39]);[Hilfsvariablen.$C$1];[.$K39])))" office:value-type="currency" office:currency="EUR" office:value="0.49">
            <text:p>0,4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Gemüse Radieschen 1 Bund</text:p>
          </table:table-cell>
          <table:table-cell table:style-name="ce10" table:formula="oooc:=IF(VALUE([.$M40])=VALUE([Hilfsvariablen.$C$1]);&quot;&quot;;[.$M40])" office:value-type="currency" office:currency="EUR" office:value="0.98">
            <text:p>0,98 €</text:p>
          </table:table-cell>
          <table:table-cell table:style-name="ce13" table:formula="oooc:=DOLLAR(VLOOKUP([.$A40];AldiBereich;4;0) ;2)" office:value-type="float" office:value="0">
            <text:p>#NV</text:p>
          </table:table-cell>
          <table:table-cell table:style-name="ce13" table:formula="oooc:=VLOOKUP([.$A40];AldiBereich;3;0)" office:value-type="float" office:value="0">
            <text:p>#NV</text:p>
          </table:table-cell>
          <table:table-cell table:style-name="ce13" table:formula="oooc:=DOLLAR(VLOOKUP([.$A40];MarktkaufBereich;4;0) ;2)" office:value-type="string" office:string-value="0,98 €">
            <text:p>0,98 €</text:p>
          </table:table-cell>
          <table:table-cell table:style-name="ce13" table:formula="oooc:=VLOOKUP([.$A40];MarktkaufBereich;3;0)">
            <text:p/>
          </table:table-cell>
          <table:table-cell table:style-name="ce13" table:formula="oooc:=DOLLAR(VLOOKUP([.$A40];PlusBereich;4;0) ;2)" office:value-type="float" office:value="0">
            <text:p>#NV</text:p>
          </table:table-cell>
          <table:table-cell table:style-name="ce13" table:formula="oooc:=VLOOKUP([.$A40];PlusBereich;3;0)" office:value-type="float" office:value="0">
            <text:p>#NV</text:p>
          </table:table-cell>
          <table:table-cell table:style-name="ce13" table:formula="oooc:=DOLLAR(VLOOKUP([.$A40];SchleckerBereich;4;0);2)" office:value-type="float" office:value="0">
            <text:p>#NV</text:p>
          </table:table-cell>
          <table:table-cell table:style-name="ce13" table:formula="oooc:=VLOOKUP([.$A40];SchleckerBereich;3;0)" office:value-type="float" office:value="0">
            <text:p>#NV</text:p>
          </table:table-cell>
          <table:table-cell table:style-name="ce13" table:formula="oooc:=DOLLAR(VLOOKUP([.$A40];MüllerBereich;4;0);2)" office:value-type="float" office:value="0">
            <text:p>#NV</text:p>
          </table:table-cell>
          <table:table-cell table:style-name="ce13" table:formula="oooc:=VLOOKUP([.$A40];MüllerBereich;3;0)" office:value-type="float" office:value="0">
            <text:p>#NV</text:p>
          </table:table-cell>
          <table:table-cell table:style-name="ce18" table:formula="oooc:=MIN(VALUE(IF(ISERROR([.$C40]);[Hilfsvariablen.$C$1];[.$C40]));VALUE(IF(ISERROR([.$E40]);[Hilfsvariablen.$C$1];[.$E40]));VALUE(IF(ISERROR([.$G40]);[Hilfsvariablen.$C$1];[.$G40]));VALUE(IF(ISERROR([.$I40]);[Hilfsvariablen.$C$1];[.$I40]));VALUE(IF(ISERROR([.$K40]);[Hilfsvariablen.$C$1];[.$K40])))" office:value-type="currency" office:currency="EUR" office:value="0.98">
            <text:p>0,98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Gemüse Strauchtomaten 1 kg</text:p>
          </table:table-cell>
          <table:table-cell table:style-name="ce10" table:formula="oooc:=IF(VALUE([.$M41])=VALUE([Hilfsvariablen.$C$1]);&quot;&quot;;[.$M41])" office:value-type="currency" office:currency="EUR" office:value="0.85">
            <text:p>0,85 €</text:p>
          </table:table-cell>
          <table:table-cell table:style-name="ce13" table:formula="oooc:=DOLLAR(VLOOKUP([.$A41];AldiBereich;4;0) ;2)" office:value-type="string" office:string-value="0,85 €">
            <text:p>0,85 €</text:p>
          </table:table-cell>
          <table:table-cell table:style-name="ce13" table:formula="oooc:=VLOOKUP([.$A41];AldiBereich;3;0)">
            <text:p/>
          </table:table-cell>
          <table:table-cell table:style-name="ce13" table:formula="oooc:=DOLLAR(VLOOKUP([.$A41];MarktkaufBereich;4;0) ;2)" office:value-type="string" office:string-value="1,79 €">
            <text:p>1,79 €</text:p>
          </table:table-cell>
          <table:table-cell table:style-name="ce13" table:formula="oooc:=VLOOKUP([.$A41];MarktkaufBereich;3;0)">
            <text:p/>
          </table:table-cell>
          <table:table-cell table:style-name="ce13" table:formula="oooc:=DOLLAR(VLOOKUP([.$A41];PlusBereich;4;0) ;2)" office:value-type="float" office:value="0">
            <text:p>#NV</text:p>
          </table:table-cell>
          <table:table-cell table:style-name="ce13" table:formula="oooc:=VLOOKUP([.$A41];PlusBereich;3;0)" office:value-type="float" office:value="0">
            <text:p>#NV</text:p>
          </table:table-cell>
          <table:table-cell table:style-name="ce13" table:formula="oooc:=DOLLAR(VLOOKUP([.$A41];SchleckerBereich;4;0);2)" office:value-type="float" office:value="0">
            <text:p>#NV</text:p>
          </table:table-cell>
          <table:table-cell table:style-name="ce13" table:formula="oooc:=VLOOKUP([.$A41];SchleckerBereich;3;0)" office:value-type="float" office:value="0">
            <text:p>#NV</text:p>
          </table:table-cell>
          <table:table-cell table:style-name="ce13" table:formula="oooc:=DOLLAR(VLOOKUP([.$A41];MüllerBereich;4;0);2)" office:value-type="float" office:value="0">
            <text:p>#NV</text:p>
          </table:table-cell>
          <table:table-cell table:style-name="ce13" table:formula="oooc:=VLOOKUP([.$A41];MüllerBereich;3;0)" office:value-type="float" office:value="0">
            <text:p>#NV</text:p>
          </table:table-cell>
          <table:table-cell table:style-name="ce18" table:formula="oooc:=MIN(VALUE(IF(ISERROR([.$C41]);[Hilfsvariablen.$C$1];[.$C41]));VALUE(IF(ISERROR([.$E41]);[Hilfsvariablen.$C$1];[.$E41]));VALUE(IF(ISERROR([.$G41]);[Hilfsvariablen.$C$1];[.$G41]));VALUE(IF(ISERROR([.$I41]);[Hilfsvariablen.$C$1];[.$I41]));VALUE(IF(ISERROR([.$K41]);[Hilfsvariablen.$C$1];[.$K41])))" office:value-type="currency" office:currency="EUR" office:value="0.85">
            <text:p>0,85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Genussmittel Filterhülsen Malboro</text:p>
          </table:table-cell>
          <table:table-cell table:style-name="ce10" table:formula="oooc:=IF(VALUE([.$M42])=VALUE([Hilfsvariablen.$C$1]);&quot;&quot;;[.$M42])" office:value-type="currency" office:currency="EUR" office:value="1.65">
            <text:p>1,65 €</text:p>
          </table:table-cell>
          <table:table-cell table:style-name="ce13" table:formula="oooc:=DOLLAR(VLOOKUP([.$A42];AldiBereich;4;0) ;2)" office:value-type="float" office:value="0">
            <text:p>#NV</text:p>
          </table:table-cell>
          <table:table-cell table:style-name="ce13" table:formula="oooc:=VLOOKUP([.$A42];AldiBereich;3;0)" office:value-type="float" office:value="0">
            <text:p>#NV</text:p>
          </table:table-cell>
          <table:table-cell table:style-name="ce13" table:formula="oooc:=DOLLAR(VLOOKUP([.$A42];MarktkaufBereich;4;0) ;2)" office:value-type="string" office:string-value="1,65 €">
            <text:p>1,65 €</text:p>
          </table:table-cell>
          <table:table-cell table:style-name="ce13" table:formula="oooc:=VLOOKUP([.$A42];MarktkaufBereich;3;0)">
            <text:p/>
          </table:table-cell>
          <table:table-cell table:style-name="ce13" table:formula="oooc:=DOLLAR(VLOOKUP([.$A42];PlusBereich;4;0) ;2)" office:value-type="float" office:value="0">
            <text:p>#NV</text:p>
          </table:table-cell>
          <table:table-cell table:style-name="ce13" table:formula="oooc:=VLOOKUP([.$A42];PlusBereich;3;0)" office:value-type="float" office:value="0">
            <text:p>#NV</text:p>
          </table:table-cell>
          <table:table-cell table:style-name="ce13" table:formula="oooc:=DOLLAR(VLOOKUP([.$A42];SchleckerBereich;4;0);2)" office:value-type="float" office:value="0">
            <text:p>#NV</text:p>
          </table:table-cell>
          <table:table-cell table:style-name="ce13" table:formula="oooc:=VLOOKUP([.$A42];SchleckerBereich;3;0)" office:value-type="float" office:value="0">
            <text:p>#NV</text:p>
          </table:table-cell>
          <table:table-cell table:style-name="ce13" table:formula="oooc:=DOLLAR(VLOOKUP([.$A42];MüllerBereich;4;0);2)" office:value-type="float" office:value="0">
            <text:p>#NV</text:p>
          </table:table-cell>
          <table:table-cell table:style-name="ce13" table:formula="oooc:=VLOOKUP([.$A42];MüllerBereich;3;0)" office:value-type="float" office:value="0">
            <text:p>#NV</text:p>
          </table:table-cell>
          <table:table-cell table:style-name="ce18" table:formula="oooc:=MIN(VALUE(IF(ISERROR([.$C42]);[Hilfsvariablen.$C$1];[.$C42]));VALUE(IF(ISERROR([.$E42]);[Hilfsvariablen.$C$1];[.$E42]));VALUE(IF(ISERROR([.$G42]);[Hilfsvariablen.$C$1];[.$G42]));VALUE(IF(ISERROR([.$I42]);[Hilfsvariablen.$C$1];[.$I42]));VALUE(IF(ISERROR([.$K42]);[Hilfsvariablen.$C$1];[.$K42])))" office:value-type="currency" office:currency="EUR" office:value="1.65">
            <text:p>1,65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Gewürze Lorbeerblätter</text:p>
          </table:table-cell>
          <table:table-cell table:style-name="ce10" table:formula="oooc:=IF(VALUE([.$M43])=VALUE([Hilfsvariablen.$C$1]);&quot;&quot;;[.$M43])" office:value-type="currency" office:currency="EUR" office:value="1.39">
            <text:p>1,39 €</text:p>
          </table:table-cell>
          <table:table-cell table:style-name="ce13" table:formula="oooc:=DOLLAR(VLOOKUP([.$A43];AldiBereich;4;0) ;2)" office:value-type="float" office:value="0">
            <text:p>#NV</text:p>
          </table:table-cell>
          <table:table-cell table:style-name="ce13" table:formula="oooc:=VLOOKUP([.$A43];AldiBereich;3;0)" office:value-type="float" office:value="0">
            <text:p>#NV</text:p>
          </table:table-cell>
          <table:table-cell table:style-name="ce13" table:formula="oooc:=DOLLAR(VLOOKUP([.$A43];MarktkaufBereich;4;0) ;2)" office:value-type="string" office:string-value="1,39 €">
            <text:p>1,39 €</text:p>
          </table:table-cell>
          <table:table-cell table:style-name="ce13" table:formula="oooc:=VLOOKUP([.$A43];MarktkaufBereich;3;0)">
            <text:p/>
          </table:table-cell>
          <table:table-cell table:style-name="ce13" table:formula="oooc:=DOLLAR(VLOOKUP([.$A43];PlusBereich;4;0) ;2)" office:value-type="float" office:value="0">
            <text:p>#NV</text:p>
          </table:table-cell>
          <table:table-cell table:style-name="ce13" table:formula="oooc:=VLOOKUP([.$A43];PlusBereich;3;0)" office:value-type="float" office:value="0">
            <text:p>#NV</text:p>
          </table:table-cell>
          <table:table-cell table:style-name="ce13" table:formula="oooc:=DOLLAR(VLOOKUP([.$A43];SchleckerBereich;4;0);2)" office:value-type="float" office:value="0">
            <text:p>#NV</text:p>
          </table:table-cell>
          <table:table-cell table:style-name="ce13" table:formula="oooc:=VLOOKUP([.$A43];SchleckerBereich;3;0)" office:value-type="float" office:value="0">
            <text:p>#NV</text:p>
          </table:table-cell>
          <table:table-cell table:style-name="ce13" table:formula="oooc:=DOLLAR(VLOOKUP([.$A43];MüllerBereich;4;0);2)" office:value-type="float" office:value="0">
            <text:p>#NV</text:p>
          </table:table-cell>
          <table:table-cell table:style-name="ce13" table:formula="oooc:=VLOOKUP([.$A43];MüllerBereich;3;0)" office:value-type="float" office:value="0">
            <text:p>#NV</text:p>
          </table:table-cell>
          <table:table-cell table:style-name="ce18" table:formula="oooc:=MIN(VALUE(IF(ISERROR([.$C43]);[Hilfsvariablen.$C$1];[.$C43]));VALUE(IF(ISERROR([.$E43]);[Hilfsvariablen.$C$1];[.$E43]));VALUE(IF(ISERROR([.$G43]);[Hilfsvariablen.$C$1];[.$G43]));VALUE(IF(ISERROR([.$I43]);[Hilfsvariablen.$C$1];[.$I43]));VALUE(IF(ISERROR([.$K43]);[Hilfsvariablen.$C$1];[.$K43])))" office:value-type="currency" office:currency="EUR" office:value="1.39">
            <text:p>1,3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Gewürze Nelken 7,5 g</text:p>
          </table:table-cell>
          <table:table-cell table:style-name="ce10" table:formula="oooc:=IF(VALUE([.$M44])=VALUE([Hilfsvariablen.$C$1]);&quot;&quot;;[.$M44])" office:value-type="currency" office:currency="EUR" office:value="1.59">
            <text:p>1,59 €</text:p>
          </table:table-cell>
          <table:table-cell table:style-name="ce13" table:formula="oooc:=DOLLAR(VLOOKUP([.$A44];AldiBereich;4;0) ;2)" office:value-type="float" office:value="0">
            <text:p>#NV</text:p>
          </table:table-cell>
          <table:table-cell table:style-name="ce13" table:formula="oooc:=VLOOKUP([.$A44];AldiBereich;3;0)" office:value-type="float" office:value="0">
            <text:p>#NV</text:p>
          </table:table-cell>
          <table:table-cell table:style-name="ce13" table:formula="oooc:=DOLLAR(VLOOKUP([.$A44];MarktkaufBereich;4;0) ;2)" office:value-type="string" office:string-value="1,59 €">
            <text:p>1,59 €</text:p>
          </table:table-cell>
          <table:table-cell table:style-name="ce13" table:formula="oooc:=VLOOKUP([.$A44];MarktkaufBereich;3;0)">
            <text:p/>
          </table:table-cell>
          <table:table-cell table:style-name="ce13" table:formula="oooc:=DOLLAR(VLOOKUP([.$A44];PlusBereich;4;0) ;2)" office:value-type="float" office:value="0">
            <text:p>#NV</text:p>
          </table:table-cell>
          <table:table-cell table:style-name="ce13" table:formula="oooc:=VLOOKUP([.$A44];PlusBereich;3;0)" office:value-type="float" office:value="0">
            <text:p>#NV</text:p>
          </table:table-cell>
          <table:table-cell table:style-name="ce13" table:formula="oooc:=DOLLAR(VLOOKUP([.$A44];SchleckerBereich;4;0);2)" office:value-type="float" office:value="0">
            <text:p>#NV</text:p>
          </table:table-cell>
          <table:table-cell table:style-name="ce13" table:formula="oooc:=VLOOKUP([.$A44];SchleckerBereich;3;0)" office:value-type="float" office:value="0">
            <text:p>#NV</text:p>
          </table:table-cell>
          <table:table-cell table:style-name="ce13" table:formula="oooc:=DOLLAR(VLOOKUP([.$A44];MüllerBereich;4;0);2)" office:value-type="float" office:value="0">
            <text:p>#NV</text:p>
          </table:table-cell>
          <table:table-cell table:style-name="ce13" table:formula="oooc:=VLOOKUP([.$A44];MüllerBereich;3;0)" office:value-type="float" office:value="0">
            <text:p>#NV</text:p>
          </table:table-cell>
          <table:table-cell table:style-name="ce18" table:formula="oooc:=MIN(VALUE(IF(ISERROR([.$C44]);[Hilfsvariablen.$C$1];[.$C44]));VALUE(IF(ISERROR([.$E44]);[Hilfsvariablen.$C$1];[.$E44]));VALUE(IF(ISERROR([.$G44]);[Hilfsvariablen.$C$1];[.$G44]));VALUE(IF(ISERROR([.$I44]);[Hilfsvariablen.$C$1];[.$I44]));VALUE(IF(ISERROR([.$K44]);[Hilfsvariablen.$C$1];[.$K44])))" office:value-type="currency" office:currency="EUR" office:value="1.59">
            <text:p>1,5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Gewürze Nelken gemahlen</text:p>
          </table:table-cell>
          <table:table-cell table:style-name="ce10" table:formula="oooc:=IF(VALUE([.$M45])=VALUE([Hilfsvariablen.$C$1]);&quot;&quot;;[.$M45])" office:value-type="currency" office:currency="EUR" office:value="1.39">
            <text:p>1,39 €</text:p>
          </table:table-cell>
          <table:table-cell table:style-name="ce13" table:formula="oooc:=DOLLAR(VLOOKUP([.$A45];AldiBereich;4;0) ;2)" office:value-type="float" office:value="0">
            <text:p>#NV</text:p>
          </table:table-cell>
          <table:table-cell table:style-name="ce13" table:formula="oooc:=VLOOKUP([.$A45];AldiBereich;3;0)" office:value-type="float" office:value="0">
            <text:p>#NV</text:p>
          </table:table-cell>
          <table:table-cell table:style-name="ce13" table:formula="oooc:=DOLLAR(VLOOKUP([.$A45];MarktkaufBereich;4;0) ;2)" office:value-type="string" office:string-value="1,39 €">
            <text:p>1,39 €</text:p>
          </table:table-cell>
          <table:table-cell table:style-name="ce13" table:formula="oooc:=VLOOKUP([.$A45];MarktkaufBereich;3;0)">
            <text:p/>
          </table:table-cell>
          <table:table-cell table:style-name="ce13" table:formula="oooc:=DOLLAR(VLOOKUP([.$A45];PlusBereich;4;0) ;2)" office:value-type="float" office:value="0">
            <text:p>#NV</text:p>
          </table:table-cell>
          <table:table-cell table:style-name="ce13" table:formula="oooc:=VLOOKUP([.$A45];PlusBereich;3;0)" office:value-type="float" office:value="0">
            <text:p>#NV</text:p>
          </table:table-cell>
          <table:table-cell table:style-name="ce13" table:formula="oooc:=DOLLAR(VLOOKUP([.$A45];SchleckerBereich;4;0);2)" office:value-type="float" office:value="0">
            <text:p>#NV</text:p>
          </table:table-cell>
          <table:table-cell table:style-name="ce13" table:formula="oooc:=VLOOKUP([.$A45];SchleckerBereich;3;0)" office:value-type="float" office:value="0">
            <text:p>#NV</text:p>
          </table:table-cell>
          <table:table-cell table:style-name="ce13" table:formula="oooc:=DOLLAR(VLOOKUP([.$A45];MüllerBereich;4;0);2)" office:value-type="float" office:value="0">
            <text:p>#NV</text:p>
          </table:table-cell>
          <table:table-cell table:style-name="ce13" table:formula="oooc:=VLOOKUP([.$A45];MüllerBereich;3;0)" office:value-type="float" office:value="0">
            <text:p>#NV</text:p>
          </table:table-cell>
          <table:table-cell table:style-name="ce18" table:formula="oooc:=MIN(VALUE(IF(ISERROR([.$C45]);[Hilfsvariablen.$C$1];[.$C45]));VALUE(IF(ISERROR([.$E45]);[Hilfsvariablen.$C$1];[.$E45]));VALUE(IF(ISERROR([.$G45]);[Hilfsvariablen.$C$1];[.$G45]));VALUE(IF(ISERROR([.$I45]);[Hilfsvariablen.$C$1];[.$I45]));VALUE(IF(ISERROR([.$K45]);[Hilfsvariablen.$C$1];[.$K45])))" office:value-type="currency" office:currency="EUR" office:value="1.39">
            <text:p>1,3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Kaffee Cappuccino Choco Nuss 0,5 kg</text:p>
          </table:table-cell>
          <table:table-cell table:style-name="ce10" table:formula="oooc:=IF(VALUE([.$M46])=VALUE([Hilfsvariablen.$C$1]);&quot;&quot;;[.$M46])" office:value-type="currency" office:currency="EUR" office:value="2.69">
            <text:p>2,69 €</text:p>
          </table:table-cell>
          <table:table-cell table:style-name="ce13" table:formula="oooc:=DOLLAR(VLOOKUP([.$A46];AldiBereich;4;0) ;2)" office:value-type="float" office:value="0">
            <text:p>#NV</text:p>
          </table:table-cell>
          <table:table-cell table:style-name="ce13" table:formula="oooc:=VLOOKUP([.$A46];AldiBereich;3;0)" office:value-type="float" office:value="0">
            <text:p>#NV</text:p>
          </table:table-cell>
          <table:table-cell table:style-name="ce13" table:formula="oooc:=DOLLAR(VLOOKUP([.$A46];MarktkaufBereich;4;0) ;2)" office:value-type="string" office:string-value="2,69 €">
            <text:p>2,69 €</text:p>
          </table:table-cell>
          <table:table-cell table:style-name="ce13" table:formula="oooc:=VLOOKUP([.$A46];MarktkaufBereich;3;0)" office:value-type="string" office:string-value="sehr gut">
            <text:p>sehr gut</text:p>
          </table:table-cell>
          <table:table-cell table:style-name="ce13" table:formula="oooc:=DOLLAR(VLOOKUP([.$A46];PlusBereich;4;0) ;2)" office:value-type="float" office:value="0">
            <text:p>#NV</text:p>
          </table:table-cell>
          <table:table-cell table:style-name="ce13" table:formula="oooc:=VLOOKUP([.$A46];PlusBereich;3;0)" office:value-type="float" office:value="0">
            <text:p>#NV</text:p>
          </table:table-cell>
          <table:table-cell table:style-name="ce13" table:formula="oooc:=DOLLAR(VLOOKUP([.$A46];SchleckerBereich;4;0);2)" office:value-type="float" office:value="0">
            <text:p>#NV</text:p>
          </table:table-cell>
          <table:table-cell table:style-name="ce13" table:formula="oooc:=VLOOKUP([.$A46];SchleckerBereich;3;0)" office:value-type="float" office:value="0">
            <text:p>#NV</text:p>
          </table:table-cell>
          <table:table-cell table:style-name="ce13" table:formula="oooc:=DOLLAR(VLOOKUP([.$A46];MüllerBereich;4;0);2)" office:value-type="float" office:value="0">
            <text:p>#NV</text:p>
          </table:table-cell>
          <table:table-cell table:style-name="ce13" table:formula="oooc:=VLOOKUP([.$A46];MüllerBereich;3;0)" office:value-type="float" office:value="0">
            <text:p>#NV</text:p>
          </table:table-cell>
          <table:table-cell table:style-name="ce18" table:formula="oooc:=MIN(VALUE(IF(ISERROR([.$C46]);[Hilfsvariablen.$C$1];[.$C46]));VALUE(IF(ISERROR([.$E46]);[Hilfsvariablen.$C$1];[.$E46]));VALUE(IF(ISERROR([.$G46]);[Hilfsvariablen.$C$1];[.$G46]));VALUE(IF(ISERROR([.$I46]);[Hilfsvariablen.$C$1];[.$I46]));VALUE(IF(ISERROR([.$K46]);[Hilfsvariablen.$C$1];[.$K46])))" office:value-type="currency" office:currency="EUR" office:value="2.69">
            <text:p>2,6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Kaffee Cappuccino White 0,5 kg</text:p>
          </table:table-cell>
          <table:table-cell table:style-name="ce10" table:formula="oooc:=IF(VALUE([.$M47])=VALUE([Hilfsvariablen.$C$1]);&quot;&quot;;[.$M47])" office:value-type="currency" office:currency="EUR" office:value="2.49">
            <text:p>2,49 €</text:p>
          </table:table-cell>
          <table:table-cell table:style-name="ce13" table:formula="oooc:=DOLLAR(VLOOKUP([.$A47];AldiBereich;4;0) ;2)" office:value-type="float" office:value="0">
            <text:p>#NV</text:p>
          </table:table-cell>
          <table:table-cell table:style-name="ce13" table:formula="oooc:=VLOOKUP([.$A47];AldiBereich;3;0)" office:value-type="float" office:value="0">
            <text:p>#NV</text:p>
          </table:table-cell>
          <table:table-cell table:style-name="ce13" table:formula="oooc:=DOLLAR(VLOOKUP([.$A47];MarktkaufBereich;4;0) ;2)" office:value-type="string" office:string-value="2,49 €">
            <text:p>2,49 €</text:p>
          </table:table-cell>
          <table:table-cell table:style-name="ce13" table:formula="oooc:=VLOOKUP([.$A47];MarktkaufBereich;3;0)" office:value-type="string" office:string-value="seht gut">
            <text:p>seht gut</text:p>
          </table:table-cell>
          <table:table-cell table:style-name="ce13" table:formula="oooc:=DOLLAR(VLOOKUP([.$A47];PlusBereich;4;0) ;2)" office:value-type="float" office:value="0">
            <text:p>#NV</text:p>
          </table:table-cell>
          <table:table-cell table:style-name="ce13" table:formula="oooc:=VLOOKUP([.$A47];PlusBereich;3;0)" office:value-type="float" office:value="0">
            <text:p>#NV</text:p>
          </table:table-cell>
          <table:table-cell table:style-name="ce13" table:formula="oooc:=DOLLAR(VLOOKUP([.$A47];SchleckerBereich;4;0);2)" office:value-type="float" office:value="0">
            <text:p>#NV</text:p>
          </table:table-cell>
          <table:table-cell table:style-name="ce13" table:formula="oooc:=VLOOKUP([.$A47];SchleckerBereich;3;0)" office:value-type="float" office:value="0">
            <text:p>#NV</text:p>
          </table:table-cell>
          <table:table-cell table:style-name="ce13" table:formula="oooc:=DOLLAR(VLOOKUP([.$A47];MüllerBereich;4;0);2)" office:value-type="float" office:value="0">
            <text:p>#NV</text:p>
          </table:table-cell>
          <table:table-cell table:style-name="ce13" table:formula="oooc:=VLOOKUP([.$A47];MüllerBereich;3;0)" office:value-type="float" office:value="0">
            <text:p>#NV</text:p>
          </table:table-cell>
          <table:table-cell table:style-name="ce18" table:formula="oooc:=MIN(VALUE(IF(ISERROR([.$C47]);[Hilfsvariablen.$C$1];[.$C47]));VALUE(IF(ISERROR([.$E47]);[Hilfsvariablen.$C$1];[.$E47]));VALUE(IF(ISERROR([.$G47]);[Hilfsvariablen.$C$1];[.$G47]));VALUE(IF(ISERROR([.$I47]);[Hilfsvariablen.$C$1];[.$I47]));VALUE(IF(ISERROR([.$K47]);[Hilfsvariablen.$C$1];[.$K47])))" office:value-type="currency" office:currency="EUR" office:value="2.49">
            <text:p>2,4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Kaffee Die Weisse Cappuccino 0,5 kg</text:p>
          </table:table-cell>
          <table:table-cell table:style-name="ce10" table:formula="oooc:=IF(VALUE([.$M48])=VALUE([Hilfsvariablen.$C$1]);&quot;&quot;;[.$M48])" office:value-type="currency" office:currency="EUR" office:value="2.99">
            <text:p>2,99 €</text:p>
          </table:table-cell>
          <table:table-cell table:style-name="ce13" table:formula="oooc:=DOLLAR(VLOOKUP([.$A48];AldiBereich;4;0) ;2)" office:value-type="float" office:value="0">
            <text:p>#NV</text:p>
          </table:table-cell>
          <table:table-cell table:style-name="ce13" table:formula="oooc:=VLOOKUP([.$A48];AldiBereich;3;0)" office:value-type="float" office:value="0">
            <text:p>#NV</text:p>
          </table:table-cell>
          <table:table-cell table:style-name="ce13" table:formula="oooc:=DOLLAR(VLOOKUP([.$A48];MarktkaufBereich;4;0) ;2)" office:value-type="string" office:string-value="2,99 €">
            <text:p>2,99 €</text:p>
          </table:table-cell>
          <table:table-cell table:style-name="ce13" table:formula="oooc:=VLOOKUP([.$A48];MarktkaufBereich;3;0)" office:value-type="string" office:string-value="sehr gut">
            <text:p>sehr gut</text:p>
          </table:table-cell>
          <table:table-cell table:style-name="ce13" table:formula="oooc:=DOLLAR(VLOOKUP([.$A48];PlusBereich;4;0) ;2)" office:value-type="float" office:value="0">
            <text:p>#NV</text:p>
          </table:table-cell>
          <table:table-cell table:style-name="ce13" table:formula="oooc:=VLOOKUP([.$A48];PlusBereich;3;0)" office:value-type="float" office:value="0">
            <text:p>#NV</text:p>
          </table:table-cell>
          <table:table-cell table:style-name="ce13" table:formula="oooc:=DOLLAR(VLOOKUP([.$A48];SchleckerBereich;4;0);2)" office:value-type="float" office:value="0">
            <text:p>#NV</text:p>
          </table:table-cell>
          <table:table-cell table:style-name="ce13" table:formula="oooc:=VLOOKUP([.$A48];SchleckerBereich;3;0)" office:value-type="float" office:value="0">
            <text:p>#NV</text:p>
          </table:table-cell>
          <table:table-cell table:style-name="ce13" table:formula="oooc:=DOLLAR(VLOOKUP([.$A48];MüllerBereich;4;0);2)" office:value-type="float" office:value="0">
            <text:p>#NV</text:p>
          </table:table-cell>
          <table:table-cell table:style-name="ce13" table:formula="oooc:=VLOOKUP([.$A48];MüllerBereich;3;0)" office:value-type="float" office:value="0">
            <text:p>#NV</text:p>
          </table:table-cell>
          <table:table-cell table:style-name="ce18" table:formula="oooc:=MIN(VALUE(IF(ISERROR([.$C48]);[Hilfsvariablen.$C$1];[.$C48]));VALUE(IF(ISERROR([.$E48]);[Hilfsvariablen.$C$1];[.$E48]));VALUE(IF(ISERROR([.$G48]);[Hilfsvariablen.$C$1];[.$G48]));VALUE(IF(ISERROR([.$I48]);[Hilfsvariablen.$C$1];[.$I48]));VALUE(IF(ISERROR([.$K48]);[Hilfsvariablen.$C$1];[.$K48])))" office:value-type="currency" office:currency="EUR" office:value="2.99">
            <text:p>2,9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Kaffee Kräftig 0,5 kg</text:p>
          </table:table-cell>
          <table:table-cell table:style-name="ce10" table:formula="oooc:=IF(VALUE([.$M49])=VALUE([Hilfsvariablen.$C$1]);&quot;&quot;;[.$M49])" office:value-type="currency" office:currency="EUR" office:value="2.79">
            <text:p>2,79 €</text:p>
          </table:table-cell>
          <table:table-cell table:style-name="ce13" table:formula="oooc:=DOLLAR(VLOOKUP([.$A49];AldiBereich;4;0) ;2)" office:value-type="string" office:string-value="2,79 €">
            <text:p>2,79 €</text:p>
          </table:table-cell>
          <table:table-cell table:style-name="ce13" table:formula="oooc:=VLOOKUP([.$A49];AldiBereich;3;0)" office:value-type="string" office:string-value="schlecht">
            <text:p>schlecht</text:p>
          </table:table-cell>
          <table:table-cell table:style-name="ce13" table:formula="oooc:=DOLLAR(VLOOKUP([.$A49];MarktkaufBereich;4;0) ;2)" office:value-type="string" office:string-value="2,79 €">
            <text:p>2,79 €</text:p>
          </table:table-cell>
          <table:table-cell table:style-name="ce13" table:formula="oooc:=VLOOKUP([.$A49];MarktkaufBereich;3;0)" office:value-type="string" office:string-value="gut">
            <text:p>gut</text:p>
          </table:table-cell>
          <table:table-cell table:style-name="ce13" table:formula="oooc:=DOLLAR(VLOOKUP([.$A49];PlusBereich;4;0) ;2)" office:value-type="float" office:value="0">
            <text:p>#NV</text:p>
          </table:table-cell>
          <table:table-cell table:style-name="ce13" table:formula="oooc:=VLOOKUP([.$A49];PlusBereich;3;0)" office:value-type="float" office:value="0">
            <text:p>#NV</text:p>
          </table:table-cell>
          <table:table-cell table:style-name="ce13" table:formula="oooc:=DOLLAR(VLOOKUP([.$A49];SchleckerBereich;4;0);2)" office:value-type="float" office:value="0">
            <text:p>#NV</text:p>
          </table:table-cell>
          <table:table-cell table:style-name="ce13" table:formula="oooc:=VLOOKUP([.$A49];SchleckerBereich;3;0)" office:value-type="float" office:value="0">
            <text:p>#NV</text:p>
          </table:table-cell>
          <table:table-cell table:style-name="ce13" table:formula="oooc:=DOLLAR(VLOOKUP([.$A49];MüllerBereich;4;0);2)" office:value-type="float" office:value="0">
            <text:p>#NV</text:p>
          </table:table-cell>
          <table:table-cell table:style-name="ce13" table:formula="oooc:=VLOOKUP([.$A49];MüllerBereich;3;0)" office:value-type="float" office:value="0">
            <text:p>#NV</text:p>
          </table:table-cell>
          <table:table-cell table:style-name="ce18" table:formula="oooc:=MIN(VALUE(IF(ISERROR([.$C49]);[Hilfsvariablen.$C$1];[.$C49]));VALUE(IF(ISERROR([.$E49]);[Hilfsvariablen.$C$1];[.$E49]));VALUE(IF(ISERROR([.$G49]);[Hilfsvariablen.$C$1];[.$G49]));VALUE(IF(ISERROR([.$I49]);[Hilfsvariablen.$C$1];[.$I49]));VALUE(IF(ISERROR([.$K49]);[Hilfsvariablen.$C$1];[.$K49])))" office:value-type="currency" office:currency="EUR" office:value="2.79">
            <text:p>2,7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Kaffee Melitta Weißer Cappuccino 0,5 kg</text:p>
          </table:table-cell>
          <table:table-cell table:style-name="ce10" table:formula="oooc:=IF(VALUE([.$M50])=VALUE([Hilfsvariablen.$C$1]);&quot;&quot;;[.$M50])" office:value-type="currency" office:currency="EUR" office:value="2.99">
            <text:p>2,99 €</text:p>
          </table:table-cell>
          <table:table-cell table:style-name="ce13" table:formula="oooc:=DOLLAR(VLOOKUP([.$A50];AldiBereich;4;0) ;2)" office:value-type="float" office:value="0">
            <text:p>#NV</text:p>
          </table:table-cell>
          <table:table-cell table:style-name="ce13" table:formula="oooc:=VLOOKUP([.$A50];AldiBereich;3;0)" office:value-type="float" office:value="0">
            <text:p>#NV</text:p>
          </table:table-cell>
          <table:table-cell table:style-name="ce13" table:formula="oooc:=DOLLAR(VLOOKUP([.$A50];MarktkaufBereich;4;0) ;2)" office:value-type="string" office:string-value="2,99 €">
            <text:p>2,99 €</text:p>
          </table:table-cell>
          <table:table-cell table:style-name="ce13" table:formula="oooc:=VLOOKUP([.$A50];MarktkaufBereich;3;0)" office:value-type="string" office:string-value="seht gut">
            <text:p>seht gut</text:p>
          </table:table-cell>
          <table:table-cell table:style-name="ce13" table:formula="oooc:=DOLLAR(VLOOKUP([.$A50];PlusBereich;4;0) ;2)" office:value-type="float" office:value="0">
            <text:p>#NV</text:p>
          </table:table-cell>
          <table:table-cell table:style-name="ce13" table:formula="oooc:=VLOOKUP([.$A50];PlusBereich;3;0)" office:value-type="float" office:value="0">
            <text:p>#NV</text:p>
          </table:table-cell>
          <table:table-cell table:style-name="ce13" table:formula="oooc:=DOLLAR(VLOOKUP([.$A50];SchleckerBereich;4;0);2)" office:value-type="float" office:value="0">
            <text:p>#NV</text:p>
          </table:table-cell>
          <table:table-cell table:style-name="ce13" table:formula="oooc:=VLOOKUP([.$A50];SchleckerBereich;3;0)" office:value-type="float" office:value="0">
            <text:p>#NV</text:p>
          </table:table-cell>
          <table:table-cell table:style-name="ce13" table:formula="oooc:=DOLLAR(VLOOKUP([.$A50];MüllerBereich;4;0);2)" office:value-type="float" office:value="0">
            <text:p>#NV</text:p>
          </table:table-cell>
          <table:table-cell table:style-name="ce13" table:formula="oooc:=VLOOKUP([.$A50];MüllerBereich;3;0)" office:value-type="float" office:value="0">
            <text:p>#NV</text:p>
          </table:table-cell>
          <table:table-cell table:style-name="ce18" table:formula="oooc:=MIN(VALUE(IF(ISERROR([.$C50]);[Hilfsvariablen.$C$1];[.$C50]));VALUE(IF(ISERROR([.$E50]);[Hilfsvariablen.$C$1];[.$E50]));VALUE(IF(ISERROR([.$G50]);[Hilfsvariablen.$C$1];[.$G50]));VALUE(IF(ISERROR([.$I50]);[Hilfsvariablen.$C$1];[.$I50]));VALUE(IF(ISERROR([.$K50]);[Hilfsvariablen.$C$1];[.$K50])))" office:value-type="currency" office:currency="EUR" office:value="2.99">
            <text:p>2,9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Kartoffelbrei Kartoffelpüree für 3x 0,5 L</text:p>
          </table:table-cell>
          <table:table-cell table:style-name="ce10" table:formula="oooc:=IF(VALUE([.$M51])=VALUE([Hilfsvariablen.$C$1]);&quot;&quot;;[.$M51])" office:value-type="currency" office:currency="EUR" office:value="0.65">
            <text:p>0,65 €</text:p>
          </table:table-cell>
          <table:table-cell table:style-name="ce13" table:formula="oooc:=DOLLAR(VLOOKUP([.$A51];AldiBereich;4;0) ;2)" office:value-type="float" office:value="0">
            <text:p>#NV</text:p>
          </table:table-cell>
          <table:table-cell table:style-name="ce13" table:formula="oooc:=VLOOKUP([.$A51];AldiBereich;3;0)" office:value-type="float" office:value="0">
            <text:p>#NV</text:p>
          </table:table-cell>
          <table:table-cell table:style-name="ce13" table:formula="oooc:=DOLLAR(VLOOKUP([.$A51];MarktkaufBereich;4;0) ;2)" office:value-type="string" office:string-value="0,65 €">
            <text:p>0,65 €</text:p>
          </table:table-cell>
          <table:table-cell table:style-name="ce13" table:formula="oooc:=VLOOKUP([.$A51];MarktkaufBereich;3;0)">
            <text:p/>
          </table:table-cell>
          <table:table-cell table:style-name="ce13" table:formula="oooc:=DOLLAR(VLOOKUP([.$A51];PlusBereich;4;0) ;2)" office:value-type="float" office:value="0">
            <text:p>#NV</text:p>
          </table:table-cell>
          <table:table-cell table:style-name="ce13" table:formula="oooc:=VLOOKUP([.$A51];PlusBereich;3;0)" office:value-type="float" office:value="0">
            <text:p>#NV</text:p>
          </table:table-cell>
          <table:table-cell table:style-name="ce13" table:formula="oooc:=DOLLAR(VLOOKUP([.$A51];SchleckerBereich;4;0);2)" office:value-type="float" office:value="0">
            <text:p>#NV</text:p>
          </table:table-cell>
          <table:table-cell table:style-name="ce13" table:formula="oooc:=VLOOKUP([.$A51];SchleckerBereich;3;0)" office:value-type="float" office:value="0">
            <text:p>#NV</text:p>
          </table:table-cell>
          <table:table-cell table:style-name="ce13" table:formula="oooc:=DOLLAR(VLOOKUP([.$A51];MüllerBereich;4;0);2)" office:value-type="float" office:value="0">
            <text:p>#NV</text:p>
          </table:table-cell>
          <table:table-cell table:style-name="ce13" table:formula="oooc:=VLOOKUP([.$A51];MüllerBereich;3;0)" office:value-type="float" office:value="0">
            <text:p>#NV</text:p>
          </table:table-cell>
          <table:table-cell table:style-name="ce18" table:formula="oooc:=MIN(VALUE(IF(ISERROR([.$C51]);[Hilfsvariablen.$C$1];[.$C51]));VALUE(IF(ISERROR([.$E51]);[Hilfsvariablen.$C$1];[.$E51]));VALUE(IF(ISERROR([.$G51]);[Hilfsvariablen.$C$1];[.$G51]));VALUE(IF(ISERROR([.$I51]);[Hilfsvariablen.$C$1];[.$I51]));VALUE(IF(ISERROR([.$K51]);[Hilfsvariablen.$C$1];[.$K51])))" office:value-type="currency" office:currency="EUR" office:value="0.65">
            <text:p>0,65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Kartoffelbrei Kartoffelpüree mit Milch für 3x 0,5 L</text:p>
          </table:table-cell>
          <table:table-cell table:style-name="ce10" table:formula="oooc:=IF(VALUE([.$M52])=VALUE([Hilfsvariablen.$C$1]);&quot;&quot;;[.$M52])">
            <text:p/>
          </table:table-cell>
          <table:table-cell table:style-name="ce13" table:formula="oooc:=DOLLAR(VLOOKUP([.$A52];AldiBereich;4;0) ;2)" office:value-type="float" office:value="0">
            <text:p>#NV</text:p>
          </table:table-cell>
          <table:table-cell table:style-name="ce13" table:formula="oooc:=VLOOKUP([.$A52];AldiBereich;3;0)" office:value-type="float" office:value="0">
            <text:p>#NV</text:p>
          </table:table-cell>
          <table:table-cell table:style-name="ce13" table:formula="oooc:=DOLLAR(VLOOKUP([.$A52];MarktkaufBereich;4;0) ;2)" office:value-type="float" office:value="0">
            <text:p>#NV</text:p>
          </table:table-cell>
          <table:table-cell table:style-name="ce13" table:formula="oooc:=VLOOKUP([.$A52];MarktkaufBereich;3;0)" office:value-type="float" office:value="0">
            <text:p>#NV</text:p>
          </table:table-cell>
          <table:table-cell table:style-name="ce13" table:formula="oooc:=DOLLAR(VLOOKUP([.$A52];PlusBereich;4;0) ;2)" office:value-type="float" office:value="0">
            <text:p>#NV</text:p>
          </table:table-cell>
          <table:table-cell table:style-name="ce13" table:formula="oooc:=VLOOKUP([.$A52];PlusBereich;3;0)" office:value-type="float" office:value="0">
            <text:p>#NV</text:p>
          </table:table-cell>
          <table:table-cell table:style-name="ce13" table:formula="oooc:=DOLLAR(VLOOKUP([.$A52];SchleckerBereich;4;0);2)" office:value-type="float" office:value="0">
            <text:p>#NV</text:p>
          </table:table-cell>
          <table:table-cell table:style-name="ce13" table:formula="oooc:=VLOOKUP([.$A52];SchleckerBereich;3;0)" office:value-type="float" office:value="0">
            <text:p>#NV</text:p>
          </table:table-cell>
          <table:table-cell table:style-name="ce13" table:formula="oooc:=DOLLAR(VLOOKUP([.$A52];MüllerBereich;4;0);2)" office:value-type="float" office:value="0">
            <text:p>#NV</text:p>
          </table:table-cell>
          <table:table-cell table:style-name="ce13" table:formula="oooc:=VLOOKUP([.$A52];MüllerBereich;3;0)" office:value-type="float" office:value="0">
            <text:p>#NV</text:p>
          </table:table-cell>
          <table:table-cell table:style-name="ce18" table:formula="oooc:=MIN(VALUE(IF(ISERROR([.$C52]);[Hilfsvariablen.$C$1];[.$C52]));VALUE(IF(ISERROR([.$E52]);[Hilfsvariablen.$C$1];[.$E52]));VALUE(IF(ISERROR([.$G52]);[Hilfsvariablen.$C$1];[.$G52]));VALUE(IF(ISERROR([.$I52]);[Hilfsvariablen.$C$1];[.$I52]));VALUE(IF(ISERROR([.$K52]);[Hilfsvariablen.$C$1];[.$K52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Käse Frischkäse Fass 200g</text:p>
          </table:table-cell>
          <table:table-cell table:style-name="ce10" table:formula="oooc:=IF(VALUE([.$M53])=VALUE([Hilfsvariablen.$C$1]);&quot;&quot;;[.$M53])" office:value-type="currency" office:currency="EUR" office:value="0.99">
            <text:p>0,99 €</text:p>
          </table:table-cell>
          <table:table-cell table:style-name="ce13" table:formula="oooc:=DOLLAR(VLOOKUP([.$A53];AldiBereich;4;0) ;2)" office:value-type="string" office:string-value="0,99 €">
            <text:p>0,99 €</text:p>
          </table:table-cell>
          <table:table-cell table:style-name="ce13" table:formula="oooc:=VLOOKUP([.$A53];AldiBereich;3;0)">
            <text:p/>
          </table:table-cell>
          <table:table-cell table:style-name="ce13" table:formula="oooc:=DOLLAR(VLOOKUP([.$A53];MarktkaufBereich;4;0) ;2)" office:value-type="float" office:value="0">
            <text:p>#NV</text:p>
          </table:table-cell>
          <table:table-cell table:style-name="ce13" table:formula="oooc:=VLOOKUP([.$A53];MarktkaufBereich;3;0)" office:value-type="float" office:value="0">
            <text:p>#NV</text:p>
          </table:table-cell>
          <table:table-cell table:style-name="ce13" table:formula="oooc:=DOLLAR(VLOOKUP([.$A53];PlusBereich;4;0) ;2)" office:value-type="float" office:value="0">
            <text:p>#NV</text:p>
          </table:table-cell>
          <table:table-cell table:style-name="ce13" table:formula="oooc:=VLOOKUP([.$A53];PlusBereich;3;0)" office:value-type="float" office:value="0">
            <text:p>#NV</text:p>
          </table:table-cell>
          <table:table-cell table:style-name="ce13" table:formula="oooc:=DOLLAR(VLOOKUP([.$A53];SchleckerBereich;4;0);2)" office:value-type="float" office:value="0">
            <text:p>#NV</text:p>
          </table:table-cell>
          <table:table-cell table:style-name="ce13" table:formula="oooc:=VLOOKUP([.$A53];SchleckerBereich;3;0)" office:value-type="float" office:value="0">
            <text:p>#NV</text:p>
          </table:table-cell>
          <table:table-cell table:style-name="ce13" table:formula="oooc:=DOLLAR(VLOOKUP([.$A53];MüllerBereich;4;0);2)" office:value-type="float" office:value="0">
            <text:p>#NV</text:p>
          </table:table-cell>
          <table:table-cell table:style-name="ce13" table:formula="oooc:=VLOOKUP([.$A53];MüllerBereich;3;0)" office:value-type="float" office:value="0">
            <text:p>#NV</text:p>
          </table:table-cell>
          <table:table-cell table:style-name="ce18" table:formula="oooc:=MIN(VALUE(IF(ISERROR([.$C53]);[Hilfsvariablen.$C$1];[.$C53]));VALUE(IF(ISERROR([.$E53]);[Hilfsvariablen.$C$1];[.$E53]));VALUE(IF(ISERROR([.$G53]);[Hilfsvariablen.$C$1];[.$G53]));VALUE(IF(ISERROR([.$I53]);[Hilfsvariablen.$C$1];[.$I53]));VALUE(IF(ISERROR([.$K53]);[Hilfsvariablen.$C$1];[.$K53])))" office:value-type="currency" office:currency="EUR" office:value="0.99">
            <text:p>0,9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Käse Frischkäse kräuter-frisch 200g</text:p>
          </table:table-cell>
          <table:table-cell table:style-name="ce10" table:formula="oooc:=IF(VALUE([.$M54])=VALUE([Hilfsvariablen.$C$1]);&quot;&quot;;[.$M54])" office:value-type="currency" office:currency="EUR" office:value="0.59">
            <text:p>0,59 €</text:p>
          </table:table-cell>
          <table:table-cell table:style-name="ce13" table:formula="oooc:=DOLLAR(VLOOKUP([.$A54];AldiBereich;4;0) ;2)" office:value-type="string" office:string-value="0,59 €">
            <text:p>0,59 €</text:p>
          </table:table-cell>
          <table:table-cell table:style-name="ce13" table:formula="oooc:=VLOOKUP([.$A54];AldiBereich;3;0)" office:value-type="string" office:string-value="gut">
            <text:p>gut</text:p>
          </table:table-cell>
          <table:table-cell table:style-name="ce13" table:formula="oooc:=DOLLAR(VLOOKUP([.$A54];MarktkaufBereich;4;0) ;2)" office:value-type="float" office:value="0">
            <text:p>#NV</text:p>
          </table:table-cell>
          <table:table-cell table:style-name="ce13" table:formula="oooc:=VLOOKUP([.$A54];MarktkaufBereich;3;0)" office:value-type="float" office:value="0">
            <text:p>#NV</text:p>
          </table:table-cell>
          <table:table-cell table:style-name="ce13" table:formula="oooc:=DOLLAR(VLOOKUP([.$A54];PlusBereich;4;0) ;2)" office:value-type="float" office:value="0">
            <text:p>#NV</text:p>
          </table:table-cell>
          <table:table-cell table:style-name="ce13" table:formula="oooc:=VLOOKUP([.$A54];PlusBereich;3;0)" office:value-type="float" office:value="0">
            <text:p>#NV</text:p>
          </table:table-cell>
          <table:table-cell table:style-name="ce13" table:formula="oooc:=DOLLAR(VLOOKUP([.$A54];SchleckerBereich;4;0);2)" office:value-type="float" office:value="0">
            <text:p>#NV</text:p>
          </table:table-cell>
          <table:table-cell table:style-name="ce13" table:formula="oooc:=VLOOKUP([.$A54];SchleckerBereich;3;0)" office:value-type="float" office:value="0">
            <text:p>#NV</text:p>
          </table:table-cell>
          <table:table-cell table:style-name="ce13" table:formula="oooc:=DOLLAR(VLOOKUP([.$A54];MüllerBereich;4;0);2)" office:value-type="float" office:value="0">
            <text:p>#NV</text:p>
          </table:table-cell>
          <table:table-cell table:style-name="ce13" table:formula="oooc:=VLOOKUP([.$A54];MüllerBereich;3;0)" office:value-type="float" office:value="0">
            <text:p>#NV</text:p>
          </table:table-cell>
          <table:table-cell table:style-name="ce18" table:formula="oooc:=MIN(VALUE(IF(ISERROR([.$C54]);[Hilfsvariablen.$C$1];[.$C54]));VALUE(IF(ISERROR([.$E54]);[Hilfsvariablen.$C$1];[.$E54]));VALUE(IF(ISERROR([.$G54]);[Hilfsvariablen.$C$1];[.$G54]));VALUE(IF(ISERROR([.$I54]);[Hilfsvariablen.$C$1];[.$I54]));VALUE(IF(ISERROR([.$K54]);[Hilfsvariablen.$C$1];[.$K54])))" office:value-type="currency" office:currency="EUR" office:value="0.59">
            <text:p>0,5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Käse Harzer Roller</text:p>
          </table:table-cell>
          <table:table-cell table:style-name="ce10" table:formula="oooc:=IF(VALUE([.$M55])=VALUE([Hilfsvariablen.$C$1]);&quot;&quot;;[.$M55])" office:value-type="currency" office:currency="EUR" office:value="0.95">
            <text:p>0,95 €</text:p>
          </table:table-cell>
          <table:table-cell table:style-name="ce13" table:formula="oooc:=DOLLAR(VLOOKUP([.$A55];AldiBereich;4;0) ;2)" office:value-type="float" office:value="0">
            <text:p>#NV</text:p>
          </table:table-cell>
          <table:table-cell table:style-name="ce13" table:formula="oooc:=VLOOKUP([.$A55];AldiBereich;3;0)" office:value-type="float" office:value="0">
            <text:p>#NV</text:p>
          </table:table-cell>
          <table:table-cell table:style-name="ce13" table:formula="oooc:=DOLLAR(VLOOKUP([.$A55];MarktkaufBereich;4;0) ;2)" office:value-type="string" office:string-value="0,95 €">
            <text:p>0,95 €</text:p>
          </table:table-cell>
          <table:table-cell table:style-name="ce13" table:formula="oooc:=VLOOKUP([.$A55];MarktkaufBereich;3;0)">
            <text:p/>
          </table:table-cell>
          <table:table-cell table:style-name="ce13" table:formula="oooc:=DOLLAR(VLOOKUP([.$A55];PlusBereich;4;0) ;2)" office:value-type="string" office:string-value="1,19 €">
            <text:p>1,19 €</text:p>
          </table:table-cell>
          <table:table-cell table:style-name="ce13" table:formula="oooc:=VLOOKUP([.$A55];PlusBereich;3;0)">
            <text:p/>
          </table:table-cell>
          <table:table-cell table:style-name="ce13" table:formula="oooc:=DOLLAR(VLOOKUP([.$A55];SchleckerBereich;4;0);2)" office:value-type="float" office:value="0">
            <text:p>#NV</text:p>
          </table:table-cell>
          <table:table-cell table:style-name="ce13" table:formula="oooc:=VLOOKUP([.$A55];SchleckerBereich;3;0)" office:value-type="float" office:value="0">
            <text:p>#NV</text:p>
          </table:table-cell>
          <table:table-cell table:style-name="ce13" table:formula="oooc:=DOLLAR(VLOOKUP([.$A55];MüllerBereich;4;0);2)" office:value-type="float" office:value="0">
            <text:p>#NV</text:p>
          </table:table-cell>
          <table:table-cell table:style-name="ce13" table:formula="oooc:=VLOOKUP([.$A55];MüllerBereich;3;0)" office:value-type="float" office:value="0">
            <text:p>#NV</text:p>
          </table:table-cell>
          <table:table-cell table:style-name="ce18" table:formula="oooc:=MIN(VALUE(IF(ISERROR([.$C55]);[Hilfsvariablen.$C$1];[.$C55]));VALUE(IF(ISERROR([.$E55]);[Hilfsvariablen.$C$1];[.$E55]));VALUE(IF(ISERROR([.$G55]);[Hilfsvariablen.$C$1];[.$G55]));VALUE(IF(ISERROR([.$I55]);[Hilfsvariablen.$C$1];[.$I55]));VALUE(IF(ISERROR([.$K55]);[Hilfsvariablen.$C$1];[.$K55])))" office:value-type="currency" office:currency="EUR" office:value="0.95">
            <text:p>0,95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Käse Körniger Frischkäse 200g</text:p>
          </table:table-cell>
          <table:table-cell table:style-name="ce10" table:formula="oooc:=IF(VALUE([.$M56])=VALUE([Hilfsvariablen.$C$1]);&quot;&quot;;[.$M56])" office:value-type="currency" office:currency="EUR" office:value="0.39">
            <text:p>0,39 €</text:p>
          </table:table-cell>
          <table:table-cell table:style-name="ce13" table:formula="oooc:=DOLLAR(VLOOKUP([.$A56];AldiBereich;4;0) ;2)" office:value-type="string" office:string-value="0,39 €">
            <text:p>0,39 €</text:p>
          </table:table-cell>
          <table:table-cell table:style-name="ce13" table:formula="oooc:=VLOOKUP([.$A56];AldiBereich;3;0)" office:value-type="string" office:string-value="gut">
            <text:p>gut</text:p>
          </table:table-cell>
          <table:table-cell table:style-name="ce13" table:formula="oooc:=DOLLAR(VLOOKUP([.$A56];MarktkaufBereich;4;0) ;2)" office:value-type="float" office:value="0">
            <text:p>#NV</text:p>
          </table:table-cell>
          <table:table-cell table:style-name="ce13" table:formula="oooc:=VLOOKUP([.$A56];MarktkaufBereich;3;0)" office:value-type="float" office:value="0">
            <text:p>#NV</text:p>
          </table:table-cell>
          <table:table-cell table:style-name="ce13" table:formula="oooc:=DOLLAR(VLOOKUP([.$A56];PlusBereich;4;0) ;2)" office:value-type="float" office:value="0">
            <text:p>#NV</text:p>
          </table:table-cell>
          <table:table-cell table:style-name="ce13" table:formula="oooc:=VLOOKUP([.$A56];PlusBereich;3;0)" office:value-type="float" office:value="0">
            <text:p>#NV</text:p>
          </table:table-cell>
          <table:table-cell table:style-name="ce13" table:formula="oooc:=DOLLAR(VLOOKUP([.$A56];SchleckerBereich;4;0);2)" office:value-type="float" office:value="0">
            <text:p>#NV</text:p>
          </table:table-cell>
          <table:table-cell table:style-name="ce13" table:formula="oooc:=VLOOKUP([.$A56];SchleckerBereich;3;0)" office:value-type="float" office:value="0">
            <text:p>#NV</text:p>
          </table:table-cell>
          <table:table-cell table:style-name="ce13" table:formula="oooc:=DOLLAR(VLOOKUP([.$A56];MüllerBereich;4;0);2)" office:value-type="float" office:value="0">
            <text:p>#NV</text:p>
          </table:table-cell>
          <table:table-cell table:style-name="ce13" table:formula="oooc:=VLOOKUP([.$A56];MüllerBereich;3;0)" office:value-type="float" office:value="0">
            <text:p>#NV</text:p>
          </table:table-cell>
          <table:table-cell table:style-name="ce18" table:formula="oooc:=MIN(VALUE(IF(ISERROR([.$C56]);[Hilfsvariablen.$C$1];[.$C56]));VALUE(IF(ISERROR([.$E56]);[Hilfsvariablen.$C$1];[.$E56]));VALUE(IF(ISERROR([.$G56]);[Hilfsvariablen.$C$1];[.$G56]));VALUE(IF(ISERROR([.$I56]);[Hilfsvariablen.$C$1];[.$I56]));VALUE(IF(ISERROR([.$K56]);[Hilfsvariablen.$C$1];[.$K56])))" office:value-type="currency" office:currency="EUR" office:value="0.39">
            <text:p>0,3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Käse Mozzarella 125g</text:p>
          </table:table-cell>
          <table:table-cell table:style-name="ce10" table:formula="oooc:=IF(VALUE([.$M57])=VALUE([Hilfsvariablen.$C$1]);&quot;&quot;;[.$M57])" office:value-type="currency" office:currency="EUR" office:value="0.49">
            <text:p>0,49 €</text:p>
          </table:table-cell>
          <table:table-cell table:style-name="ce13" table:formula="oooc:=DOLLAR(VLOOKUP([.$A57];AldiBereich;4;0) ;2)" office:value-type="float" office:value="0">
            <text:p>#NV</text:p>
          </table:table-cell>
          <table:table-cell table:style-name="ce13" table:formula="oooc:=VLOOKUP([.$A57];AldiBereich;3;0)" office:value-type="float" office:value="0">
            <text:p>#NV</text:p>
          </table:table-cell>
          <table:table-cell table:style-name="ce13" table:formula="oooc:=DOLLAR(VLOOKUP([.$A57];MarktkaufBereich;4;0) ;2)" office:value-type="string" office:string-value="0,49 €">
            <text:p>0,49 €</text:p>
          </table:table-cell>
          <table:table-cell table:style-name="ce13" table:formula="oooc:=VLOOKUP([.$A57];MarktkaufBereich;3;0)" office:value-type="string" office:string-value="gut">
            <text:p>gut</text:p>
          </table:table-cell>
          <table:table-cell table:style-name="ce13" table:formula="oooc:=DOLLAR(VLOOKUP([.$A57];PlusBereich;4;0) ;2)" office:value-type="float" office:value="0">
            <text:p>#NV</text:p>
          </table:table-cell>
          <table:table-cell table:style-name="ce13" table:formula="oooc:=VLOOKUP([.$A57];PlusBereich;3;0)" office:value-type="float" office:value="0">
            <text:p>#NV</text:p>
          </table:table-cell>
          <table:table-cell table:style-name="ce13" table:formula="oooc:=DOLLAR(VLOOKUP([.$A57];SchleckerBereich;4;0);2)" office:value-type="float" office:value="0">
            <text:p>#NV</text:p>
          </table:table-cell>
          <table:table-cell table:style-name="ce13" table:formula="oooc:=VLOOKUP([.$A57];SchleckerBereich;3;0)" office:value-type="float" office:value="0">
            <text:p>#NV</text:p>
          </table:table-cell>
          <table:table-cell table:style-name="ce13" table:formula="oooc:=DOLLAR(VLOOKUP([.$A57];MüllerBereich;4;0);2)" office:value-type="float" office:value="0">
            <text:p>#NV</text:p>
          </table:table-cell>
          <table:table-cell table:style-name="ce13" table:formula="oooc:=VLOOKUP([.$A57];MüllerBereich;3;0)" office:value-type="float" office:value="0">
            <text:p>#NV</text:p>
          </table:table-cell>
          <table:table-cell table:style-name="ce18" table:formula="oooc:=MIN(VALUE(IF(ISERROR([.$C57]);[Hilfsvariablen.$C$1];[.$C57]));VALUE(IF(ISERROR([.$E57]);[Hilfsvariablen.$C$1];[.$E57]));VALUE(IF(ISERROR([.$G57]);[Hilfsvariablen.$C$1];[.$G57]));VALUE(IF(ISERROR([.$I57]);[Hilfsvariablen.$C$1];[.$I57]));VALUE(IF(ISERROR([.$K57]);[Hilfsvariablen.$C$1];[.$K57])))" office:value-type="currency" office:currency="EUR" office:value="0.49">
            <text:p>0,4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Käse Scheiben Butterkäse 250 g</text:p>
          </table:table-cell>
          <table:table-cell table:style-name="ce10" table:formula="oooc:=IF(VALUE([.$M58])=VALUE([Hilfsvariablen.$C$1]);&quot;&quot;;[.$M58])" office:value-type="currency" office:currency="EUR" office:value="1.09">
            <text:p>1,09 €</text:p>
          </table:table-cell>
          <table:table-cell table:style-name="ce13" table:formula="oooc:=DOLLAR(VLOOKUP([.$A58];AldiBereich;4;0) ;2)" office:value-type="float" office:value="0">
            <text:p>#NV</text:p>
          </table:table-cell>
          <table:table-cell table:style-name="ce13" table:formula="oooc:=VLOOKUP([.$A58];AldiBereich;3;0)" office:value-type="float" office:value="0">
            <text:p>#NV</text:p>
          </table:table-cell>
          <table:table-cell table:style-name="ce13" table:formula="oooc:=DOLLAR(VLOOKUP([.$A58];MarktkaufBereich;4;0) ;2)" office:value-type="string" office:string-value="1,09 €">
            <text:p>1,09 €</text:p>
          </table:table-cell>
          <table:table-cell table:style-name="ce13" table:formula="oooc:=VLOOKUP([.$A58];MarktkaufBereich;3;0)">
            <text:p/>
          </table:table-cell>
          <table:table-cell table:style-name="ce13" table:formula="oooc:=DOLLAR(VLOOKUP([.$A58];PlusBereich;4;0) ;2)" office:value-type="float" office:value="0">
            <text:p>#NV</text:p>
          </table:table-cell>
          <table:table-cell table:style-name="ce13" table:formula="oooc:=VLOOKUP([.$A58];PlusBereich;3;0)" office:value-type="float" office:value="0">
            <text:p>#NV</text:p>
          </table:table-cell>
          <table:table-cell table:style-name="ce13" table:formula="oooc:=DOLLAR(VLOOKUP([.$A58];SchleckerBereich;4;0);2)" office:value-type="float" office:value="0">
            <text:p>#NV</text:p>
          </table:table-cell>
          <table:table-cell table:style-name="ce13" table:formula="oooc:=VLOOKUP([.$A58];SchleckerBereich;3;0)" office:value-type="float" office:value="0">
            <text:p>#NV</text:p>
          </table:table-cell>
          <table:table-cell table:style-name="ce13" table:formula="oooc:=DOLLAR(VLOOKUP([.$A58];MüllerBereich;4;0);2)" office:value-type="float" office:value="0">
            <text:p>#NV</text:p>
          </table:table-cell>
          <table:table-cell table:style-name="ce13" table:formula="oooc:=VLOOKUP([.$A58];MüllerBereich;3;0)" office:value-type="float" office:value="0">
            <text:p>#NV</text:p>
          </table:table-cell>
          <table:table-cell table:style-name="ce18" table:formula="oooc:=MIN(VALUE(IF(ISERROR([.$C58]);[Hilfsvariablen.$C$1];[.$C58]));VALUE(IF(ISERROR([.$E58]);[Hilfsvariablen.$C$1];[.$E58]));VALUE(IF(ISERROR([.$G58]);[Hilfsvariablen.$C$1];[.$G58]));VALUE(IF(ISERROR([.$I58]);[Hilfsvariablen.$C$1];[.$I58]));VALUE(IF(ISERROR([.$K58]);[Hilfsvariablen.$C$1];[.$K58])))" office:value-type="currency" office:currency="EUR" office:value="1.09">
            <text:p>1,0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Käse Scheiben Gouda 250 g</text:p>
          </table:table-cell>
          <table:table-cell table:style-name="ce10" table:formula="oooc:=IF(VALUE([.$M59])=VALUE([Hilfsvariablen.$C$1]);&quot;&quot;;[.$M59])" office:value-type="currency" office:currency="EUR" office:value="0.99">
            <text:p>0,99 €</text:p>
          </table:table-cell>
          <table:table-cell table:style-name="ce13" table:formula="oooc:=DOLLAR(VLOOKUP([.$A59];AldiBereich;4;0) ;2)" office:value-type="float" office:value="0">
            <text:p>#NV</text:p>
          </table:table-cell>
          <table:table-cell table:style-name="ce13" table:formula="oooc:=VLOOKUP([.$A59];AldiBereich;3;0)" office:value-type="float" office:value="0">
            <text:p>#NV</text:p>
          </table:table-cell>
          <table:table-cell table:style-name="ce13" table:formula="oooc:=DOLLAR(VLOOKUP([.$A59];MarktkaufBereich;4;0) ;2)" office:value-type="string" office:string-value="0,99 €">
            <text:p>0,99 €</text:p>
          </table:table-cell>
          <table:table-cell table:style-name="ce13" table:formula="oooc:=VLOOKUP([.$A59];MarktkaufBereich;3;0)" office:value-type="string" office:string-value="gut">
            <text:p>gut</text:p>
          </table:table-cell>
          <table:table-cell table:style-name="ce13" table:formula="oooc:=DOLLAR(VLOOKUP([.$A59];PlusBereich;4;0) ;2)" office:value-type="float" office:value="0">
            <text:p>#NV</text:p>
          </table:table-cell>
          <table:table-cell table:style-name="ce13" table:formula="oooc:=VLOOKUP([.$A59];PlusBereich;3;0)" office:value-type="float" office:value="0">
            <text:p>#NV</text:p>
          </table:table-cell>
          <table:table-cell table:style-name="ce13" table:formula="oooc:=DOLLAR(VLOOKUP([.$A59];SchleckerBereich;4;0);2)" office:value-type="float" office:value="0">
            <text:p>#NV</text:p>
          </table:table-cell>
          <table:table-cell table:style-name="ce13" table:formula="oooc:=VLOOKUP([.$A59];SchleckerBereich;3;0)" office:value-type="float" office:value="0">
            <text:p>#NV</text:p>
          </table:table-cell>
          <table:table-cell table:style-name="ce13" table:formula="oooc:=DOLLAR(VLOOKUP([.$A59];MüllerBereich;4;0);2)" office:value-type="float" office:value="0">
            <text:p>#NV</text:p>
          </table:table-cell>
          <table:table-cell table:style-name="ce13" table:formula="oooc:=VLOOKUP([.$A59];MüllerBereich;3;0)" office:value-type="float" office:value="0">
            <text:p>#NV</text:p>
          </table:table-cell>
          <table:table-cell table:style-name="ce18" table:formula="oooc:=MIN(VALUE(IF(ISERROR([.$C59]);[Hilfsvariablen.$C$1];[.$C59]));VALUE(IF(ISERROR([.$E59]);[Hilfsvariablen.$C$1];[.$E59]));VALUE(IF(ISERROR([.$G59]);[Hilfsvariablen.$C$1];[.$G59]));VALUE(IF(ISERROR([.$I59]);[Hilfsvariablen.$C$1];[.$I59]));VALUE(IF(ISERROR([.$K59]);[Hilfsvariablen.$C$1];[.$K59])))" office:value-type="currency" office:currency="EUR" office:value="0.99">
            <text:p>0,9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Käse Scheiben Maasdamer 45% Fett 200 g</text:p>
          </table:table-cell>
          <table:table-cell table:style-name="ce10" table:formula="oooc:=IF(VALUE([.$M60])=VALUE([Hilfsvariablen.$C$1]);&quot;&quot;;[.$M60])" office:value-type="currency" office:currency="EUR" office:value="1.34">
            <text:p>1,34 €</text:p>
          </table:table-cell>
          <table:table-cell table:style-name="ce13" table:formula="oooc:=DOLLAR(VLOOKUP([.$A60];AldiBereich;4;0) ;2)" office:value-type="float" office:value="0">
            <text:p>#NV</text:p>
          </table:table-cell>
          <table:table-cell table:style-name="ce13" table:formula="oooc:=VLOOKUP([.$A60];AldiBereich;3;0)" office:value-type="float" office:value="0">
            <text:p>#NV</text:p>
          </table:table-cell>
          <table:table-cell table:style-name="ce13" table:formula="oooc:=DOLLAR(VLOOKUP([.$A60];MarktkaufBereich;4;0) ;2)" office:value-type="string" office:string-value="1,34 €">
            <text:p>1,34 €</text:p>
          </table:table-cell>
          <table:table-cell table:style-name="ce13" table:formula="oooc:=VLOOKUP([.$A60];MarktkaufBereich;3;0)">
            <text:p/>
          </table:table-cell>
          <table:table-cell table:style-name="ce13" table:formula="oooc:=DOLLAR(VLOOKUP([.$A60];PlusBereich;4;0) ;2)" office:value-type="float" office:value="0">
            <text:p>#NV</text:p>
          </table:table-cell>
          <table:table-cell table:style-name="ce13" table:formula="oooc:=VLOOKUP([.$A60];PlusBereich;3;0)" office:value-type="float" office:value="0">
            <text:p>#NV</text:p>
          </table:table-cell>
          <table:table-cell table:style-name="ce13" table:formula="oooc:=DOLLAR(VLOOKUP([.$A60];SchleckerBereich;4;0);2)" office:value-type="float" office:value="0">
            <text:p>#NV</text:p>
          </table:table-cell>
          <table:table-cell table:style-name="ce13" table:formula="oooc:=VLOOKUP([.$A60];SchleckerBereich;3;0)" office:value-type="float" office:value="0">
            <text:p>#NV</text:p>
          </table:table-cell>
          <table:table-cell table:style-name="ce13" table:formula="oooc:=DOLLAR(VLOOKUP([.$A60];MüllerBereich;4;0);2)" office:value-type="float" office:value="0">
            <text:p>#NV</text:p>
          </table:table-cell>
          <table:table-cell table:style-name="ce13" table:formula="oooc:=VLOOKUP([.$A60];MüllerBereich;3;0)" office:value-type="float" office:value="0">
            <text:p>#NV</text:p>
          </table:table-cell>
          <table:table-cell table:style-name="ce18" table:formula="oooc:=MIN(VALUE(IF(ISERROR([.$C60]);[Hilfsvariablen.$C$1];[.$C60]));VALUE(IF(ISERROR([.$E60]);[Hilfsvariablen.$C$1];[.$E60]));VALUE(IF(ISERROR([.$G60]);[Hilfsvariablen.$C$1];[.$G60]));VALUE(IF(ISERROR([.$I60]);[Hilfsvariablen.$C$1];[.$I60]));VALUE(IF(ISERROR([.$K60]);[Hilfsvariablen.$C$1];[.$K60])))" office:value-type="currency" office:currency="EUR" office:value="1.34">
            <text:p>1,34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Käse Scheiben Mix 250 g</text:p>
          </table:table-cell>
          <table:table-cell table:style-name="ce10" table:formula="oooc:=IF(VALUE([.$M61])=VALUE([Hilfsvariablen.$C$1]);&quot;&quot;;[.$M61])">
            <text:p/>
          </table:table-cell>
          <table:table-cell table:style-name="ce13" table:formula="oooc:=DOLLAR(VLOOKUP([.$A61];AldiBereich;4;0) ;2)" office:value-type="float" office:value="0">
            <text:p>#NV</text:p>
          </table:table-cell>
          <table:table-cell table:style-name="ce13" table:formula="oooc:=VLOOKUP([.$A61];AldiBereich;3;0)" office:value-type="float" office:value="0">
            <text:p>#NV</text:p>
          </table:table-cell>
          <table:table-cell table:style-name="ce13" table:formula="oooc:=DOLLAR(VLOOKUP([.$A61];MarktkaufBereich;4;0) ;2)" office:value-type="float" office:value="0">
            <text:p>#NV</text:p>
          </table:table-cell>
          <table:table-cell table:style-name="ce13" table:formula="oooc:=VLOOKUP([.$A61];MarktkaufBereich;3;0)" office:value-type="float" office:value="0">
            <text:p>#NV</text:p>
          </table:table-cell>
          <table:table-cell table:style-name="ce13" table:formula="oooc:=DOLLAR(VLOOKUP([.$A61];PlusBereich;4;0) ;2)" office:value-type="float" office:value="0">
            <text:p>#NV</text:p>
          </table:table-cell>
          <table:table-cell table:style-name="ce13" table:formula="oooc:=VLOOKUP([.$A61];PlusBereich;3;0)" office:value-type="float" office:value="0">
            <text:p>#NV</text:p>
          </table:table-cell>
          <table:table-cell table:style-name="ce13" table:formula="oooc:=DOLLAR(VLOOKUP([.$A61];SchleckerBereich;4;0);2)" office:value-type="float" office:value="0">
            <text:p>#NV</text:p>
          </table:table-cell>
          <table:table-cell table:style-name="ce13" table:formula="oooc:=VLOOKUP([.$A61];SchleckerBereich;3;0)" office:value-type="float" office:value="0">
            <text:p>#NV</text:p>
          </table:table-cell>
          <table:table-cell table:style-name="ce13" table:formula="oooc:=DOLLAR(VLOOKUP([.$A61];MüllerBereich;4;0);2)" office:value-type="float" office:value="0">
            <text:p>#NV</text:p>
          </table:table-cell>
          <table:table-cell table:style-name="ce13" table:formula="oooc:=VLOOKUP([.$A61];MüllerBereich;3;0)" office:value-type="float" office:value="0">
            <text:p>#NV</text:p>
          </table:table-cell>
          <table:table-cell table:style-name="ce18" table:formula="oooc:=MIN(VALUE(IF(ISERROR([.$C61]);[Hilfsvariablen.$C$1];[.$C61]));VALUE(IF(ISERROR([.$E61]);[Hilfsvariablen.$C$1];[.$E61]));VALUE(IF(ISERROR([.$G61]);[Hilfsvariablen.$C$1];[.$G61]));VALUE(IF(ISERROR([.$I61]);[Hilfsvariablen.$C$1];[.$I61]));VALUE(IF(ISERROR([.$K61]);[Hilfsvariablen.$C$1];[.$K61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Käse Schmelzkäse Kräuter 200 g</text:p>
          </table:table-cell>
          <table:table-cell table:style-name="ce10" table:formula="oooc:=IF(VALUE([.$M62])=VALUE([Hilfsvariablen.$C$1]);&quot;&quot;;[.$M62])" office:value-type="currency" office:currency="EUR" office:value="0.79">
            <text:p>0,79 €</text:p>
          </table:table-cell>
          <table:table-cell table:style-name="ce13" table:formula="oooc:=DOLLAR(VLOOKUP([.$A62];AldiBereich;4;0) ;2)" office:value-type="float" office:value="0">
            <text:p>#NV</text:p>
          </table:table-cell>
          <table:table-cell table:style-name="ce13" table:formula="oooc:=VLOOKUP([.$A62];AldiBereich;3;0)" office:value-type="float" office:value="0">
            <text:p>#NV</text:p>
          </table:table-cell>
          <table:table-cell table:style-name="ce13" table:formula="oooc:=DOLLAR(VLOOKUP([.$A62];MarktkaufBereich;4;0) ;2)" office:value-type="string" office:string-value="0,79 €">
            <text:p>0,79 €</text:p>
          </table:table-cell>
          <table:table-cell table:style-name="ce13" table:formula="oooc:=VLOOKUP([.$A62];MarktkaufBereich;3;0)">
            <text:p/>
          </table:table-cell>
          <table:table-cell table:style-name="ce13" table:formula="oooc:=DOLLAR(VLOOKUP([.$A62];PlusBereich;4;0) ;2)" office:value-type="float" office:value="0">
            <text:p>#NV</text:p>
          </table:table-cell>
          <table:table-cell table:style-name="ce13" table:formula="oooc:=VLOOKUP([.$A62];PlusBereich;3;0)" office:value-type="float" office:value="0">
            <text:p>#NV</text:p>
          </table:table-cell>
          <table:table-cell table:style-name="ce13" table:formula="oooc:=DOLLAR(VLOOKUP([.$A62];SchleckerBereich;4;0);2)" office:value-type="float" office:value="0">
            <text:p>#NV</text:p>
          </table:table-cell>
          <table:table-cell table:style-name="ce13" table:formula="oooc:=VLOOKUP([.$A62];SchleckerBereich;3;0)" office:value-type="float" office:value="0">
            <text:p>#NV</text:p>
          </table:table-cell>
          <table:table-cell table:style-name="ce13" table:formula="oooc:=DOLLAR(VLOOKUP([.$A62];MüllerBereich;4;0);2)" office:value-type="float" office:value="0">
            <text:p>#NV</text:p>
          </table:table-cell>
          <table:table-cell table:style-name="ce13" table:formula="oooc:=VLOOKUP([.$A62];MüllerBereich;3;0)" office:value-type="float" office:value="0">
            <text:p>#NV</text:p>
          </table:table-cell>
          <table:table-cell table:style-name="ce18" table:formula="oooc:=MIN(VALUE(IF(ISERROR([.$C62]);[Hilfsvariablen.$C$1];[.$C62]));VALUE(IF(ISERROR([.$E62]);[Hilfsvariablen.$C$1];[.$E62]));VALUE(IF(ISERROR([.$G62]);[Hilfsvariablen.$C$1];[.$G62]));VALUE(IF(ISERROR([.$I62]);[Hilfsvariablen.$C$1];[.$I62]));VALUE(IF(ISERROR([.$K62]);[Hilfsvariablen.$C$1];[.$K62])))" office:value-type="currency" office:currency="EUR" office:value="0.79">
            <text:p>0,7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Käse Schmelzkäseecken</text:p>
          </table:table-cell>
          <table:table-cell table:style-name="ce10" table:formula="oooc:=IF(VALUE([.$M63])=VALUE([Hilfsvariablen.$C$1]);&quot;&quot;;[.$M63])" office:value-type="currency" office:currency="EUR" office:value="1.19">
            <text:p>1,19 €</text:p>
          </table:table-cell>
          <table:table-cell table:style-name="ce13" table:formula="oooc:=DOLLAR(VLOOKUP([.$A63];AldiBereich;4;0) ;2)" office:value-type="float" office:value="0">
            <text:p>#NV</text:p>
          </table:table-cell>
          <table:table-cell table:style-name="ce13" table:formula="oooc:=VLOOKUP([.$A63];AldiBereich;3;0)" office:value-type="float" office:value="0">
            <text:p>#NV</text:p>
          </table:table-cell>
          <table:table-cell table:style-name="ce13" table:formula="oooc:=DOLLAR(VLOOKUP([.$A63];MarktkaufBereich;4;0) ;2)" office:value-type="string" office:string-value="1,19 €">
            <text:p>1,19 €</text:p>
          </table:table-cell>
          <table:table-cell table:style-name="ce13" table:formula="oooc:=VLOOKUP([.$A63];MarktkaufBereich;3;0)">
            <text:p/>
          </table:table-cell>
          <table:table-cell table:style-name="ce13" table:formula="oooc:=DOLLAR(VLOOKUP([.$A63];PlusBereich;4;0) ;2)" office:value-type="float" office:value="0">
            <text:p>#NV</text:p>
          </table:table-cell>
          <table:table-cell table:style-name="ce13" table:formula="oooc:=VLOOKUP([.$A63];PlusBereich;3;0)" office:value-type="float" office:value="0">
            <text:p>#NV</text:p>
          </table:table-cell>
          <table:table-cell table:style-name="ce13" table:formula="oooc:=DOLLAR(VLOOKUP([.$A63];SchleckerBereich;4;0);2)" office:value-type="float" office:value="0">
            <text:p>#NV</text:p>
          </table:table-cell>
          <table:table-cell table:style-name="ce13" table:formula="oooc:=VLOOKUP([.$A63];SchleckerBereich;3;0)" office:value-type="float" office:value="0">
            <text:p>#NV</text:p>
          </table:table-cell>
          <table:table-cell table:style-name="ce13" table:formula="oooc:=DOLLAR(VLOOKUP([.$A63];MüllerBereich;4;0);2)" office:value-type="float" office:value="0">
            <text:p>#NV</text:p>
          </table:table-cell>
          <table:table-cell table:style-name="ce13" table:formula="oooc:=VLOOKUP([.$A63];MüllerBereich;3;0)" office:value-type="float" office:value="0">
            <text:p>#NV</text:p>
          </table:table-cell>
          <table:table-cell table:style-name="ce18" table:formula="oooc:=MIN(VALUE(IF(ISERROR([.$C63]);[Hilfsvariablen.$C$1];[.$C63]));VALUE(IF(ISERROR([.$E63]);[Hilfsvariablen.$C$1];[.$E63]));VALUE(IF(ISERROR([.$G63]);[Hilfsvariablen.$C$1];[.$G63]));VALUE(IF(ISERROR([.$I63]);[Hilfsvariablen.$C$1];[.$I63]));VALUE(IF(ISERROR([.$K63]);[Hilfsvariablen.$C$1];[.$K63])))" office:value-type="currency" office:currency="EUR" office:value="1.19">
            <text:p>1,1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Kaugummi Extra Professional Herbal Mint</text:p>
          </table:table-cell>
          <table:table-cell table:style-name="ce10" table:formula="oooc:=IF(VALUE([.$M64])=VALUE([Hilfsvariablen.$C$1]);&quot;&quot;;[.$M64])">
            <text:p/>
          </table:table-cell>
          <table:table-cell table:style-name="ce13" table:formula="oooc:=DOLLAR(VLOOKUP([.$A64];AldiBereich;4;0) ;2)" office:value-type="float" office:value="0">
            <text:p>#NV</text:p>
          </table:table-cell>
          <table:table-cell table:style-name="ce13" table:formula="oooc:=VLOOKUP([.$A64];AldiBereich;3;0)" office:value-type="float" office:value="0">
            <text:p>#NV</text:p>
          </table:table-cell>
          <table:table-cell table:style-name="ce13" table:formula="oooc:=DOLLAR(VLOOKUP([.$A64];MarktkaufBereich;4;0) ;2)" office:value-type="float" office:value="0">
            <text:p>#NV</text:p>
          </table:table-cell>
          <table:table-cell table:style-name="ce13" table:formula="oooc:=VLOOKUP([.$A64];MarktkaufBereich;3;0)" office:value-type="float" office:value="0">
            <text:p>#NV</text:p>
          </table:table-cell>
          <table:table-cell table:style-name="ce13" table:formula="oooc:=DOLLAR(VLOOKUP([.$A64];PlusBereich;4;0) ;2)" office:value-type="float" office:value="0">
            <text:p>#NV</text:p>
          </table:table-cell>
          <table:table-cell table:style-name="ce13" table:formula="oooc:=VLOOKUP([.$A64];PlusBereich;3;0)" office:value-type="float" office:value="0">
            <text:p>#NV</text:p>
          </table:table-cell>
          <table:table-cell table:style-name="ce13" table:formula="oooc:=DOLLAR(VLOOKUP([.$A64];SchleckerBereich;4;0);2)" office:value-type="float" office:value="0">
            <text:p>#NV</text:p>
          </table:table-cell>
          <table:table-cell table:style-name="ce13" table:formula="oooc:=VLOOKUP([.$A64];SchleckerBereich;3;0)" office:value-type="float" office:value="0">
            <text:p>#NV</text:p>
          </table:table-cell>
          <table:table-cell table:style-name="ce13" table:formula="oooc:=DOLLAR(VLOOKUP([.$A64];MüllerBereich;4;0);2)" office:value-type="float" office:value="0">
            <text:p>#NV</text:p>
          </table:table-cell>
          <table:table-cell table:style-name="ce13" table:formula="oooc:=VLOOKUP([.$A64];MüllerBereich;3;0)" office:value-type="float" office:value="0">
            <text:p>#NV</text:p>
          </table:table-cell>
          <table:table-cell table:style-name="ce18" table:formula="oooc:=MIN(VALUE(IF(ISERROR([.$C64]);[Hilfsvariablen.$C$1];[.$C64]));VALUE(IF(ISERROR([.$E64]);[Hilfsvariablen.$C$1];[.$E64]));VALUE(IF(ISERROR([.$G64]);[Hilfsvariablen.$C$1];[.$G64]));VALUE(IF(ISERROR([.$I64]);[Hilfsvariablen.$C$1];[.$I64]));VALUE(IF(ISERROR([.$K64]);[Hilfsvariablen.$C$1];[.$K64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4">
          <table:table-cell table:style-name="ce3" office:value-type="string">
            <text:p>Keks Rolle</text:p>
          </table:table-cell>
          <table:table-cell table:style-name="ce10" table:formula="oooc:=IF(VALUE([.$M65])=VALUE([Hilfsvariablen.$C$1]);&quot;&quot;;[.$M65])" office:value-type="currency" office:currency="EUR" office:value="0.75">
            <text:p>0,75 €</text:p>
          </table:table-cell>
          <table:table-cell table:style-name="ce13" table:formula="oooc:=DOLLAR(VLOOKUP([.$A65];AldiBereich;4;0) ;2)" office:value-type="float" office:value="0">
            <text:p>#NV</text:p>
          </table:table-cell>
          <table:table-cell table:style-name="ce13" table:formula="oooc:=VLOOKUP([.$A65];AldiBereich;3;0)" office:value-type="float" office:value="0">
            <text:p>#NV</text:p>
          </table:table-cell>
          <table:table-cell table:style-name="ce13" table:formula="oooc:=DOLLAR(VLOOKUP([.$A65];MarktkaufBereich;4;0) ;2)" office:value-type="float" office:value="0">
            <text:p>#NV</text:p>
          </table:table-cell>
          <table:table-cell table:style-name="ce13" table:formula="oooc:=VLOOKUP([.$A65];MarktkaufBereich;3;0)" office:value-type="float" office:value="0">
            <text:p>#NV</text:p>
          </table:table-cell>
          <table:table-cell table:style-name="ce13" table:formula="oooc:=DOLLAR(VLOOKUP([.$A65];PlusBereich;4;0) ;2)" office:value-type="string" office:string-value="0,75 €">
            <text:p>0,75 €</text:p>
          </table:table-cell>
          <table:table-cell table:style-name="ce13" table:formula="oooc:=VLOOKUP([.$A65];PlusBereich;3;0)">
            <text:p/>
          </table:table-cell>
          <table:table-cell table:style-name="ce13" table:formula="oooc:=DOLLAR(VLOOKUP([.$A65];SchleckerBereich;4;0);2)" office:value-type="float" office:value="0">
            <text:p>#NV</text:p>
          </table:table-cell>
          <table:table-cell table:style-name="ce13" table:formula="oooc:=VLOOKUP([.$A65];SchleckerBereich;3;0)" office:value-type="float" office:value="0">
            <text:p>#NV</text:p>
          </table:table-cell>
          <table:table-cell table:style-name="ce13" table:formula="oooc:=DOLLAR(VLOOKUP([.$A65];MüllerBereich;4;0);2)" office:value-type="float" office:value="0">
            <text:p>#NV</text:p>
          </table:table-cell>
          <table:table-cell table:style-name="ce13" table:formula="oooc:=VLOOKUP([.$A65];MüllerBereich;3;0)" office:value-type="float" office:value="0">
            <text:p>#NV</text:p>
          </table:table-cell>
          <table:table-cell table:style-name="ce18" table:formula="oooc:=MIN(VALUE(IF(ISERROR([.$C65]);[Hilfsvariablen.$C$1];[.$C65]));VALUE(IF(ISERROR([.$E65]);[Hilfsvariablen.$C$1];[.$E65]));VALUE(IF(ISERROR([.$G65]);[Hilfsvariablen.$C$1];[.$G65]));VALUE(IF(ISERROR([.$I65]);[Hilfsvariablen.$C$1];[.$I65]));VALUE(IF(ISERROR([.$K65]);[Hilfsvariablen.$C$1];[.$K65])))" office:value-type="currency" office:currency="EUR" office:value="0.75">
            <text:p>0,75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4">
          <table:table-cell table:style-name="ce4" office:value-type="string">
            <text:p>Kondensmilch 10% 321ml</text:p>
          </table:table-cell>
          <table:table-cell table:style-name="ce10" table:formula="oooc:=IF(VALUE([.$M66])=VALUE([Hilfsvariablen.$C$1]);&quot;&quot;;[.$M66])" office:value-type="currency" office:currency="EUR" office:value="0.49">
            <text:p>0,49 €</text:p>
          </table:table-cell>
          <table:table-cell table:style-name="ce13" table:formula="oooc:=DOLLAR(VLOOKUP([.$A66];AldiBereich;4;0) ;2)" office:value-type="float" office:value="0">
            <text:p>#NV</text:p>
          </table:table-cell>
          <table:table-cell table:style-name="ce13" table:formula="oooc:=VLOOKUP([.$A66];AldiBereich;3;0)" office:value-type="float" office:value="0">
            <text:p>#NV</text:p>
          </table:table-cell>
          <table:table-cell table:style-name="ce13" table:formula="oooc:=DOLLAR(VLOOKUP([.$A66];MarktkaufBereich;4;0) ;2)" office:value-type="string" office:string-value="0,49 €">
            <text:p>0,49 €</text:p>
          </table:table-cell>
          <table:table-cell table:style-name="ce13" table:formula="oooc:=VLOOKUP([.$A66];MarktkaufBereich;3;0)" office:value-type="string" office:string-value="gut">
            <text:p>gut</text:p>
          </table:table-cell>
          <table:table-cell table:style-name="ce13" table:formula="oooc:=DOLLAR(VLOOKUP([.$A66];PlusBereich;4;0) ;2)" office:value-type="float" office:value="0">
            <text:p>#NV</text:p>
          </table:table-cell>
          <table:table-cell table:style-name="ce13" table:formula="oooc:=VLOOKUP([.$A66];PlusBereich;3;0)" office:value-type="float" office:value="0">
            <text:p>#NV</text:p>
          </table:table-cell>
          <table:table-cell table:style-name="ce13" table:formula="oooc:=DOLLAR(VLOOKUP([.$A66];SchleckerBereich;4;0);2)" office:value-type="float" office:value="0">
            <text:p>#NV</text:p>
          </table:table-cell>
          <table:table-cell table:style-name="ce13" table:formula="oooc:=VLOOKUP([.$A66];SchleckerBereich;3;0)" office:value-type="float" office:value="0">
            <text:p>#NV</text:p>
          </table:table-cell>
          <table:table-cell table:style-name="ce13" table:formula="oooc:=DOLLAR(VLOOKUP([.$A66];MüllerBereich;4;0);2)" office:value-type="float" office:value="0">
            <text:p>#NV</text:p>
          </table:table-cell>
          <table:table-cell table:style-name="ce13" table:formula="oooc:=VLOOKUP([.$A66];MüllerBereich;3;0)" office:value-type="float" office:value="0">
            <text:p>#NV</text:p>
          </table:table-cell>
          <table:table-cell table:style-name="ce18" table:formula="oooc:=MIN(VALUE(IF(ISERROR([.$C66]);[Hilfsvariablen.$C$1];[.$C66]));VALUE(IF(ISERROR([.$E66]);[Hilfsvariablen.$C$1];[.$E66]));VALUE(IF(ISERROR([.$G66]);[Hilfsvariablen.$C$1];[.$G66]));VALUE(IF(ISERROR([.$I66]);[Hilfsvariablen.$C$1];[.$I66]));VALUE(IF(ISERROR([.$K66]);[Hilfsvariablen.$C$1];[.$K66])))" office:value-type="currency" office:currency="EUR" office:value="0.49">
            <text:p>0,4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Kondensmilch 4% 316 ml</text:p>
          </table:table-cell>
          <table:table-cell table:style-name="ce10" table:formula="oooc:=IF(VALUE([.$M67])=VALUE([Hilfsvariablen.$C$1]);&quot;&quot;;[.$M67])" office:value-type="currency" office:currency="EUR" office:value="0.35">
            <text:p>0,35 €</text:p>
          </table:table-cell>
          <table:table-cell table:style-name="ce13" table:formula="oooc:=DOLLAR(VLOOKUP([.$A67];AldiBereich;4;0) ;2)" office:value-type="float" office:value="0">
            <text:p>#NV</text:p>
          </table:table-cell>
          <table:table-cell table:style-name="ce13" table:formula="oooc:=VLOOKUP([.$A67];AldiBereich;3;0)" office:value-type="float" office:value="0">
            <text:p>#NV</text:p>
          </table:table-cell>
          <table:table-cell table:style-name="ce13" table:formula="oooc:=DOLLAR(VLOOKUP([.$A67];MarktkaufBereich;4;0) ;2)" office:value-type="string" office:string-value="0,37 €">
            <text:p>0,37 €</text:p>
          </table:table-cell>
          <table:table-cell table:style-name="ce13" table:formula="oooc:=VLOOKUP([.$A67];MarktkaufBereich;3;0)" office:value-type="string" office:string-value="gut">
            <text:p>gut</text:p>
          </table:table-cell>
          <table:table-cell table:style-name="ce13" table:formula="oooc:=DOLLAR(VLOOKUP([.$A67];PlusBereich;4;0) ;2)" office:value-type="string" office:string-value="0,35 €">
            <text:p>0,35 €</text:p>
          </table:table-cell>
          <table:table-cell table:style-name="ce13" table:formula="oooc:=VLOOKUP([.$A67];PlusBereich;3;0)">
            <text:p/>
          </table:table-cell>
          <table:table-cell table:style-name="ce13" table:formula="oooc:=DOLLAR(VLOOKUP([.$A67];SchleckerBereich;4;0);2)" office:value-type="float" office:value="0">
            <text:p>#NV</text:p>
          </table:table-cell>
          <table:table-cell table:style-name="ce13" table:formula="oooc:=VLOOKUP([.$A67];SchleckerBereich;3;0)" office:value-type="float" office:value="0">
            <text:p>#NV</text:p>
          </table:table-cell>
          <table:table-cell table:style-name="ce13" table:formula="oooc:=DOLLAR(VLOOKUP([.$A67];MüllerBereich;4;0);2)" office:value-type="float" office:value="0">
            <text:p>#NV</text:p>
          </table:table-cell>
          <table:table-cell table:style-name="ce13" table:formula="oooc:=VLOOKUP([.$A67];MüllerBereich;3;0)" office:value-type="float" office:value="0">
            <text:p>#NV</text:p>
          </table:table-cell>
          <table:table-cell table:style-name="ce18" table:formula="oooc:=MIN(VALUE(IF(ISERROR([.$C67]);[Hilfsvariablen.$C$1];[.$C67]));VALUE(IF(ISERROR([.$E67]);[Hilfsvariablen.$C$1];[.$E67]));VALUE(IF(ISERROR([.$G67]);[Hilfsvariablen.$C$1];[.$G67]));VALUE(IF(ISERROR([.$I67]);[Hilfsvariablen.$C$1];[.$I67]));VALUE(IF(ISERROR([.$K67]);[Hilfsvariablen.$C$1];[.$K67])))" office:value-type="currency" office:currency="EUR" office:value="0.35">
            <text:p>0,35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Kondensmilch 7,5% 320 ml</text:p>
          </table:table-cell>
          <table:table-cell table:style-name="ce10" table:formula="oooc:=IF(VALUE([.$M68])=VALUE([Hilfsvariablen.$C$1]);&quot;&quot;;[.$M68])">
            <text:p/>
          </table:table-cell>
          <table:table-cell table:style-name="ce13" table:formula="oooc:=DOLLAR(VLOOKUP([.$A68];AldiBereich;4;0) ;2)" office:value-type="float" office:value="0">
            <text:p>#NV</text:p>
          </table:table-cell>
          <table:table-cell table:style-name="ce13" table:formula="oooc:=VLOOKUP([.$A68];AldiBereich;3;0)" office:value-type="float" office:value="0">
            <text:p>#NV</text:p>
          </table:table-cell>
          <table:table-cell table:style-name="ce13" table:formula="oooc:=DOLLAR(VLOOKUP([.$A68];MarktkaufBereich;4;0) ;2)" office:value-type="float" office:value="0">
            <text:p>#NV</text:p>
          </table:table-cell>
          <table:table-cell table:style-name="ce13" table:formula="oooc:=VLOOKUP([.$A68];MarktkaufBereich;3;0)" office:value-type="float" office:value="0">
            <text:p>#NV</text:p>
          </table:table-cell>
          <table:table-cell table:style-name="ce13" table:formula="oooc:=DOLLAR(VLOOKUP([.$A68];PlusBereich;4;0) ;2)" office:value-type="float" office:value="0">
            <text:p>#NV</text:p>
          </table:table-cell>
          <table:table-cell table:style-name="ce13" table:formula="oooc:=VLOOKUP([.$A68];PlusBereich;3;0)" office:value-type="float" office:value="0">
            <text:p>#NV</text:p>
          </table:table-cell>
          <table:table-cell table:style-name="ce13" table:formula="oooc:=DOLLAR(VLOOKUP([.$A68];SchleckerBereich;4;0);2)" office:value-type="float" office:value="0">
            <text:p>#NV</text:p>
          </table:table-cell>
          <table:table-cell table:style-name="ce13" table:formula="oooc:=VLOOKUP([.$A68];SchleckerBereich;3;0)" office:value-type="float" office:value="0">
            <text:p>#NV</text:p>
          </table:table-cell>
          <table:table-cell table:style-name="ce13" table:formula="oooc:=DOLLAR(VLOOKUP([.$A68];MüllerBereich;4;0);2)" office:value-type="float" office:value="0">
            <text:p>#NV</text:p>
          </table:table-cell>
          <table:table-cell table:style-name="ce13" table:formula="oooc:=VLOOKUP([.$A68];MüllerBereich;3;0)" office:value-type="float" office:value="0">
            <text:p>#NV</text:p>
          </table:table-cell>
          <table:table-cell table:style-name="ce18" table:formula="oooc:=MIN(VALUE(IF(ISERROR([.$C68]);[Hilfsvariablen.$C$1];[.$C68]));VALUE(IF(ISERROR([.$E68]);[Hilfsvariablen.$C$1];[.$E68]));VALUE(IF(ISERROR([.$G68]);[Hilfsvariablen.$C$1];[.$G68]));VALUE(IF(ISERROR([.$I68]);[Hilfsvariablen.$C$1];[.$I68]));VALUE(IF(ISERROR([.$K68]);[Hilfsvariablen.$C$1];[.$K68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Marmelade Erdbeer 450 g</text:p>
          </table:table-cell>
          <table:table-cell table:style-name="ce10" table:formula="oooc:=IF(VALUE([.$M69])=VALUE([Hilfsvariablen.$C$1]);&quot;&quot;;[.$M69])" office:value-type="currency" office:currency="EUR" office:value="0.95">
            <text:p>0,95 €</text:p>
          </table:table-cell>
          <table:table-cell table:style-name="ce13" table:formula="oooc:=DOLLAR(VLOOKUP([.$A69];AldiBereich;4;0) ;2)" office:value-type="string" office:string-value="0,95 €">
            <text:p>0,95 €</text:p>
          </table:table-cell>
          <table:table-cell table:style-name="ce13" table:formula="oooc:=VLOOKUP([.$A69];AldiBereich;3;0)">
            <text:p/>
          </table:table-cell>
          <table:table-cell table:style-name="ce13" table:formula="oooc:=DOLLAR(VLOOKUP([.$A69];MarktkaufBereich;4;0) ;2)" office:value-type="float" office:value="0">
            <text:p>#NV</text:p>
          </table:table-cell>
          <table:table-cell table:style-name="ce13" table:formula="oooc:=VLOOKUP([.$A69];MarktkaufBereich;3;0)" office:value-type="float" office:value="0">
            <text:p>#NV</text:p>
          </table:table-cell>
          <table:table-cell table:style-name="ce13" table:formula="oooc:=DOLLAR(VLOOKUP([.$A69];PlusBereich;4;0) ;2)" office:value-type="float" office:value="0">
            <text:p>#NV</text:p>
          </table:table-cell>
          <table:table-cell table:style-name="ce13" table:formula="oooc:=VLOOKUP([.$A69];PlusBereich;3;0)" office:value-type="float" office:value="0">
            <text:p>#NV</text:p>
          </table:table-cell>
          <table:table-cell table:style-name="ce13" table:formula="oooc:=DOLLAR(VLOOKUP([.$A69];SchleckerBereich;4;0);2)" office:value-type="float" office:value="0">
            <text:p>#NV</text:p>
          </table:table-cell>
          <table:table-cell table:style-name="ce13" table:formula="oooc:=VLOOKUP([.$A69];SchleckerBereich;3;0)" office:value-type="float" office:value="0">
            <text:p>#NV</text:p>
          </table:table-cell>
          <table:table-cell table:style-name="ce13" table:formula="oooc:=DOLLAR(VLOOKUP([.$A69];MüllerBereich;4;0);2)" office:value-type="float" office:value="0">
            <text:p>#NV</text:p>
          </table:table-cell>
          <table:table-cell table:style-name="ce13" table:formula="oooc:=VLOOKUP([.$A69];MüllerBereich;3;0)" office:value-type="float" office:value="0">
            <text:p>#NV</text:p>
          </table:table-cell>
          <table:table-cell table:style-name="ce18" table:formula="oooc:=MIN(VALUE(IF(ISERROR([.$C69]);[Hilfsvariablen.$C$1];[.$C69]));VALUE(IF(ISERROR([.$E69]);[Hilfsvariablen.$C$1];[.$E69]));VALUE(IF(ISERROR([.$G69]);[Hilfsvariablen.$C$1];[.$G69]));VALUE(IF(ISERROR([.$I69]);[Hilfsvariablen.$C$1];[.$I69]));VALUE(IF(ISERROR([.$K69]);[Hilfsvariablen.$C$1];[.$K69])))" office:value-type="currency" office:currency="EUR" office:value="0.95">
            <text:p>0,95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Milch 1,5% Fett 1L Frischmilch</text:p>
          </table:table-cell>
          <table:table-cell table:style-name="ce10" table:formula="oooc:=IF(VALUE([.$M70])=VALUE([Hilfsvariablen.$C$1]);&quot;&quot;;[.$M70])" office:value-type="currency" office:currency="EUR" office:value="0.61">
            <text:p>0,61 €</text:p>
          </table:table-cell>
          <table:table-cell table:style-name="ce13" table:formula="oooc:=DOLLAR(VLOOKUP([.$A70];AldiBereich;4;0) ;2)" office:value-type="float" office:value="0">
            <text:p>#NV</text:p>
          </table:table-cell>
          <table:table-cell table:style-name="ce13" table:formula="oooc:=VLOOKUP([.$A70];AldiBereich;3;0)" office:value-type="float" office:value="0">
            <text:p>#NV</text:p>
          </table:table-cell>
          <table:table-cell table:style-name="ce13" table:formula="oooc:=DOLLAR(VLOOKUP([.$A70];MarktkaufBereich;4;0) ;2)" office:value-type="string" office:string-value="0,61 €">
            <text:p>0,61 €</text:p>
          </table:table-cell>
          <table:table-cell table:style-name="ce13" table:formula="oooc:=VLOOKUP([.$A70];MarktkaufBereich;3;0)" office:value-type="string" office:string-value="gut">
            <text:p>gut</text:p>
          </table:table-cell>
          <table:table-cell table:style-name="ce13" table:formula="oooc:=DOLLAR(VLOOKUP([.$A70];PlusBereich;4;0) ;2)" office:value-type="float" office:value="0">
            <text:p>#NV</text:p>
          </table:table-cell>
          <table:table-cell table:style-name="ce13" table:formula="oooc:=VLOOKUP([.$A70];PlusBereich;3;0)" office:value-type="float" office:value="0">
            <text:p>#NV</text:p>
          </table:table-cell>
          <table:table-cell table:style-name="ce13" table:formula="oooc:=DOLLAR(VLOOKUP([.$A70];SchleckerBereich;4;0);2)" office:value-type="float" office:value="0">
            <text:p>#NV</text:p>
          </table:table-cell>
          <table:table-cell table:style-name="ce13" table:formula="oooc:=VLOOKUP([.$A70];SchleckerBereich;3;0)" office:value-type="float" office:value="0">
            <text:p>#NV</text:p>
          </table:table-cell>
          <table:table-cell table:style-name="ce13" table:formula="oooc:=DOLLAR(VLOOKUP([.$A70];MüllerBereich;4;0);2)" office:value-type="float" office:value="0">
            <text:p>#NV</text:p>
          </table:table-cell>
          <table:table-cell table:style-name="ce13" table:formula="oooc:=VLOOKUP([.$A70];MüllerBereich;3;0)" office:value-type="float" office:value="0">
            <text:p>#NV</text:p>
          </table:table-cell>
          <table:table-cell table:style-name="ce18" table:formula="oooc:=MIN(VALUE(IF(ISERROR([.$C70]);[Hilfsvariablen.$C$1];[.$C70]));VALUE(IF(ISERROR([.$E70]);[Hilfsvariablen.$C$1];[.$E70]));VALUE(IF(ISERROR([.$G70]);[Hilfsvariablen.$C$1];[.$G70]));VALUE(IF(ISERROR([.$I70]);[Hilfsvariablen.$C$1];[.$I70]));VALUE(IF(ISERROR([.$K70]);[Hilfsvariablen.$C$1];[.$K70])))" office:value-type="currency" office:currency="EUR" office:value="0.61">
            <text:p>0,61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Milch 1,5% Fett 1L</text:p>
          </table:table-cell>
          <table:table-cell table:style-name="ce10" table:formula="oooc:=IF(VALUE([.$M71])=VALUE([Hilfsvariablen.$C$1]);&quot;&quot;;[.$M71])" office:value-type="currency" office:currency="EUR" office:value="0.61">
            <text:p>0,61 €</text:p>
          </table:table-cell>
          <table:table-cell table:style-name="ce13" table:formula="oooc:=DOLLAR(VLOOKUP([.$A71];AldiBereich;4;0) ;2)" office:value-type="float" office:value="0">
            <text:p>#NV</text:p>
          </table:table-cell>
          <table:table-cell table:style-name="ce13" table:formula="oooc:=VLOOKUP([.$A71];AldiBereich;3;0)" office:value-type="float" office:value="0">
            <text:p>#NV</text:p>
          </table:table-cell>
          <table:table-cell table:style-name="ce13" table:formula="oooc:=DOLLAR(VLOOKUP([.$A71];MarktkaufBereich;4;0) ;2)" office:value-type="string" office:string-value="0,61 €">
            <text:p>0,61 €</text:p>
          </table:table-cell>
          <table:table-cell table:style-name="ce13" table:formula="oooc:=VLOOKUP([.$A71];MarktkaufBereich;3;0)" office:value-type="string" office:string-value="gut">
            <text:p>gut</text:p>
          </table:table-cell>
          <table:table-cell table:style-name="ce13" table:formula="oooc:=DOLLAR(VLOOKUP([.$A71];PlusBereich;4;0) ;2)" office:value-type="string" office:string-value="0,66 €">
            <text:p>0,66 €</text:p>
          </table:table-cell>
          <table:table-cell table:style-name="ce13" table:formula="oooc:=VLOOKUP([.$A71];PlusBereich;3;0)">
            <text:p/>
          </table:table-cell>
          <table:table-cell table:style-name="ce13" table:formula="oooc:=DOLLAR(VLOOKUP([.$A71];SchleckerBereich;4;0);2)" office:value-type="float" office:value="0">
            <text:p>#NV</text:p>
          </table:table-cell>
          <table:table-cell table:style-name="ce13" table:formula="oooc:=VLOOKUP([.$A71];SchleckerBereich;3;0)" office:value-type="float" office:value="0">
            <text:p>#NV</text:p>
          </table:table-cell>
          <table:table-cell table:style-name="ce13" table:formula="oooc:=DOLLAR(VLOOKUP([.$A71];MüllerBereich;4;0);2)" office:value-type="float" office:value="0">
            <text:p>#NV</text:p>
          </table:table-cell>
          <table:table-cell table:style-name="ce13" table:formula="oooc:=VLOOKUP([.$A71];MüllerBereich;3;0)" office:value-type="float" office:value="0">
            <text:p>#NV</text:p>
          </table:table-cell>
          <table:table-cell table:style-name="ce18" table:formula="oooc:=MIN(VALUE(IF(ISERROR([.$C71]);[Hilfsvariablen.$C$1];[.$C71]));VALUE(IF(ISERROR([.$E71]);[Hilfsvariablen.$C$1];[.$E71]));VALUE(IF(ISERROR([.$G71]);[Hilfsvariablen.$C$1];[.$G71]));VALUE(IF(ISERROR([.$I71]);[Hilfsvariablen.$C$1];[.$I71]));VALUE(IF(ISERROR([.$K71]);[Hilfsvariablen.$C$1];[.$K71])))" office:value-type="currency" office:currency="EUR" office:value="0.61">
            <text:p>0,61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Milch 3,5% Fett 1L</text:p>
          </table:table-cell>
          <table:table-cell table:style-name="ce10" table:formula="oooc:=IF(VALUE([.$M72])=VALUE([Hilfsvariablen.$C$1]);&quot;&quot;;[.$M72])" office:value-type="currency" office:currency="EUR" office:value="0.62">
            <text:p>0,62 €</text:p>
          </table:table-cell>
          <table:table-cell table:style-name="ce13" table:formula="oooc:=DOLLAR(VLOOKUP([.$A72];AldiBereich;4;0) ;2)" office:value-type="float" office:value="0">
            <text:p>#NV</text:p>
          </table:table-cell>
          <table:table-cell table:style-name="ce13" table:formula="oooc:=VLOOKUP([.$A72];AldiBereich;3;0)" office:value-type="float" office:value="0">
            <text:p>#NV</text:p>
          </table:table-cell>
          <table:table-cell table:style-name="ce13" table:formula="oooc:=DOLLAR(VLOOKUP([.$A72];MarktkaufBereich;4;0) ;2)" office:value-type="string" office:string-value="0,62 €">
            <text:p>0,62 €</text:p>
          </table:table-cell>
          <table:table-cell table:style-name="ce13" table:formula="oooc:=VLOOKUP([.$A72];MarktkaufBereich;3;0)" office:value-type="string" office:string-value="gut">
            <text:p>gut</text:p>
          </table:table-cell>
          <table:table-cell table:style-name="ce13" table:formula="oooc:=DOLLAR(VLOOKUP([.$A72];PlusBereich;4;0) ;2)" office:value-type="float" office:value="0">
            <text:p>#NV</text:p>
          </table:table-cell>
          <table:table-cell table:style-name="ce13" table:formula="oooc:=VLOOKUP([.$A72];PlusBereich;3;0)" office:value-type="float" office:value="0">
            <text:p>#NV</text:p>
          </table:table-cell>
          <table:table-cell table:style-name="ce13" table:formula="oooc:=DOLLAR(VLOOKUP([.$A72];SchleckerBereich;4;0);2)" office:value-type="float" office:value="0">
            <text:p>#NV</text:p>
          </table:table-cell>
          <table:table-cell table:style-name="ce13" table:formula="oooc:=VLOOKUP([.$A72];SchleckerBereich;3;0)" office:value-type="float" office:value="0">
            <text:p>#NV</text:p>
          </table:table-cell>
          <table:table-cell table:style-name="ce13" table:formula="oooc:=DOLLAR(VLOOKUP([.$A72];MüllerBereich;4;0);2)" office:value-type="float" office:value="0">
            <text:p>#NV</text:p>
          </table:table-cell>
          <table:table-cell table:style-name="ce13" table:formula="oooc:=VLOOKUP([.$A72];MüllerBereich;3;0)" office:value-type="float" office:value="0">
            <text:p>#NV</text:p>
          </table:table-cell>
          <table:table-cell table:style-name="ce18" table:formula="oooc:=MIN(VALUE(IF(ISERROR([.$C72]);[Hilfsvariablen.$C$1];[.$C72]));VALUE(IF(ISERROR([.$E72]);[Hilfsvariablen.$C$1];[.$E72]));VALUE(IF(ISERROR([.$G72]);[Hilfsvariablen.$C$1];[.$G72]));VALUE(IF(ISERROR([.$I72]);[Hilfsvariablen.$C$1];[.$I72]));VALUE(IF(ISERROR([.$K72]);[Hilfsvariablen.$C$1];[.$K72])))" office:value-type="currency" office:currency="EUR" office:value="0.62">
            <text:p>0,62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Müsli Corneflakes mit Vitaminen</text:p>
          </table:table-cell>
          <table:table-cell table:style-name="ce10" table:formula="oooc:=IF(VALUE([.$M73])=VALUE([Hilfsvariablen.$C$1]);&quot;&quot;;[.$M73])" office:value-type="currency" office:currency="EUR" office:value="0.99">
            <text:p>0,99 €</text:p>
          </table:table-cell>
          <table:table-cell table:style-name="ce13" table:formula="oooc:=DOLLAR(VLOOKUP([.$A73];AldiBereich;4;0) ;2)" office:value-type="float" office:value="0">
            <text:p>#NV</text:p>
          </table:table-cell>
          <table:table-cell table:style-name="ce13" table:formula="oooc:=VLOOKUP([.$A73];AldiBereich;3;0)" office:value-type="float" office:value="0">
            <text:p>#NV</text:p>
          </table:table-cell>
          <table:table-cell table:style-name="ce13" table:formula="oooc:=DOLLAR(VLOOKUP([.$A73];MarktkaufBereich;4;0) ;2)" office:value-type="string" office:string-value="0,99 €">
            <text:p>0,99 €</text:p>
          </table:table-cell>
          <table:table-cell table:style-name="ce13" table:formula="oooc:=VLOOKUP([.$A73];MarktkaufBereich;3;0)" office:value-type="string" office:string-value="gut">
            <text:p>gut</text:p>
          </table:table-cell>
          <table:table-cell table:style-name="ce13" table:formula="oooc:=DOLLAR(VLOOKUP([.$A73];PlusBereich;4;0) ;2)" office:value-type="float" office:value="0">
            <text:p>#NV</text:p>
          </table:table-cell>
          <table:table-cell table:style-name="ce13" table:formula="oooc:=VLOOKUP([.$A73];PlusBereich;3;0)" office:value-type="float" office:value="0">
            <text:p>#NV</text:p>
          </table:table-cell>
          <table:table-cell table:style-name="ce13" table:formula="oooc:=DOLLAR(VLOOKUP([.$A73];SchleckerBereich;4;0);2)" office:value-type="float" office:value="0">
            <text:p>#NV</text:p>
          </table:table-cell>
          <table:table-cell table:style-name="ce13" table:formula="oooc:=VLOOKUP([.$A73];SchleckerBereich;3;0)" office:value-type="float" office:value="0">
            <text:p>#NV</text:p>
          </table:table-cell>
          <table:table-cell table:style-name="ce13" table:formula="oooc:=DOLLAR(VLOOKUP([.$A73];MüllerBereich;4;0);2)" office:value-type="float" office:value="0">
            <text:p>#NV</text:p>
          </table:table-cell>
          <table:table-cell table:style-name="ce13" table:formula="oooc:=VLOOKUP([.$A73];MüllerBereich;3;0)" office:value-type="float" office:value="0">
            <text:p>#NV</text:p>
          </table:table-cell>
          <table:table-cell table:style-name="ce18" table:formula="oooc:=MIN(VALUE(IF(ISERROR([.$C73]);[Hilfsvariablen.$C$1];[.$C73]));VALUE(IF(ISERROR([.$E73]);[Hilfsvariablen.$C$1];[.$E73]));VALUE(IF(ISERROR([.$G73]);[Hilfsvariablen.$C$1];[.$G73]));VALUE(IF(ISERROR([.$I73]);[Hilfsvariablen.$C$1];[.$I73]));VALUE(IF(ISERROR([.$K73]);[Hilfsvariablen.$C$1];[.$K73])))" office:value-type="currency" office:currency="EUR" office:value="0.99">
            <text:p>0,9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Müsli Cornflakes Original</text:p>
          </table:table-cell>
          <table:table-cell table:style-name="ce10" table:formula="oooc:=IF(VALUE([.$M74])=VALUE([Hilfsvariablen.$C$1]);&quot;&quot;;[.$M74])">
            <text:p/>
          </table:table-cell>
          <table:table-cell table:style-name="ce13" table:formula="oooc:=DOLLAR(VLOOKUP([.$A74];AldiBereich;4;0) ;2)" office:value-type="float" office:value="0">
            <text:p>#NV</text:p>
          </table:table-cell>
          <table:table-cell table:style-name="ce13" table:formula="oooc:=VLOOKUP([.$A74];AldiBereich;3;0)" office:value-type="float" office:value="0">
            <text:p>#NV</text:p>
          </table:table-cell>
          <table:table-cell table:style-name="ce13" table:formula="oooc:=DOLLAR(VLOOKUP([.$A74];MarktkaufBereich;4;0) ;2)" office:value-type="float" office:value="0">
            <text:p>#NV</text:p>
          </table:table-cell>
          <table:table-cell table:style-name="ce13" table:formula="oooc:=VLOOKUP([.$A74];MarktkaufBereich;3;0)" office:value-type="float" office:value="0">
            <text:p>#NV</text:p>
          </table:table-cell>
          <table:table-cell table:style-name="ce13" table:formula="oooc:=DOLLAR(VLOOKUP([.$A74];PlusBereich;4;0) ;2)" office:value-type="float" office:value="0">
            <text:p>#NV</text:p>
          </table:table-cell>
          <table:table-cell table:style-name="ce13" table:formula="oooc:=VLOOKUP([.$A74];PlusBereich;3;0)" office:value-type="float" office:value="0">
            <text:p>#NV</text:p>
          </table:table-cell>
          <table:table-cell table:style-name="ce13" table:formula="oooc:=DOLLAR(VLOOKUP([.$A74];SchleckerBereich;4;0);2)" office:value-type="float" office:value="0">
            <text:p>#NV</text:p>
          </table:table-cell>
          <table:table-cell table:style-name="ce13" table:formula="oooc:=VLOOKUP([.$A74];SchleckerBereich;3;0)" office:value-type="float" office:value="0">
            <text:p>#NV</text:p>
          </table:table-cell>
          <table:table-cell table:style-name="ce13" table:formula="oooc:=DOLLAR(VLOOKUP([.$A74];MüllerBereich;4;0);2)" office:value-type="float" office:value="0">
            <text:p>#NV</text:p>
          </table:table-cell>
          <table:table-cell table:style-name="ce13" table:formula="oooc:=VLOOKUP([.$A74];MüllerBereich;3;0)" office:value-type="float" office:value="0">
            <text:p>#NV</text:p>
          </table:table-cell>
          <table:table-cell table:style-name="ce18" table:formula="oooc:=MIN(VALUE(IF(ISERROR([.$C74]);[Hilfsvariablen.$C$1];[.$C74]));VALUE(IF(ISERROR([.$E74]);[Hilfsvariablen.$C$1];[.$E74]));VALUE(IF(ISERROR([.$G74]);[Hilfsvariablen.$C$1];[.$G74]));VALUE(IF(ISERROR([.$I74]);[Hilfsvariablen.$C$1];[.$I74]));VALUE(IF(ISERROR([.$K74]);[Hilfsvariablen.$C$1];[.$K74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Obst Äpfel lose 1 kg</text:p>
          </table:table-cell>
          <table:table-cell table:style-name="ce10" table:formula="oooc:=IF(VALUE([.$M75])=VALUE([Hilfsvariablen.$C$1]);&quot;&quot;;[.$M75])" office:value-type="currency" office:currency="EUR" office:value="1.99">
            <text:p>1,99 €</text:p>
          </table:table-cell>
          <table:table-cell table:style-name="ce13" table:formula="oooc:=DOLLAR(VLOOKUP([.$A75];AldiBereich;4;0) ;2)" office:value-type="float" office:value="0">
            <text:p>#NV</text:p>
          </table:table-cell>
          <table:table-cell table:style-name="ce13" table:formula="oooc:=VLOOKUP([.$A75];AldiBereich;3;0)" office:value-type="float" office:value="0">
            <text:p>#NV</text:p>
          </table:table-cell>
          <table:table-cell table:style-name="ce13" table:formula="oooc:=DOLLAR(VLOOKUP([.$A75];MarktkaufBereich;4;0) ;2)" office:value-type="string" office:string-value="1,99 €">
            <text:p>1,99 €</text:p>
          </table:table-cell>
          <table:table-cell table:style-name="ce13" table:formula="oooc:=VLOOKUP([.$A75];MarktkaufBereich;3;0)" office:value-type="string" office:string-value="gut">
            <text:p>gut</text:p>
          </table:table-cell>
          <table:table-cell table:style-name="ce13" table:formula="oooc:=DOLLAR(VLOOKUP([.$A75];PlusBereich;4;0) ;2)" office:value-type="float" office:value="0">
            <text:p>#NV</text:p>
          </table:table-cell>
          <table:table-cell table:style-name="ce13" table:formula="oooc:=VLOOKUP([.$A75];PlusBereich;3;0)" office:value-type="float" office:value="0">
            <text:p>#NV</text:p>
          </table:table-cell>
          <table:table-cell table:style-name="ce13" table:formula="oooc:=DOLLAR(VLOOKUP([.$A75];SchleckerBereich;4;0);2)" office:value-type="float" office:value="0">
            <text:p>#NV</text:p>
          </table:table-cell>
          <table:table-cell table:style-name="ce13" table:formula="oooc:=VLOOKUP([.$A75];SchleckerBereich;3;0)" office:value-type="float" office:value="0">
            <text:p>#NV</text:p>
          </table:table-cell>
          <table:table-cell table:style-name="ce13" table:formula="oooc:=DOLLAR(VLOOKUP([.$A75];MüllerBereich;4;0);2)" office:value-type="float" office:value="0">
            <text:p>#NV</text:p>
          </table:table-cell>
          <table:table-cell table:style-name="ce13" table:formula="oooc:=VLOOKUP([.$A75];MüllerBereich;3;0)" office:value-type="float" office:value="0">
            <text:p>#NV</text:p>
          </table:table-cell>
          <table:table-cell table:style-name="ce18" table:formula="oooc:=MIN(VALUE(IF(ISERROR([.$C75]);[Hilfsvariablen.$C$1];[.$C75]));VALUE(IF(ISERROR([.$E75]);[Hilfsvariablen.$C$1];[.$E75]));VALUE(IF(ISERROR([.$G75]);[Hilfsvariablen.$C$1];[.$G75]));VALUE(IF(ISERROR([.$I75]);[Hilfsvariablen.$C$1];[.$I75]));VALUE(IF(ISERROR([.$K75]);[Hilfsvariablen.$C$1];[.$K75])))" office:value-type="currency" office:currency="EUR" office:value="1.99">
            <text:p>1,9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Obst Birnen 1 kg</text:p>
          </table:table-cell>
          <table:table-cell table:style-name="ce10" table:formula="oooc:=IF(VALUE([.$M76])=VALUE([Hilfsvariablen.$C$1]);&quot;&quot;;[.$M76])" office:value-type="currency" office:currency="EUR" office:value="1.79">
            <text:p>1,79 €</text:p>
          </table:table-cell>
          <table:table-cell table:style-name="ce13" table:formula="oooc:=DOLLAR(VLOOKUP([.$A76];AldiBereich;4;0) ;2)" office:value-type="float" office:value="0">
            <text:p>#NV</text:p>
          </table:table-cell>
          <table:table-cell table:style-name="ce13" table:formula="oooc:=VLOOKUP([.$A76];AldiBereich;3;0)" office:value-type="float" office:value="0">
            <text:p>#NV</text:p>
          </table:table-cell>
          <table:table-cell table:style-name="ce13" table:formula="oooc:=DOLLAR(VLOOKUP([.$A76];MarktkaufBereich;4;0) ;2)" office:value-type="string" office:string-value="1,79 €">
            <text:p>1,79 €</text:p>
          </table:table-cell>
          <table:table-cell table:style-name="ce13" table:formula="oooc:=VLOOKUP([.$A76];MarktkaufBereich;3;0)" office:value-type="string" office:string-value="gut">
            <text:p>gut</text:p>
          </table:table-cell>
          <table:table-cell table:style-name="ce13" table:formula="oooc:=DOLLAR(VLOOKUP([.$A76];PlusBereich;4;0) ;2)" office:value-type="float" office:value="0">
            <text:p>#NV</text:p>
          </table:table-cell>
          <table:table-cell table:style-name="ce13" table:formula="oooc:=VLOOKUP([.$A76];PlusBereich;3;0)" office:value-type="float" office:value="0">
            <text:p>#NV</text:p>
          </table:table-cell>
          <table:table-cell table:style-name="ce13" table:formula="oooc:=DOLLAR(VLOOKUP([.$A76];SchleckerBereich;4;0);2)" office:value-type="float" office:value="0">
            <text:p>#NV</text:p>
          </table:table-cell>
          <table:table-cell table:style-name="ce13" table:formula="oooc:=VLOOKUP([.$A76];SchleckerBereich;3;0)" office:value-type="float" office:value="0">
            <text:p>#NV</text:p>
          </table:table-cell>
          <table:table-cell table:style-name="ce13" table:formula="oooc:=DOLLAR(VLOOKUP([.$A76];MüllerBereich;4;0);2)" office:value-type="float" office:value="0">
            <text:p>#NV</text:p>
          </table:table-cell>
          <table:table-cell table:style-name="ce13" table:formula="oooc:=VLOOKUP([.$A76];MüllerBereich;3;0)" office:value-type="float" office:value="0">
            <text:p>#NV</text:p>
          </table:table-cell>
          <table:table-cell table:style-name="ce18" table:formula="oooc:=MIN(VALUE(IF(ISERROR([.$C76]);[Hilfsvariablen.$C$1];[.$C76]));VALUE(IF(ISERROR([.$E76]);[Hilfsvariablen.$C$1];[.$E76]));VALUE(IF(ISERROR([.$G76]);[Hilfsvariablen.$C$1];[.$G76]));VALUE(IF(ISERROR([.$I76]);[Hilfsvariablen.$C$1];[.$I76]));VALUE(IF(ISERROR([.$K76]);[Hilfsvariablen.$C$1];[.$K76])))" office:value-type="currency" office:currency="EUR" office:value="1.79">
            <text:p>1,7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Obst Büchse Ananas Scheiben 490 g</text:p>
          </table:table-cell>
          <table:table-cell table:style-name="ce10" table:formula="oooc:=IF(VALUE([.$M77])=VALUE([Hilfsvariablen.$C$1]);&quot;&quot;;[.$M77])" office:value-type="currency" office:currency="EUR" office:value="1.59">
            <text:p>1,59 €</text:p>
          </table:table-cell>
          <table:table-cell table:style-name="ce13" table:formula="oooc:=DOLLAR(VLOOKUP([.$A77];AldiBereich;4;0) ;2)" office:value-type="float" office:value="0">
            <text:p>#NV</text:p>
          </table:table-cell>
          <table:table-cell table:style-name="ce13" table:formula="oooc:=VLOOKUP([.$A77];AldiBereich;3;0)" office:value-type="float" office:value="0">
            <text:p>#NV</text:p>
          </table:table-cell>
          <table:table-cell table:style-name="ce13" table:formula="oooc:=DOLLAR(VLOOKUP([.$A77];MarktkaufBereich;4;0) ;2)" office:value-type="string" office:string-value="1,59 €">
            <text:p>1,59 €</text:p>
          </table:table-cell>
          <table:table-cell table:style-name="ce13" table:formula="oooc:=VLOOKUP([.$A77];MarktkaufBereich;3;0)">
            <text:p/>
          </table:table-cell>
          <table:table-cell table:style-name="ce13" table:formula="oooc:=DOLLAR(VLOOKUP([.$A77];PlusBereich;4;0) ;2)" office:value-type="float" office:value="0">
            <text:p>#NV</text:p>
          </table:table-cell>
          <table:table-cell table:style-name="ce13" table:formula="oooc:=VLOOKUP([.$A77];PlusBereich;3;0)" office:value-type="float" office:value="0">
            <text:p>#NV</text:p>
          </table:table-cell>
          <table:table-cell table:style-name="ce13" table:formula="oooc:=DOLLAR(VLOOKUP([.$A77];SchleckerBereich;4;0);2)" office:value-type="float" office:value="0">
            <text:p>#NV</text:p>
          </table:table-cell>
          <table:table-cell table:style-name="ce13" table:formula="oooc:=VLOOKUP([.$A77];SchleckerBereich;3;0)" office:value-type="float" office:value="0">
            <text:p>#NV</text:p>
          </table:table-cell>
          <table:table-cell table:style-name="ce13" table:formula="oooc:=DOLLAR(VLOOKUP([.$A77];MüllerBereich;4;0);2)" office:value-type="float" office:value="0">
            <text:p>#NV</text:p>
          </table:table-cell>
          <table:table-cell table:style-name="ce13" table:formula="oooc:=VLOOKUP([.$A77];MüllerBereich;3;0)" office:value-type="float" office:value="0">
            <text:p>#NV</text:p>
          </table:table-cell>
          <table:table-cell table:style-name="ce18" table:formula="oooc:=MIN(VALUE(IF(ISERROR([.$C77]);[Hilfsvariablen.$C$1];[.$C77]));VALUE(IF(ISERROR([.$E77]);[Hilfsvariablen.$C$1];[.$E77]));VALUE(IF(ISERROR([.$G77]);[Hilfsvariablen.$C$1];[.$G77]));VALUE(IF(ISERROR([.$I77]);[Hilfsvariablen.$C$1];[.$I77]));VALUE(IF(ISERROR([.$K77]);[Hilfsvariablen.$C$1];[.$K77])))" office:value-type="currency" office:currency="EUR" office:value="1.59">
            <text:p>1,5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Obst Büchse Ananas Stücken 340 g</text:p>
          </table:table-cell>
          <table:table-cell table:style-name="ce10" table:formula="oooc:=IF(VALUE([.$M78])=VALUE([Hilfsvariablen.$C$1]);&quot;&quot;;[.$M78])">
            <text:p/>
          </table:table-cell>
          <table:table-cell table:style-name="ce13" table:formula="oooc:=DOLLAR(VLOOKUP([.$A78];AldiBereich;4;0) ;2)" office:value-type="float" office:value="0">
            <text:p>#NV</text:p>
          </table:table-cell>
          <table:table-cell table:style-name="ce13" table:formula="oooc:=VLOOKUP([.$A78];AldiBereich;3;0)" office:value-type="float" office:value="0">
            <text:p>#NV</text:p>
          </table:table-cell>
          <table:table-cell table:style-name="ce13" table:formula="oooc:=DOLLAR(VLOOKUP([.$A78];MarktkaufBereich;4;0) ;2)" office:value-type="float" office:value="0">
            <text:p>#NV</text:p>
          </table:table-cell>
          <table:table-cell table:style-name="ce13" table:formula="oooc:=VLOOKUP([.$A78];MarktkaufBereich;3;0)" office:value-type="float" office:value="0">
            <text:p>#NV</text:p>
          </table:table-cell>
          <table:table-cell table:style-name="ce13" table:formula="oooc:=DOLLAR(VLOOKUP([.$A78];PlusBereich;4;0) ;2)" office:value-type="float" office:value="0">
            <text:p>#NV</text:p>
          </table:table-cell>
          <table:table-cell table:style-name="ce13" table:formula="oooc:=VLOOKUP([.$A78];PlusBereich;3;0)" office:value-type="float" office:value="0">
            <text:p>#NV</text:p>
          </table:table-cell>
          <table:table-cell table:style-name="ce13" table:formula="oooc:=DOLLAR(VLOOKUP([.$A78];SchleckerBereich;4;0);2)" office:value-type="float" office:value="0">
            <text:p>#NV</text:p>
          </table:table-cell>
          <table:table-cell table:style-name="ce13" table:formula="oooc:=VLOOKUP([.$A78];SchleckerBereich;3;0)" office:value-type="float" office:value="0">
            <text:p>#NV</text:p>
          </table:table-cell>
          <table:table-cell table:style-name="ce13" table:formula="oooc:=DOLLAR(VLOOKUP([.$A78];MüllerBereich;4;0);2)" office:value-type="float" office:value="0">
            <text:p>#NV</text:p>
          </table:table-cell>
          <table:table-cell table:style-name="ce13" table:formula="oooc:=VLOOKUP([.$A78];MüllerBereich;3;0)" office:value-type="float" office:value="0">
            <text:p>#NV</text:p>
          </table:table-cell>
          <table:table-cell table:style-name="ce18" table:formula="oooc:=MIN(VALUE(IF(ISERROR([.$C78]);[Hilfsvariablen.$C$1];[.$C78]));VALUE(IF(ISERROR([.$E78]);[Hilfsvariablen.$C$1];[.$E78]));VALUE(IF(ISERROR([.$G78]);[Hilfsvariablen.$C$1];[.$G78]));VALUE(IF(ISERROR([.$I78]);[Hilfsvariablen.$C$1];[.$I78]));VALUE(IF(ISERROR([.$K78]);[Hilfsvariablen.$C$1];[.$K78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Obst Büchse Pfirsiche 465 g</text:p>
          </table:table-cell>
          <table:table-cell table:style-name="ce10" table:formula="oooc:=IF(VALUE([.$M79])=VALUE([Hilfsvariablen.$C$1]);&quot;&quot;;[.$M79])">
            <text:p/>
          </table:table-cell>
          <table:table-cell table:style-name="ce13" table:formula="oooc:=DOLLAR(VLOOKUP([.$A79];AldiBereich;4;0) ;2)" office:value-type="float" office:value="0">
            <text:p>#NV</text:p>
          </table:table-cell>
          <table:table-cell table:style-name="ce13" table:formula="oooc:=VLOOKUP([.$A79];AldiBereich;3;0)" office:value-type="float" office:value="0">
            <text:p>#NV</text:p>
          </table:table-cell>
          <table:table-cell table:style-name="ce13" table:formula="oooc:=DOLLAR(VLOOKUP([.$A79];MarktkaufBereich;4;0) ;2)" office:value-type="float" office:value="0">
            <text:p>#NV</text:p>
          </table:table-cell>
          <table:table-cell table:style-name="ce13" table:formula="oooc:=VLOOKUP([.$A79];MarktkaufBereich;3;0)" office:value-type="float" office:value="0">
            <text:p>#NV</text:p>
          </table:table-cell>
          <table:table-cell table:style-name="ce13" table:formula="oooc:=DOLLAR(VLOOKUP([.$A79];PlusBereich;4;0) ;2)" office:value-type="float" office:value="0">
            <text:p>#NV</text:p>
          </table:table-cell>
          <table:table-cell table:style-name="ce13" table:formula="oooc:=VLOOKUP([.$A79];PlusBereich;3;0)" office:value-type="float" office:value="0">
            <text:p>#NV</text:p>
          </table:table-cell>
          <table:table-cell table:style-name="ce13" table:formula="oooc:=DOLLAR(VLOOKUP([.$A79];SchleckerBereich;4;0);2)" office:value-type="float" office:value="0">
            <text:p>#NV</text:p>
          </table:table-cell>
          <table:table-cell table:style-name="ce13" table:formula="oooc:=VLOOKUP([.$A79];SchleckerBereich;3;0)" office:value-type="float" office:value="0">
            <text:p>#NV</text:p>
          </table:table-cell>
          <table:table-cell table:style-name="ce13" table:formula="oooc:=DOLLAR(VLOOKUP([.$A79];MüllerBereich;4;0);2)" office:value-type="float" office:value="0">
            <text:p>#NV</text:p>
          </table:table-cell>
          <table:table-cell table:style-name="ce13" table:formula="oooc:=VLOOKUP([.$A79];MüllerBereich;3;0)" office:value-type="float" office:value="0">
            <text:p>#NV</text:p>
          </table:table-cell>
          <table:table-cell table:style-name="ce18" table:formula="oooc:=MIN(VALUE(IF(ISERROR([.$C79]);[Hilfsvariablen.$C$1];[.$C79]));VALUE(IF(ISERROR([.$E79]);[Hilfsvariablen.$C$1];[.$E79]));VALUE(IF(ISERROR([.$G79]);[Hilfsvariablen.$C$1];[.$G79]));VALUE(IF(ISERROR([.$I79]);[Hilfsvariablen.$C$1];[.$I79]));VALUE(IF(ISERROR([.$K79]);[Hilfsvariablen.$C$1];[.$K79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Obst Glas Pflaumen 680 g</text:p>
          </table:table-cell>
          <table:table-cell table:style-name="ce10" table:formula="oooc:=IF(VALUE([.$M80])=VALUE([Hilfsvariablen.$C$1]);&quot;&quot;;[.$M80])" office:value-type="currency" office:currency="EUR" office:value="0.99">
            <text:p>0,99 €</text:p>
          </table:table-cell>
          <table:table-cell table:style-name="ce13" table:formula="oooc:=DOLLAR(VLOOKUP([.$A80];AldiBereich;4;0) ;2)" office:value-type="float" office:value="0">
            <text:p>#NV</text:p>
          </table:table-cell>
          <table:table-cell table:style-name="ce13" table:formula="oooc:=VLOOKUP([.$A80];AldiBereich;3;0)" office:value-type="float" office:value="0">
            <text:p>#NV</text:p>
          </table:table-cell>
          <table:table-cell table:style-name="ce13" table:formula="oooc:=DOLLAR(VLOOKUP([.$A80];MarktkaufBereich;4;0) ;2)" office:value-type="string" office:string-value="0,99 €">
            <text:p>0,99 €</text:p>
          </table:table-cell>
          <table:table-cell table:style-name="ce13" table:formula="oooc:=VLOOKUP([.$A80];MarktkaufBereich;3;0)">
            <text:p/>
          </table:table-cell>
          <table:table-cell table:style-name="ce13" table:formula="oooc:=DOLLAR(VLOOKUP([.$A80];PlusBereich;4;0) ;2)" office:value-type="float" office:value="0">
            <text:p>#NV</text:p>
          </table:table-cell>
          <table:table-cell table:style-name="ce13" table:formula="oooc:=VLOOKUP([.$A80];PlusBereich;3;0)" office:value-type="float" office:value="0">
            <text:p>#NV</text:p>
          </table:table-cell>
          <table:table-cell table:style-name="ce13" table:formula="oooc:=DOLLAR(VLOOKUP([.$A80];SchleckerBereich;4;0);2)" office:value-type="float" office:value="0">
            <text:p>#NV</text:p>
          </table:table-cell>
          <table:table-cell table:style-name="ce13" table:formula="oooc:=VLOOKUP([.$A80];SchleckerBereich;3;0)" office:value-type="float" office:value="0">
            <text:p>#NV</text:p>
          </table:table-cell>
          <table:table-cell table:style-name="ce13" table:formula="oooc:=DOLLAR(VLOOKUP([.$A80];MüllerBereich;4;0);2)" office:value-type="float" office:value="0">
            <text:p>#NV</text:p>
          </table:table-cell>
          <table:table-cell table:style-name="ce13" table:formula="oooc:=VLOOKUP([.$A80];MüllerBereich;3;0)" office:value-type="float" office:value="0">
            <text:p>#NV</text:p>
          </table:table-cell>
          <table:table-cell table:style-name="ce18" table:formula="oooc:=MIN(VALUE(IF(ISERROR([.$C80]);[Hilfsvariablen.$C$1];[.$C80]));VALUE(IF(ISERROR([.$E80]);[Hilfsvariablen.$C$1];[.$E80]));VALUE(IF(ISERROR([.$G80]);[Hilfsvariablen.$C$1];[.$G80]));VALUE(IF(ISERROR([.$I80]);[Hilfsvariablen.$C$1];[.$I80]));VALUE(IF(ISERROR([.$K80]);[Hilfsvariablen.$C$1];[.$K80])))" office:value-type="currency" office:currency="EUR" office:value="0.99">
            <text:p>0,9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Obst Glas Stachelbeeren 680 g</text:p>
          </table:table-cell>
          <table:table-cell table:style-name="ce10" table:formula="oooc:=IF(VALUE([.$M81])=VALUE([Hilfsvariablen.$C$1]);&quot;&quot;;[.$M81])" office:value-type="currency" office:currency="EUR" office:value="1.59">
            <text:p>1,59 €</text:p>
          </table:table-cell>
          <table:table-cell table:style-name="ce13" table:formula="oooc:=DOLLAR(VLOOKUP([.$A81];AldiBereich;4;0) ;2)" office:value-type="float" office:value="0">
            <text:p>#NV</text:p>
          </table:table-cell>
          <table:table-cell table:style-name="ce13" table:formula="oooc:=VLOOKUP([.$A81];AldiBereich;3;0)" office:value-type="float" office:value="0">
            <text:p>#NV</text:p>
          </table:table-cell>
          <table:table-cell table:style-name="ce13" table:formula="oooc:=DOLLAR(VLOOKUP([.$A81];MarktkaufBereich;4;0) ;2)" office:value-type="string" office:string-value="1,59 €">
            <text:p>1,59 €</text:p>
          </table:table-cell>
          <table:table-cell table:style-name="ce13" table:formula="oooc:=VLOOKUP([.$A81];MarktkaufBereich;3;0)">
            <text:p/>
          </table:table-cell>
          <table:table-cell table:style-name="ce13" table:formula="oooc:=DOLLAR(VLOOKUP([.$A81];PlusBereich;4;0) ;2)" office:value-type="float" office:value="0">
            <text:p>#NV</text:p>
          </table:table-cell>
          <table:table-cell table:style-name="ce13" table:formula="oooc:=VLOOKUP([.$A81];PlusBereich;3;0)" office:value-type="float" office:value="0">
            <text:p>#NV</text:p>
          </table:table-cell>
          <table:table-cell table:style-name="ce13" table:formula="oooc:=DOLLAR(VLOOKUP([.$A81];SchleckerBereich;4;0);2)" office:value-type="float" office:value="0">
            <text:p>#NV</text:p>
          </table:table-cell>
          <table:table-cell table:style-name="ce13" table:formula="oooc:=VLOOKUP([.$A81];SchleckerBereich;3;0)" office:value-type="float" office:value="0">
            <text:p>#NV</text:p>
          </table:table-cell>
          <table:table-cell table:style-name="ce13" table:formula="oooc:=DOLLAR(VLOOKUP([.$A81];MüllerBereich;4;0);2)" office:value-type="float" office:value="0">
            <text:p>#NV</text:p>
          </table:table-cell>
          <table:table-cell table:style-name="ce13" table:formula="oooc:=VLOOKUP([.$A81];MüllerBereich;3;0)" office:value-type="float" office:value="0">
            <text:p>#NV</text:p>
          </table:table-cell>
          <table:table-cell table:style-name="ce18" table:formula="oooc:=MIN(VALUE(IF(ISERROR([.$C81]);[Hilfsvariablen.$C$1];[.$C81]));VALUE(IF(ISERROR([.$E81]);[Hilfsvariablen.$C$1];[.$E81]));VALUE(IF(ISERROR([.$G81]);[Hilfsvariablen.$C$1];[.$G81]));VALUE(IF(ISERROR([.$I81]);[Hilfsvariablen.$C$1];[.$I81]));VALUE(IF(ISERROR([.$K81]);[Hilfsvariablen.$C$1];[.$K81])))" office:value-type="currency" office:currency="EUR" office:value="1.59">
            <text:p>1,5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Öl Pflanzenöl Raps 1 L</text:p>
          </table:table-cell>
          <table:table-cell table:style-name="ce10" table:formula="oooc:=IF(VALUE([.$M82])=VALUE([Hilfsvariablen.$C$1]);&quot;&quot;;[.$M82])" office:value-type="currency" office:currency="EUR" office:value="0.85">
            <text:p>0,85 €</text:p>
          </table:table-cell>
          <table:table-cell table:style-name="ce13" table:formula="oooc:=DOLLAR(VLOOKUP([.$A82];AldiBereich;4;0) ;2)" office:value-type="string" office:string-value="0,85 €">
            <text:p>0,85 €</text:p>
          </table:table-cell>
          <table:table-cell table:style-name="ce13" table:formula="oooc:=VLOOKUP([.$A82];AldiBereich;3;0)">
            <text:p/>
          </table:table-cell>
          <table:table-cell table:style-name="ce13" table:formula="oooc:=DOLLAR(VLOOKUP([.$A82];MarktkaufBereich;4;0) ;2)" office:value-type="float" office:value="0">
            <text:p>#NV</text:p>
          </table:table-cell>
          <table:table-cell table:style-name="ce13" table:formula="oooc:=VLOOKUP([.$A82];MarktkaufBereich;3;0)" office:value-type="float" office:value="0">
            <text:p>#NV</text:p>
          </table:table-cell>
          <table:table-cell table:style-name="ce13" table:formula="oooc:=DOLLAR(VLOOKUP([.$A82];PlusBereich;4;0) ;2)" office:value-type="float" office:value="0">
            <text:p>#NV</text:p>
          </table:table-cell>
          <table:table-cell table:style-name="ce13" table:formula="oooc:=VLOOKUP([.$A82];PlusBereich;3;0)" office:value-type="float" office:value="0">
            <text:p>#NV</text:p>
          </table:table-cell>
          <table:table-cell table:style-name="ce13" table:formula="oooc:=DOLLAR(VLOOKUP([.$A82];SchleckerBereich;4;0);2)" office:value-type="float" office:value="0">
            <text:p>#NV</text:p>
          </table:table-cell>
          <table:table-cell table:style-name="ce13" table:formula="oooc:=VLOOKUP([.$A82];SchleckerBereich;3;0)" office:value-type="float" office:value="0">
            <text:p>#NV</text:p>
          </table:table-cell>
          <table:table-cell table:style-name="ce13" table:formula="oooc:=DOLLAR(VLOOKUP([.$A82];MüllerBereich;4;0);2)" office:value-type="float" office:value="0">
            <text:p>#NV</text:p>
          </table:table-cell>
          <table:table-cell table:style-name="ce13" table:formula="oooc:=VLOOKUP([.$A82];MüllerBereich;3;0)" office:value-type="float" office:value="0">
            <text:p>#NV</text:p>
          </table:table-cell>
          <table:table-cell table:style-name="ce18" table:formula="oooc:=MIN(VALUE(IF(ISERROR([.$C82]);[Hilfsvariablen.$C$1];[.$C82]));VALUE(IF(ISERROR([.$E82]);[Hilfsvariablen.$C$1];[.$E82]));VALUE(IF(ISERROR([.$G82]);[Hilfsvariablen.$C$1];[.$G82]));VALUE(IF(ISERROR([.$I82]);[Hilfsvariablen.$C$1];[.$I82]));VALUE(IF(ISERROR([.$K82]);[Hilfsvariablen.$C$1];[.$K82])))" office:value-type="currency" office:currency="EUR" office:value="0.85">
            <text:p>0,85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Pommes Frittes für Ofen 1 kg</text:p>
          </table:table-cell>
          <table:table-cell table:style-name="ce10" table:formula="oooc:=IF(VALUE([.$M83])=VALUE([Hilfsvariablen.$C$1]);&quot;&quot;;[.$M83])" office:value-type="currency" office:currency="EUR" office:value="1.09">
            <text:p>1,09 €</text:p>
          </table:table-cell>
          <table:table-cell table:style-name="ce13" table:formula="oooc:=DOLLAR(VLOOKUP([.$A83];AldiBereich;4;0) ;2)" office:value-type="string" office:string-value="1,09 €">
            <text:p>1,09 €</text:p>
          </table:table-cell>
          <table:table-cell table:style-name="ce13" table:formula="oooc:=VLOOKUP([.$A83];AldiBereich;3;0)">
            <text:p/>
          </table:table-cell>
          <table:table-cell table:style-name="ce13" table:formula="oooc:=DOLLAR(VLOOKUP([.$A83];MarktkaufBereich;4;0) ;2)" office:value-type="float" office:value="0">
            <text:p>#NV</text:p>
          </table:table-cell>
          <table:table-cell table:style-name="ce13" table:formula="oooc:=VLOOKUP([.$A83];MarktkaufBereich;3;0)" office:value-type="float" office:value="0">
            <text:p>#NV</text:p>
          </table:table-cell>
          <table:table-cell table:style-name="ce13" table:formula="oooc:=DOLLAR(VLOOKUP([.$A83];PlusBereich;4;0) ;2)" office:value-type="float" office:value="0">
            <text:p>#NV</text:p>
          </table:table-cell>
          <table:table-cell table:style-name="ce13" table:formula="oooc:=VLOOKUP([.$A83];PlusBereich;3;0)" office:value-type="float" office:value="0">
            <text:p>#NV</text:p>
          </table:table-cell>
          <table:table-cell table:style-name="ce13" table:formula="oooc:=DOLLAR(VLOOKUP([.$A83];SchleckerBereich;4;0);2)" office:value-type="float" office:value="0">
            <text:p>#NV</text:p>
          </table:table-cell>
          <table:table-cell table:style-name="ce13" table:formula="oooc:=VLOOKUP([.$A83];SchleckerBereich;3;0)" office:value-type="float" office:value="0">
            <text:p>#NV</text:p>
          </table:table-cell>
          <table:table-cell table:style-name="ce13" table:formula="oooc:=DOLLAR(VLOOKUP([.$A83];MüllerBereich;4;0);2)" office:value-type="float" office:value="0">
            <text:p>#NV</text:p>
          </table:table-cell>
          <table:table-cell table:style-name="ce13" table:formula="oooc:=VLOOKUP([.$A83];MüllerBereich;3;0)" office:value-type="float" office:value="0">
            <text:p>#NV</text:p>
          </table:table-cell>
          <table:table-cell table:style-name="ce18" table:formula="oooc:=MIN(VALUE(IF(ISERROR([.$C83]);[Hilfsvariablen.$C$1];[.$C83]));VALUE(IF(ISERROR([.$E83]);[Hilfsvariablen.$C$1];[.$E83]));VALUE(IF(ISERROR([.$G83]);[Hilfsvariablen.$C$1];[.$G83]));VALUE(IF(ISERROR([.$I83]);[Hilfsvariablen.$C$1];[.$I83]));VALUE(IF(ISERROR([.$K83]);[Hilfsvariablen.$C$1];[.$K83])))" office:value-type="currency" office:currency="EUR" office:value="1.09">
            <text:p>1,0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Sahne Sprühsahne <text:s/>0,3 L</text:p>
          </table:table-cell>
          <table:table-cell table:style-name="ce10" table:formula="oooc:=IF(VALUE([.$M84])=VALUE([Hilfsvariablen.$C$1]);&quot;&quot;;[.$M84])" office:value-type="currency" office:currency="EUR" office:value="0.99">
            <text:p>0,99 €</text:p>
          </table:table-cell>
          <table:table-cell table:style-name="ce13" table:formula="oooc:=DOLLAR(VLOOKUP([.$A84];AldiBereich;4;0) ;2)" office:value-type="float" office:value="0">
            <text:p>#NV</text:p>
          </table:table-cell>
          <table:table-cell table:style-name="ce13" table:formula="oooc:=VLOOKUP([.$A84];AldiBereich;3;0)" office:value-type="float" office:value="0">
            <text:p>#NV</text:p>
          </table:table-cell>
          <table:table-cell table:style-name="ce13" table:formula="oooc:=DOLLAR(VLOOKUP([.$A84];MarktkaufBereich;4;0) ;2)" office:value-type="string" office:string-value="0,99 €">
            <text:p>0,99 €</text:p>
          </table:table-cell>
          <table:table-cell table:style-name="ce13" table:formula="oooc:=VLOOKUP([.$A84];MarktkaufBereich;3;0)">
            <text:p/>
          </table:table-cell>
          <table:table-cell table:style-name="ce13" table:formula="oooc:=DOLLAR(VLOOKUP([.$A84];PlusBereich;4;0) ;2)" office:value-type="float" office:value="0">
            <text:p>#NV</text:p>
          </table:table-cell>
          <table:table-cell table:style-name="ce13" table:formula="oooc:=VLOOKUP([.$A84];PlusBereich;3;0)" office:value-type="float" office:value="0">
            <text:p>#NV</text:p>
          </table:table-cell>
          <table:table-cell table:style-name="ce13" table:formula="oooc:=DOLLAR(VLOOKUP([.$A84];SchleckerBereich;4;0);2)" office:value-type="float" office:value="0">
            <text:p>#NV</text:p>
          </table:table-cell>
          <table:table-cell table:style-name="ce13" table:formula="oooc:=VLOOKUP([.$A84];SchleckerBereich;3;0)" office:value-type="float" office:value="0">
            <text:p>#NV</text:p>
          </table:table-cell>
          <table:table-cell table:style-name="ce13" table:formula="oooc:=DOLLAR(VLOOKUP([.$A84];MüllerBereich;4;0);2)" office:value-type="float" office:value="0">
            <text:p>#NV</text:p>
          </table:table-cell>
          <table:table-cell table:style-name="ce13" table:formula="oooc:=VLOOKUP([.$A84];MüllerBereich;3;0)" office:value-type="float" office:value="0">
            <text:p>#NV</text:p>
          </table:table-cell>
          <table:table-cell table:style-name="ce18" table:formula="oooc:=MIN(VALUE(IF(ISERROR([.$C84]);[Hilfsvariablen.$C$1];[.$C84]));VALUE(IF(ISERROR([.$E84]);[Hilfsvariablen.$C$1];[.$E84]));VALUE(IF(ISERROR([.$G84]);[Hilfsvariablen.$C$1];[.$G84]));VALUE(IF(ISERROR([.$I84]);[Hilfsvariablen.$C$1];[.$I84]));VALUE(IF(ISERROR([.$K84]);[Hilfsvariablen.$C$1];[.$K84])))" office:value-type="currency" office:currency="EUR" office:value="0.99">
            <text:p>0,9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Sekt Napolean Muskat Rose 20 cl</text:p>
          </table:table-cell>
          <table:table-cell table:style-name="ce10" table:formula="oooc:=IF(VALUE([.$M85])=VALUE([Hilfsvariablen.$C$1]);&quot;&quot;;[.$M85])" office:value-type="currency" office:currency="EUR" office:value="1.29">
            <text:p>1,29 €</text:p>
          </table:table-cell>
          <table:table-cell table:style-name="ce13" table:formula="oooc:=DOLLAR(VLOOKUP([.$A85];AldiBereich;4;0) ;2)" office:value-type="float" office:value="0">
            <text:p>#NV</text:p>
          </table:table-cell>
          <table:table-cell table:style-name="ce13" table:formula="oooc:=VLOOKUP([.$A85];AldiBereich;3;0)" office:value-type="float" office:value="0">
            <text:p>#NV</text:p>
          </table:table-cell>
          <table:table-cell table:style-name="ce13" table:formula="oooc:=DOLLAR(VLOOKUP([.$A85];MarktkaufBereich;4;0) ;2)" office:value-type="string" office:string-value="1,29 €">
            <text:p>1,29 €</text:p>
          </table:table-cell>
          <table:table-cell table:style-name="ce13" table:formula="oooc:=VLOOKUP([.$A85];MarktkaufBereich;3;0)">
            <text:p/>
          </table:table-cell>
          <table:table-cell table:style-name="ce13" table:formula="oooc:=DOLLAR(VLOOKUP([.$A85];PlusBereich;4;0) ;2)" office:value-type="float" office:value="0">
            <text:p>#NV</text:p>
          </table:table-cell>
          <table:table-cell table:style-name="ce13" table:formula="oooc:=VLOOKUP([.$A85];PlusBereich;3;0)" office:value-type="float" office:value="0">
            <text:p>#NV</text:p>
          </table:table-cell>
          <table:table-cell table:style-name="ce13" table:formula="oooc:=DOLLAR(VLOOKUP([.$A85];SchleckerBereich;4;0);2)" office:value-type="float" office:value="0">
            <text:p>#NV</text:p>
          </table:table-cell>
          <table:table-cell table:style-name="ce13" table:formula="oooc:=VLOOKUP([.$A85];SchleckerBereich;3;0)" office:value-type="float" office:value="0">
            <text:p>#NV</text:p>
          </table:table-cell>
          <table:table-cell table:style-name="ce13" table:formula="oooc:=DOLLAR(VLOOKUP([.$A85];MüllerBereich;4;0);2)" office:value-type="float" office:value="0">
            <text:p>#NV</text:p>
          </table:table-cell>
          <table:table-cell table:style-name="ce13" table:formula="oooc:=VLOOKUP([.$A85];MüllerBereich;3;0)" office:value-type="float" office:value="0">
            <text:p>#NV</text:p>
          </table:table-cell>
          <table:table-cell table:style-name="ce18" table:formula="oooc:=MIN(VALUE(IF(ISERROR([.$C85]);[Hilfsvariablen.$C$1];[.$C85]));VALUE(IF(ISERROR([.$E85]);[Hilfsvariablen.$C$1];[.$E85]));VALUE(IF(ISERROR([.$G85]);[Hilfsvariablen.$C$1];[.$G85]));VALUE(IF(ISERROR([.$I85]);[Hilfsvariablen.$C$1];[.$I85]));VALUE(IF(ISERROR([.$K85]);[Hilfsvariablen.$C$1];[.$K85])))" office:value-type="currency" office:currency="EUR" office:value="1.29">
            <text:p>1,2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Sekt Prosecco 0,75 L</text:p>
          </table:table-cell>
          <table:table-cell table:style-name="ce10" table:formula="oooc:=IF(VALUE([.$M86])=VALUE([Hilfsvariablen.$C$1]);&quot;&quot;;[.$M86])" office:value-type="currency" office:currency="EUR" office:value="1.49">
            <text:p>1,49 €</text:p>
          </table:table-cell>
          <table:table-cell table:style-name="ce13" table:formula="oooc:=DOLLAR(VLOOKUP([.$A86];AldiBereich;4;0) ;2)" office:value-type="string" office:string-value="1,49 €">
            <text:p>1,49 €</text:p>
          </table:table-cell>
          <table:table-cell table:style-name="ce13" table:formula="oooc:=VLOOKUP([.$A86];AldiBereich;3;0)">
            <text:p/>
          </table:table-cell>
          <table:table-cell table:style-name="ce13" table:formula="oooc:=DOLLAR(VLOOKUP([.$A86];MarktkaufBereich;4;0) ;2)" office:value-type="string" office:string-value="1,49 €">
            <text:p>1,49 €</text:p>
          </table:table-cell>
          <table:table-cell table:style-name="ce13" table:formula="oooc:=VLOOKUP([.$A86];MarktkaufBereich;3;0)">
            <text:p/>
          </table:table-cell>
          <table:table-cell table:style-name="ce13" table:formula="oooc:=DOLLAR(VLOOKUP([.$A86];PlusBereich;4;0) ;2)" office:value-type="float" office:value="0">
            <text:p>#NV</text:p>
          </table:table-cell>
          <table:table-cell table:style-name="ce13" table:formula="oooc:=VLOOKUP([.$A86];PlusBereich;3;0)" office:value-type="float" office:value="0">
            <text:p>#NV</text:p>
          </table:table-cell>
          <table:table-cell table:style-name="ce13" table:formula="oooc:=DOLLAR(VLOOKUP([.$A86];SchleckerBereich;4;0);2)" office:value-type="float" office:value="0">
            <text:p>#NV</text:p>
          </table:table-cell>
          <table:table-cell table:style-name="ce13" table:formula="oooc:=VLOOKUP([.$A86];SchleckerBereich;3;0)" office:value-type="float" office:value="0">
            <text:p>#NV</text:p>
          </table:table-cell>
          <table:table-cell table:style-name="ce13" table:formula="oooc:=DOLLAR(VLOOKUP([.$A86];MüllerBereich;4;0);2)" office:value-type="float" office:value="0">
            <text:p>#NV</text:p>
          </table:table-cell>
          <table:table-cell table:style-name="ce13" table:formula="oooc:=VLOOKUP([.$A86];MüllerBereich;3;0)" office:value-type="float" office:value="0">
            <text:p>#NV</text:p>
          </table:table-cell>
          <table:table-cell table:style-name="ce18" table:formula="oooc:=MIN(VALUE(IF(ISERROR([.$C86]);[Hilfsvariablen.$C$1];[.$C86]));VALUE(IF(ISERROR([.$E86]);[Hilfsvariablen.$C$1];[.$E86]));VALUE(IF(ISERROR([.$G86]);[Hilfsvariablen.$C$1];[.$G86]));VALUE(IF(ISERROR([.$I86]);[Hilfsvariablen.$C$1];[.$I86]));VALUE(IF(ISERROR([.$K86]);[Hilfsvariablen.$C$1];[.$K86])))" office:value-type="currency" office:currency="EUR" office:value="1.49">
            <text:p>1,4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Senf extra scharf 250 ml</text:p>
          </table:table-cell>
          <table:table-cell table:style-name="ce10" table:formula="oooc:=IF(VALUE([.$M87])=VALUE([Hilfsvariablen.$C$1]);&quot;&quot;;[.$M87])" office:value-type="currency" office:currency="EUR" office:value="0.29">
            <text:p>0,29 €</text:p>
          </table:table-cell>
          <table:table-cell table:style-name="ce13" table:formula="oooc:=DOLLAR(VLOOKUP([.$A87];AldiBereich;4;0) ;2)" office:value-type="float" office:value="0">
            <text:p>#NV</text:p>
          </table:table-cell>
          <table:table-cell table:style-name="ce13" table:formula="oooc:=VLOOKUP([.$A87];AldiBereich;3;0)" office:value-type="float" office:value="0">
            <text:p>#NV</text:p>
          </table:table-cell>
          <table:table-cell table:style-name="ce13" table:formula="oooc:=DOLLAR(VLOOKUP([.$A87];MarktkaufBereich;4;0) ;2)" office:value-type="string" office:string-value="0,29 €">
            <text:p>0,29 €</text:p>
          </table:table-cell>
          <table:table-cell table:style-name="ce13" table:formula="oooc:=VLOOKUP([.$A87];MarktkaufBereich;3;0)">
            <text:p/>
          </table:table-cell>
          <table:table-cell table:style-name="ce13" table:formula="oooc:=DOLLAR(VLOOKUP([.$A87];PlusBereich;4;0) ;2)" office:value-type="float" office:value="0">
            <text:p>#NV</text:p>
          </table:table-cell>
          <table:table-cell table:style-name="ce13" table:formula="oooc:=VLOOKUP([.$A87];PlusBereich;3;0)" office:value-type="float" office:value="0">
            <text:p>#NV</text:p>
          </table:table-cell>
          <table:table-cell table:style-name="ce13" table:formula="oooc:=DOLLAR(VLOOKUP([.$A87];SchleckerBereich;4;0);2)" office:value-type="float" office:value="0">
            <text:p>#NV</text:p>
          </table:table-cell>
          <table:table-cell table:style-name="ce13" table:formula="oooc:=VLOOKUP([.$A87];SchleckerBereich;3;0)" office:value-type="float" office:value="0">
            <text:p>#NV</text:p>
          </table:table-cell>
          <table:table-cell table:style-name="ce13" table:formula="oooc:=DOLLAR(VLOOKUP([.$A87];MüllerBereich;4;0);2)" office:value-type="float" office:value="0">
            <text:p>#NV</text:p>
          </table:table-cell>
          <table:table-cell table:style-name="ce13" table:formula="oooc:=VLOOKUP([.$A87];MüllerBereich;3;0)" office:value-type="float" office:value="0">
            <text:p>#NV</text:p>
          </table:table-cell>
          <table:table-cell table:style-name="ce18" table:formula="oooc:=MIN(VALUE(IF(ISERROR([.$C87]);[Hilfsvariablen.$C$1];[.$C87]));VALUE(IF(ISERROR([.$E87]);[Hilfsvariablen.$C$1];[.$E87]));VALUE(IF(ISERROR([.$G87]);[Hilfsvariablen.$C$1];[.$G87]));VALUE(IF(ISERROR([.$I87]);[Hilfsvariablen.$C$1];[.$I87]));VALUE(IF(ISERROR([.$K87]);[Hilfsvariablen.$C$1];[.$K87])))" office:value-type="currency" office:currency="EUR" office:value="0.29">
            <text:p>0,2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Sirup Waldmeister</text:p>
          </table:table-cell>
          <table:table-cell table:style-name="ce10" table:formula="oooc:=IF(VALUE([.$M88])=VALUE([Hilfsvariablen.$C$1]);&quot;&quot;;[.$M88])" office:value-type="currency" office:currency="EUR" office:value="1.25">
            <text:p>1,25 €</text:p>
          </table:table-cell>
          <table:table-cell table:style-name="ce13" table:formula="oooc:=DOLLAR(VLOOKUP([.$A88];AldiBereich;4;0) ;2)" office:value-type="float" office:value="0">
            <text:p>#NV</text:p>
          </table:table-cell>
          <table:table-cell table:style-name="ce13" table:formula="oooc:=VLOOKUP([.$A88];AldiBereich;3;0)" office:value-type="float" office:value="0">
            <text:p>#NV</text:p>
          </table:table-cell>
          <table:table-cell table:style-name="ce13" table:formula="oooc:=DOLLAR(VLOOKUP([.$A88];MarktkaufBereich;4;0) ;2)" office:value-type="string" office:string-value="1,25 €">
            <text:p>1,25 €</text:p>
          </table:table-cell>
          <table:table-cell table:style-name="ce13" table:formula="oooc:=VLOOKUP([.$A88];MarktkaufBereich;3;0)">
            <text:p/>
          </table:table-cell>
          <table:table-cell table:style-name="ce13" table:formula="oooc:=DOLLAR(VLOOKUP([.$A88];PlusBereich;4;0) ;2)" office:value-type="float" office:value="0">
            <text:p>#NV</text:p>
          </table:table-cell>
          <table:table-cell table:style-name="ce13" table:formula="oooc:=VLOOKUP([.$A88];PlusBereich;3;0)" office:value-type="float" office:value="0">
            <text:p>#NV</text:p>
          </table:table-cell>
          <table:table-cell table:style-name="ce13" table:formula="oooc:=DOLLAR(VLOOKUP([.$A88];SchleckerBereich;4;0);2)" office:value-type="float" office:value="0">
            <text:p>#NV</text:p>
          </table:table-cell>
          <table:table-cell table:style-name="ce13" table:formula="oooc:=VLOOKUP([.$A88];SchleckerBereich;3;0)" office:value-type="float" office:value="0">
            <text:p>#NV</text:p>
          </table:table-cell>
          <table:table-cell table:style-name="ce13" table:formula="oooc:=DOLLAR(VLOOKUP([.$A88];MüllerBereich;4;0);2)" office:value-type="float" office:value="0">
            <text:p>#NV</text:p>
          </table:table-cell>
          <table:table-cell table:style-name="ce13" table:formula="oooc:=VLOOKUP([.$A88];MüllerBereich;3;0)" office:value-type="float" office:value="0">
            <text:p>#NV</text:p>
          </table:table-cell>
          <table:table-cell table:style-name="ce18" table:formula="oooc:=MIN(VALUE(IF(ISERROR([.$C88]);[Hilfsvariablen.$C$1];[.$C88]));VALUE(IF(ISERROR([.$E88]);[Hilfsvariablen.$C$1];[.$E88]));VALUE(IF(ISERROR([.$G88]);[Hilfsvariablen.$C$1];[.$G88]));VALUE(IF(ISERROR([.$I88]);[Hilfsvariablen.$C$1];[.$I88]));VALUE(IF(ISERROR([.$K88]);[Hilfsvariablen.$C$1];[.$K88])))" office:value-type="currency" office:currency="EUR" office:value="1.25">
            <text:p>1,25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Soße Kühne Hot Chili 250 ml</text:p>
          </table:table-cell>
          <table:table-cell table:style-name="ce10" table:formula="oooc:=IF(VALUE([.$M89])=VALUE([Hilfsvariablen.$C$1]);&quot;&quot;;[.$M89])">
            <text:p/>
          </table:table-cell>
          <table:table-cell table:style-name="ce13" table:formula="oooc:=DOLLAR(VLOOKUP([.$A89];AldiBereich;4;0) ;2)" office:value-type="float" office:value="0">
            <text:p>#NV</text:p>
          </table:table-cell>
          <table:table-cell table:style-name="ce13" table:formula="oooc:=VLOOKUP([.$A89];AldiBereich;3;0)" office:value-type="float" office:value="0">
            <text:p>#NV</text:p>
          </table:table-cell>
          <table:table-cell table:style-name="ce13" table:formula="oooc:=DOLLAR(VLOOKUP([.$A89];MarktkaufBereich;4;0) ;2)" office:value-type="float" office:value="0">
            <text:p>#NV</text:p>
          </table:table-cell>
          <table:table-cell table:style-name="ce13" table:formula="oooc:=VLOOKUP([.$A89];MarktkaufBereich;3;0)" office:value-type="float" office:value="0">
            <text:p>#NV</text:p>
          </table:table-cell>
          <table:table-cell table:style-name="ce13" table:formula="oooc:=DOLLAR(VLOOKUP([.$A89];PlusBereich;4;0) ;2)" office:value-type="float" office:value="0">
            <text:p>#NV</text:p>
          </table:table-cell>
          <table:table-cell table:style-name="ce13" table:formula="oooc:=VLOOKUP([.$A89];PlusBereich;3;0)" office:value-type="float" office:value="0">
            <text:p>#NV</text:p>
          </table:table-cell>
          <table:table-cell table:style-name="ce13" table:formula="oooc:=DOLLAR(VLOOKUP([.$A89];SchleckerBereich;4;0);2)" office:value-type="float" office:value="0">
            <text:p>#NV</text:p>
          </table:table-cell>
          <table:table-cell table:style-name="ce13" table:formula="oooc:=VLOOKUP([.$A89];SchleckerBereich;3;0)" office:value-type="float" office:value="0">
            <text:p>#NV</text:p>
          </table:table-cell>
          <table:table-cell table:style-name="ce13" table:formula="oooc:=DOLLAR(VLOOKUP([.$A89];MüllerBereich;4;0);2)" office:value-type="float" office:value="0">
            <text:p>#NV</text:p>
          </table:table-cell>
          <table:table-cell table:style-name="ce13" table:formula="oooc:=VLOOKUP([.$A89];MüllerBereich;3;0)" office:value-type="float" office:value="0">
            <text:p>#NV</text:p>
          </table:table-cell>
          <table:table-cell table:style-name="ce18" table:formula="oooc:=MIN(VALUE(IF(ISERROR([.$C89]);[Hilfsvariablen.$C$1];[.$C89]));VALUE(IF(ISERROR([.$E89]);[Hilfsvariablen.$C$1];[.$E89]));VALUE(IF(ISERROR([.$G89]);[Hilfsvariablen.$C$1];[.$G89]));VALUE(IF(ISERROR([.$I89]);[Hilfsvariablen.$C$1];[.$I89]));VALUE(IF(ISERROR([.$K89]);[Hilfsvariablen.$C$1];[.$K89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Soße Uncle Bens süß sauer 400 g</text:p>
          </table:table-cell>
          <table:table-cell table:style-name="ce10" table:formula="oooc:=IF(VALUE([.$M90])=VALUE([Hilfsvariablen.$C$1]);&quot;&quot;;[.$M90])">
            <text:p/>
          </table:table-cell>
          <table:table-cell table:style-name="ce13" table:formula="oooc:=DOLLAR(VLOOKUP([.$A90];AldiBereich;4;0) ;2)" office:value-type="float" office:value="0">
            <text:p>#NV</text:p>
          </table:table-cell>
          <table:table-cell table:style-name="ce13" table:formula="oooc:=VLOOKUP([.$A90];AldiBereich;3;0)" office:value-type="float" office:value="0">
            <text:p>#NV</text:p>
          </table:table-cell>
          <table:table-cell table:style-name="ce13" table:formula="oooc:=DOLLAR(VLOOKUP([.$A90];MarktkaufBereich;4;0) ;2)" office:value-type="float" office:value="0">
            <text:p>#NV</text:p>
          </table:table-cell>
          <table:table-cell table:style-name="ce13" table:formula="oooc:=VLOOKUP([.$A90];MarktkaufBereich;3;0)" office:value-type="float" office:value="0">
            <text:p>#NV</text:p>
          </table:table-cell>
          <table:table-cell table:style-name="ce13" table:formula="oooc:=DOLLAR(VLOOKUP([.$A90];PlusBereich;4;0) ;2)" office:value-type="float" office:value="0">
            <text:p>#NV</text:p>
          </table:table-cell>
          <table:table-cell table:style-name="ce13" table:formula="oooc:=VLOOKUP([.$A90];PlusBereich;3;0)" office:value-type="float" office:value="0">
            <text:p>#NV</text:p>
          </table:table-cell>
          <table:table-cell table:style-name="ce13" table:formula="oooc:=DOLLAR(VLOOKUP([.$A90];SchleckerBereich;4;0);2)" office:value-type="float" office:value="0">
            <text:p>#NV</text:p>
          </table:table-cell>
          <table:table-cell table:style-name="ce13" table:formula="oooc:=VLOOKUP([.$A90];SchleckerBereich;3;0)" office:value-type="float" office:value="0">
            <text:p>#NV</text:p>
          </table:table-cell>
          <table:table-cell table:style-name="ce13" table:formula="oooc:=DOLLAR(VLOOKUP([.$A90];MüllerBereich;4;0);2)" office:value-type="float" office:value="0">
            <text:p>#NV</text:p>
          </table:table-cell>
          <table:table-cell table:style-name="ce13" table:formula="oooc:=VLOOKUP([.$A90];MüllerBereich;3;0)" office:value-type="float" office:value="0">
            <text:p>#NV</text:p>
          </table:table-cell>
          <table:table-cell table:style-name="ce18" table:formula="oooc:=MIN(VALUE(IF(ISERROR([.$C90]);[Hilfsvariablen.$C$1];[.$C90]));VALUE(IF(ISERROR([.$E90]);[Hilfsvariablen.$C$1];[.$E90]));VALUE(IF(ISERROR([.$G90]);[Hilfsvariablen.$C$1];[.$G90]));VALUE(IF(ISERROR([.$I90]);[Hilfsvariablen.$C$1];[.$I90]));VALUE(IF(ISERROR([.$K90]);[Hilfsvariablen.$C$1];[.$K90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Stärke Ruf Feine Speisestärke (Maisstärke) 400g</text:p>
          </table:table-cell>
          <table:table-cell table:style-name="ce10" table:formula="oooc:=IF(VALUE([.$M91])=VALUE([Hilfsvariablen.$C$1]);&quot;&quot;;[.$M91])">
            <text:p/>
          </table:table-cell>
          <table:table-cell table:style-name="ce13" table:formula="oooc:=DOLLAR(VLOOKUP([.$A91];AldiBereich;4;0) ;2)" office:value-type="float" office:value="0">
            <text:p>#NV</text:p>
          </table:table-cell>
          <table:table-cell table:style-name="ce13" table:formula="oooc:=VLOOKUP([.$A91];AldiBereich;3;0)" office:value-type="float" office:value="0">
            <text:p>#NV</text:p>
          </table:table-cell>
          <table:table-cell table:style-name="ce13" table:formula="oooc:=DOLLAR(VLOOKUP([.$A91];MarktkaufBereich;4;0) ;2)" office:value-type="float" office:value="0">
            <text:p>#NV</text:p>
          </table:table-cell>
          <table:table-cell table:style-name="ce13" table:formula="oooc:=VLOOKUP([.$A91];MarktkaufBereich;3;0)" office:value-type="float" office:value="0">
            <text:p>#NV</text:p>
          </table:table-cell>
          <table:table-cell table:style-name="ce13" table:formula="oooc:=DOLLAR(VLOOKUP([.$A91];PlusBereich;4;0) ;2)" office:value-type="float" office:value="0">
            <text:p>#NV</text:p>
          </table:table-cell>
          <table:table-cell table:style-name="ce13" table:formula="oooc:=VLOOKUP([.$A91];PlusBereich;3;0)" office:value-type="float" office:value="0">
            <text:p>#NV</text:p>
          </table:table-cell>
          <table:table-cell table:style-name="ce13" table:formula="oooc:=DOLLAR(VLOOKUP([.$A91];SchleckerBereich;4;0);2)" office:value-type="float" office:value="0">
            <text:p>#NV</text:p>
          </table:table-cell>
          <table:table-cell table:style-name="ce13" table:formula="oooc:=VLOOKUP([.$A91];SchleckerBereich;3;0)" office:value-type="float" office:value="0">
            <text:p>#NV</text:p>
          </table:table-cell>
          <table:table-cell table:style-name="ce13" table:formula="oooc:=DOLLAR(VLOOKUP([.$A91];MüllerBereich;4;0);2)" office:value-type="float" office:value="0">
            <text:p>#NV</text:p>
          </table:table-cell>
          <table:table-cell table:style-name="ce13" table:formula="oooc:=VLOOKUP([.$A91];MüllerBereich;3;0)" office:value-type="float" office:value="0">
            <text:p>#NV</text:p>
          </table:table-cell>
          <table:table-cell table:style-name="ce18" table:formula="oooc:=MIN(VALUE(IF(ISERROR([.$C91]);[Hilfsvariablen.$C$1];[.$C91]));VALUE(IF(ISERROR([.$E91]);[Hilfsvariablen.$C$1];[.$E91]));VALUE(IF(ISERROR([.$G91]);[Hilfsvariablen.$C$1];[.$G91]));VALUE(IF(ISERROR([.$I91]);[Hilfsvariablen.$C$1];[.$I91]));VALUE(IF(ISERROR([.$K91]);[Hilfsvariablen.$C$1];[.$K91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Tabak F6 1785 g</text:p>
          </table:table-cell>
          <table:table-cell table:style-name="ce10" table:formula="oooc:=IF(VALUE([.$M92])=VALUE([Hilfsvariablen.$C$1]);&quot;&quot;;[.$M92])" office:value-type="currency" office:currency="EUR" office:value="14.95">
            <text:p>14,95 €</text:p>
          </table:table-cell>
          <table:table-cell table:style-name="ce13" table:formula="oooc:=DOLLAR(VLOOKUP([.$A92];AldiBereich;4;0) ;2)" office:value-type="float" office:value="0">
            <text:p>#NV</text:p>
          </table:table-cell>
          <table:table-cell table:style-name="ce13" table:formula="oooc:=VLOOKUP([.$A92];AldiBereich;3;0)" office:value-type="float" office:value="0">
            <text:p>#NV</text:p>
          </table:table-cell>
          <table:table-cell table:style-name="ce13" table:formula="oooc:=DOLLAR(VLOOKUP([.$A92];MarktkaufBereich;4;0) ;2)" office:value-type="string" office:string-value="14,95 €">
            <text:p>14,95 €</text:p>
          </table:table-cell>
          <table:table-cell table:style-name="ce13" table:formula="oooc:=VLOOKUP([.$A92];MarktkaufBereich;3;0)">
            <text:p/>
          </table:table-cell>
          <table:table-cell table:style-name="ce13" table:formula="oooc:=DOLLAR(VLOOKUP([.$A92];PlusBereich;4;0) ;2)" office:value-type="float" office:value="0">
            <text:p>#NV</text:p>
          </table:table-cell>
          <table:table-cell table:style-name="ce13" table:formula="oooc:=VLOOKUP([.$A92];PlusBereich;3;0)" office:value-type="float" office:value="0">
            <text:p>#NV</text:p>
          </table:table-cell>
          <table:table-cell table:style-name="ce13" table:formula="oooc:=DOLLAR(VLOOKUP([.$A92];SchleckerBereich;4;0);2)" office:value-type="float" office:value="0">
            <text:p>#NV</text:p>
          </table:table-cell>
          <table:table-cell table:style-name="ce13" table:formula="oooc:=VLOOKUP([.$A92];SchleckerBereich;3;0)" office:value-type="float" office:value="0">
            <text:p>#NV</text:p>
          </table:table-cell>
          <table:table-cell table:style-name="ce13" table:formula="oooc:=DOLLAR(VLOOKUP([.$A92];MüllerBereich;4;0);2)" office:value-type="float" office:value="0">
            <text:p>#NV</text:p>
          </table:table-cell>
          <table:table-cell table:style-name="ce13" table:formula="oooc:=VLOOKUP([.$A92];MüllerBereich;3;0)" office:value-type="float" office:value="0">
            <text:p>#NV</text:p>
          </table:table-cell>
          <table:table-cell table:style-name="ce18" table:formula="oooc:=MIN(VALUE(IF(ISERROR([.$C92]);[Hilfsvariablen.$C$1];[.$C92]));VALUE(IF(ISERROR([.$E92]);[Hilfsvariablen.$C$1];[.$E92]));VALUE(IF(ISERROR([.$G92]);[Hilfsvariablen.$C$1];[.$G92]));VALUE(IF(ISERROR([.$I92]);[Hilfsvariablen.$C$1];[.$I92]));VALUE(IF(ISERROR([.$K92]);[Hilfsvariablen.$C$1];[.$K92])))" office:value-type="currency" office:currency="EUR" office:value="14.95">
            <text:p>14,95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Tee Eistee Zitrone 1,5 L</text:p>
          </table:table-cell>
          <table:table-cell table:style-name="ce10" table:formula="oooc:=IF(VALUE([.$M93])=VALUE([Hilfsvariablen.$C$1]);&quot;&quot;;[.$M93])" office:value-type="currency" office:currency="EUR" office:value="0.45">
            <text:p>0,45 €</text:p>
          </table:table-cell>
          <table:table-cell table:style-name="ce13" table:formula="oooc:=DOLLAR(VLOOKUP([.$A93];AldiBereich;4;0) ;2)" office:value-type="float" office:value="0">
            <text:p>#NV</text:p>
          </table:table-cell>
          <table:table-cell table:style-name="ce13" table:formula="oooc:=VLOOKUP([.$A93];AldiBereich;3;0)" office:value-type="float" office:value="0">
            <text:p>#NV</text:p>
          </table:table-cell>
          <table:table-cell table:style-name="ce13" table:formula="oooc:=DOLLAR(VLOOKUP([.$A93];MarktkaufBereich;4;0) ;2)" office:value-type="string" office:string-value="0,45 €">
            <text:p>0,45 €</text:p>
          </table:table-cell>
          <table:table-cell table:style-name="ce13" table:formula="oooc:=VLOOKUP([.$A93];MarktkaufBereich;3;0)">
            <text:p/>
          </table:table-cell>
          <table:table-cell table:style-name="ce13" table:formula="oooc:=DOLLAR(VLOOKUP([.$A93];PlusBereich;4;0) ;2)" office:value-type="float" office:value="0">
            <text:p>#NV</text:p>
          </table:table-cell>
          <table:table-cell table:style-name="ce13" table:formula="oooc:=VLOOKUP([.$A93];PlusBereich;3;0)" office:value-type="float" office:value="0">
            <text:p>#NV</text:p>
          </table:table-cell>
          <table:table-cell table:style-name="ce13" table:formula="oooc:=DOLLAR(VLOOKUP([.$A93];SchleckerBereich;4;0);2)" office:value-type="float" office:value="0">
            <text:p>#NV</text:p>
          </table:table-cell>
          <table:table-cell table:style-name="ce13" table:formula="oooc:=VLOOKUP([.$A93];SchleckerBereich;3;0)" office:value-type="float" office:value="0">
            <text:p>#NV</text:p>
          </table:table-cell>
          <table:table-cell table:style-name="ce13" table:formula="oooc:=DOLLAR(VLOOKUP([.$A93];MüllerBereich;4;0);2)" office:value-type="float" office:value="0">
            <text:p>#NV</text:p>
          </table:table-cell>
          <table:table-cell table:style-name="ce13" table:formula="oooc:=VLOOKUP([.$A93];MüllerBereich;3;0)" office:value-type="float" office:value="0">
            <text:p>#NV</text:p>
          </table:table-cell>
          <table:table-cell table:style-name="ce18" table:formula="oooc:=MIN(VALUE(IF(ISERROR([.$C93]);[Hilfsvariablen.$C$1];[.$C93]));VALUE(IF(ISERROR([.$E93]);[Hilfsvariablen.$C$1];[.$E93]));VALUE(IF(ISERROR([.$G93]);[Hilfsvariablen.$C$1];[.$G93]));VALUE(IF(ISERROR([.$I93]);[Hilfsvariablen.$C$1];[.$I93]));VALUE(IF(ISERROR([.$K93]);[Hilfsvariablen.$C$1];[.$K93])))" office:value-type="currency" office:currency="EUR" office:value="0.45">
            <text:p>0,45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Tee Instant Teegetränk 400g</text:p>
          </table:table-cell>
          <table:table-cell table:style-name="ce10" table:formula="oooc:=IF(VALUE([.$M94])=VALUE([Hilfsvariablen.$C$1]);&quot;&quot;;[.$M94])" office:value-type="currency" office:currency="EUR" office:value="0.89">
            <text:p>0,89 €</text:p>
          </table:table-cell>
          <table:table-cell table:style-name="ce13" table:formula="oooc:=DOLLAR(VLOOKUP([.$A94];AldiBereich;4;0) ;2)" office:value-type="string" office:string-value="0,89 €">
            <text:p>0,89 €</text:p>
          </table:table-cell>
          <table:table-cell table:style-name="ce13" table:formula="oooc:=VLOOKUP([.$A94];AldiBereich;3;0)">
            <text:p/>
          </table:table-cell>
          <table:table-cell table:style-name="ce13" table:formula="oooc:=DOLLAR(VLOOKUP([.$A94];MarktkaufBereich;4;0) ;2)" office:value-type="float" office:value="0">
            <text:p>#NV</text:p>
          </table:table-cell>
          <table:table-cell table:style-name="ce13" table:formula="oooc:=VLOOKUP([.$A94];MarktkaufBereich;3;0)" office:value-type="float" office:value="0">
            <text:p>#NV</text:p>
          </table:table-cell>
          <table:table-cell table:style-name="ce13" table:formula="oooc:=DOLLAR(VLOOKUP([.$A94];PlusBereich;4;0) ;2)" office:value-type="float" office:value="0">
            <text:p>#NV</text:p>
          </table:table-cell>
          <table:table-cell table:style-name="ce13" table:formula="oooc:=VLOOKUP([.$A94];PlusBereich;3;0)" office:value-type="float" office:value="0">
            <text:p>#NV</text:p>
          </table:table-cell>
          <table:table-cell table:style-name="ce13" table:formula="oooc:=DOLLAR(VLOOKUP([.$A94];SchleckerBereich;4;0);2)" office:value-type="float" office:value="0">
            <text:p>#NV</text:p>
          </table:table-cell>
          <table:table-cell table:style-name="ce13" table:formula="oooc:=VLOOKUP([.$A94];SchleckerBereich;3;0)" office:value-type="float" office:value="0">
            <text:p>#NV</text:p>
          </table:table-cell>
          <table:table-cell table:style-name="ce13" table:formula="oooc:=DOLLAR(VLOOKUP([.$A94];MüllerBereich;4;0);2)" office:value-type="float" office:value="0">
            <text:p>#NV</text:p>
          </table:table-cell>
          <table:table-cell table:style-name="ce13" table:formula="oooc:=VLOOKUP([.$A94];MüllerBereich;3;0)" office:value-type="float" office:value="0">
            <text:p>#NV</text:p>
          </table:table-cell>
          <table:table-cell table:style-name="ce18" table:formula="oooc:=MIN(VALUE(IF(ISERROR([.$C94]);[Hilfsvariablen.$C$1];[.$C94]));VALUE(IF(ISERROR([.$E94]);[Hilfsvariablen.$C$1];[.$E94]));VALUE(IF(ISERROR([.$G94]);[Hilfsvariablen.$C$1];[.$G94]));VALUE(IF(ISERROR([.$I94]);[Hilfsvariablen.$C$1];[.$I94]));VALUE(IF(ISERROR([.$K94]);[Hilfsvariablen.$C$1];[.$K94])))" office:value-type="currency" office:currency="EUR" office:value="0.89">
            <text:p>0,8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Tee Pfefferminze 25er Pack</text:p>
          </table:table-cell>
          <table:table-cell table:style-name="ce10" table:formula="oooc:=IF(VALUE([.$M95])=VALUE([Hilfsvariablen.$C$1]);&quot;&quot;;[.$M95])" office:value-type="currency" office:currency="EUR" office:value="0.39">
            <text:p>0,39 €</text:p>
          </table:table-cell>
          <table:table-cell table:style-name="ce13" table:formula="oooc:=DOLLAR(VLOOKUP([.$A95];AldiBereich;4;0) ;2)" office:value-type="float" office:value="0">
            <text:p>#NV</text:p>
          </table:table-cell>
          <table:table-cell table:style-name="ce13" table:formula="oooc:=VLOOKUP([.$A95];AldiBereich;3;0)" office:value-type="float" office:value="0">
            <text:p>#NV</text:p>
          </table:table-cell>
          <table:table-cell table:style-name="ce13" table:formula="oooc:=DOLLAR(VLOOKUP([.$A95];MarktkaufBereich;4;0) ;2)" office:value-type="string" office:string-value="0,39 €">
            <text:p>0,39 €</text:p>
          </table:table-cell>
          <table:table-cell table:style-name="ce13" table:formula="oooc:=VLOOKUP([.$A95];MarktkaufBereich;3;0)">
            <text:p/>
          </table:table-cell>
          <table:table-cell table:style-name="ce13" table:formula="oooc:=DOLLAR(VLOOKUP([.$A95];PlusBereich;4;0) ;2)" office:value-type="float" office:value="0">
            <text:p>#NV</text:p>
          </table:table-cell>
          <table:table-cell table:style-name="ce13" table:formula="oooc:=VLOOKUP([.$A95];PlusBereich;3;0)" office:value-type="float" office:value="0">
            <text:p>#NV</text:p>
          </table:table-cell>
          <table:table-cell table:style-name="ce13" table:formula="oooc:=DOLLAR(VLOOKUP([.$A95];SchleckerBereich;4;0);2)" office:value-type="float" office:value="0">
            <text:p>#NV</text:p>
          </table:table-cell>
          <table:table-cell table:style-name="ce13" table:formula="oooc:=VLOOKUP([.$A95];SchleckerBereich;3;0)" office:value-type="float" office:value="0">
            <text:p>#NV</text:p>
          </table:table-cell>
          <table:table-cell table:style-name="ce13" table:formula="oooc:=DOLLAR(VLOOKUP([.$A95];MüllerBereich;4;0);2)" office:value-type="float" office:value="0">
            <text:p>#NV</text:p>
          </table:table-cell>
          <table:table-cell table:style-name="ce13" table:formula="oooc:=VLOOKUP([.$A95];MüllerBereich;3;0)" office:value-type="float" office:value="0">
            <text:p>#NV</text:p>
          </table:table-cell>
          <table:table-cell table:style-name="ce18" table:formula="oooc:=MIN(VALUE(IF(ISERROR([.$C95]);[Hilfsvariablen.$C$1];[.$C95]));VALUE(IF(ISERROR([.$E95]);[Hilfsvariablen.$C$1];[.$E95]));VALUE(IF(ISERROR([.$G95]);[Hilfsvariablen.$C$1];[.$G95]));VALUE(IF(ISERROR([.$I95]);[Hilfsvariablen.$C$1];[.$I95]));VALUE(IF(ISERROR([.$K95]);[Hilfsvariablen.$C$1];[.$K95])))" office:value-type="currency" office:currency="EUR" office:value="0.39">
            <text:p>0,3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Toast Golden 3 Korn 0,5 kg</text:p>
          </table:table-cell>
          <table:table-cell table:style-name="ce10" table:formula="oooc:=IF(VALUE([.$M96])=VALUE([Hilfsvariablen.$C$1]);&quot;&quot;;[.$M96])">
            <text:p/>
          </table:table-cell>
          <table:table-cell table:style-name="ce13" table:formula="oooc:=DOLLAR(VLOOKUP([.$A96];AldiBereich;4;0) ;2)" office:value-type="float" office:value="0">
            <text:p>#NV</text:p>
          </table:table-cell>
          <table:table-cell table:style-name="ce13" table:formula="oooc:=VLOOKUP([.$A96];AldiBereich;3;0)" office:value-type="float" office:value="0">
            <text:p>#NV</text:p>
          </table:table-cell>
          <table:table-cell table:style-name="ce13" table:formula="oooc:=DOLLAR(VLOOKUP([.$A96];MarktkaufBereich;4;0) ;2)" office:value-type="float" office:value="0">
            <text:p>#NV</text:p>
          </table:table-cell>
          <table:table-cell table:style-name="ce13" table:formula="oooc:=VLOOKUP([.$A96];MarktkaufBereich;3;0)" office:value-type="float" office:value="0">
            <text:p>#NV</text:p>
          </table:table-cell>
          <table:table-cell table:style-name="ce13" table:formula="oooc:=DOLLAR(VLOOKUP([.$A96];PlusBereich;4;0) ;2)" office:value-type="float" office:value="0">
            <text:p>#NV</text:p>
          </table:table-cell>
          <table:table-cell table:style-name="ce13" table:formula="oooc:=VLOOKUP([.$A96];PlusBereich;3;0)" office:value-type="float" office:value="0">
            <text:p>#NV</text:p>
          </table:table-cell>
          <table:table-cell table:style-name="ce13" table:formula="oooc:=DOLLAR(VLOOKUP([.$A96];SchleckerBereich;4;0);2)" office:value-type="float" office:value="0">
            <text:p>#NV</text:p>
          </table:table-cell>
          <table:table-cell table:style-name="ce13" table:formula="oooc:=VLOOKUP([.$A96];SchleckerBereich;3;0)" office:value-type="float" office:value="0">
            <text:p>#NV</text:p>
          </table:table-cell>
          <table:table-cell table:style-name="ce13" table:formula="oooc:=DOLLAR(VLOOKUP([.$A96];MüllerBereich;4;0);2)" office:value-type="float" office:value="0">
            <text:p>#NV</text:p>
          </table:table-cell>
          <table:table-cell table:style-name="ce13" table:formula="oooc:=VLOOKUP([.$A96];MüllerBereich;3;0)" office:value-type="float" office:value="0">
            <text:p>#NV</text:p>
          </table:table-cell>
          <table:table-cell table:style-name="ce18" table:formula="oooc:=MIN(VALUE(IF(ISERROR([.$C96]);[Hilfsvariablen.$C$1];[.$C96]));VALUE(IF(ISERROR([.$E96]);[Hilfsvariablen.$C$1];[.$E96]));VALUE(IF(ISERROR([.$G96]);[Hilfsvariablen.$C$1];[.$G96]));VALUE(IF(ISERROR([.$I96]);[Hilfsvariablen.$C$1];[.$I96]));VALUE(IF(ISERROR([.$K96]);[Hilfsvariablen.$C$1];[.$K96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Toast Sandwichtoast <text:s/>0,75 kg</text:p>
          </table:table-cell>
          <table:table-cell table:style-name="ce10" table:formula="oooc:=IF(VALUE([.$M97])=VALUE([Hilfsvariablen.$C$1]);&quot;&quot;;[.$M97])">
            <text:p/>
          </table:table-cell>
          <table:table-cell table:style-name="ce13" table:formula="oooc:=DOLLAR(VLOOKUP([.$A97];AldiBereich;4;0) ;2)" office:value-type="float" office:value="0">
            <text:p>#NV</text:p>
          </table:table-cell>
          <table:table-cell table:style-name="ce13" table:formula="oooc:=VLOOKUP([.$A97];AldiBereich;3;0)" office:value-type="float" office:value="0">
            <text:p>#NV</text:p>
          </table:table-cell>
          <table:table-cell table:style-name="ce13" table:formula="oooc:=DOLLAR(VLOOKUP([.$A97];MarktkaufBereich;4;0) ;2)" office:value-type="float" office:value="0">
            <text:p>#NV</text:p>
          </table:table-cell>
          <table:table-cell table:style-name="ce13" table:formula="oooc:=VLOOKUP([.$A97];MarktkaufBereich;3;0)" office:value-type="float" office:value="0">
            <text:p>#NV</text:p>
          </table:table-cell>
          <table:table-cell table:style-name="ce13" table:formula="oooc:=DOLLAR(VLOOKUP([.$A97];PlusBereich;4;0) ;2)" office:value-type="float" office:value="0">
            <text:p>#NV</text:p>
          </table:table-cell>
          <table:table-cell table:style-name="ce13" table:formula="oooc:=VLOOKUP([.$A97];PlusBereich;3;0)" office:value-type="float" office:value="0">
            <text:p>#NV</text:p>
          </table:table-cell>
          <table:table-cell table:style-name="ce13" table:formula="oooc:=DOLLAR(VLOOKUP([.$A97];SchleckerBereich;4;0);2)" office:value-type="float" office:value="0">
            <text:p>#NV</text:p>
          </table:table-cell>
          <table:table-cell table:style-name="ce13" table:formula="oooc:=VLOOKUP([.$A97];SchleckerBereich;3;0)" office:value-type="float" office:value="0">
            <text:p>#NV</text:p>
          </table:table-cell>
          <table:table-cell table:style-name="ce13" table:formula="oooc:=DOLLAR(VLOOKUP([.$A97];MüllerBereich;4;0);2)" office:value-type="float" office:value="0">
            <text:p>#NV</text:p>
          </table:table-cell>
          <table:table-cell table:style-name="ce13" table:formula="oooc:=VLOOKUP([.$A97];MüllerBereich;3;0)" office:value-type="float" office:value="0">
            <text:p>#NV</text:p>
          </table:table-cell>
          <table:table-cell table:style-name="ce18" table:formula="oooc:=MIN(VALUE(IF(ISERROR([.$C97]);[Hilfsvariablen.$C$1];[.$C97]));VALUE(IF(ISERROR([.$E97]);[Hilfsvariablen.$C$1];[.$E97]));VALUE(IF(ISERROR([.$G97]);[Hilfsvariablen.$C$1];[.$G97]));VALUE(IF(ISERROR([.$I97]);[Hilfsvariablen.$C$1];[.$I97]));VALUE(IF(ISERROR([.$K97]);[Hilfsvariablen.$C$1];[.$K97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Wasser Mineral mit CO2 6er</text:p>
          </table:table-cell>
          <table:table-cell table:style-name="ce10" table:formula="oooc:=IF(VALUE([.$M98])=VALUE([Hilfsvariablen.$C$1]);&quot;&quot;;[.$M98])" office:value-type="currency" office:currency="EUR" office:value="1.14">
            <text:p>1,14 €</text:p>
          </table:table-cell>
          <table:table-cell table:style-name="ce13" table:formula="oooc:=DOLLAR(VLOOKUP([.$A98];AldiBereich;4;0) ;2)" office:value-type="string" office:string-value="1,14 €">
            <text:p>1,14 €</text:p>
          </table:table-cell>
          <table:table-cell table:style-name="ce13" table:formula="oooc:=VLOOKUP([.$A98];AldiBereich;3;0)">
            <text:p/>
          </table:table-cell>
          <table:table-cell table:style-name="ce13" table:formula="oooc:=DOLLAR(VLOOKUP([.$A98];MarktkaufBereich;4;0) ;2)" office:value-type="string" office:string-value="3,99 €">
            <text:p>3,99 €</text:p>
          </table:table-cell>
          <table:table-cell table:style-name="ce13" table:formula="oooc:=VLOOKUP([.$A98];MarktkaufBereich;3;0)" office:value-type="string" office:string-value="gut">
            <text:p>gut</text:p>
          </table:table-cell>
          <table:table-cell table:style-name="ce13" table:formula="oooc:=DOLLAR(VLOOKUP([.$A98];PlusBereich;4;0) ;2)" office:value-type="float" office:value="0">
            <text:p>#NV</text:p>
          </table:table-cell>
          <table:table-cell table:style-name="ce13" table:formula="oooc:=VLOOKUP([.$A98];PlusBereich;3;0)" office:value-type="float" office:value="0">
            <text:p>#NV</text:p>
          </table:table-cell>
          <table:table-cell table:style-name="ce13" table:formula="oooc:=DOLLAR(VLOOKUP([.$A98];SchleckerBereich;4;0);2)" office:value-type="float" office:value="0">
            <text:p>#NV</text:p>
          </table:table-cell>
          <table:table-cell table:style-name="ce13" table:formula="oooc:=VLOOKUP([.$A98];SchleckerBereich;3;0)" office:value-type="float" office:value="0">
            <text:p>#NV</text:p>
          </table:table-cell>
          <table:table-cell table:style-name="ce13" table:formula="oooc:=DOLLAR(VLOOKUP([.$A98];MüllerBereich;4;0);2)" office:value-type="float" office:value="0">
            <text:p>#NV</text:p>
          </table:table-cell>
          <table:table-cell table:style-name="ce13" table:formula="oooc:=VLOOKUP([.$A98];MüllerBereich;3;0)" office:value-type="float" office:value="0">
            <text:p>#NV</text:p>
          </table:table-cell>
          <table:table-cell table:style-name="ce18" table:formula="oooc:=MIN(VALUE(IF(ISERROR([.$C98]);[Hilfsvariablen.$C$1];[.$C98]));VALUE(IF(ISERROR([.$E98]);[Hilfsvariablen.$C$1];[.$E98]));VALUE(IF(ISERROR([.$G98]);[Hilfsvariablen.$C$1];[.$G98]));VALUE(IF(ISERROR([.$I98]);[Hilfsvariablen.$C$1];[.$I98]));VALUE(IF(ISERROR([.$K98]);[Hilfsvariablen.$C$1];[.$K98])))" office:value-type="currency" office:currency="EUR" office:value="1.14">
            <text:p>1,14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Wein Amselfelder Rot 0,75L lieblich</text:p>
          </table:table-cell>
          <table:table-cell table:style-name="ce10" table:formula="oooc:=IF(VALUE([.$M99])=VALUE([Hilfsvariablen.$C$1]);&quot;&quot;;[.$M99])" office:value-type="currency" office:currency="EUR" office:value="2.99">
            <text:p>2,99 €</text:p>
          </table:table-cell>
          <table:table-cell table:style-name="ce13" table:formula="oooc:=DOLLAR(VLOOKUP([.$A99];AldiBereich;4;0) ;2)" office:value-type="float" office:value="0">
            <text:p>#NV</text:p>
          </table:table-cell>
          <table:table-cell table:style-name="ce13" table:formula="oooc:=VLOOKUP([.$A99];AldiBereich;3;0)" office:value-type="float" office:value="0">
            <text:p>#NV</text:p>
          </table:table-cell>
          <table:table-cell table:style-name="ce13" table:formula="oooc:=DOLLAR(VLOOKUP([.$A99];MarktkaufBereich;4;0) ;2)" office:value-type="string" office:string-value="2,99 €">
            <text:p>2,99 €</text:p>
          </table:table-cell>
          <table:table-cell table:style-name="ce13" table:formula="oooc:=VLOOKUP([.$A99];MarktkaufBereich;3;0)" office:value-type="string" office:string-value="gut">
            <text:p>gut</text:p>
          </table:table-cell>
          <table:table-cell table:style-name="ce13" table:formula="oooc:=DOLLAR(VLOOKUP([.$A99];PlusBereich;4;0) ;2)" office:value-type="float" office:value="0">
            <text:p>#NV</text:p>
          </table:table-cell>
          <table:table-cell table:style-name="ce13" table:formula="oooc:=VLOOKUP([.$A99];PlusBereich;3;0)" office:value-type="float" office:value="0">
            <text:p>#NV</text:p>
          </table:table-cell>
          <table:table-cell table:style-name="ce13" table:formula="oooc:=DOLLAR(VLOOKUP([.$A99];SchleckerBereich;4;0);2)" office:value-type="float" office:value="0">
            <text:p>#NV</text:p>
          </table:table-cell>
          <table:table-cell table:style-name="ce13" table:formula="oooc:=VLOOKUP([.$A99];SchleckerBereich;3;0)" office:value-type="float" office:value="0">
            <text:p>#NV</text:p>
          </table:table-cell>
          <table:table-cell table:style-name="ce13" table:formula="oooc:=DOLLAR(VLOOKUP([.$A99];MüllerBereich;4;0);2)" office:value-type="float" office:value="0">
            <text:p>#NV</text:p>
          </table:table-cell>
          <table:table-cell table:style-name="ce13" table:formula="oooc:=VLOOKUP([.$A99];MüllerBereich;3;0)" office:value-type="float" office:value="0">
            <text:p>#NV</text:p>
          </table:table-cell>
          <table:table-cell table:style-name="ce18" table:formula="oooc:=MIN(VALUE(IF(ISERROR([.$C99]);[Hilfsvariablen.$C$1];[.$C99]));VALUE(IF(ISERROR([.$E99]);[Hilfsvariablen.$C$1];[.$E99]));VALUE(IF(ISERROR([.$G99]);[Hilfsvariablen.$C$1];[.$G99]));VALUE(IF(ISERROR([.$I99]);[Hilfsvariablen.$C$1];[.$I99]));VALUE(IF(ISERROR([.$K99]);[Hilfsvariablen.$C$1];[.$K99])))" office:value-type="currency" office:currency="EUR" office:value="2.99">
            <text:p>2,9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Wein Amselkeller Spanien 0,75 L</text:p>
          </table:table-cell>
          <table:table-cell table:style-name="ce10" table:formula="oooc:=IF(VALUE([.$M100])=VALUE([Hilfsvariablen.$C$1]);&quot;&quot;;[.$M100])" office:value-type="currency" office:currency="EUR" office:value="1.89">
            <text:p>1,89 €</text:p>
          </table:table-cell>
          <table:table-cell table:style-name="ce13" table:formula="oooc:=DOLLAR(VLOOKUP([.$A100];AldiBereich;4;0) ;2)" office:value-type="float" office:value="0">
            <text:p>#NV</text:p>
          </table:table-cell>
          <table:table-cell table:style-name="ce13" table:formula="oooc:=VLOOKUP([.$A100];AldiBereich;3;0)" office:value-type="float" office:value="0">
            <text:p>#NV</text:p>
          </table:table-cell>
          <table:table-cell table:style-name="ce13" table:formula="oooc:=DOLLAR(VLOOKUP([.$A100];MarktkaufBereich;4;0) ;2)" office:value-type="string" office:string-value="1,89 €">
            <text:p>1,89 €</text:p>
          </table:table-cell>
          <table:table-cell table:style-name="ce13" table:formula="oooc:=VLOOKUP([.$A100];MarktkaufBereich;3;0)">
            <text:p/>
          </table:table-cell>
          <table:table-cell table:style-name="ce13" table:formula="oooc:=DOLLAR(VLOOKUP([.$A100];PlusBereich;4;0) ;2)" office:value-type="float" office:value="0">
            <text:p>#NV</text:p>
          </table:table-cell>
          <table:table-cell table:style-name="ce13" table:formula="oooc:=VLOOKUP([.$A100];PlusBereich;3;0)" office:value-type="float" office:value="0">
            <text:p>#NV</text:p>
          </table:table-cell>
          <table:table-cell table:style-name="ce13" table:formula="oooc:=DOLLAR(VLOOKUP([.$A100];SchleckerBereich;4;0);2)" office:value-type="float" office:value="0">
            <text:p>#NV</text:p>
          </table:table-cell>
          <table:table-cell table:style-name="ce13" table:formula="oooc:=VLOOKUP([.$A100];SchleckerBereich;3;0)" office:value-type="float" office:value="0">
            <text:p>#NV</text:p>
          </table:table-cell>
          <table:table-cell table:style-name="ce13" table:formula="oooc:=DOLLAR(VLOOKUP([.$A100];MüllerBereich;4;0);2)" office:value-type="float" office:value="0">
            <text:p>#NV</text:p>
          </table:table-cell>
          <table:table-cell table:style-name="ce13" table:formula="oooc:=VLOOKUP([.$A100];MüllerBereich;3;0)" office:value-type="float" office:value="0">
            <text:p>#NV</text:p>
          </table:table-cell>
          <table:table-cell table:style-name="ce18" table:formula="oooc:=MIN(VALUE(IF(ISERROR([.$C100]);[Hilfsvariablen.$C$1];[.$C100]));VALUE(IF(ISERROR([.$E100]);[Hilfsvariablen.$C$1];[.$E100]));VALUE(IF(ISERROR([.$G100]);[Hilfsvariablen.$C$1];[.$G100]));VALUE(IF(ISERROR([.$I100]);[Hilfsvariablen.$C$1];[.$I100]));VALUE(IF(ISERROR([.$K100]);[Hilfsvariablen.$C$1];[.$K100])))" office:value-type="currency" office:currency="EUR" office:value="1.89">
            <text:p>1,8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Wein Bodeaux A.C.0,75L</text:p>
          </table:table-cell>
          <table:table-cell table:style-name="ce10" table:formula="oooc:=IF(VALUE([.$M101])=VALUE([Hilfsvariablen.$C$1]);&quot;&quot;;[.$M101])" office:value-type="currency" office:currency="EUR" office:value="1.79">
            <text:p>1,79 €</text:p>
          </table:table-cell>
          <table:table-cell table:style-name="ce13" table:formula="oooc:=DOLLAR(VLOOKUP([.$A101];AldiBereich;4;0) ;2)" office:value-type="string" office:string-value="1,79 €">
            <text:p>1,79 €</text:p>
          </table:table-cell>
          <table:table-cell table:style-name="ce13" table:formula="oooc:=VLOOKUP([.$A101];AldiBereich;3;0)">
            <text:p/>
          </table:table-cell>
          <table:table-cell table:style-name="ce13" table:formula="oooc:=DOLLAR(VLOOKUP([.$A101];MarktkaufBereich;4;0) ;2)" office:value-type="float" office:value="0">
            <text:p>#NV</text:p>
          </table:table-cell>
          <table:table-cell table:style-name="ce13" table:formula="oooc:=VLOOKUP([.$A101];MarktkaufBereich;3;0)" office:value-type="float" office:value="0">
            <text:p>#NV</text:p>
          </table:table-cell>
          <table:table-cell table:style-name="ce13" table:formula="oooc:=DOLLAR(VLOOKUP([.$A101];PlusBereich;4;0) ;2)" office:value-type="float" office:value="0">
            <text:p>#NV</text:p>
          </table:table-cell>
          <table:table-cell table:style-name="ce13" table:formula="oooc:=VLOOKUP([.$A101];PlusBereich;3;0)" office:value-type="float" office:value="0">
            <text:p>#NV</text:p>
          </table:table-cell>
          <table:table-cell table:style-name="ce13" table:formula="oooc:=DOLLAR(VLOOKUP([.$A101];SchleckerBereich;4;0);2)" office:value-type="float" office:value="0">
            <text:p>#NV</text:p>
          </table:table-cell>
          <table:table-cell table:style-name="ce13" table:formula="oooc:=VLOOKUP([.$A101];SchleckerBereich;3;0)" office:value-type="float" office:value="0">
            <text:p>#NV</text:p>
          </table:table-cell>
          <table:table-cell table:style-name="ce13" table:formula="oooc:=DOLLAR(VLOOKUP([.$A101];MüllerBereich;4;0);2)" office:value-type="float" office:value="0">
            <text:p>#NV</text:p>
          </table:table-cell>
          <table:table-cell table:style-name="ce13" table:formula="oooc:=VLOOKUP([.$A101];MüllerBereich;3;0)" office:value-type="float" office:value="0">
            <text:p>#NV</text:p>
          </table:table-cell>
          <table:table-cell table:style-name="ce18" table:formula="oooc:=MIN(VALUE(IF(ISERROR([.$C101]);[Hilfsvariablen.$C$1];[.$C101]));VALUE(IF(ISERROR([.$E101]);[Hilfsvariablen.$C$1];[.$E101]));VALUE(IF(ISERROR([.$G101]);[Hilfsvariablen.$C$1];[.$G101]));VALUE(IF(ISERROR([.$I101]);[Hilfsvariablen.$C$1];[.$I101]));VALUE(IF(ISERROR([.$K101]);[Hilfsvariablen.$C$1];[.$K101])))" office:value-type="currency" office:currency="EUR" office:value="1.79">
            <text:p>1,7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Wein Chianti 0,75 L</text:p>
          </table:table-cell>
          <table:table-cell table:style-name="ce10" table:formula="oooc:=IF(VALUE([.$M102])=VALUE([Hilfsvariablen.$C$1]);&quot;&quot;;[.$M102])" office:value-type="currency" office:currency="EUR" office:value="1.99">
            <text:p>1,99 €</text:p>
          </table:table-cell>
          <table:table-cell table:style-name="ce13" table:formula="oooc:=DOLLAR(VLOOKUP([.$A102];AldiBereich;4;0) ;2)" office:value-type="float" office:value="0">
            <text:p>#NV</text:p>
          </table:table-cell>
          <table:table-cell table:style-name="ce13" table:formula="oooc:=VLOOKUP([.$A102];AldiBereich;3;0)" office:value-type="float" office:value="0">
            <text:p>#NV</text:p>
          </table:table-cell>
          <table:table-cell table:style-name="ce13" table:formula="oooc:=DOLLAR(VLOOKUP([.$A102];MarktkaufBereich;4;0) ;2)" office:value-type="string" office:string-value="1,99 €">
            <text:p>1,99 €</text:p>
          </table:table-cell>
          <table:table-cell table:style-name="ce13" table:formula="oooc:=VLOOKUP([.$A102];MarktkaufBereich;3;0)" office:value-type="string" office:string-value="gut">
            <text:p>gut</text:p>
          </table:table-cell>
          <table:table-cell table:style-name="ce13" table:formula="oooc:=DOLLAR(VLOOKUP([.$A102];PlusBereich;4;0) ;2)" office:value-type="float" office:value="0">
            <text:p>#NV</text:p>
          </table:table-cell>
          <table:table-cell table:style-name="ce13" table:formula="oooc:=VLOOKUP([.$A102];PlusBereich;3;0)" office:value-type="float" office:value="0">
            <text:p>#NV</text:p>
          </table:table-cell>
          <table:table-cell table:style-name="ce13" table:formula="oooc:=DOLLAR(VLOOKUP([.$A102];SchleckerBereich;4;0);2)" office:value-type="float" office:value="0">
            <text:p>#NV</text:p>
          </table:table-cell>
          <table:table-cell table:style-name="ce13" table:formula="oooc:=VLOOKUP([.$A102];SchleckerBereich;3;0)" office:value-type="float" office:value="0">
            <text:p>#NV</text:p>
          </table:table-cell>
          <table:table-cell table:style-name="ce13" table:formula="oooc:=DOLLAR(VLOOKUP([.$A102];MüllerBereich;4;0);2)" office:value-type="float" office:value="0">
            <text:p>#NV</text:p>
          </table:table-cell>
          <table:table-cell table:style-name="ce13" table:formula="oooc:=VLOOKUP([.$A102];MüllerBereich;3;0)" office:value-type="float" office:value="0">
            <text:p>#NV</text:p>
          </table:table-cell>
          <table:table-cell table:style-name="ce18" table:formula="oooc:=MIN(VALUE(IF(ISERROR([.$C102]);[Hilfsvariablen.$C$1];[.$C102]));VALUE(IF(ISERROR([.$E102]);[Hilfsvariablen.$C$1];[.$E102]));VALUE(IF(ISERROR([.$G102]);[Hilfsvariablen.$C$1];[.$G102]));VALUE(IF(ISERROR([.$I102]);[Hilfsvariablen.$C$1];[.$I102]));VALUE(IF(ISERROR([.$K102]);[Hilfsvariablen.$C$1];[.$K102])))" office:value-type="currency" office:currency="EUR" office:value="1.99">
            <text:p>1,9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Wein Kleine Reblaus3x02L</text:p>
          </table:table-cell>
          <table:table-cell table:style-name="ce10" table:formula="oooc:=IF(VALUE([.$M103])=VALUE([Hilfsvariablen.$C$1]);&quot;&quot;;[.$M103])" office:value-type="currency" office:currency="EUR" office:value="1.99">
            <text:p>1,99 €</text:p>
          </table:table-cell>
          <table:table-cell table:style-name="ce13" table:formula="oooc:=DOLLAR(VLOOKUP([.$A103];AldiBereich;4;0) ;2)" office:value-type="float" office:value="0">
            <text:p>#NV</text:p>
          </table:table-cell>
          <table:table-cell table:style-name="ce13" table:formula="oooc:=VLOOKUP([.$A103];AldiBereich;3;0)" office:value-type="float" office:value="0">
            <text:p>#NV</text:p>
          </table:table-cell>
          <table:table-cell table:style-name="ce13" table:formula="oooc:=DOLLAR(VLOOKUP([.$A103];MarktkaufBereich;4;0) ;2)" office:value-type="string" office:string-value="1,99 €">
            <text:p>1,99 €</text:p>
          </table:table-cell>
          <table:table-cell table:style-name="ce13" table:formula="oooc:=VLOOKUP([.$A103];MarktkaufBereich;3;0)">
            <text:p/>
          </table:table-cell>
          <table:table-cell table:style-name="ce13" table:formula="oooc:=DOLLAR(VLOOKUP([.$A103];PlusBereich;4;0) ;2)" office:value-type="float" office:value="0">
            <text:p>#NV</text:p>
          </table:table-cell>
          <table:table-cell table:style-name="ce13" table:formula="oooc:=VLOOKUP([.$A103];PlusBereich;3;0)" office:value-type="float" office:value="0">
            <text:p>#NV</text:p>
          </table:table-cell>
          <table:table-cell table:style-name="ce13" table:formula="oooc:=DOLLAR(VLOOKUP([.$A103];SchleckerBereich;4;0);2)" office:value-type="float" office:value="0">
            <text:p>#NV</text:p>
          </table:table-cell>
          <table:table-cell table:style-name="ce13" table:formula="oooc:=VLOOKUP([.$A103];SchleckerBereich;3;0)" office:value-type="float" office:value="0">
            <text:p>#NV</text:p>
          </table:table-cell>
          <table:table-cell table:style-name="ce13" table:formula="oooc:=DOLLAR(VLOOKUP([.$A103];MüllerBereich;4;0);2)" office:value-type="float" office:value="0">
            <text:p>#NV</text:p>
          </table:table-cell>
          <table:table-cell table:style-name="ce13" table:formula="oooc:=VLOOKUP([.$A103];MüllerBereich;3;0)" office:value-type="float" office:value="0">
            <text:p>#NV</text:p>
          </table:table-cell>
          <table:table-cell table:style-name="ce18" table:formula="oooc:=MIN(VALUE(IF(ISERROR([.$C103]);[Hilfsvariablen.$C$1];[.$C103]));VALUE(IF(ISERROR([.$E103]);[Hilfsvariablen.$C$1];[.$E103]));VALUE(IF(ISERROR([.$G103]);[Hilfsvariablen.$C$1];[.$G103]));VALUE(IF(ISERROR([.$I103]);[Hilfsvariablen.$C$1];[.$I103]));VALUE(IF(ISERROR([.$K103]);[Hilfsvariablen.$C$1];[.$K103])))" office:value-type="currency" office:currency="EUR" office:value="1.99">
            <text:p>1,9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Wein Mazedonischer Rotwein 1 L</text:p>
          </table:table-cell>
          <table:table-cell table:style-name="ce10" table:formula="oooc:=IF(VALUE([.$M104])=VALUE([Hilfsvariablen.$C$1]);&quot;&quot;;[.$M104])" office:value-type="currency" office:currency="EUR" office:value="1.29">
            <text:p>1,29 €</text:p>
          </table:table-cell>
          <table:table-cell table:style-name="ce13" table:formula="oooc:=DOLLAR(VLOOKUP([.$A104];AldiBereich;4;0) ;2)" office:value-type="string" office:string-value="1,29 €">
            <text:p>1,29 €</text:p>
          </table:table-cell>
          <table:table-cell table:style-name="ce13" table:formula="oooc:=VLOOKUP([.$A104];AldiBereich;3;0)" office:value-type="string" office:string-value="lieblich">
            <text:p>lieblich</text:p>
          </table:table-cell>
          <table:table-cell table:style-name="ce13" table:formula="oooc:=DOLLAR(VLOOKUP([.$A104];MarktkaufBereich;4;0) ;2)" office:value-type="float" office:value="0">
            <text:p>#NV</text:p>
          </table:table-cell>
          <table:table-cell table:style-name="ce13" table:formula="oooc:=VLOOKUP([.$A104];MarktkaufBereich;3;0)" office:value-type="float" office:value="0">
            <text:p>#NV</text:p>
          </table:table-cell>
          <table:table-cell table:style-name="ce13" table:formula="oooc:=DOLLAR(VLOOKUP([.$A104];PlusBereich;4;0) ;2)" office:value-type="float" office:value="0">
            <text:p>#NV</text:p>
          </table:table-cell>
          <table:table-cell table:style-name="ce13" table:formula="oooc:=VLOOKUP([.$A104];PlusBereich;3;0)" office:value-type="float" office:value="0">
            <text:p>#NV</text:p>
          </table:table-cell>
          <table:table-cell table:style-name="ce13" table:formula="oooc:=DOLLAR(VLOOKUP([.$A104];SchleckerBereich;4;0);2)" office:value-type="float" office:value="0">
            <text:p>#NV</text:p>
          </table:table-cell>
          <table:table-cell table:style-name="ce13" table:formula="oooc:=VLOOKUP([.$A104];SchleckerBereich;3;0)" office:value-type="float" office:value="0">
            <text:p>#NV</text:p>
          </table:table-cell>
          <table:table-cell table:style-name="ce13" table:formula="oooc:=DOLLAR(VLOOKUP([.$A104];MüllerBereich;4;0);2)" office:value-type="float" office:value="0">
            <text:p>#NV</text:p>
          </table:table-cell>
          <table:table-cell table:style-name="ce13" table:formula="oooc:=VLOOKUP([.$A104];MüllerBereich;3;0)" office:value-type="float" office:value="0">
            <text:p>#NV</text:p>
          </table:table-cell>
          <table:table-cell table:style-name="ce18" table:formula="oooc:=MIN(VALUE(IF(ISERROR([.$C104]);[Hilfsvariablen.$C$1];[.$C104]));VALUE(IF(ISERROR([.$E104]);[Hilfsvariablen.$C$1];[.$E104]));VALUE(IF(ISERROR([.$G104]);[Hilfsvariablen.$C$1];[.$G104]));VALUE(IF(ISERROR([.$I104]);[Hilfsvariablen.$C$1];[.$I104]));VALUE(IF(ISERROR([.$K104]);[Hilfsvariablen.$C$1];[.$K104])))" office:value-type="currency" office:currency="EUR" office:value="1.29">
            <text:p>1,2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Wein Mazedonischer Rotwein Rotglut lieblich 1 L</text:p>
          </table:table-cell>
          <table:table-cell table:style-name="ce10" table:formula="oooc:=IF(VALUE([.$M105])=VALUE([Hilfsvariablen.$C$1]);&quot;&quot;;[.$M105])" office:value-type="currency" office:currency="EUR" office:value="2.29">
            <text:p>2,29 €</text:p>
          </table:table-cell>
          <table:table-cell table:style-name="ce13" table:formula="oooc:=DOLLAR(VLOOKUP([.$A105];AldiBereich;4;0) ;2)" office:value-type="float" office:value="0">
            <text:p>#NV</text:p>
          </table:table-cell>
          <table:table-cell table:style-name="ce13" table:formula="oooc:=VLOOKUP([.$A105];AldiBereich;3;0)" office:value-type="float" office:value="0">
            <text:p>#NV</text:p>
          </table:table-cell>
          <table:table-cell table:style-name="ce13" table:formula="oooc:=DOLLAR(VLOOKUP([.$A105];MarktkaufBereich;4;0) ;2)" office:value-type="string" office:string-value="2,29 €">
            <text:p>2,29 €</text:p>
          </table:table-cell>
          <table:table-cell table:style-name="ce13" table:formula="oooc:=VLOOKUP([.$A105];MarktkaufBereich;3;0)">
            <text:p/>
          </table:table-cell>
          <table:table-cell table:style-name="ce13" table:formula="oooc:=DOLLAR(VLOOKUP([.$A105];PlusBereich;4;0) ;2)" office:value-type="float" office:value="0">
            <text:p>#NV</text:p>
          </table:table-cell>
          <table:table-cell table:style-name="ce13" table:formula="oooc:=VLOOKUP([.$A105];PlusBereich;3;0)" office:value-type="float" office:value="0">
            <text:p>#NV</text:p>
          </table:table-cell>
          <table:table-cell table:style-name="ce13" table:formula="oooc:=DOLLAR(VLOOKUP([.$A105];SchleckerBereich;4;0);2)" office:value-type="float" office:value="0">
            <text:p>#NV</text:p>
          </table:table-cell>
          <table:table-cell table:style-name="ce13" table:formula="oooc:=VLOOKUP([.$A105];SchleckerBereich;3;0)" office:value-type="float" office:value="0">
            <text:p>#NV</text:p>
          </table:table-cell>
          <table:table-cell table:style-name="ce13" table:formula="oooc:=DOLLAR(VLOOKUP([.$A105];MüllerBereich;4;0);2)" office:value-type="float" office:value="0">
            <text:p>#NV</text:p>
          </table:table-cell>
          <table:table-cell table:style-name="ce13" table:formula="oooc:=VLOOKUP([.$A105];MüllerBereich;3;0)" office:value-type="float" office:value="0">
            <text:p>#NV</text:p>
          </table:table-cell>
          <table:table-cell table:style-name="ce18" table:formula="oooc:=MIN(VALUE(IF(ISERROR([.$C105]);[Hilfsvariablen.$C$1];[.$C105]));VALUE(IF(ISERROR([.$E105]);[Hilfsvariablen.$C$1];[.$E105]));VALUE(IF(ISERROR([.$G105]);[Hilfsvariablen.$C$1];[.$G105]));VALUE(IF(ISERROR([.$I105]);[Hilfsvariablen.$C$1];[.$I105]));VALUE(IF(ISERROR([.$K105]);[Hilfsvariablen.$C$1];[.$K105])))" office:value-type="currency" office:currency="EUR" office:value="2.29">
            <text:p>2,2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Wein Merlot 2004 1 L</text:p>
          </table:table-cell>
          <table:table-cell table:style-name="ce10" table:formula="oooc:=IF(VALUE([.$M106])=VALUE([Hilfsvariablen.$C$1]);&quot;&quot;;[.$M106])" office:value-type="currency" office:currency="EUR" office:value="2.19">
            <text:p>2,19 €</text:p>
          </table:table-cell>
          <table:table-cell table:style-name="ce13" table:formula="oooc:=DOLLAR(VLOOKUP([.$A106];AldiBereich;4;0) ;2)" office:value-type="float" office:value="0">
            <text:p>#NV</text:p>
          </table:table-cell>
          <table:table-cell table:style-name="ce13" table:formula="oooc:=VLOOKUP([.$A106];AldiBereich;3;0)" office:value-type="float" office:value="0">
            <text:p>#NV</text:p>
          </table:table-cell>
          <table:table-cell table:style-name="ce13" table:formula="oooc:=DOLLAR(VLOOKUP([.$A106];MarktkaufBereich;4;0) ;2)" office:value-type="string" office:string-value="2,19 €">
            <text:p>2,19 €</text:p>
          </table:table-cell>
          <table:table-cell table:style-name="ce13" table:formula="oooc:=VLOOKUP([.$A106];MarktkaufBereich;3;0)">
            <text:p/>
          </table:table-cell>
          <table:table-cell table:style-name="ce13" table:formula="oooc:=DOLLAR(VLOOKUP([.$A106];PlusBereich;4;0) ;2)" office:value-type="float" office:value="0">
            <text:p>#NV</text:p>
          </table:table-cell>
          <table:table-cell table:style-name="ce13" table:formula="oooc:=VLOOKUP([.$A106];PlusBereich;3;0)" office:value-type="float" office:value="0">
            <text:p>#NV</text:p>
          </table:table-cell>
          <table:table-cell table:style-name="ce13" table:formula="oooc:=DOLLAR(VLOOKUP([.$A106];SchleckerBereich;4;0);2)" office:value-type="float" office:value="0">
            <text:p>#NV</text:p>
          </table:table-cell>
          <table:table-cell table:style-name="ce13" table:formula="oooc:=VLOOKUP([.$A106];SchleckerBereich;3;0)" office:value-type="float" office:value="0">
            <text:p>#NV</text:p>
          </table:table-cell>
          <table:table-cell table:style-name="ce13" table:formula="oooc:=DOLLAR(VLOOKUP([.$A106];MüllerBereich;4;0);2)" office:value-type="float" office:value="0">
            <text:p>#NV</text:p>
          </table:table-cell>
          <table:table-cell table:style-name="ce13" table:formula="oooc:=VLOOKUP([.$A106];MüllerBereich;3;0)" office:value-type="float" office:value="0">
            <text:p>#NV</text:p>
          </table:table-cell>
          <table:table-cell table:style-name="ce18" table:formula="oooc:=MIN(VALUE(IF(ISERROR([.$C106]);[Hilfsvariablen.$C$1];[.$C106]));VALUE(IF(ISERROR([.$E106]);[Hilfsvariablen.$C$1];[.$E106]));VALUE(IF(ISERROR([.$G106]);[Hilfsvariablen.$C$1];[.$G106]));VALUE(IF(ISERROR([.$I106]);[Hilfsvariablen.$C$1];[.$I106]));VALUE(IF(ISERROR([.$K106]);[Hilfsvariablen.$C$1];[.$K106])))" office:value-type="currency" office:currency="EUR" office:value="2.19">
            <text:p>2,1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Wein Pflaumenwein 0,5 L</text:p>
          </table:table-cell>
          <table:table-cell table:style-name="ce10" table:formula="oooc:=IF(VALUE([.$M107])=VALUE([Hilfsvariablen.$C$1]);&quot;&quot;;[.$M107])">
            <text:p/>
          </table:table-cell>
          <table:table-cell table:style-name="ce13" table:formula="oooc:=DOLLAR(VLOOKUP([.$A107];AldiBereich;4;0) ;2)" office:value-type="float" office:value="0">
            <text:p>#NV</text:p>
          </table:table-cell>
          <table:table-cell table:style-name="ce13" table:formula="oooc:=VLOOKUP([.$A107];AldiBereich;3;0)" office:value-type="float" office:value="0">
            <text:p>#NV</text:p>
          </table:table-cell>
          <table:table-cell table:style-name="ce13" table:formula="oooc:=DOLLAR(VLOOKUP([.$A107];MarktkaufBereich;4;0) ;2)" office:value-type="float" office:value="0">
            <text:p>#NV</text:p>
          </table:table-cell>
          <table:table-cell table:style-name="ce13" table:formula="oooc:=VLOOKUP([.$A107];MarktkaufBereich;3;0)" office:value-type="float" office:value="0">
            <text:p>#NV</text:p>
          </table:table-cell>
          <table:table-cell table:style-name="ce13" table:formula="oooc:=DOLLAR(VLOOKUP([.$A107];PlusBereich;4;0) ;2)" office:value-type="float" office:value="0">
            <text:p>#NV</text:p>
          </table:table-cell>
          <table:table-cell table:style-name="ce13" table:formula="oooc:=VLOOKUP([.$A107];PlusBereich;3;0)" office:value-type="float" office:value="0">
            <text:p>#NV</text:p>
          </table:table-cell>
          <table:table-cell table:style-name="ce13" table:formula="oooc:=DOLLAR(VLOOKUP([.$A107];SchleckerBereich;4;0);2)" office:value-type="float" office:value="0">
            <text:p>#NV</text:p>
          </table:table-cell>
          <table:table-cell table:style-name="ce13" table:formula="oooc:=VLOOKUP([.$A107];SchleckerBereich;3;0)" office:value-type="float" office:value="0">
            <text:p>#NV</text:p>
          </table:table-cell>
          <table:table-cell table:style-name="ce13" table:formula="oooc:=DOLLAR(VLOOKUP([.$A107];MüllerBereich;4;0);2)" office:value-type="float" office:value="0">
            <text:p>#NV</text:p>
          </table:table-cell>
          <table:table-cell table:style-name="ce13" table:formula="oooc:=VLOOKUP([.$A107];MüllerBereich;3;0)" office:value-type="float" office:value="0">
            <text:p>#NV</text:p>
          </table:table-cell>
          <table:table-cell table:style-name="ce18" table:formula="oooc:=MIN(VALUE(IF(ISERROR([.$C107]);[Hilfsvariablen.$C$1];[.$C107]));VALUE(IF(ISERROR([.$E107]);[Hilfsvariablen.$C$1];[.$E107]));VALUE(IF(ISERROR([.$G107]);[Hilfsvariablen.$C$1];[.$G107]));VALUE(IF(ISERROR([.$I107]);[Hilfsvariablen.$C$1];[.$I107]));VALUE(IF(ISERROR([.$K107]);[Hilfsvariablen.$C$1];[.$K107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Wurst Aufschnitt <text:s/>Cervelatwurst 200 g</text:p>
          </table:table-cell>
          <table:table-cell table:style-name="ce10" table:formula="oooc:=IF(VALUE([.$M108])=VALUE([Hilfsvariablen.$C$1]);&quot;&quot;;[.$M108])" office:value-type="currency" office:currency="EUR" office:value="0.75">
            <text:p>0,75 €</text:p>
          </table:table-cell>
          <table:table-cell table:style-name="ce13" table:formula="oooc:=DOLLAR(VLOOKUP([.$A108];AldiBereich;4;0) ;2)" office:value-type="float" office:value="0">
            <text:p>#NV</text:p>
          </table:table-cell>
          <table:table-cell table:style-name="ce13" table:formula="oooc:=VLOOKUP([.$A108];AldiBereich;3;0)" office:value-type="float" office:value="0">
            <text:p>#NV</text:p>
          </table:table-cell>
          <table:table-cell table:style-name="ce13" table:formula="oooc:=DOLLAR(VLOOKUP([.$A108];MarktkaufBereich;4;0) ;2)" office:value-type="string" office:string-value="0,75 €">
            <text:p>0,75 €</text:p>
          </table:table-cell>
          <table:table-cell table:style-name="ce13" table:formula="oooc:=VLOOKUP([.$A108];MarktkaufBereich;3;0)">
            <text:p/>
          </table:table-cell>
          <table:table-cell table:style-name="ce13" table:formula="oooc:=DOLLAR(VLOOKUP([.$A108];PlusBereich;4;0) ;2)" office:value-type="float" office:value="0">
            <text:p>#NV</text:p>
          </table:table-cell>
          <table:table-cell table:style-name="ce13" table:formula="oooc:=VLOOKUP([.$A108];PlusBereich;3;0)" office:value-type="float" office:value="0">
            <text:p>#NV</text:p>
          </table:table-cell>
          <table:table-cell table:style-name="ce13" table:formula="oooc:=DOLLAR(VLOOKUP([.$A108];SchleckerBereich;4;0);2)" office:value-type="float" office:value="0">
            <text:p>#NV</text:p>
          </table:table-cell>
          <table:table-cell table:style-name="ce13" table:formula="oooc:=VLOOKUP([.$A108];SchleckerBereich;3;0)" office:value-type="float" office:value="0">
            <text:p>#NV</text:p>
          </table:table-cell>
          <table:table-cell table:style-name="ce13" table:formula="oooc:=DOLLAR(VLOOKUP([.$A108];MüllerBereich;4;0);2)" office:value-type="float" office:value="0">
            <text:p>#NV</text:p>
          </table:table-cell>
          <table:table-cell table:style-name="ce13" table:formula="oooc:=VLOOKUP([.$A108];MüllerBereich;3;0)" office:value-type="float" office:value="0">
            <text:p>#NV</text:p>
          </table:table-cell>
          <table:table-cell table:style-name="ce18" table:formula="oooc:=MIN(VALUE(IF(ISERROR([.$C108]);[Hilfsvariablen.$C$1];[.$C108]));VALUE(IF(ISERROR([.$E108]);[Hilfsvariablen.$C$1];[.$E108]));VALUE(IF(ISERROR([.$G108]);[Hilfsvariablen.$C$1];[.$G108]));VALUE(IF(ISERROR([.$I108]);[Hilfsvariablen.$C$1];[.$I108]));VALUE(IF(ISERROR([.$K108]);[Hilfsvariablen.$C$1];[.$K108])))" office:value-type="currency" office:currency="EUR" office:value="0.75">
            <text:p>0,75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Wurst Aufschnitt <text:s/>Salami 200 g</text:p>
          </table:table-cell>
          <table:table-cell table:style-name="ce10" table:formula="oooc:=IF(VALUE([.$M109])=VALUE([Hilfsvariablen.$C$1]);&quot;&quot;;[.$M109])">
            <text:p/>
          </table:table-cell>
          <table:table-cell table:style-name="ce13" table:formula="oooc:=DOLLAR(VLOOKUP([.$A109];AldiBereich;4;0) ;2)" office:value-type="float" office:value="0">
            <text:p>#NV</text:p>
          </table:table-cell>
          <table:table-cell table:style-name="ce13" table:formula="oooc:=VLOOKUP([.$A109];AldiBereich;3;0)" office:value-type="float" office:value="0">
            <text:p>#NV</text:p>
          </table:table-cell>
          <table:table-cell table:style-name="ce13" table:formula="oooc:=DOLLAR(VLOOKUP([.$A109];MarktkaufBereich;4;0) ;2)" office:value-type="float" office:value="0">
            <text:p>#NV</text:p>
          </table:table-cell>
          <table:table-cell table:style-name="ce13" table:formula="oooc:=VLOOKUP([.$A109];MarktkaufBereich;3;0)" office:value-type="float" office:value="0">
            <text:p>#NV</text:p>
          </table:table-cell>
          <table:table-cell table:style-name="ce13" table:formula="oooc:=DOLLAR(VLOOKUP([.$A109];PlusBereich;4;0) ;2)" office:value-type="float" office:value="0">
            <text:p>#NV</text:p>
          </table:table-cell>
          <table:table-cell table:style-name="ce13" table:formula="oooc:=VLOOKUP([.$A109];PlusBereich;3;0)" office:value-type="float" office:value="0">
            <text:p>#NV</text:p>
          </table:table-cell>
          <table:table-cell table:style-name="ce13" table:formula="oooc:=DOLLAR(VLOOKUP([.$A109];SchleckerBereich;4;0);2)" office:value-type="float" office:value="0">
            <text:p>#NV</text:p>
          </table:table-cell>
          <table:table-cell table:style-name="ce13" table:formula="oooc:=VLOOKUP([.$A109];SchleckerBereich;3;0)" office:value-type="float" office:value="0">
            <text:p>#NV</text:p>
          </table:table-cell>
          <table:table-cell table:style-name="ce13" table:formula="oooc:=DOLLAR(VLOOKUP([.$A109];MüllerBereich;4;0);2)" office:value-type="float" office:value="0">
            <text:p>#NV</text:p>
          </table:table-cell>
          <table:table-cell table:style-name="ce13" table:formula="oooc:=VLOOKUP([.$A109];MüllerBereich;3;0)" office:value-type="float" office:value="0">
            <text:p>#NV</text:p>
          </table:table-cell>
          <table:table-cell table:style-name="ce18" table:formula="oooc:=MIN(VALUE(IF(ISERROR([.$C109]);[Hilfsvariablen.$C$1];[.$C109]));VALUE(IF(ISERROR([.$E109]);[Hilfsvariablen.$C$1];[.$E109]));VALUE(IF(ISERROR([.$G109]);[Hilfsvariablen.$C$1];[.$G109]));VALUE(IF(ISERROR([.$I109]);[Hilfsvariablen.$C$1];[.$I109]));VALUE(IF(ISERROR([.$K109]);[Hilfsvariablen.$C$1];[.$K109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Wurst Aufschnitt <text:s/>Wiener Würstchen 400 g</text:p>
          </table:table-cell>
          <table:table-cell table:style-name="ce10" table:formula="oooc:=IF(VALUE([.$M110])=VALUE([Hilfsvariablen.$C$1]);&quot;&quot;;[.$M110])" office:value-type="currency" office:currency="EUR" office:value="2.29">
            <text:p>2,29 €</text:p>
          </table:table-cell>
          <table:table-cell table:style-name="ce13" table:formula="oooc:=DOLLAR(VLOOKUP([.$A110];AldiBereich;4;0) ;2)" office:value-type="float" office:value="0">
            <text:p>#NV</text:p>
          </table:table-cell>
          <table:table-cell table:style-name="ce13" table:formula="oooc:=VLOOKUP([.$A110];AldiBereich;3;0)" office:value-type="float" office:value="0">
            <text:p>#NV</text:p>
          </table:table-cell>
          <table:table-cell table:style-name="ce13" table:formula="oooc:=DOLLAR(VLOOKUP([.$A110];MarktkaufBereich;4;0) ;2)" office:value-type="string" office:string-value="2,29 €">
            <text:p>2,29 €</text:p>
          </table:table-cell>
          <table:table-cell table:style-name="ce13" table:formula="oooc:=VLOOKUP([.$A110];MarktkaufBereich;3;0)" office:value-type="string" office:string-value="gut">
            <text:p>gut</text:p>
          </table:table-cell>
          <table:table-cell table:style-name="ce13" table:formula="oooc:=DOLLAR(VLOOKUP([.$A110];PlusBereich;4;0) ;2)" office:value-type="float" office:value="0">
            <text:p>#NV</text:p>
          </table:table-cell>
          <table:table-cell table:style-name="ce13" table:formula="oooc:=VLOOKUP([.$A110];PlusBereich;3;0)" office:value-type="float" office:value="0">
            <text:p>#NV</text:p>
          </table:table-cell>
          <table:table-cell table:style-name="ce13" table:formula="oooc:=DOLLAR(VLOOKUP([.$A110];SchleckerBereich;4;0);2)" office:value-type="float" office:value="0">
            <text:p>#NV</text:p>
          </table:table-cell>
          <table:table-cell table:style-name="ce13" table:formula="oooc:=VLOOKUP([.$A110];SchleckerBereich;3;0)" office:value-type="float" office:value="0">
            <text:p>#NV</text:p>
          </table:table-cell>
          <table:table-cell table:style-name="ce13" table:formula="oooc:=DOLLAR(VLOOKUP([.$A110];MüllerBereich;4;0);2)" office:value-type="float" office:value="0">
            <text:p>#NV</text:p>
          </table:table-cell>
          <table:table-cell table:style-name="ce13" table:formula="oooc:=VLOOKUP([.$A110];MüllerBereich;3;0)" office:value-type="float" office:value="0">
            <text:p>#NV</text:p>
          </table:table-cell>
          <table:table-cell table:style-name="ce18" table:formula="oooc:=MIN(VALUE(IF(ISERROR([.$C110]);[Hilfsvariablen.$C$1];[.$C110]));VALUE(IF(ISERROR([.$E110]);[Hilfsvariablen.$C$1];[.$E110]));VALUE(IF(ISERROR([.$G110]);[Hilfsvariablen.$C$1];[.$G110]));VALUE(IF(ISERROR([.$I110]);[Hilfsvariablen.$C$1];[.$I110]));VALUE(IF(ISERROR([.$K110]);[Hilfsvariablen.$C$1];[.$K110])))" office:value-type="currency" office:currency="EUR" office:value="2.29">
            <text:p>2,2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Wurst Aufschnitt Bauernschinken 200 g</text:p>
          </table:table-cell>
          <table:table-cell table:style-name="ce10" table:formula="oooc:=IF(VALUE([.$M111])=VALUE([Hilfsvariablen.$C$1]);&quot;&quot;;[.$M111])" office:value-type="currency" office:currency="EUR" office:value="1.99">
            <text:p>1,99 €</text:p>
          </table:table-cell>
          <table:table-cell table:style-name="ce13" table:formula="oooc:=DOLLAR(VLOOKUP([.$A111];AldiBereich;4;0) ;2)" office:value-type="float" office:value="0">
            <text:p>#NV</text:p>
          </table:table-cell>
          <table:table-cell table:style-name="ce13" table:formula="oooc:=VLOOKUP([.$A111];AldiBereich;3;0)" office:value-type="float" office:value="0">
            <text:p>#NV</text:p>
          </table:table-cell>
          <table:table-cell table:style-name="ce13" table:formula="oooc:=DOLLAR(VLOOKUP([.$A111];MarktkaufBereich;4;0) ;2)" office:value-type="string" office:string-value="1,99 €">
            <text:p>1,99 €</text:p>
          </table:table-cell>
          <table:table-cell table:style-name="ce13" table:formula="oooc:=VLOOKUP([.$A111];MarktkaufBereich;3;0)">
            <text:p/>
          </table:table-cell>
          <table:table-cell table:style-name="ce13" table:formula="oooc:=DOLLAR(VLOOKUP([.$A111];PlusBereich;4;0) ;2)" office:value-type="float" office:value="0">
            <text:p>#NV</text:p>
          </table:table-cell>
          <table:table-cell table:style-name="ce13" table:formula="oooc:=VLOOKUP([.$A111];PlusBereich;3;0)" office:value-type="float" office:value="0">
            <text:p>#NV</text:p>
          </table:table-cell>
          <table:table-cell table:style-name="ce13" table:formula="oooc:=DOLLAR(VLOOKUP([.$A111];SchleckerBereich;4;0);2)" office:value-type="float" office:value="0">
            <text:p>#NV</text:p>
          </table:table-cell>
          <table:table-cell table:style-name="ce13" table:formula="oooc:=VLOOKUP([.$A111];SchleckerBereich;3;0)" office:value-type="float" office:value="0">
            <text:p>#NV</text:p>
          </table:table-cell>
          <table:table-cell table:style-name="ce13" table:formula="oooc:=DOLLAR(VLOOKUP([.$A111];MüllerBereich;4;0);2)" office:value-type="float" office:value="0">
            <text:p>#NV</text:p>
          </table:table-cell>
          <table:table-cell table:style-name="ce13" table:formula="oooc:=VLOOKUP([.$A111];MüllerBereich;3;0)" office:value-type="float" office:value="0">
            <text:p>#NV</text:p>
          </table:table-cell>
          <table:table-cell table:style-name="ce18" table:formula="oooc:=MIN(VALUE(IF(ISERROR([.$C111]);[Hilfsvariablen.$C$1];[.$C111]));VALUE(IF(ISERROR([.$E111]);[Hilfsvariablen.$C$1];[.$E111]));VALUE(IF(ISERROR([.$G111]);[Hilfsvariablen.$C$1];[.$G111]));VALUE(IF(ISERROR([.$I111]);[Hilfsvariablen.$C$1];[.$I111]));VALUE(IF(ISERROR([.$K111]);[Hilfsvariablen.$C$1];[.$K111])))" office:value-type="currency" office:currency="EUR" office:value="1.99">
            <text:p>1,9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5">
          <table:table-cell table:style-name="ce3" office:value-type="string">
            <text:p>Wurst Aufschnitt Delikatess Hinterkochschinken 200 g</text:p>
          </table:table-cell>
          <table:table-cell table:style-name="ce10" table:formula="oooc:=IF(VALUE([.$M112])=VALUE([Hilfsvariablen.$C$1]);&quot;&quot;;[.$M112])">
            <text:p/>
          </table:table-cell>
          <table:table-cell table:style-name="ce13" table:formula="oooc:=DOLLAR(VLOOKUP([.$A112];AldiBereich;4;0) ;2)" office:value-type="float" office:value="0">
            <text:p>#NV</text:p>
          </table:table-cell>
          <table:table-cell table:style-name="ce13" table:formula="oooc:=VLOOKUP([.$A112];AldiBereich;3;0)" office:value-type="float" office:value="0">
            <text:p>#NV</text:p>
          </table:table-cell>
          <table:table-cell table:style-name="ce13" table:formula="oooc:=DOLLAR(VLOOKUP([.$A112];MarktkaufBereich;4;0) ;2)" office:value-type="float" office:value="0">
            <text:p>#NV</text:p>
          </table:table-cell>
          <table:table-cell table:style-name="ce13" table:formula="oooc:=VLOOKUP([.$A112];MarktkaufBereich;3;0)" office:value-type="float" office:value="0">
            <text:p>#NV</text:p>
          </table:table-cell>
          <table:table-cell table:style-name="ce13" table:formula="oooc:=DOLLAR(VLOOKUP([.$A112];PlusBereich;4;0) ;2)" office:value-type="float" office:value="0">
            <text:p>#NV</text:p>
          </table:table-cell>
          <table:table-cell table:style-name="ce13" table:formula="oooc:=VLOOKUP([.$A112];PlusBereich;3;0)" office:value-type="float" office:value="0">
            <text:p>#NV</text:p>
          </table:table-cell>
          <table:table-cell table:style-name="ce13" table:formula="oooc:=DOLLAR(VLOOKUP([.$A112];SchleckerBereich;4;0);2)" office:value-type="float" office:value="0">
            <text:p>#NV</text:p>
          </table:table-cell>
          <table:table-cell table:style-name="ce13" table:formula="oooc:=VLOOKUP([.$A112];SchleckerBereich;3;0)" office:value-type="float" office:value="0">
            <text:p>#NV</text:p>
          </table:table-cell>
          <table:table-cell table:style-name="ce13" table:formula="oooc:=DOLLAR(VLOOKUP([.$A112];MüllerBereich;4;0);2)" office:value-type="float" office:value="0">
            <text:p>#NV</text:p>
          </table:table-cell>
          <table:table-cell table:style-name="ce13" table:formula="oooc:=VLOOKUP([.$A112];MüllerBereich;3;0)" office:value-type="float" office:value="0">
            <text:p>#NV</text:p>
          </table:table-cell>
          <table:table-cell table:style-name="ce18" table:formula="oooc:=MIN(VALUE(IF(ISERROR([.$C112]);[Hilfsvariablen.$C$1];[.$C112]));VALUE(IF(ISERROR([.$E112]);[Hilfsvariablen.$C$1];[.$E112]));VALUE(IF(ISERROR([.$G112]);[Hilfsvariablen.$C$1];[.$G112]));VALUE(IF(ISERROR([.$I112]);[Hilfsvariablen.$C$1];[.$I112]));VALUE(IF(ISERROR([.$K112]);[Hilfsvariablen.$C$1];[.$K112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6">
          <table:table-cell table:style-name="ce3" office:value-type="string">
            <text:p>Wurst Aufschnitt Premium Käsepastete 125g</text:p>
          </table:table-cell>
          <table:table-cell table:style-name="ce10" table:formula="oooc:=IF(VALUE([.$M113])=VALUE([Hilfsvariablen.$C$1]);&quot;&quot;;[.$M113])">
            <text:p/>
          </table:table-cell>
          <table:table-cell table:style-name="ce13" table:formula="oooc:=DOLLAR(VLOOKUP([.$A113];AldiBereich;4;0) ;2)" office:value-type="float" office:value="0">
            <text:p>#NV</text:p>
          </table:table-cell>
          <table:table-cell table:style-name="ce13" table:formula="oooc:=VLOOKUP([.$A113];AldiBereich;3;0)" office:value-type="float" office:value="0">
            <text:p>#NV</text:p>
          </table:table-cell>
          <table:table-cell table:style-name="ce13" table:formula="oooc:=DOLLAR(VLOOKUP([.$A113];MarktkaufBereich;4;0) ;2)" office:value-type="float" office:value="0">
            <text:p>#NV</text:p>
          </table:table-cell>
          <table:table-cell table:style-name="ce13" table:formula="oooc:=VLOOKUP([.$A113];MarktkaufBereich;3;0)" office:value-type="float" office:value="0">
            <text:p>#NV</text:p>
          </table:table-cell>
          <table:table-cell table:style-name="ce13" table:formula="oooc:=DOLLAR(VLOOKUP([.$A113];PlusBereich;4;0) ;2)" office:value-type="float" office:value="0">
            <text:p>#NV</text:p>
          </table:table-cell>
          <table:table-cell table:style-name="ce13" table:formula="oooc:=VLOOKUP([.$A113];PlusBereich;3;0)" office:value-type="float" office:value="0">
            <text:p>#NV</text:p>
          </table:table-cell>
          <table:table-cell table:style-name="ce13" table:formula="oooc:=DOLLAR(VLOOKUP([.$A113];SchleckerBereich;4;0);2)" office:value-type="float" office:value="0">
            <text:p>#NV</text:p>
          </table:table-cell>
          <table:table-cell table:style-name="ce13" table:formula="oooc:=VLOOKUP([.$A113];SchleckerBereich;3;0)" office:value-type="float" office:value="0">
            <text:p>#NV</text:p>
          </table:table-cell>
          <table:table-cell table:style-name="ce13" table:formula="oooc:=DOLLAR(VLOOKUP([.$A113];MüllerBereich;4;0);2)" office:value-type="float" office:value="0">
            <text:p>#NV</text:p>
          </table:table-cell>
          <table:table-cell table:style-name="ce13" table:formula="oooc:=VLOOKUP([.$A113];MüllerBereich;3;0)" office:value-type="float" office:value="0">
            <text:p>#NV</text:p>
          </table:table-cell>
          <table:table-cell table:style-name="ce18" table:formula="oooc:=MIN(VALUE(IF(ISERROR([.$C113]);[Hilfsvariablen.$C$1];[.$C113]));VALUE(IF(ISERROR([.$E113]);[Hilfsvariablen.$C$1];[.$E113]));VALUE(IF(ISERROR([.$G113]);[Hilfsvariablen.$C$1];[.$G113]));VALUE(IF(ISERROR([.$I113]);[Hilfsvariablen.$C$1];[.$I113]));VALUE(IF(ISERROR([.$K113]);[Hilfsvariablen.$C$1];[.$K113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Wurst Aufschnitt Premium Paprikapastete 150g</text:p>
          </table:table-cell>
          <table:table-cell table:style-name="ce10" table:formula="oooc:=IF(VALUE([.$M114])=VALUE([Hilfsvariablen.$C$1]);&quot;&quot;;[.$M114])">
            <text:p/>
          </table:table-cell>
          <table:table-cell table:style-name="ce13" table:formula="oooc:=DOLLAR(VLOOKUP([.$A114];AldiBereich;4;0) ;2)" office:value-type="float" office:value="0">
            <text:p>#NV</text:p>
          </table:table-cell>
          <table:table-cell table:style-name="ce13" table:formula="oooc:=VLOOKUP([.$A114];AldiBereich;3;0)" office:value-type="float" office:value="0">
            <text:p>#NV</text:p>
          </table:table-cell>
          <table:table-cell table:style-name="ce13" table:formula="oooc:=DOLLAR(VLOOKUP([.$A114];MarktkaufBereich;4;0) ;2)" office:value-type="float" office:value="0">
            <text:p>#NV</text:p>
          </table:table-cell>
          <table:table-cell table:style-name="ce13" table:formula="oooc:=VLOOKUP([.$A114];MarktkaufBereich;3;0)" office:value-type="float" office:value="0">
            <text:p>#NV</text:p>
          </table:table-cell>
          <table:table-cell table:style-name="ce13" table:formula="oooc:=DOLLAR(VLOOKUP([.$A114];PlusBereich;4;0) ;2)" office:value-type="float" office:value="0">
            <text:p>#NV</text:p>
          </table:table-cell>
          <table:table-cell table:style-name="ce13" table:formula="oooc:=VLOOKUP([.$A114];PlusBereich;3;0)" office:value-type="float" office:value="0">
            <text:p>#NV</text:p>
          </table:table-cell>
          <table:table-cell table:style-name="ce13" table:formula="oooc:=DOLLAR(VLOOKUP([.$A114];SchleckerBereich;4;0);2)" office:value-type="float" office:value="0">
            <text:p>#NV</text:p>
          </table:table-cell>
          <table:table-cell table:style-name="ce13" table:formula="oooc:=VLOOKUP([.$A114];SchleckerBereich;3;0)" office:value-type="float" office:value="0">
            <text:p>#NV</text:p>
          </table:table-cell>
          <table:table-cell table:style-name="ce13" table:formula="oooc:=DOLLAR(VLOOKUP([.$A114];MüllerBereich;4;0);2)" office:value-type="float" office:value="0">
            <text:p>#NV</text:p>
          </table:table-cell>
          <table:table-cell table:style-name="ce13" table:formula="oooc:=VLOOKUP([.$A114];MüllerBereich;3;0)" office:value-type="float" office:value="0">
            <text:p>#NV</text:p>
          </table:table-cell>
          <table:table-cell table:style-name="ce18" table:formula="oooc:=MIN(VALUE(IF(ISERROR([.$C114]);[Hilfsvariablen.$C$1];[.$C114]));VALUE(IF(ISERROR([.$E114]);[Hilfsvariablen.$C$1];[.$E114]));VALUE(IF(ISERROR([.$G114]);[Hilfsvariablen.$C$1];[.$G114]));VALUE(IF(ISERROR([.$I114]);[Hilfsvariablen.$C$1];[.$I114]));VALUE(IF(ISERROR([.$K114]);[Hilfsvariablen.$C$1];[.$K114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Wurst Aufschnitt Putenbrust in Aspik125g</text:p>
          </table:table-cell>
          <table:table-cell table:style-name="ce10" table:formula="oooc:=IF(VALUE([.$M115])=VALUE([Hilfsvariablen.$C$1]);&quot;&quot;;[.$M115])" office:value-type="currency" office:currency="EUR" office:value="0.79">
            <text:p>0,79 €</text:p>
          </table:table-cell>
          <table:table-cell table:style-name="ce13" table:formula="oooc:=DOLLAR(VLOOKUP([.$A115];AldiBereich;4;0) ;2)" office:value-type="string" office:string-value="0,79 €">
            <text:p>0,79 €</text:p>
          </table:table-cell>
          <table:table-cell table:style-name="ce13" table:formula="oooc:=VLOOKUP([.$A115];AldiBereich;3;0)">
            <text:p/>
          </table:table-cell>
          <table:table-cell table:style-name="ce13" table:formula="oooc:=DOLLAR(VLOOKUP([.$A115];MarktkaufBereich;4;0) ;2)" office:value-type="float" office:value="0">
            <text:p>#NV</text:p>
          </table:table-cell>
          <table:table-cell table:style-name="ce13" table:formula="oooc:=VLOOKUP([.$A115];MarktkaufBereich;3;0)" office:value-type="float" office:value="0">
            <text:p>#NV</text:p>
          </table:table-cell>
          <table:table-cell table:style-name="ce13" table:formula="oooc:=DOLLAR(VLOOKUP([.$A115];PlusBereich;4;0) ;2)" office:value-type="float" office:value="0">
            <text:p>#NV</text:p>
          </table:table-cell>
          <table:table-cell table:style-name="ce13" table:formula="oooc:=VLOOKUP([.$A115];PlusBereich;3;0)" office:value-type="float" office:value="0">
            <text:p>#NV</text:p>
          </table:table-cell>
          <table:table-cell table:style-name="ce13" table:formula="oooc:=DOLLAR(VLOOKUP([.$A115];SchleckerBereich;4;0);2)" office:value-type="float" office:value="0">
            <text:p>#NV</text:p>
          </table:table-cell>
          <table:table-cell table:style-name="ce13" table:formula="oooc:=VLOOKUP([.$A115];SchleckerBereich;3;0)" office:value-type="float" office:value="0">
            <text:p>#NV</text:p>
          </table:table-cell>
          <table:table-cell table:style-name="ce13" table:formula="oooc:=DOLLAR(VLOOKUP([.$A115];MüllerBereich;4;0);2)" office:value-type="float" office:value="0">
            <text:p>#NV</text:p>
          </table:table-cell>
          <table:table-cell table:style-name="ce13" table:formula="oooc:=VLOOKUP([.$A115];MüllerBereich;3;0)" office:value-type="float" office:value="0">
            <text:p>#NV</text:p>
          </table:table-cell>
          <table:table-cell table:style-name="ce18" table:formula="oooc:=MIN(VALUE(IF(ISERROR([.$C115]);[Hilfsvariablen.$C$1];[.$C115]));VALUE(IF(ISERROR([.$E115]);[Hilfsvariablen.$C$1];[.$E115]));VALUE(IF(ISERROR([.$G115]);[Hilfsvariablen.$C$1];[.$G115]));VALUE(IF(ISERROR([.$I115]);[Hilfsvariablen.$C$1];[.$I115]));VALUE(IF(ISERROR([.$K115]);[Hilfsvariablen.$C$1];[.$K115])))" office:value-type="currency" office:currency="EUR" office:value="0.79">
            <text:p>0,7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Wurst Frikadellen 5 Stück 500 g</text:p>
          </table:table-cell>
          <table:table-cell table:style-name="ce10" table:formula="oooc:=IF(VALUE([.$M116])=VALUE([Hilfsvariablen.$C$1]);&quot;&quot;;[.$M116])">
            <text:p/>
          </table:table-cell>
          <table:table-cell table:style-name="ce13" table:formula="oooc:=DOLLAR(VLOOKUP([.$A116];AldiBereich;4;0) ;2)" office:value-type="float" office:value="0">
            <text:p>#NV</text:p>
          </table:table-cell>
          <table:table-cell table:style-name="ce13" table:formula="oooc:=VLOOKUP([.$A116];AldiBereich;3;0)" office:value-type="float" office:value="0">
            <text:p>#NV</text:p>
          </table:table-cell>
          <table:table-cell table:style-name="ce13" table:formula="oooc:=DOLLAR(VLOOKUP([.$A116];MarktkaufBereich;4;0) ;2)" office:value-type="float" office:value="0">
            <text:p>#NV</text:p>
          </table:table-cell>
          <table:table-cell table:style-name="ce13" table:formula="oooc:=VLOOKUP([.$A116];MarktkaufBereich;3;0)" office:value-type="float" office:value="0">
            <text:p>#NV</text:p>
          </table:table-cell>
          <table:table-cell table:style-name="ce13" table:formula="oooc:=DOLLAR(VLOOKUP([.$A116];PlusBereich;4;0) ;2)" office:value-type="float" office:value="0">
            <text:p>#NV</text:p>
          </table:table-cell>
          <table:table-cell table:style-name="ce13" table:formula="oooc:=VLOOKUP([.$A116];PlusBereich;3;0)" office:value-type="float" office:value="0">
            <text:p>#NV</text:p>
          </table:table-cell>
          <table:table-cell table:style-name="ce13" table:formula="oooc:=DOLLAR(VLOOKUP([.$A116];SchleckerBereich;4;0);2)" office:value-type="float" office:value="0">
            <text:p>#NV</text:p>
          </table:table-cell>
          <table:table-cell table:style-name="ce13" table:formula="oooc:=VLOOKUP([.$A116];SchleckerBereich;3;0)" office:value-type="float" office:value="0">
            <text:p>#NV</text:p>
          </table:table-cell>
          <table:table-cell table:style-name="ce13" table:formula="oooc:=DOLLAR(VLOOKUP([.$A116];MüllerBereich;4;0);2)" office:value-type="float" office:value="0">
            <text:p>#NV</text:p>
          </table:table-cell>
          <table:table-cell table:style-name="ce13" table:formula="oooc:=VLOOKUP([.$A116];MüllerBereich;3;0)" office:value-type="float" office:value="0">
            <text:p>#NV</text:p>
          </table:table-cell>
          <table:table-cell table:style-name="ce18" table:formula="oooc:=MIN(VALUE(IF(ISERROR([.$C116]);[Hilfsvariablen.$C$1];[.$C116]));VALUE(IF(ISERROR([.$E116]);[Hilfsvariablen.$C$1];[.$E116]));VALUE(IF(ISERROR([.$G116]);[Hilfsvariablen.$C$1];[.$G116]));VALUE(IF(ISERROR([.$I116]);[Hilfsvariablen.$C$1];[.$I116]));VALUE(IF(ISERROR([.$K116]);[Hilfsvariablen.$C$1];[.$K116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Wurst Glas 5 Bock Würstchen 375 g</text:p>
          </table:table-cell>
          <table:table-cell table:style-name="ce10" table:formula="oooc:=IF(VALUE([.$M117])=VALUE([Hilfsvariablen.$C$1]);&quot;&quot;;[.$M117])">
            <text:p/>
          </table:table-cell>
          <table:table-cell table:style-name="ce13" table:formula="oooc:=DOLLAR(VLOOKUP([.$A117];AldiBereich;4;0) ;2)" office:value-type="float" office:value="0">
            <text:p>#NV</text:p>
          </table:table-cell>
          <table:table-cell table:style-name="ce13" table:formula="oooc:=VLOOKUP([.$A117];AldiBereich;3;0)" office:value-type="float" office:value="0">
            <text:p>#NV</text:p>
          </table:table-cell>
          <table:table-cell table:style-name="ce13" table:formula="oooc:=DOLLAR(VLOOKUP([.$A117];MarktkaufBereich;4;0) ;2)" office:value-type="float" office:value="0">
            <text:p>#NV</text:p>
          </table:table-cell>
          <table:table-cell table:style-name="ce13" table:formula="oooc:=VLOOKUP([.$A117];MarktkaufBereich;3;0)" office:value-type="float" office:value="0">
            <text:p>#NV</text:p>
          </table:table-cell>
          <table:table-cell table:style-name="ce13" table:formula="oooc:=DOLLAR(VLOOKUP([.$A117];PlusBereich;4;0) ;2)" office:value-type="float" office:value="0">
            <text:p>#NV</text:p>
          </table:table-cell>
          <table:table-cell table:style-name="ce13" table:formula="oooc:=VLOOKUP([.$A117];PlusBereich;3;0)" office:value-type="float" office:value="0">
            <text:p>#NV</text:p>
          </table:table-cell>
          <table:table-cell table:style-name="ce13" table:formula="oooc:=DOLLAR(VLOOKUP([.$A117];SchleckerBereich;4;0);2)" office:value-type="float" office:value="0">
            <text:p>#NV</text:p>
          </table:table-cell>
          <table:table-cell table:style-name="ce13" table:formula="oooc:=VLOOKUP([.$A117];SchleckerBereich;3;0)" office:value-type="float" office:value="0">
            <text:p>#NV</text:p>
          </table:table-cell>
          <table:table-cell table:style-name="ce13" table:formula="oooc:=DOLLAR(VLOOKUP([.$A117];MüllerBereich;4;0);2)" office:value-type="float" office:value="0">
            <text:p>#NV</text:p>
          </table:table-cell>
          <table:table-cell table:style-name="ce13" table:formula="oooc:=VLOOKUP([.$A117];MüllerBereich;3;0)" office:value-type="float" office:value="0">
            <text:p>#NV</text:p>
          </table:table-cell>
          <table:table-cell table:style-name="ce18" table:formula="oooc:=MIN(VALUE(IF(ISERROR([.$C117]);[Hilfsvariablen.$C$1];[.$C117]));VALUE(IF(ISERROR([.$E117]);[Hilfsvariablen.$C$1];[.$E117]));VALUE(IF(ISERROR([.$G117]);[Hilfsvariablen.$C$1];[.$G117]));VALUE(IF(ISERROR([.$I117]);[Hilfsvariablen.$C$1];[.$I117]));VALUE(IF(ISERROR([.$K117]);[Hilfsvariablen.$C$1];[.$K117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6">
          <table:table-cell table:style-name="ce3" office:value-type="string">
            <text:p>Zucker 1 kg Packung</text:p>
          </table:table-cell>
          <table:table-cell table:style-name="ce10" table:formula="oooc:=IF(VALUE([.$M118])=VALUE([Hilfsvariablen.$C$1]);&quot;&quot;;[.$M118])" office:value-type="currency" office:currency="EUR" office:value="0.92">
            <text:p>0,92 €</text:p>
          </table:table-cell>
          <table:table-cell table:style-name="ce13" table:formula="oooc:=DOLLAR(VLOOKUP([.$A118];AldiBereich;4;0) ;2)" office:value-type="string" office:string-value="0,92 €">
            <text:p>0,92 €</text:p>
          </table:table-cell>
          <table:table-cell table:style-name="ce13" table:formula="oooc:=VLOOKUP([.$A118];AldiBereich;3;0)">
            <text:p/>
          </table:table-cell>
          <table:table-cell table:style-name="ce13" table:formula="oooc:=DOLLAR(VLOOKUP([.$A118];MarktkaufBereich;4;0) ;2)" office:value-type="string" office:string-value="0,92 €">
            <text:p>0,92 €</text:p>
          </table:table-cell>
          <table:table-cell table:style-name="ce13" table:formula="oooc:=VLOOKUP([.$A118];MarktkaufBereich;3;0)">
            <text:p/>
          </table:table-cell>
          <table:table-cell table:style-name="ce13" table:formula="oooc:=DOLLAR(VLOOKUP([.$A118];PlusBereich;4;0) ;2)" office:value-type="float" office:value="0">
            <text:p>#NV</text:p>
          </table:table-cell>
          <table:table-cell table:style-name="ce13" table:formula="oooc:=VLOOKUP([.$A118];PlusBereich;3;0)" office:value-type="float" office:value="0">
            <text:p>#NV</text:p>
          </table:table-cell>
          <table:table-cell table:style-name="ce13" table:formula="oooc:=DOLLAR(VLOOKUP([.$A118];SchleckerBereich;4;0);2)" office:value-type="float" office:value="0">
            <text:p>#NV</text:p>
          </table:table-cell>
          <table:table-cell table:style-name="ce13" table:formula="oooc:=VLOOKUP([.$A118];SchleckerBereich;3;0)" office:value-type="float" office:value="0">
            <text:p>#NV</text:p>
          </table:table-cell>
          <table:table-cell table:style-name="ce13" table:formula="oooc:=DOLLAR(VLOOKUP([.$A118];MüllerBereich;4;0);2)" office:value-type="float" office:value="0">
            <text:p>#NV</text:p>
          </table:table-cell>
          <table:table-cell table:style-name="ce13" table:formula="oooc:=VLOOKUP([.$A118];MüllerBereich;3;0)" office:value-type="float" office:value="0">
            <text:p>#NV</text:p>
          </table:table-cell>
          <table:table-cell table:style-name="ce18" table:formula="oooc:=MIN(VALUE(IF(ISERROR([.$C118]);[Hilfsvariablen.$C$1];[.$C118]));VALUE(IF(ISERROR([.$E118]);[Hilfsvariablen.$C$1];[.$E118]));VALUE(IF(ISERROR([.$G118]);[Hilfsvariablen.$C$1];[.$G118]));VALUE(IF(ISERROR([.$I118]);[Hilfsvariablen.$C$1];[.$I118]));VALUE(IF(ISERROR([.$K118]);[Hilfsvariablen.$C$1];[.$K118])))" office:value-type="currency" office:currency="EUR" office:value="0.92">
            <text:p>0,92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5" office:value-type="string">
            <text:p>Drogerieartikel</text:p>
          </table:table-cell>
          <table:table-cell table:style-name="ce10" table:formula="oooc:=IF(VALUE([.$M119])=VALUE([Hilfsvariablen.$C$1]);&quot;&quot;;[.$M119])">
            <text:p/>
          </table:table-cell>
          <table:table-cell table:style-name="ce13" table:formula="oooc:=DOLLAR(VLOOKUP([.$A119];AldiBereich;4;0) ;2)" office:value-type="float" office:value="0">
            <text:p>#NV</text:p>
          </table:table-cell>
          <table:table-cell table:style-name="ce13" table:formula="oooc:=VLOOKUP([.$A119];AldiBereich;3;0)" office:value-type="float" office:value="0">
            <text:p>#NV</text:p>
          </table:table-cell>
          <table:table-cell table:style-name="ce13" table:formula="oooc:=DOLLAR(VLOOKUP([.$A119];MarktkaufBereich;4;0) ;2)" office:value-type="float" office:value="0">
            <text:p>#NV</text:p>
          </table:table-cell>
          <table:table-cell table:style-name="ce13" table:formula="oooc:=VLOOKUP([.$A119];MarktkaufBereich;3;0)" office:value-type="float" office:value="0">
            <text:p>#NV</text:p>
          </table:table-cell>
          <table:table-cell table:style-name="ce13" table:formula="oooc:=DOLLAR(VLOOKUP([.$A119];PlusBereich;4;0) ;2)" office:value-type="float" office:value="0">
            <text:p>#NV</text:p>
          </table:table-cell>
          <table:table-cell table:style-name="ce13" table:formula="oooc:=VLOOKUP([.$A119];PlusBereich;3;0)" office:value-type="float" office:value="0">
            <text:p>#NV</text:p>
          </table:table-cell>
          <table:table-cell table:style-name="ce13" table:formula="oooc:=DOLLAR(VLOOKUP([.$A119];SchleckerBereich;4;0);2)" office:value-type="float" office:value="0">
            <text:p>#NV</text:p>
          </table:table-cell>
          <table:table-cell table:style-name="ce13" table:formula="oooc:=VLOOKUP([.$A119];SchleckerBereich;3;0)" office:value-type="float" office:value="0">
            <text:p>#NV</text:p>
          </table:table-cell>
          <table:table-cell table:style-name="ce13" table:formula="oooc:=DOLLAR(VLOOKUP([.$A119];MüllerBereich;4;0);2)" office:value-type="float" office:value="0">
            <text:p>#NV</text:p>
          </table:table-cell>
          <table:table-cell table:style-name="ce13" table:formula="oooc:=VLOOKUP([.$A119];MüllerBereich;3;0)" office:value-type="float" office:value="0">
            <text:p>#NV</text:p>
          </table:table-cell>
          <table:table-cell table:style-name="ce18" table:formula="oooc:=MIN(VALUE(IF(ISERROR([.$C119]);[Hilfsvariablen.$C$1];[.$C119]));VALUE(IF(ISERROR([.$E119]);[Hilfsvariablen.$C$1];[.$E119]));VALUE(IF(ISERROR([.$G119]);[Hilfsvariablen.$C$1];[.$G119]));VALUE(IF(ISERROR([.$I119]);[Hilfsvariablen.$C$1];[.$I119]));VALUE(IF(ISERROR([.$K119]);[Hilfsvariablen.$C$1];[.$K119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Brillenputztuch AS Brillenputztücher</text:p>
          </table:table-cell>
          <table:table-cell table:style-name="ce10" table:formula="oooc:=IF(VALUE([.$M120])=VALUE([Hilfsvariablen.$C$1]);&quot;&quot;;[.$M120])" office:value-type="currency" office:currency="EUR" office:value="0.75">
            <text:p>0,75 €</text:p>
          </table:table-cell>
          <table:table-cell table:style-name="ce13" table:formula="oooc:=DOLLAR(VLOOKUP([.$A120];AldiBereich;4;0) ;2)" office:value-type="float" office:value="0">
            <text:p>#NV</text:p>
          </table:table-cell>
          <table:table-cell table:style-name="ce13" table:formula="oooc:=VLOOKUP([.$A120];AldiBereich;3;0)" office:value-type="float" office:value="0">
            <text:p>#NV</text:p>
          </table:table-cell>
          <table:table-cell table:style-name="ce13" table:formula="oooc:=DOLLAR(VLOOKUP([.$A120];MarktkaufBereich;4;0) ;2)" office:value-type="float" office:value="0">
            <text:p>#NV</text:p>
          </table:table-cell>
          <table:table-cell table:style-name="ce13" table:formula="oooc:=VLOOKUP([.$A120];MarktkaufBereich;3;0)" office:value-type="float" office:value="0">
            <text:p>#NV</text:p>
          </table:table-cell>
          <table:table-cell table:style-name="ce13" table:formula="oooc:=DOLLAR(VLOOKUP([.$A120];PlusBereich;4;0) ;2)" office:value-type="float" office:value="0">
            <text:p>#NV</text:p>
          </table:table-cell>
          <table:table-cell table:style-name="ce13" table:formula="oooc:=VLOOKUP([.$A120];PlusBereich;3;0)" office:value-type="float" office:value="0">
            <text:p>#NV</text:p>
          </table:table-cell>
          <table:table-cell table:style-name="ce13" table:formula="oooc:=DOLLAR(VLOOKUP([.$A120];SchleckerBereich;4;0);2)" office:value-type="string" office:string-value="0,75 €">
            <text:p>0,75 €</text:p>
          </table:table-cell>
          <table:table-cell table:style-name="ce13" table:formula="oooc:=VLOOKUP([.$A120];SchleckerBereich;3;0)" office:value-type="string" office:string-value="gut">
            <text:p>gut</text:p>
          </table:table-cell>
          <table:table-cell table:style-name="ce13" table:formula="oooc:=DOLLAR(VLOOKUP([.$A120];MüllerBereich;4;0);2)" office:value-type="float" office:value="0">
            <text:p>#NV</text:p>
          </table:table-cell>
          <table:table-cell table:style-name="ce13" table:formula="oooc:=VLOOKUP([.$A120];MüllerBereich;3;0)" office:value-type="float" office:value="0">
            <text:p>#NV</text:p>
          </table:table-cell>
          <table:table-cell table:style-name="ce18" table:formula="oooc:=MIN(VALUE(IF(ISERROR([.$C120]);[Hilfsvariablen.$C$1];[.$C120]));VALUE(IF(ISERROR([.$E120]);[Hilfsvariablen.$C$1];[.$E120]));VALUE(IF(ISERROR([.$G120]);[Hilfsvariablen.$C$1];[.$G120]));VALUE(IF(ISERROR([.$I120]);[Hilfsvariablen.$C$1];[.$I120]));VALUE(IF(ISERROR([.$K120]);[Hilfsvariablen.$C$1];[.$K120])))" office:value-type="currency" office:currency="EUR" office:value="0.75">
            <text:p>0,75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DeorollerCaribic Body Care</text:p>
          </table:table-cell>
          <table:table-cell table:style-name="ce10" table:formula="oooc:=IF(VALUE([.$M121])=VALUE([Hilfsvariablen.$C$1]);&quot;&quot;;[.$M121])">
            <text:p/>
          </table:table-cell>
          <table:table-cell table:style-name="ce13" table:formula="oooc:=DOLLAR(VLOOKUP([.$A121];AldiBereich;4;0) ;2)" office:value-type="float" office:value="0">
            <text:p>#NV</text:p>
          </table:table-cell>
          <table:table-cell table:style-name="ce13" table:formula="oooc:=VLOOKUP([.$A121];AldiBereich;3;0)" office:value-type="float" office:value="0">
            <text:p>#NV</text:p>
          </table:table-cell>
          <table:table-cell table:style-name="ce13" table:formula="oooc:=DOLLAR(VLOOKUP([.$A121];MarktkaufBereich;4;0) ;2)" office:value-type="float" office:value="0">
            <text:p>#NV</text:p>
          </table:table-cell>
          <table:table-cell table:style-name="ce13" table:formula="oooc:=VLOOKUP([.$A121];MarktkaufBereich;3;0)" office:value-type="float" office:value="0">
            <text:p>#NV</text:p>
          </table:table-cell>
          <table:table-cell table:style-name="ce13" table:formula="oooc:=DOLLAR(VLOOKUP([.$A121];PlusBereich;4;0) ;2)" office:value-type="float" office:value="0">
            <text:p>#NV</text:p>
          </table:table-cell>
          <table:table-cell table:style-name="ce13" table:formula="oooc:=VLOOKUP([.$A121];PlusBereich;3;0)" office:value-type="float" office:value="0">
            <text:p>#NV</text:p>
          </table:table-cell>
          <table:table-cell table:style-name="ce13" table:formula="oooc:=DOLLAR(VLOOKUP([.$A121];SchleckerBereich;4;0);2)" office:value-type="float" office:value="0">
            <text:p>#NV</text:p>
          </table:table-cell>
          <table:table-cell table:style-name="ce13" table:formula="oooc:=VLOOKUP([.$A121];SchleckerBereich;3;0)" office:value-type="float" office:value="0">
            <text:p>#NV</text:p>
          </table:table-cell>
          <table:table-cell table:style-name="ce13" table:formula="oooc:=DOLLAR(VLOOKUP([.$A121];MüllerBereich;4;0);2)" office:value-type="float" office:value="0">
            <text:p>#NV</text:p>
          </table:table-cell>
          <table:table-cell table:style-name="ce13" table:formula="oooc:=VLOOKUP([.$A121];MüllerBereich;3;0)" office:value-type="float" office:value="0">
            <text:p>#NV</text:p>
          </table:table-cell>
          <table:table-cell table:style-name="ce18" table:formula="oooc:=MIN(VALUE(IF(ISERROR([.$C121]);[Hilfsvariablen.$C$1];[.$C121]));VALUE(IF(ISERROR([.$E121]);[Hilfsvariablen.$C$1];[.$E121]));VALUE(IF(ISERROR([.$G121]);[Hilfsvariablen.$C$1];[.$G121]));VALUE(IF(ISERROR([.$I121]);[Hilfsvariablen.$C$1];[.$I121]));VALUE(IF(ISERROR([.$K121]);[Hilfsvariablen.$C$1];[.$K121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Deostiftbac Energy for men</text:p>
          </table:table-cell>
          <table:table-cell table:style-name="ce10" table:formula="oooc:=IF(VALUE([.$M122])=VALUE([Hilfsvariablen.$C$1]);&quot;&quot;;[.$M122])">
            <text:p/>
          </table:table-cell>
          <table:table-cell table:style-name="ce13" table:formula="oooc:=DOLLAR(VLOOKUP([.$A122];AldiBereich;4;0) ;2)" office:value-type="float" office:value="0">
            <text:p>#NV</text:p>
          </table:table-cell>
          <table:table-cell table:style-name="ce13" table:formula="oooc:=VLOOKUP([.$A122];AldiBereich;3;0)" office:value-type="float" office:value="0">
            <text:p>#NV</text:p>
          </table:table-cell>
          <table:table-cell table:style-name="ce13" table:formula="oooc:=DOLLAR(VLOOKUP([.$A122];MarktkaufBereich;4;0) ;2)" office:value-type="float" office:value="0">
            <text:p>#NV</text:p>
          </table:table-cell>
          <table:table-cell table:style-name="ce13" table:formula="oooc:=VLOOKUP([.$A122];MarktkaufBereich;3;0)" office:value-type="float" office:value="0">
            <text:p>#NV</text:p>
          </table:table-cell>
          <table:table-cell table:style-name="ce13" table:formula="oooc:=DOLLAR(VLOOKUP([.$A122];PlusBereich;4;0) ;2)" office:value-type="float" office:value="0">
            <text:p>#NV</text:p>
          </table:table-cell>
          <table:table-cell table:style-name="ce13" table:formula="oooc:=VLOOKUP([.$A122];PlusBereich;3;0)" office:value-type="float" office:value="0">
            <text:p>#NV</text:p>
          </table:table-cell>
          <table:table-cell table:style-name="ce13" table:formula="oooc:=DOLLAR(VLOOKUP([.$A122];SchleckerBereich;4;0);2)" office:value-type="float" office:value="0">
            <text:p>#NV</text:p>
          </table:table-cell>
          <table:table-cell table:style-name="ce13" table:formula="oooc:=VLOOKUP([.$A122];SchleckerBereich;3;0)" office:value-type="float" office:value="0">
            <text:p>#NV</text:p>
          </table:table-cell>
          <table:table-cell table:style-name="ce13" table:formula="oooc:=DOLLAR(VLOOKUP([.$A122];MüllerBereich;4;0);2)" office:value-type="float" office:value="0">
            <text:p>#NV</text:p>
          </table:table-cell>
          <table:table-cell table:style-name="ce13" table:formula="oooc:=VLOOKUP([.$A122];MüllerBereich;3;0)" office:value-type="float" office:value="0">
            <text:p>#NV</text:p>
          </table:table-cell>
          <table:table-cell table:style-name="ce18" table:formula="oooc:=MIN(VALUE(IF(ISERROR([.$C122]);[Hilfsvariablen.$C$1];[.$C122]));VALUE(IF(ISERROR([.$E122]);[Hilfsvariablen.$C$1];[.$E122]));VALUE(IF(ISERROR([.$G122]);[Hilfsvariablen.$C$1];[.$G122]));VALUE(IF(ISERROR([.$I122]);[Hilfsvariablen.$C$1];[.$I122]));VALUE(IF(ISERROR([.$K122]);[Hilfsvariablen.$C$1];[.$K122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Duschbad AS Duschbad pH 5,5 300 ml</text:p>
          </table:table-cell>
          <table:table-cell table:style-name="ce10" table:formula="oooc:=IF(VALUE([.$M123])=VALUE([Hilfsvariablen.$C$1]);&quot;&quot;;[.$M123])" office:value-type="currency" office:currency="EUR" office:value="0.99">
            <text:p>0,99 €</text:p>
          </table:table-cell>
          <table:table-cell table:style-name="ce13" table:formula="oooc:=DOLLAR(VLOOKUP([.$A123];AldiBereich;4;0) ;2)" office:value-type="float" office:value="0">
            <text:p>#NV</text:p>
          </table:table-cell>
          <table:table-cell table:style-name="ce13" table:formula="oooc:=VLOOKUP([.$A123];AldiBereich;3;0)" office:value-type="float" office:value="0">
            <text:p>#NV</text:p>
          </table:table-cell>
          <table:table-cell table:style-name="ce13" table:formula="oooc:=DOLLAR(VLOOKUP([.$A123];MarktkaufBereich;4;0) ;2)" office:value-type="float" office:value="0">
            <text:p>#NV</text:p>
          </table:table-cell>
          <table:table-cell table:style-name="ce13" table:formula="oooc:=VLOOKUP([.$A123];MarktkaufBereich;3;0)" office:value-type="float" office:value="0">
            <text:p>#NV</text:p>
          </table:table-cell>
          <table:table-cell table:style-name="ce13" table:formula="oooc:=DOLLAR(VLOOKUP([.$A123];PlusBereich;4;0) ;2)" office:value-type="float" office:value="0">
            <text:p>#NV</text:p>
          </table:table-cell>
          <table:table-cell table:style-name="ce13" table:formula="oooc:=VLOOKUP([.$A123];PlusBereich;3;0)" office:value-type="float" office:value="0">
            <text:p>#NV</text:p>
          </table:table-cell>
          <table:table-cell table:style-name="ce13" table:formula="oooc:=DOLLAR(VLOOKUP([.$A123];SchleckerBereich;4;0);2)" office:value-type="string" office:string-value="0,99 €">
            <text:p>0,99 €</text:p>
          </table:table-cell>
          <table:table-cell table:style-name="ce13" table:formula="oooc:=VLOOKUP([.$A123];SchleckerBereich;3;0)" office:value-type="string" office:string-value="gut">
            <text:p>gut</text:p>
          </table:table-cell>
          <table:table-cell table:style-name="ce13" table:formula="oooc:=DOLLAR(VLOOKUP([.$A123];MüllerBereich;4;0);2)" office:value-type="float" office:value="0">
            <text:p>#NV</text:p>
          </table:table-cell>
          <table:table-cell table:style-name="ce13" table:formula="oooc:=VLOOKUP([.$A123];MüllerBereich;3;0)" office:value-type="float" office:value="0">
            <text:p>#NV</text:p>
          </table:table-cell>
          <table:table-cell table:style-name="ce18" table:formula="oooc:=MIN(VALUE(IF(ISERROR([.$C123]);[Hilfsvariablen.$C$1];[.$C123]));VALUE(IF(ISERROR([.$E123]);[Hilfsvariablen.$C$1];[.$E123]));VALUE(IF(ISERROR([.$G123]);[Hilfsvariablen.$C$1];[.$G123]));VALUE(IF(ISERROR([.$I123]);[Hilfsvariablen.$C$1];[.$I123]));VALUE(IF(ISERROR([.$K123]);[Hilfsvariablen.$C$1];[.$K123])))" office:value-type="currency" office:currency="EUR" office:value="0.99">
            <text:p>0,9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Duschbad Dove Feuchtigkeits Creme Dusche 250 ml</text:p>
          </table:table-cell>
          <table:table-cell table:style-name="ce10" table:formula="oooc:=IF(VALUE([.$M124])=VALUE([Hilfsvariablen.$C$1]);&quot;&quot;;[.$M124])" office:value-type="currency" office:currency="EUR" office:value="1.99">
            <text:p>1,99 €</text:p>
          </table:table-cell>
          <table:table-cell table:style-name="ce13" table:formula="oooc:=DOLLAR(VLOOKUP([.$A124];AldiBereich;4;0) ;2)" office:value-type="float" office:value="0">
            <text:p>#NV</text:p>
          </table:table-cell>
          <table:table-cell table:style-name="ce13" table:formula="oooc:=VLOOKUP([.$A124];AldiBereich;3;0)" office:value-type="float" office:value="0">
            <text:p>#NV</text:p>
          </table:table-cell>
          <table:table-cell table:style-name="ce13" table:formula="oooc:=DOLLAR(VLOOKUP([.$A124];MarktkaufBereich;4;0) ;2)" office:value-type="float" office:value="0">
            <text:p>#NV</text:p>
          </table:table-cell>
          <table:table-cell table:style-name="ce13" table:formula="oooc:=VLOOKUP([.$A124];MarktkaufBereich;3;0)" office:value-type="float" office:value="0">
            <text:p>#NV</text:p>
          </table:table-cell>
          <table:table-cell table:style-name="ce13" table:formula="oooc:=DOLLAR(VLOOKUP([.$A124];PlusBereich;4;0) ;2)" office:value-type="float" office:value="0">
            <text:p>#NV</text:p>
          </table:table-cell>
          <table:table-cell table:style-name="ce13" table:formula="oooc:=VLOOKUP([.$A124];PlusBereich;3;0)" office:value-type="float" office:value="0">
            <text:p>#NV</text:p>
          </table:table-cell>
          <table:table-cell table:style-name="ce13" table:formula="oooc:=DOLLAR(VLOOKUP([.$A124];SchleckerBereich;4;0);2)" office:value-type="string" office:string-value="1,99 €">
            <text:p>1,99 €</text:p>
          </table:table-cell>
          <table:table-cell table:style-name="ce13" table:formula="oooc:=VLOOKUP([.$A124];SchleckerBereich;3;0)" office:value-type="string" office:string-value="mittel">
            <text:p>mittel</text:p>
          </table:table-cell>
          <table:table-cell table:style-name="ce13" table:formula="oooc:=DOLLAR(VLOOKUP([.$A124];MüllerBereich;4;0);2)" office:value-type="float" office:value="0">
            <text:p>#NV</text:p>
          </table:table-cell>
          <table:table-cell table:style-name="ce13" table:formula="oooc:=VLOOKUP([.$A124];MüllerBereich;3;0)" office:value-type="float" office:value="0">
            <text:p>#NV</text:p>
          </table:table-cell>
          <table:table-cell table:style-name="ce18" table:formula="oooc:=MIN(VALUE(IF(ISERROR([.$C124]);[Hilfsvariablen.$C$1];[.$C124]));VALUE(IF(ISERROR([.$E124]);[Hilfsvariablen.$C$1];[.$E124]));VALUE(IF(ISERROR([.$G124]);[Hilfsvariablen.$C$1];[.$G124]));VALUE(IF(ISERROR([.$I124]);[Hilfsvariablen.$C$1];[.$I124]));VALUE(IF(ISERROR([.$K124]);[Hilfsvariablen.$C$1];[.$K124])))" office:value-type="currency" office:currency="EUR" office:value="1.99">
            <text:p>1,9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Duschbad dulgon Creme Dusche Body Koskos 300 ml</text:p>
          </table:table-cell>
          <table:table-cell table:style-name="ce10" table:formula="oooc:=IF(VALUE([.$M125])=VALUE([Hilfsvariablen.$C$1]);&quot;&quot;;[.$M125])">
            <text:p/>
          </table:table-cell>
          <table:table-cell table:style-name="ce13" table:formula="oooc:=DOLLAR(VLOOKUP([.$A125];AldiBereich;4;0) ;2)" office:value-type="float" office:value="0">
            <text:p>#NV</text:p>
          </table:table-cell>
          <table:table-cell table:style-name="ce13" table:formula="oooc:=VLOOKUP([.$A125];AldiBereich;3;0)" office:value-type="float" office:value="0">
            <text:p>#NV</text:p>
          </table:table-cell>
          <table:table-cell table:style-name="ce13" table:formula="oooc:=DOLLAR(VLOOKUP([.$A125];MarktkaufBereich;4;0) ;2)" office:value-type="float" office:value="0">
            <text:p>#NV</text:p>
          </table:table-cell>
          <table:table-cell table:style-name="ce13" table:formula="oooc:=VLOOKUP([.$A125];MarktkaufBereich;3;0)" office:value-type="float" office:value="0">
            <text:p>#NV</text:p>
          </table:table-cell>
          <table:table-cell table:style-name="ce13" table:formula="oooc:=DOLLAR(VLOOKUP([.$A125];PlusBereich;4;0) ;2)" office:value-type="float" office:value="0">
            <text:p>#NV</text:p>
          </table:table-cell>
          <table:table-cell table:style-name="ce13" table:formula="oooc:=VLOOKUP([.$A125];PlusBereich;3;0)" office:value-type="float" office:value="0">
            <text:p>#NV</text:p>
          </table:table-cell>
          <table:table-cell table:style-name="ce13" table:formula="oooc:=DOLLAR(VLOOKUP([.$A125];SchleckerBereich;4;0);2)" office:value-type="float" office:value="0">
            <text:p>#NV</text:p>
          </table:table-cell>
          <table:table-cell table:style-name="ce13" table:formula="oooc:=VLOOKUP([.$A125];SchleckerBereich;3;0)" office:value-type="float" office:value="0">
            <text:p>#NV</text:p>
          </table:table-cell>
          <table:table-cell table:style-name="ce13" table:formula="oooc:=DOLLAR(VLOOKUP([.$A125];MüllerBereich;4;0);2)" office:value-type="float" office:value="0">
            <text:p>#NV</text:p>
          </table:table-cell>
          <table:table-cell table:style-name="ce13" table:formula="oooc:=VLOOKUP([.$A125];MüllerBereich;3;0)" office:value-type="float" office:value="0">
            <text:p>#NV</text:p>
          </table:table-cell>
          <table:table-cell table:style-name="ce18" table:formula="oooc:=MIN(VALUE(IF(ISERROR([.$C125]);[Hilfsvariablen.$C$1];[.$C125]));VALUE(IF(ISERROR([.$E125]);[Hilfsvariablen.$C$1];[.$E125]));VALUE(IF(ISERROR([.$G125]);[Hilfsvariablen.$C$1];[.$G125]));VALUE(IF(ISERROR([.$I125]);[Hilfsvariablen.$C$1];[.$I125]));VALUE(IF(ISERROR([.$K125]);[Hilfsvariablen.$C$1];[.$K125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Entkalker AS Kalkstopp Pulver1,5kg</text:p>
          </table:table-cell>
          <table:table-cell table:style-name="ce10" table:formula="oooc:=IF(VALUE([.$M126])=VALUE([Hilfsvariablen.$C$1]);&quot;&quot;;[.$M126])" office:value-type="currency" office:currency="EUR" office:value="2.99">
            <text:p>2,99 €</text:p>
          </table:table-cell>
          <table:table-cell table:style-name="ce13" table:formula="oooc:=DOLLAR(VLOOKUP([.$A126];AldiBereich;4;0) ;2)" office:value-type="float" office:value="0">
            <text:p>#NV</text:p>
          </table:table-cell>
          <table:table-cell table:style-name="ce13" table:formula="oooc:=VLOOKUP([.$A126];AldiBereich;3;0)" office:value-type="float" office:value="0">
            <text:p>#NV</text:p>
          </table:table-cell>
          <table:table-cell table:style-name="ce13" table:formula="oooc:=DOLLAR(VLOOKUP([.$A126];MarktkaufBereich;4;0) ;2)" office:value-type="float" office:value="0">
            <text:p>#NV</text:p>
          </table:table-cell>
          <table:table-cell table:style-name="ce13" table:formula="oooc:=VLOOKUP([.$A126];MarktkaufBereich;3;0)" office:value-type="float" office:value="0">
            <text:p>#NV</text:p>
          </table:table-cell>
          <table:table-cell table:style-name="ce13" table:formula="oooc:=DOLLAR(VLOOKUP([.$A126];PlusBereich;4;0) ;2)" office:value-type="float" office:value="0">
            <text:p>#NV</text:p>
          </table:table-cell>
          <table:table-cell table:style-name="ce13" table:formula="oooc:=VLOOKUP([.$A126];PlusBereich;3;0)" office:value-type="float" office:value="0">
            <text:p>#NV</text:p>
          </table:table-cell>
          <table:table-cell table:style-name="ce13" table:formula="oooc:=DOLLAR(VLOOKUP([.$A126];SchleckerBereich;4;0);2)" office:value-type="string" office:string-value="2,99 €">
            <text:p>2,99 €</text:p>
          </table:table-cell>
          <table:table-cell table:style-name="ce13" table:formula="oooc:=VLOOKUP([.$A126];SchleckerBereich;3;0)" office:value-type="string" office:string-value="gut">
            <text:p>gut</text:p>
          </table:table-cell>
          <table:table-cell table:style-name="ce13" table:formula="oooc:=DOLLAR(VLOOKUP([.$A126];MüllerBereich;4;0);2)" office:value-type="float" office:value="0">
            <text:p>#NV</text:p>
          </table:table-cell>
          <table:table-cell table:style-name="ce13" table:formula="oooc:=VLOOKUP([.$A126];MüllerBereich;3;0)" office:value-type="float" office:value="0">
            <text:p>#NV</text:p>
          </table:table-cell>
          <table:table-cell table:style-name="ce18" table:formula="oooc:=MIN(VALUE(IF(ISERROR([.$C126]);[Hilfsvariablen.$C$1];[.$C126]));VALUE(IF(ISERROR([.$E126]);[Hilfsvariablen.$C$1];[.$E126]));VALUE(IF(ISERROR([.$G126]);[Hilfsvariablen.$C$1];[.$G126]));VALUE(IF(ISERROR([.$I126]);[Hilfsvariablen.$C$1];[.$I126]));VALUE(IF(ISERROR([.$K126]);[Hilfsvariablen.$C$1];[.$K126])))" office:value-type="currency" office:currency="EUR" office:value="2.99">
            <text:p>2,9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GiftGlobol Silberfischenköder2 Dosen</text:p>
          </table:table-cell>
          <table:table-cell table:style-name="ce10" table:formula="oooc:=IF(VALUE([.$M127])=VALUE([Hilfsvariablen.$C$1]);&quot;&quot;;[.$M127])" office:value-type="currency" office:currency="EUR" office:value="2.3">
            <text:p>2,30 €</text:p>
          </table:table-cell>
          <table:table-cell table:style-name="ce13" table:formula="oooc:=DOLLAR(VLOOKUP([.$A127];AldiBereich;4;0) ;2)" office:value-type="float" office:value="0">
            <text:p>#NV</text:p>
          </table:table-cell>
          <table:table-cell table:style-name="ce13" table:formula="oooc:=VLOOKUP([.$A127];AldiBereich;3;0)" office:value-type="float" office:value="0">
            <text:p>#NV</text:p>
          </table:table-cell>
          <table:table-cell table:style-name="ce13" table:formula="oooc:=DOLLAR(VLOOKUP([.$A127];MarktkaufBereich;4;0) ;2)" office:value-type="float" office:value="0">
            <text:p>#NV</text:p>
          </table:table-cell>
          <table:table-cell table:style-name="ce13" table:formula="oooc:=VLOOKUP([.$A127];MarktkaufBereich;3;0)" office:value-type="float" office:value="0">
            <text:p>#NV</text:p>
          </table:table-cell>
          <table:table-cell table:style-name="ce13" table:formula="oooc:=DOLLAR(VLOOKUP([.$A127];PlusBereich;4;0) ;2)" office:value-type="float" office:value="0">
            <text:p>#NV</text:p>
          </table:table-cell>
          <table:table-cell table:style-name="ce13" table:formula="oooc:=VLOOKUP([.$A127];PlusBereich;3;0)" office:value-type="float" office:value="0">
            <text:p>#NV</text:p>
          </table:table-cell>
          <table:table-cell table:style-name="ce13" table:formula="oooc:=DOLLAR(VLOOKUP([.$A127];SchleckerBereich;4;0);2)" office:value-type="string" office:string-value="2,30 €">
            <text:p>2,30 €</text:p>
          </table:table-cell>
          <table:table-cell table:style-name="ce13" table:formula="oooc:=VLOOKUP([.$A127];SchleckerBereich;3;0)" office:value-type="string" office:string-value="gut">
            <text:p>gut</text:p>
          </table:table-cell>
          <table:table-cell table:style-name="ce13" table:formula="oooc:=DOLLAR(VLOOKUP([.$A127];MüllerBereich;4;0);2)" office:value-type="float" office:value="0">
            <text:p>#NV</text:p>
          </table:table-cell>
          <table:table-cell table:style-name="ce13" table:formula="oooc:=VLOOKUP([.$A127];MüllerBereich;3;0)" office:value-type="float" office:value="0">
            <text:p>#NV</text:p>
          </table:table-cell>
          <table:table-cell table:style-name="ce18" table:formula="oooc:=MIN(VALUE(IF(ISERROR([.$C127]);[Hilfsvariablen.$C$1];[.$C127]));VALUE(IF(ISERROR([.$E127]);[Hilfsvariablen.$C$1];[.$E127]));VALUE(IF(ISERROR([.$G127]);[Hilfsvariablen.$C$1];[.$G127]));VALUE(IF(ISERROR([.$I127]);[Hilfsvariablen.$C$1];[.$I127]));VALUE(IF(ISERROR([.$K127]);[Hilfsvariablen.$C$1];[.$K127])))" office:value-type="currency" office:currency="EUR" office:value="2.3">
            <text:p>2,3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Müllbeutel 100 Stk. <text:s text:c="2"/>20 L</text:p>
          </table:table-cell>
          <table:table-cell table:style-name="ce10" table:formula="oooc:=IF(VALUE([.$M128])=VALUE([Hilfsvariablen.$C$1]);&quot;&quot;;[.$M128])" office:value-type="currency" office:currency="EUR" office:value="1.59">
            <text:p>1,59 €</text:p>
          </table:table-cell>
          <table:table-cell table:style-name="ce13" table:formula="oooc:=DOLLAR(VLOOKUP([.$A128];AldiBereich;4;0) ;2)" office:value-type="float" office:value="0">
            <text:p>#NV</text:p>
          </table:table-cell>
          <table:table-cell table:style-name="ce13" table:formula="oooc:=VLOOKUP([.$A128];AldiBereich;3;0)" office:value-type="float" office:value="0">
            <text:p>#NV</text:p>
          </table:table-cell>
          <table:table-cell table:style-name="ce13" table:formula="oooc:=DOLLAR(VLOOKUP([.$A128];MarktkaufBereich;4;0) ;2)" office:value-type="string" office:string-value="1,59 €">
            <text:p>1,59 €</text:p>
          </table:table-cell>
          <table:table-cell table:style-name="ce13" table:formula="oooc:=VLOOKUP([.$A128];MarktkaufBereich;3;0)">
            <text:p/>
          </table:table-cell>
          <table:table-cell table:style-name="ce13" table:formula="oooc:=DOLLAR(VLOOKUP([.$A128];PlusBereich;4;0) ;2)" office:value-type="float" office:value="0">
            <text:p>#NV</text:p>
          </table:table-cell>
          <table:table-cell table:style-name="ce13" table:formula="oooc:=VLOOKUP([.$A128];PlusBereich;3;0)" office:value-type="float" office:value="0">
            <text:p>#NV</text:p>
          </table:table-cell>
          <table:table-cell table:style-name="ce13" table:formula="oooc:=DOLLAR(VLOOKUP([.$A128];SchleckerBereich;4;0);2)" office:value-type="float" office:value="0">
            <text:p>#NV</text:p>
          </table:table-cell>
          <table:table-cell table:style-name="ce13" table:formula="oooc:=VLOOKUP([.$A128];SchleckerBereich;3;0)" office:value-type="float" office:value="0">
            <text:p>#NV</text:p>
          </table:table-cell>
          <table:table-cell table:style-name="ce13" table:formula="oooc:=DOLLAR(VLOOKUP([.$A128];MüllerBereich;4;0);2)" office:value-type="float" office:value="0">
            <text:p>#NV</text:p>
          </table:table-cell>
          <table:table-cell table:style-name="ce13" table:formula="oooc:=VLOOKUP([.$A128];MüllerBereich;3;0)" office:value-type="float" office:value="0">
            <text:p>#NV</text:p>
          </table:table-cell>
          <table:table-cell table:style-name="ce18" table:formula="oooc:=MIN(VALUE(IF(ISERROR([.$C128]);[Hilfsvariablen.$C$1];[.$C128]));VALUE(IF(ISERROR([.$E128]);[Hilfsvariablen.$C$1];[.$E128]));VALUE(IF(ISERROR([.$G128]);[Hilfsvariablen.$C$1];[.$G128]));VALUE(IF(ISERROR([.$I128]);[Hilfsvariablen.$C$1];[.$I128]));VALUE(IF(ISERROR([.$K128]);[Hilfsvariablen.$C$1];[.$K128])))" office:value-type="currency" office:currency="EUR" office:value="1.59">
            <text:p>1,5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Müllbeutel 40 Stk. <text:s/>35L</text:p>
          </table:table-cell>
          <table:table-cell table:style-name="ce10" table:formula="oooc:=IF(VALUE([.$M129])=VALUE([Hilfsvariablen.$C$1]);&quot;&quot;;[.$M129])" office:value-type="currency" office:currency="EUR" office:value="1.19">
            <text:p>1,19 €</text:p>
          </table:table-cell>
          <table:table-cell table:style-name="ce13" table:formula="oooc:=DOLLAR(VLOOKUP([.$A129];AldiBereich;4;0) ;2)" office:value-type="float" office:value="0">
            <text:p>#NV</text:p>
          </table:table-cell>
          <table:table-cell table:style-name="ce13" table:formula="oooc:=VLOOKUP([.$A129];AldiBereich;3;0)" office:value-type="float" office:value="0">
            <text:p>#NV</text:p>
          </table:table-cell>
          <table:table-cell table:style-name="ce13" table:formula="oooc:=DOLLAR(VLOOKUP([.$A129];MarktkaufBereich;4;0) ;2)" office:value-type="string" office:string-value="1,19 €">
            <text:p>1,19 €</text:p>
          </table:table-cell>
          <table:table-cell table:style-name="ce13" table:formula="oooc:=VLOOKUP([.$A129];MarktkaufBereich;3;0)">
            <text:p/>
          </table:table-cell>
          <table:table-cell table:style-name="ce13" table:formula="oooc:=DOLLAR(VLOOKUP([.$A129];PlusBereich;4;0) ;2)" office:value-type="float" office:value="0">
            <text:p>#NV</text:p>
          </table:table-cell>
          <table:table-cell table:style-name="ce13" table:formula="oooc:=VLOOKUP([.$A129];PlusBereich;3;0)" office:value-type="float" office:value="0">
            <text:p>#NV</text:p>
          </table:table-cell>
          <table:table-cell table:style-name="ce13" table:formula="oooc:=DOLLAR(VLOOKUP([.$A129];SchleckerBereich;4;0);2)" office:value-type="float" office:value="0">
            <text:p>#NV</text:p>
          </table:table-cell>
          <table:table-cell table:style-name="ce13" table:formula="oooc:=VLOOKUP([.$A129];SchleckerBereich;3;0)" office:value-type="float" office:value="0">
            <text:p>#NV</text:p>
          </table:table-cell>
          <table:table-cell table:style-name="ce13" table:formula="oooc:=DOLLAR(VLOOKUP([.$A129];MüllerBereich;4;0);2)" office:value-type="float" office:value="0">
            <text:p>#NV</text:p>
          </table:table-cell>
          <table:table-cell table:style-name="ce13" table:formula="oooc:=VLOOKUP([.$A129];MüllerBereich;3;0)" office:value-type="float" office:value="0">
            <text:p>#NV</text:p>
          </table:table-cell>
          <table:table-cell table:style-name="ce18" table:formula="oooc:=MIN(VALUE(IF(ISERROR([.$C129]);[Hilfsvariablen.$C$1];[.$C129]));VALUE(IF(ISERROR([.$E129]);[Hilfsvariablen.$C$1];[.$E129]));VALUE(IF(ISERROR([.$G129]);[Hilfsvariablen.$C$1];[.$G129]));VALUE(IF(ISERROR([.$I129]);[Hilfsvariablen.$C$1];[.$I129]));VALUE(IF(ISERROR([.$K129]);[Hilfsvariablen.$C$1];[.$K129])))" office:value-type="currency" office:currency="EUR" office:value="1.19">
            <text:p>1,1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7">
          <table:table-cell table:style-name="ce3" office:value-type="string">
            <text:p>MundwasserOdol Original 150 ml</text:p>
          </table:table-cell>
          <table:table-cell table:style-name="ce10" table:formula="oooc:=IF(VALUE([.$M130])=VALUE([Hilfsvariablen.$C$1]);&quot;&quot;;[.$M130])" office:value-type="currency" office:currency="EUR" office:value="3.95">
            <text:p>3,95 €</text:p>
          </table:table-cell>
          <table:table-cell table:style-name="ce13" table:formula="oooc:=DOLLAR(VLOOKUP([.$A130];AldiBereich;4;0) ;2)" office:value-type="float" office:value="0">
            <text:p>#NV</text:p>
          </table:table-cell>
          <table:table-cell table:style-name="ce13" table:formula="oooc:=VLOOKUP([.$A130];AldiBereich;3;0)" office:value-type="float" office:value="0">
            <text:p>#NV</text:p>
          </table:table-cell>
          <table:table-cell table:style-name="ce13" table:formula="oooc:=DOLLAR(VLOOKUP([.$A130];MarktkaufBereich;4;0) ;2)" office:value-type="string" office:string-value="3,95 €">
            <text:p>3,95 €</text:p>
          </table:table-cell>
          <table:table-cell table:style-name="ce13" table:formula="oooc:=VLOOKUP([.$A130];MarktkaufBereich;3;0)">
            <text:p/>
          </table:table-cell>
          <table:table-cell table:style-name="ce13" table:formula="oooc:=DOLLAR(VLOOKUP([.$A130];PlusBereich;4;0) ;2)" office:value-type="float" office:value="0">
            <text:p>#NV</text:p>
          </table:table-cell>
          <table:table-cell table:style-name="ce13" table:formula="oooc:=VLOOKUP([.$A130];PlusBereich;3;0)" office:value-type="float" office:value="0">
            <text:p>#NV</text:p>
          </table:table-cell>
          <table:table-cell table:style-name="ce13" table:formula="oooc:=DOLLAR(VLOOKUP([.$A130];SchleckerBereich;4;0);2)" office:value-type="float" office:value="0">
            <text:p>#NV</text:p>
          </table:table-cell>
          <table:table-cell table:style-name="ce13" table:formula="oooc:=VLOOKUP([.$A130];SchleckerBereich;3;0)" office:value-type="float" office:value="0">
            <text:p>#NV</text:p>
          </table:table-cell>
          <table:table-cell table:style-name="ce13" table:formula="oooc:=DOLLAR(VLOOKUP([.$A130];MüllerBereich;4;0);2)" office:value-type="float" office:value="0">
            <text:p>#NV</text:p>
          </table:table-cell>
          <table:table-cell table:style-name="ce13" table:formula="oooc:=VLOOKUP([.$A130];MüllerBereich;3;0)" office:value-type="float" office:value="0">
            <text:p>#NV</text:p>
          </table:table-cell>
          <table:table-cell table:style-name="ce18" table:formula="oooc:=MIN(VALUE(IF(ISERROR([.$C130]);[Hilfsvariablen.$C$1];[.$C130]));VALUE(IF(ISERROR([.$E130]);[Hilfsvariablen.$C$1];[.$E130]));VALUE(IF(ISERROR([.$G130]);[Hilfsvariablen.$C$1];[.$G130]));VALUE(IF(ISERROR([.$I130]);[Hilfsvariablen.$C$1];[.$I130]));VALUE(IF(ISERROR([.$K130]);[Hilfsvariablen.$C$1];[.$K130])))" office:value-type="currency" office:currency="EUR" office:value="3.95">
            <text:p>3,95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MundwasserOdol Original 175 ml</text:p>
          </table:table-cell>
          <table:table-cell table:style-name="ce10" table:formula="oooc:=IF(VALUE([.$M131])=VALUE([Hilfsvariablen.$C$1]);&quot;&quot;;[.$M131])" office:value-type="currency" office:currency="EUR" office:value="0.59">
            <text:p>0,59 €</text:p>
          </table:table-cell>
          <table:table-cell table:style-name="ce13" table:formula="oooc:=DOLLAR(VLOOKUP([.$A131];AldiBereich;4;0) ;2)" office:value-type="string" office:string-value="0,59 €">
            <text:p>0,59 €</text:p>
          </table:table-cell>
          <table:table-cell table:style-name="ce13" table:formula="oooc:=VLOOKUP([.$A131];AldiBereich;3;0)">
            <text:p/>
          </table:table-cell>
          <table:table-cell table:style-name="ce13" table:formula="oooc:=DOLLAR(VLOOKUP([.$A131];MarktkaufBereich;4;0) ;2)" office:value-type="float" office:value="0">
            <text:p>#NV</text:p>
          </table:table-cell>
          <table:table-cell table:style-name="ce13" table:formula="oooc:=VLOOKUP([.$A131];MarktkaufBereich;3;0)" office:value-type="float" office:value="0">
            <text:p>#NV</text:p>
          </table:table-cell>
          <table:table-cell table:style-name="ce13" table:formula="oooc:=DOLLAR(VLOOKUP([.$A131];PlusBereich;4;0) ;2)" office:value-type="float" office:value="0">
            <text:p>#NV</text:p>
          </table:table-cell>
          <table:table-cell table:style-name="ce13" table:formula="oooc:=VLOOKUP([.$A131];PlusBereich;3;0)" office:value-type="float" office:value="0">
            <text:p>#NV</text:p>
          </table:table-cell>
          <table:table-cell table:style-name="ce13" table:formula="oooc:=DOLLAR(VLOOKUP([.$A131];SchleckerBereich;4;0);2)" office:value-type="float" office:value="0">
            <text:p>#NV</text:p>
          </table:table-cell>
          <table:table-cell table:style-name="ce13" table:formula="oooc:=VLOOKUP([.$A131];SchleckerBereich;3;0)" office:value-type="float" office:value="0">
            <text:p>#NV</text:p>
          </table:table-cell>
          <table:table-cell table:style-name="ce13" table:formula="oooc:=DOLLAR(VLOOKUP([.$A131];MüllerBereich;4;0);2)" office:value-type="float" office:value="0">
            <text:p>#NV</text:p>
          </table:table-cell>
          <table:table-cell table:style-name="ce13" table:formula="oooc:=VLOOKUP([.$A131];MüllerBereich;3;0)" office:value-type="float" office:value="0">
            <text:p>#NV</text:p>
          </table:table-cell>
          <table:table-cell table:style-name="ce18" table:formula="oooc:=MIN(VALUE(IF(ISERROR([.$C131]);[Hilfsvariablen.$C$1];[.$C131]));VALUE(IF(ISERROR([.$E131]);[Hilfsvariablen.$C$1];[.$E131]));VALUE(IF(ISERROR([.$G131]);[Hilfsvariablen.$C$1];[.$G131]));VALUE(IF(ISERROR([.$I131]);[Hilfsvariablen.$C$1];[.$I131]));VALUE(IF(ISERROR([.$K131]);[Hilfsvariablen.$C$1];[.$K131])))" office:value-type="currency" office:currency="EUR" office:value="0.59">
            <text:p>0,5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MundwasserOdol Original 75 ml</text:p>
          </table:table-cell>
          <table:table-cell table:style-name="ce10" table:formula="oooc:=IF(VALUE([.$M132])=VALUE([Hilfsvariablen.$C$1]);&quot;&quot;;[.$M132])" office:value-type="currency" office:currency="EUR" office:value="2.69">
            <text:p>2,69 €</text:p>
          </table:table-cell>
          <table:table-cell table:style-name="ce13" table:formula="oooc:=DOLLAR(VLOOKUP([.$A132];AldiBereich;4;0) ;2)" office:value-type="float" office:value="0">
            <text:p>#NV</text:p>
          </table:table-cell>
          <table:table-cell table:style-name="ce13" table:formula="oooc:=VLOOKUP([.$A132];AldiBereich;3;0)" office:value-type="float" office:value="0">
            <text:p>#NV</text:p>
          </table:table-cell>
          <table:table-cell table:style-name="ce13" table:formula="oooc:=DOLLAR(VLOOKUP([.$A132];MarktkaufBereich;4;0) ;2)" office:value-type="string" office:string-value="2,69 €">
            <text:p>2,69 €</text:p>
          </table:table-cell>
          <table:table-cell table:style-name="ce13" table:formula="oooc:=VLOOKUP([.$A132];MarktkaufBereich;3;0)" office:value-type="string" office:string-value="gut">
            <text:p>gut</text:p>
          </table:table-cell>
          <table:table-cell table:style-name="ce13" table:formula="oooc:=DOLLAR(VLOOKUP([.$A132];PlusBereich;4;0) ;2)" office:value-type="float" office:value="0">
            <text:p>#NV</text:p>
          </table:table-cell>
          <table:table-cell table:style-name="ce13" table:formula="oooc:=VLOOKUP([.$A132];PlusBereich;3;0)" office:value-type="float" office:value="0">
            <text:p>#NV</text:p>
          </table:table-cell>
          <table:table-cell table:style-name="ce13" table:formula="oooc:=DOLLAR(VLOOKUP([.$A132];SchleckerBereich;4;0);2)" office:value-type="float" office:value="0">
            <text:p>#NV</text:p>
          </table:table-cell>
          <table:table-cell table:style-name="ce13" table:formula="oooc:=VLOOKUP([.$A132];SchleckerBereich;3;0)" office:value-type="float" office:value="0">
            <text:p>#NV</text:p>
          </table:table-cell>
          <table:table-cell table:style-name="ce13" table:formula="oooc:=DOLLAR(VLOOKUP([.$A132];MüllerBereich;4;0);2)" office:value-type="float" office:value="0">
            <text:p>#NV</text:p>
          </table:table-cell>
          <table:table-cell table:style-name="ce13" table:formula="oooc:=VLOOKUP([.$A132];MüllerBereich;3;0)" office:value-type="float" office:value="0">
            <text:p>#NV</text:p>
          </table:table-cell>
          <table:table-cell table:style-name="ce18" table:formula="oooc:=MIN(VALUE(IF(ISERROR([.$C132]);[Hilfsvariablen.$C$1];[.$C132]));VALUE(IF(ISERROR([.$E132]);[Hilfsvariablen.$C$1];[.$E132]));VALUE(IF(ISERROR([.$G132]);[Hilfsvariablen.$C$1];[.$G132]));VALUE(IF(ISERROR([.$I132]);[Hilfsvariablen.$C$1];[.$I132]));VALUE(IF(ISERROR([.$K132]);[Hilfsvariablen.$C$1];[.$K132])))" office:value-type="currency" office:currency="EUR" office:value="2.69">
            <text:p>2,6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Rasierkreme Florena Kamille </text:p>
          </table:table-cell>
          <table:table-cell table:style-name="ce10" table:formula="oooc:=IF(VALUE([.$M133])=VALUE([Hilfsvariablen.$C$1]);&quot;&quot;;[.$M133])" office:value-type="currency" office:currency="EUR" office:value="0.75">
            <text:p>0,75 €</text:p>
          </table:table-cell>
          <table:table-cell table:style-name="ce13" table:formula="oooc:=DOLLAR(VLOOKUP([.$A133];AldiBereich;4;0) ;2)" office:value-type="float" office:value="0">
            <text:p>#NV</text:p>
          </table:table-cell>
          <table:table-cell table:style-name="ce13" table:formula="oooc:=VLOOKUP([.$A133];AldiBereich;3;0)" office:value-type="float" office:value="0">
            <text:p>#NV</text:p>
          </table:table-cell>
          <table:table-cell table:style-name="ce13" table:formula="oooc:=DOLLAR(VLOOKUP([.$A133];MarktkaufBereich;4;0) ;2)" office:value-type="float" office:value="0">
            <text:p>#NV</text:p>
          </table:table-cell>
          <table:table-cell table:style-name="ce13" table:formula="oooc:=VLOOKUP([.$A133];MarktkaufBereich;3;0)" office:value-type="float" office:value="0">
            <text:p>#NV</text:p>
          </table:table-cell>
          <table:table-cell table:style-name="ce13" table:formula="oooc:=DOLLAR(VLOOKUP([.$A133];PlusBereich;4;0) ;2)" office:value-type="float" office:value="0">
            <text:p>#NV</text:p>
          </table:table-cell>
          <table:table-cell table:style-name="ce13" table:formula="oooc:=VLOOKUP([.$A133];PlusBereich;3;0)" office:value-type="float" office:value="0">
            <text:p>#NV</text:p>
          </table:table-cell>
          <table:table-cell table:style-name="ce13" table:formula="oooc:=DOLLAR(VLOOKUP([.$A133];SchleckerBereich;4;0);2)" office:value-type="float" office:value="0">
            <text:p>#NV</text:p>
          </table:table-cell>
          <table:table-cell table:style-name="ce13" table:formula="oooc:=VLOOKUP([.$A133];SchleckerBereich;3;0)" office:value-type="float" office:value="0">
            <text:p>#NV</text:p>
          </table:table-cell>
          <table:table-cell table:style-name="ce13" table:formula="oooc:=DOLLAR(VLOOKUP([.$A133];MüllerBereich;4;0);2)" office:value-type="string" office:string-value="0,75 €">
            <text:p>0,75 €</text:p>
          </table:table-cell>
          <table:table-cell table:style-name="ce13" table:formula="oooc:=VLOOKUP([.$A133];MüllerBereich;3;0)">
            <text:p/>
          </table:table-cell>
          <table:table-cell table:style-name="ce18" table:formula="oooc:=MIN(VALUE(IF(ISERROR([.$C133]);[Hilfsvariablen.$C$1];[.$C133]));VALUE(IF(ISERROR([.$E133]);[Hilfsvariablen.$C$1];[.$E133]));VALUE(IF(ISERROR([.$G133]);[Hilfsvariablen.$C$1];[.$G133]));VALUE(IF(ISERROR([.$I133]);[Hilfsvariablen.$C$1];[.$I133]));VALUE(IF(ISERROR([.$K133]);[Hilfsvariablen.$C$1];[.$K133])))" office:value-type="currency" office:currency="EUR" office:value="0.75">
            <text:p>0,75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Rasierkreme Nivea for Men 100ml</text:p>
          </table:table-cell>
          <table:table-cell table:style-name="ce10" table:formula="oooc:=IF(VALUE([.$M134])=VALUE([Hilfsvariablen.$C$1]);&quot;&quot;;[.$M134])" office:value-type="currency" office:currency="EUR" office:value="0.65">
            <text:p>0,65 €</text:p>
          </table:table-cell>
          <table:table-cell table:style-name="ce13" table:formula="oooc:=DOLLAR(VLOOKUP([.$A134];AldiBereich;4;0) ;2)" office:value-type="string" office:string-value="0,65 €">
            <text:p>0,65 €</text:p>
          </table:table-cell>
          <table:table-cell table:style-name="ce13" table:formula="oooc:=VLOOKUP([.$A134];AldiBereich;3;0)">
            <text:p/>
          </table:table-cell>
          <table:table-cell table:style-name="ce13" table:formula="oooc:=DOLLAR(VLOOKUP([.$A134];MarktkaufBereich;4;0) ;2)" office:value-type="float" office:value="0">
            <text:p>#NV</text:p>
          </table:table-cell>
          <table:table-cell table:style-name="ce13" table:formula="oooc:=VLOOKUP([.$A134];MarktkaufBereich;3;0)" office:value-type="float" office:value="0">
            <text:p>#NV</text:p>
          </table:table-cell>
          <table:table-cell table:style-name="ce13" table:formula="oooc:=DOLLAR(VLOOKUP([.$A134];PlusBereich;4;0) ;2)" office:value-type="float" office:value="0">
            <text:p>#NV</text:p>
          </table:table-cell>
          <table:table-cell table:style-name="ce13" table:formula="oooc:=VLOOKUP([.$A134];PlusBereich;3;0)" office:value-type="float" office:value="0">
            <text:p>#NV</text:p>
          </table:table-cell>
          <table:table-cell table:style-name="ce13" table:formula="oooc:=DOLLAR(VLOOKUP([.$A134];SchleckerBereich;4;0);2)" office:value-type="float" office:value="0">
            <text:p>#NV</text:p>
          </table:table-cell>
          <table:table-cell table:style-name="ce13" table:formula="oooc:=VLOOKUP([.$A134];SchleckerBereich;3;0)" office:value-type="float" office:value="0">
            <text:p>#NV</text:p>
          </table:table-cell>
          <table:table-cell table:style-name="ce13" table:formula="oooc:=DOLLAR(VLOOKUP([.$A134];MüllerBereich;4;0);2)" office:value-type="float" office:value="0">
            <text:p>#NV</text:p>
          </table:table-cell>
          <table:table-cell table:style-name="ce13" table:formula="oooc:=VLOOKUP([.$A134];MüllerBereich;3;0)" office:value-type="float" office:value="0">
            <text:p>#NV</text:p>
          </table:table-cell>
          <table:table-cell table:style-name="ce18" table:formula="oooc:=MIN(VALUE(IF(ISERROR([.$C134]);[Hilfsvariablen.$C$1];[.$C134]));VALUE(IF(ISERROR([.$E134]);[Hilfsvariablen.$C$1];[.$E134]));VALUE(IF(ISERROR([.$G134]);[Hilfsvariablen.$C$1];[.$G134]));VALUE(IF(ISERROR([.$I134]);[Hilfsvariablen.$C$1];[.$I134]));VALUE(IF(ISERROR([.$K134]);[Hilfsvariablen.$C$1];[.$K134])))" office:value-type="currency" office:currency="EUR" office:value="0.65">
            <text:p>0,65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RasierkremeWilkinson New Aloe Vera 100ml</text:p>
          </table:table-cell>
          <table:table-cell table:style-name="ce10" table:formula="oooc:=IF(VALUE([.$M135])=VALUE([Hilfsvariablen.$C$1]);&quot;&quot;;[.$M135])">
            <text:p/>
          </table:table-cell>
          <table:table-cell table:style-name="ce13" table:formula="oooc:=DOLLAR(VLOOKUP([.$A135];AldiBereich;4;0) ;2)" office:value-type="float" office:value="0">
            <text:p>#NV</text:p>
          </table:table-cell>
          <table:table-cell table:style-name="ce13" table:formula="oooc:=VLOOKUP([.$A135];AldiBereich;3;0)" office:value-type="float" office:value="0">
            <text:p>#NV</text:p>
          </table:table-cell>
          <table:table-cell table:style-name="ce13" table:formula="oooc:=DOLLAR(VLOOKUP([.$A135];MarktkaufBereich;4;0) ;2)" office:value-type="float" office:value="0">
            <text:p>#NV</text:p>
          </table:table-cell>
          <table:table-cell table:style-name="ce13" table:formula="oooc:=VLOOKUP([.$A135];MarktkaufBereich;3;0)" office:value-type="float" office:value="0">
            <text:p>#NV</text:p>
          </table:table-cell>
          <table:table-cell table:style-name="ce13" table:formula="oooc:=DOLLAR(VLOOKUP([.$A135];PlusBereich;4;0) ;2)" office:value-type="float" office:value="0">
            <text:p>#NV</text:p>
          </table:table-cell>
          <table:table-cell table:style-name="ce13" table:formula="oooc:=VLOOKUP([.$A135];PlusBereich;3;0)" office:value-type="float" office:value="0">
            <text:p>#NV</text:p>
          </table:table-cell>
          <table:table-cell table:style-name="ce13" table:formula="oooc:=DOLLAR(VLOOKUP([.$A135];SchleckerBereich;4;0);2)" office:value-type="float" office:value="0">
            <text:p>#NV</text:p>
          </table:table-cell>
          <table:table-cell table:style-name="ce13" table:formula="oooc:=VLOOKUP([.$A135];SchleckerBereich;3;0)" office:value-type="float" office:value="0">
            <text:p>#NV</text:p>
          </table:table-cell>
          <table:table-cell table:style-name="ce13" table:formula="oooc:=DOLLAR(VLOOKUP([.$A135];MüllerBereich;4;0);2)" office:value-type="float" office:value="0">
            <text:p>#NV</text:p>
          </table:table-cell>
          <table:table-cell table:style-name="ce13" table:formula="oooc:=VLOOKUP([.$A135];MüllerBereich;3;0)" office:value-type="float" office:value="0">
            <text:p>#NV</text:p>
          </table:table-cell>
          <table:table-cell table:style-name="ce18" table:formula="oooc:=MIN(VALUE(IF(ISERROR([.$C135]);[Hilfsvariablen.$C$1];[.$C135]));VALUE(IF(ISERROR([.$E135]);[Hilfsvariablen.$C$1];[.$E135]));VALUE(IF(ISERROR([.$G135]);[Hilfsvariablen.$C$1];[.$G135]));VALUE(IF(ISERROR([.$I135]);[Hilfsvariablen.$C$1];[.$I135]));VALUE(IF(ISERROR([.$K135]);[Hilfsvariablen.$C$1];[.$K135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Reinigungsmittel Cillit Bang Fettreiniger</text:p>
          </table:table-cell>
          <table:table-cell table:style-name="ce10" table:formula="oooc:=IF(VALUE([.$M136])=VALUE([Hilfsvariablen.$C$1]);&quot;&quot;;[.$M136])" office:value-type="currency" office:currency="EUR" office:value="3.99">
            <text:p>3,99 €</text:p>
          </table:table-cell>
          <table:table-cell table:style-name="ce13" table:formula="oooc:=DOLLAR(VLOOKUP([.$A136];AldiBereich;4;0) ;2)" office:value-type="float" office:value="0">
            <text:p>#NV</text:p>
          </table:table-cell>
          <table:table-cell table:style-name="ce13" table:formula="oooc:=VLOOKUP([.$A136];AldiBereich;3;0)" office:value-type="float" office:value="0">
            <text:p>#NV</text:p>
          </table:table-cell>
          <table:table-cell table:style-name="ce13" table:formula="oooc:=DOLLAR(VLOOKUP([.$A136];MarktkaufBereich;4;0) ;2)" office:value-type="float" office:value="0">
            <text:p>#NV</text:p>
          </table:table-cell>
          <table:table-cell table:style-name="ce13" table:formula="oooc:=VLOOKUP([.$A136];MarktkaufBereich;3;0)" office:value-type="float" office:value="0">
            <text:p>#NV</text:p>
          </table:table-cell>
          <table:table-cell table:style-name="ce13" table:formula="oooc:=DOLLAR(VLOOKUP([.$A136];PlusBereich;4;0) ;2)" office:value-type="float" office:value="0">
            <text:p>#NV</text:p>
          </table:table-cell>
          <table:table-cell table:style-name="ce13" table:formula="oooc:=VLOOKUP([.$A136];PlusBereich;3;0)" office:value-type="float" office:value="0">
            <text:p>#NV</text:p>
          </table:table-cell>
          <table:table-cell table:style-name="ce13" table:formula="oooc:=DOLLAR(VLOOKUP([.$A136];SchleckerBereich;4;0);2)" office:value-type="string" office:string-value="3,99 €">
            <text:p>3,99 €</text:p>
          </table:table-cell>
          <table:table-cell table:style-name="ce13" table:formula="oooc:=VLOOKUP([.$A136];SchleckerBereich;3;0)" office:value-type="string" office:string-value="sehr gut">
            <text:p>sehr gut</text:p>
          </table:table-cell>
          <table:table-cell table:style-name="ce13" table:formula="oooc:=DOLLAR(VLOOKUP([.$A136];MüllerBereich;4;0);2)" office:value-type="float" office:value="0">
            <text:p>#NV</text:p>
          </table:table-cell>
          <table:table-cell table:style-name="ce13" table:formula="oooc:=VLOOKUP([.$A136];MüllerBereich;3;0)" office:value-type="float" office:value="0">
            <text:p>#NV</text:p>
          </table:table-cell>
          <table:table-cell table:style-name="ce18" table:formula="oooc:=MIN(VALUE(IF(ISERROR([.$C136]);[Hilfsvariablen.$C$1];[.$C136]));VALUE(IF(ISERROR([.$E136]);[Hilfsvariablen.$C$1];[.$E136]));VALUE(IF(ISERROR([.$G136]);[Hilfsvariablen.$C$1];[.$G136]));VALUE(IF(ISERROR([.$I136]);[Hilfsvariablen.$C$1];[.$I136]));VALUE(IF(ISERROR([.$K136]);[Hilfsvariablen.$C$1];[.$K136])))" office:value-type="currency" office:currency="EUR" office:value="3.99">
            <text:p>3,9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Reinigungsmittel Cillit Bang Kraftreiniger</text:p>
          </table:table-cell>
          <table:table-cell table:style-name="ce10" table:formula="oooc:=IF(VALUE([.$M137])=VALUE([Hilfsvariablen.$C$1]);&quot;&quot;;[.$M137])" office:value-type="currency" office:currency="EUR" office:value="3.99">
            <text:p>3,99 €</text:p>
          </table:table-cell>
          <table:table-cell table:style-name="ce13" table:formula="oooc:=DOLLAR(VLOOKUP([.$A137];AldiBereich;4;0) ;2)" office:value-type="float" office:value="0">
            <text:p>#NV</text:p>
          </table:table-cell>
          <table:table-cell table:style-name="ce13" table:formula="oooc:=VLOOKUP([.$A137];AldiBereich;3;0)" office:value-type="float" office:value="0">
            <text:p>#NV</text:p>
          </table:table-cell>
          <table:table-cell table:style-name="ce13" table:formula="oooc:=DOLLAR(VLOOKUP([.$A137];MarktkaufBereich;4;0) ;2)" office:value-type="string" office:string-value="3,99 €">
            <text:p>3,99 €</text:p>
          </table:table-cell>
          <table:table-cell table:style-name="ce13" table:formula="oooc:=VLOOKUP([.$A137];MarktkaufBereich;3;0)" office:value-type="string" office:string-value="sehr gut">
            <text:p>sehr gut</text:p>
          </table:table-cell>
          <table:table-cell table:style-name="ce13" table:formula="oooc:=DOLLAR(VLOOKUP([.$A137];PlusBereich;4;0) ;2)" office:value-type="float" office:value="0">
            <text:p>#NV</text:p>
          </table:table-cell>
          <table:table-cell table:style-name="ce13" table:formula="oooc:=VLOOKUP([.$A137];PlusBereich;3;0)" office:value-type="float" office:value="0">
            <text:p>#NV</text:p>
          </table:table-cell>
          <table:table-cell table:style-name="ce13" table:formula="oooc:=DOLLAR(VLOOKUP([.$A137];SchleckerBereich;4;0);2)" office:value-type="string" office:string-value="3,99 €">
            <text:p>3,99 €</text:p>
          </table:table-cell>
          <table:table-cell table:style-name="ce13" table:formula="oooc:=VLOOKUP([.$A137];SchleckerBereich;3;0)" office:value-type="string" office:string-value="sehr gut">
            <text:p>sehr gut</text:p>
          </table:table-cell>
          <table:table-cell table:style-name="ce13" table:formula="oooc:=DOLLAR(VLOOKUP([.$A137];MüllerBereich;4;0);2)" office:value-type="float" office:value="0">
            <text:p>#NV</text:p>
          </table:table-cell>
          <table:table-cell table:style-name="ce13" table:formula="oooc:=VLOOKUP([.$A137];MüllerBereich;3;0)" office:value-type="float" office:value="0">
            <text:p>#NV</text:p>
          </table:table-cell>
          <table:table-cell table:style-name="ce18" table:formula="oooc:=MIN(VALUE(IF(ISERROR([.$C137]);[Hilfsvariablen.$C$1];[.$C137]));VALUE(IF(ISERROR([.$E137]);[Hilfsvariablen.$C$1];[.$E137]));VALUE(IF(ISERROR([.$G137]);[Hilfsvariablen.$C$1];[.$G137]));VALUE(IF(ISERROR([.$I137]);[Hilfsvariablen.$C$1];[.$I137]));VALUE(IF(ISERROR([.$K137]);[Hilfsvariablen.$C$1];[.$K137])))" office:value-type="currency" office:currency="EUR" office:value="3.99">
            <text:p>3,9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Reinigungsmittel AS Alles Reiniger1L</text:p>
          </table:table-cell>
          <table:table-cell table:style-name="ce10" table:formula="oooc:=IF(VALUE([.$M138])=VALUE([Hilfsvariablen.$C$1]);&quot;&quot;;[.$M138])" office:value-type="currency" office:currency="EUR" office:value="0.99">
            <text:p>0,99 €</text:p>
          </table:table-cell>
          <table:table-cell table:style-name="ce13" table:formula="oooc:=DOLLAR(VLOOKUP([.$A138];AldiBereich;4;0) ;2)" office:value-type="float" office:value="0">
            <text:p>#NV</text:p>
          </table:table-cell>
          <table:table-cell table:style-name="ce13" table:formula="oooc:=VLOOKUP([.$A138];AldiBereich;3;0)" office:value-type="float" office:value="0">
            <text:p>#NV</text:p>
          </table:table-cell>
          <table:table-cell table:style-name="ce13" table:formula="oooc:=DOLLAR(VLOOKUP([.$A138];MarktkaufBereich;4;0) ;2)" office:value-type="float" office:value="0">
            <text:p>#NV</text:p>
          </table:table-cell>
          <table:table-cell table:style-name="ce13" table:formula="oooc:=VLOOKUP([.$A138];MarktkaufBereich;3;0)" office:value-type="float" office:value="0">
            <text:p>#NV</text:p>
          </table:table-cell>
          <table:table-cell table:style-name="ce13" table:formula="oooc:=DOLLAR(VLOOKUP([.$A138];PlusBereich;4;0) ;2)" office:value-type="float" office:value="0">
            <text:p>#NV</text:p>
          </table:table-cell>
          <table:table-cell table:style-name="ce13" table:formula="oooc:=VLOOKUP([.$A138];PlusBereich;3;0)" office:value-type="float" office:value="0">
            <text:p>#NV</text:p>
          </table:table-cell>
          <table:table-cell table:style-name="ce13" table:formula="oooc:=DOLLAR(VLOOKUP([.$A138];SchleckerBereich;4;0);2)" office:value-type="string" office:string-value="0,99 €">
            <text:p>0,99 €</text:p>
          </table:table-cell>
          <table:table-cell table:style-name="ce13" table:formula="oooc:=VLOOKUP([.$A138];SchleckerBereich;3;0)">
            <text:p/>
          </table:table-cell>
          <table:table-cell table:style-name="ce13" table:formula="oooc:=DOLLAR(VLOOKUP([.$A138];MüllerBereich;4;0);2)" office:value-type="float" office:value="0">
            <text:p>#NV</text:p>
          </table:table-cell>
          <table:table-cell table:style-name="ce13" table:formula="oooc:=VLOOKUP([.$A138];MüllerBereich;3;0)" office:value-type="float" office:value="0">
            <text:p>#NV</text:p>
          </table:table-cell>
          <table:table-cell table:style-name="ce18" table:formula="oooc:=MIN(VALUE(IF(ISERROR([.$C138]);[Hilfsvariablen.$C$1];[.$C138]));VALUE(IF(ISERROR([.$E138]);[Hilfsvariablen.$C$1];[.$E138]));VALUE(IF(ISERROR([.$G138]);[Hilfsvariablen.$C$1];[.$G138]));VALUE(IF(ISERROR([.$I138]);[Hilfsvariablen.$C$1];[.$I138]));VALUE(IF(ISERROR([.$K138]);[Hilfsvariablen.$C$1];[.$K138])))" office:value-type="currency" office:currency="EUR" office:value="0.99">
            <text:p>0,9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Reinigungsmittel Biff Schimmel-Entferner500ml</text:p>
          </table:table-cell>
          <table:table-cell table:style-name="ce10" table:formula="oooc:=IF(VALUE([.$M139])=VALUE([Hilfsvariablen.$C$1]);&quot;&quot;;[.$M139])" office:value-type="currency" office:currency="EUR" office:value="2.99">
            <text:p>2,99 €</text:p>
          </table:table-cell>
          <table:table-cell table:style-name="ce13" table:formula="oooc:=DOLLAR(VLOOKUP([.$A139];AldiBereich;4;0) ;2)" office:value-type="float" office:value="0">
            <text:p>#NV</text:p>
          </table:table-cell>
          <table:table-cell table:style-name="ce13" table:formula="oooc:=VLOOKUP([.$A139];AldiBereich;3;0)" office:value-type="float" office:value="0">
            <text:p>#NV</text:p>
          </table:table-cell>
          <table:table-cell table:style-name="ce13" table:formula="oooc:=DOLLAR(VLOOKUP([.$A139];MarktkaufBereich;4;0) ;2)" office:value-type="float" office:value="0">
            <text:p>#NV</text:p>
          </table:table-cell>
          <table:table-cell table:style-name="ce13" table:formula="oooc:=VLOOKUP([.$A139];MarktkaufBereich;3;0)" office:value-type="float" office:value="0">
            <text:p>#NV</text:p>
          </table:table-cell>
          <table:table-cell table:style-name="ce13" table:formula="oooc:=DOLLAR(VLOOKUP([.$A139];PlusBereich;4;0) ;2)" office:value-type="float" office:value="0">
            <text:p>#NV</text:p>
          </table:table-cell>
          <table:table-cell table:style-name="ce13" table:formula="oooc:=VLOOKUP([.$A139];PlusBereich;3;0)" office:value-type="float" office:value="0">
            <text:p>#NV</text:p>
          </table:table-cell>
          <table:table-cell table:style-name="ce13" table:formula="oooc:=DOLLAR(VLOOKUP([.$A139];SchleckerBereich;4;0);2)" office:value-type="string" office:string-value="2,99 €">
            <text:p>2,99 €</text:p>
          </table:table-cell>
          <table:table-cell table:style-name="ce13" table:formula="oooc:=VLOOKUP([.$A139];SchleckerBereich;3;0)" office:value-type="string" office:string-value="mittel">
            <text:p>mittel</text:p>
          </table:table-cell>
          <table:table-cell table:style-name="ce13" table:formula="oooc:=DOLLAR(VLOOKUP([.$A139];MüllerBereich;4;0);2)" office:value-type="float" office:value="0">
            <text:p>#NV</text:p>
          </table:table-cell>
          <table:table-cell table:style-name="ce13" table:formula="oooc:=VLOOKUP([.$A139];MüllerBereich;3;0)" office:value-type="float" office:value="0">
            <text:p>#NV</text:p>
          </table:table-cell>
          <table:table-cell table:style-name="ce18" table:formula="oooc:=MIN(VALUE(IF(ISERROR([.$C139]);[Hilfsvariablen.$C$1];[.$C139]));VALUE(IF(ISERROR([.$E139]);[Hilfsvariablen.$C$1];[.$E139]));VALUE(IF(ISERROR([.$G139]);[Hilfsvariablen.$C$1];[.$G139]));VALUE(IF(ISERROR([.$I139]);[Hilfsvariablen.$C$1];[.$I139]));VALUE(IF(ISERROR([.$K139]);[Hilfsvariablen.$C$1];[.$K139])))" office:value-type="currency" office:currency="EUR" office:value="2.99">
            <text:p>2,9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Reinigungsmittel DanKlorix Hygiene Reiniger1,5L</text:p>
          </table:table-cell>
          <table:table-cell table:style-name="ce10" table:formula="oooc:=IF(VALUE([.$M140])=VALUE([Hilfsvariablen.$C$1]);&quot;&quot;;[.$M140])">
            <text:p/>
          </table:table-cell>
          <table:table-cell table:style-name="ce13" table:formula="oooc:=DOLLAR(VLOOKUP([.$A140];AldiBereich;4;0) ;2)" office:value-type="float" office:value="0">
            <text:p>#NV</text:p>
          </table:table-cell>
          <table:table-cell table:style-name="ce13" table:formula="oooc:=VLOOKUP([.$A140];AldiBereich;3;0)" office:value-type="float" office:value="0">
            <text:p>#NV</text:p>
          </table:table-cell>
          <table:table-cell table:style-name="ce13" table:formula="oooc:=DOLLAR(VLOOKUP([.$A140];MarktkaufBereich;4;0) ;2)" office:value-type="float" office:value="0">
            <text:p>#NV</text:p>
          </table:table-cell>
          <table:table-cell table:style-name="ce13" table:formula="oooc:=VLOOKUP([.$A140];MarktkaufBereich;3;0)" office:value-type="float" office:value="0">
            <text:p>#NV</text:p>
          </table:table-cell>
          <table:table-cell table:style-name="ce13" table:formula="oooc:=DOLLAR(VLOOKUP([.$A140];PlusBereich;4;0) ;2)" office:value-type="float" office:value="0">
            <text:p>#NV</text:p>
          </table:table-cell>
          <table:table-cell table:style-name="ce13" table:formula="oooc:=VLOOKUP([.$A140];PlusBereich;3;0)" office:value-type="float" office:value="0">
            <text:p>#NV</text:p>
          </table:table-cell>
          <table:table-cell table:style-name="ce13" table:formula="oooc:=DOLLAR(VLOOKUP([.$A140];SchleckerBereich;4;0);2)" office:value-type="float" office:value="0">
            <text:p>#NV</text:p>
          </table:table-cell>
          <table:table-cell table:style-name="ce13" table:formula="oooc:=VLOOKUP([.$A140];SchleckerBereich;3;0)" office:value-type="float" office:value="0">
            <text:p>#NV</text:p>
          </table:table-cell>
          <table:table-cell table:style-name="ce13" table:formula="oooc:=DOLLAR(VLOOKUP([.$A140];MüllerBereich;4;0);2)" office:value-type="float" office:value="0">
            <text:p>#NV</text:p>
          </table:table-cell>
          <table:table-cell table:style-name="ce13" table:formula="oooc:=VLOOKUP([.$A140];MüllerBereich;3;0)" office:value-type="float" office:value="0">
            <text:p>#NV</text:p>
          </table:table-cell>
          <table:table-cell table:style-name="ce18" table:formula="oooc:=MIN(VALUE(IF(ISERROR([.$C140]);[Hilfsvariablen.$C$1];[.$C140]));VALUE(IF(ISERROR([.$E140]);[Hilfsvariablen.$C$1];[.$E140]));VALUE(IF(ISERROR([.$G140]);[Hilfsvariablen.$C$1];[.$G140]));VALUE(IF(ISERROR([.$I140]);[Hilfsvariablen.$C$1];[.$I140]));VALUE(IF(ISERROR([.$K140]);[Hilfsvariablen.$C$1];[.$K140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Reinigungsmitte lDanKlorix Kraft-Reiniger750ml</text:p>
          </table:table-cell>
          <table:table-cell table:style-name="ce10" table:formula="oooc:=IF(VALUE([.$M141])=VALUE([Hilfsvariablen.$C$1]);&quot;&quot;;[.$M141])">
            <text:p/>
          </table:table-cell>
          <table:table-cell table:style-name="ce13" table:formula="oooc:=DOLLAR(VLOOKUP([.$A141];AldiBereich;4;0) ;2)" office:value-type="float" office:value="0">
            <text:p>#NV</text:p>
          </table:table-cell>
          <table:table-cell table:style-name="ce13" table:formula="oooc:=VLOOKUP([.$A141];AldiBereich;3;0)" office:value-type="float" office:value="0">
            <text:p>#NV</text:p>
          </table:table-cell>
          <table:table-cell table:style-name="ce13" table:formula="oooc:=DOLLAR(VLOOKUP([.$A141];MarktkaufBereich;4;0) ;2)" office:value-type="float" office:value="0">
            <text:p>#NV</text:p>
          </table:table-cell>
          <table:table-cell table:style-name="ce13" table:formula="oooc:=VLOOKUP([.$A141];MarktkaufBereich;3;0)" office:value-type="float" office:value="0">
            <text:p>#NV</text:p>
          </table:table-cell>
          <table:table-cell table:style-name="ce13" table:formula="oooc:=DOLLAR(VLOOKUP([.$A141];PlusBereich;4;0) ;2)" office:value-type="float" office:value="0">
            <text:p>#NV</text:p>
          </table:table-cell>
          <table:table-cell table:style-name="ce13" table:formula="oooc:=VLOOKUP([.$A141];PlusBereich;3;0)" office:value-type="float" office:value="0">
            <text:p>#NV</text:p>
          </table:table-cell>
          <table:table-cell table:style-name="ce13" table:formula="oooc:=DOLLAR(VLOOKUP([.$A141];SchleckerBereich;4;0);2)" office:value-type="float" office:value="0">
            <text:p>#NV</text:p>
          </table:table-cell>
          <table:table-cell table:style-name="ce13" table:formula="oooc:=VLOOKUP([.$A141];SchleckerBereich;3;0)" office:value-type="float" office:value="0">
            <text:p>#NV</text:p>
          </table:table-cell>
          <table:table-cell table:style-name="ce13" table:formula="oooc:=DOLLAR(VLOOKUP([.$A141];MüllerBereich;4;0);2)" office:value-type="float" office:value="0">
            <text:p>#NV</text:p>
          </table:table-cell>
          <table:table-cell table:style-name="ce13" table:formula="oooc:=VLOOKUP([.$A141];MüllerBereich;3;0)" office:value-type="float" office:value="0">
            <text:p>#NV</text:p>
          </table:table-cell>
          <table:table-cell table:style-name="ce18" table:formula="oooc:=MIN(VALUE(IF(ISERROR([.$C141]);[Hilfsvariablen.$C$1];[.$C141]));VALUE(IF(ISERROR([.$E141]);[Hilfsvariablen.$C$1];[.$E141]));VALUE(IF(ISERROR([.$G141]);[Hilfsvariablen.$C$1];[.$G141]));VALUE(IF(ISERROR([.$I141]);[Hilfsvariablen.$C$1];[.$I141]));VALUE(IF(ISERROR([.$K141]);[Hilfsvariablen.$C$1];[.$K141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Reinigungsmittel Emsal Grundreiniger</text:p>
          </table:table-cell>
          <table:table-cell table:style-name="ce10" table:formula="oooc:=IF(VALUE([.$M142])=VALUE([Hilfsvariablen.$C$1]);&quot;&quot;;[.$M142])" office:value-type="currency" office:currency="EUR" office:value="4.99">
            <text:p>4,99 €</text:p>
          </table:table-cell>
          <table:table-cell table:style-name="ce13" table:formula="oooc:=DOLLAR(VLOOKUP([.$A142];AldiBereich;4;0) ;2)" office:value-type="float" office:value="0">
            <text:p>#NV</text:p>
          </table:table-cell>
          <table:table-cell table:style-name="ce13" table:formula="oooc:=VLOOKUP([.$A142];AldiBereich;3;0)" office:value-type="float" office:value="0">
            <text:p>#NV</text:p>
          </table:table-cell>
          <table:table-cell table:style-name="ce13" table:formula="oooc:=DOLLAR(VLOOKUP([.$A142];MarktkaufBereich;4;0) ;2)" office:value-type="string" office:string-value="4,99 €">
            <text:p>4,99 €</text:p>
          </table:table-cell>
          <table:table-cell table:style-name="ce13" table:formula="oooc:=VLOOKUP([.$A142];MarktkaufBereich;3;0)" office:value-type="string" office:string-value="sehr gut">
            <text:p>sehr gut</text:p>
          </table:table-cell>
          <table:table-cell table:style-name="ce13" table:formula="oooc:=DOLLAR(VLOOKUP([.$A142];PlusBereich;4;0) ;2)" office:value-type="float" office:value="0">
            <text:p>#NV</text:p>
          </table:table-cell>
          <table:table-cell table:style-name="ce13" table:formula="oooc:=VLOOKUP([.$A142];PlusBereich;3;0)" office:value-type="float" office:value="0">
            <text:p>#NV</text:p>
          </table:table-cell>
          <table:table-cell table:style-name="ce13" table:formula="oooc:=DOLLAR(VLOOKUP([.$A142];SchleckerBereich;4;0);2)" office:value-type="float" office:value="0">
            <text:p>#NV</text:p>
          </table:table-cell>
          <table:table-cell table:style-name="ce13" table:formula="oooc:=VLOOKUP([.$A142];SchleckerBereich;3;0)" office:value-type="float" office:value="0">
            <text:p>#NV</text:p>
          </table:table-cell>
          <table:table-cell table:style-name="ce13" table:formula="oooc:=DOLLAR(VLOOKUP([.$A142];MüllerBereich;4;0);2)" office:value-type="float" office:value="0">
            <text:p>#NV</text:p>
          </table:table-cell>
          <table:table-cell table:style-name="ce13" table:formula="oooc:=VLOOKUP([.$A142];MüllerBereich;3;0)" office:value-type="float" office:value="0">
            <text:p>#NV</text:p>
          </table:table-cell>
          <table:table-cell table:style-name="ce18" table:formula="oooc:=MIN(VALUE(IF(ISERROR([.$C142]);[Hilfsvariablen.$C$1];[.$C142]));VALUE(IF(ISERROR([.$E142]);[Hilfsvariablen.$C$1];[.$E142]));VALUE(IF(ISERROR([.$G142]);[Hilfsvariablen.$C$1];[.$G142]));VALUE(IF(ISERROR([.$I142]);[Hilfsvariablen.$C$1];[.$I142]));VALUE(IF(ISERROR([.$K142]);[Hilfsvariablen.$C$1];[.$K142])))" office:value-type="currency" office:currency="EUR" office:value="4.99">
            <text:p>4,9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Schampoo Kür Mandelmilch 500ml</text:p>
          </table:table-cell>
          <table:table-cell table:style-name="ce10" table:formula="oooc:=IF(VALUE([.$M143])=VALUE([Hilfsvariablen.$C$1]);&quot;&quot;;[.$M143])">
            <text:p/>
          </table:table-cell>
          <table:table-cell table:style-name="ce13" table:formula="oooc:=DOLLAR(VLOOKUP([.$A143];AldiBereich;4;0) ;2)" office:value-type="float" office:value="0">
            <text:p>#NV</text:p>
          </table:table-cell>
          <table:table-cell table:style-name="ce13" table:formula="oooc:=VLOOKUP([.$A143];AldiBereich;3;0)" office:value-type="float" office:value="0">
            <text:p>#NV</text:p>
          </table:table-cell>
          <table:table-cell table:style-name="ce13" table:formula="oooc:=DOLLAR(VLOOKUP([.$A143];MarktkaufBereich;4;0) ;2)" office:value-type="float" office:value="0">
            <text:p>#NV</text:p>
          </table:table-cell>
          <table:table-cell table:style-name="ce13" table:formula="oooc:=VLOOKUP([.$A143];MarktkaufBereich;3;0)" office:value-type="float" office:value="0">
            <text:p>#NV</text:p>
          </table:table-cell>
          <table:table-cell table:style-name="ce13" table:formula="oooc:=DOLLAR(VLOOKUP([.$A143];PlusBereich;4;0) ;2)" office:value-type="float" office:value="0">
            <text:p>#NV</text:p>
          </table:table-cell>
          <table:table-cell table:style-name="ce13" table:formula="oooc:=VLOOKUP([.$A143];PlusBereich;3;0)" office:value-type="float" office:value="0">
            <text:p>#NV</text:p>
          </table:table-cell>
          <table:table-cell table:style-name="ce13" table:formula="oooc:=DOLLAR(VLOOKUP([.$A143];SchleckerBereich;4;0);2)" office:value-type="float" office:value="0">
            <text:p>#NV</text:p>
          </table:table-cell>
          <table:table-cell table:style-name="ce13" table:formula="oooc:=VLOOKUP([.$A143];SchleckerBereich;3;0)" office:value-type="float" office:value="0">
            <text:p>#NV</text:p>
          </table:table-cell>
          <table:table-cell table:style-name="ce13" table:formula="oooc:=DOLLAR(VLOOKUP([.$A143];MüllerBereich;4;0);2)" office:value-type="float" office:value="0">
            <text:p>#NV</text:p>
          </table:table-cell>
          <table:table-cell table:style-name="ce13" table:formula="oooc:=VLOOKUP([.$A143];MüllerBereich;3;0)" office:value-type="float" office:value="0">
            <text:p>#NV</text:p>
          </table:table-cell>
          <table:table-cell table:style-name="ce18" table:formula="oooc:=MIN(VALUE(IF(ISERROR([.$C143]);[Hilfsvariablen.$C$1];[.$C143]));VALUE(IF(ISERROR([.$E143]);[Hilfsvariablen.$C$1];[.$E143]));VALUE(IF(ISERROR([.$G143]);[Hilfsvariablen.$C$1];[.$G143]));VALUE(IF(ISERROR([.$I143]);[Hilfsvariablen.$C$1];[.$I143]));VALUE(IF(ISERROR([.$K143]);[Hilfsvariablen.$C$1];[.$K143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Schampoo Wash &amp; Go 200 ml</text:p>
          </table:table-cell>
          <table:table-cell table:style-name="ce10" table:formula="oooc:=IF(VALUE([.$M144])=VALUE([Hilfsvariablen.$C$1]);&quot;&quot;;[.$M144])" office:value-type="currency" office:currency="EUR" office:value="1.49">
            <text:p>1,49 €</text:p>
          </table:table-cell>
          <table:table-cell table:style-name="ce13" table:formula="oooc:=DOLLAR(VLOOKUP([.$A144];AldiBereich;4;0) ;2)" office:value-type="float" office:value="0">
            <text:p>#NV</text:p>
          </table:table-cell>
          <table:table-cell table:style-name="ce13" table:formula="oooc:=VLOOKUP([.$A144];AldiBereich;3;0)" office:value-type="float" office:value="0">
            <text:p>#NV</text:p>
          </table:table-cell>
          <table:table-cell table:style-name="ce13" table:formula="oooc:=DOLLAR(VLOOKUP([.$A144];MarktkaufBereich;4;0) ;2)" office:value-type="string" office:string-value="1,49 €">
            <text:p>1,49 €</text:p>
          </table:table-cell>
          <table:table-cell table:style-name="ce13" table:formula="oooc:=VLOOKUP([.$A144];MarktkaufBereich;3;0)" office:value-type="string" office:string-value="gut">
            <text:p>gut</text:p>
          </table:table-cell>
          <table:table-cell table:style-name="ce13" table:formula="oooc:=DOLLAR(VLOOKUP([.$A144];PlusBereich;4;0) ;2)" office:value-type="float" office:value="0">
            <text:p>#NV</text:p>
          </table:table-cell>
          <table:table-cell table:style-name="ce13" table:formula="oooc:=VLOOKUP([.$A144];PlusBereich;3;0)" office:value-type="float" office:value="0">
            <text:p>#NV</text:p>
          </table:table-cell>
          <table:table-cell table:style-name="ce13" table:formula="oooc:=DOLLAR(VLOOKUP([.$A144];SchleckerBereich;4;0);2)" office:value-type="float" office:value="0">
            <text:p>#NV</text:p>
          </table:table-cell>
          <table:table-cell table:style-name="ce13" table:formula="oooc:=VLOOKUP([.$A144];SchleckerBereich;3;0)" office:value-type="float" office:value="0">
            <text:p>#NV</text:p>
          </table:table-cell>
          <table:table-cell table:style-name="ce13" table:formula="oooc:=DOLLAR(VLOOKUP([.$A144];MüllerBereich;4;0);2)" office:value-type="float" office:value="0">
            <text:p>#NV</text:p>
          </table:table-cell>
          <table:table-cell table:style-name="ce13" table:formula="oooc:=VLOOKUP([.$A144];MüllerBereich;3;0)" office:value-type="float" office:value="0">
            <text:p>#NV</text:p>
          </table:table-cell>
          <table:table-cell table:style-name="ce18" table:formula="oooc:=MIN(VALUE(IF(ISERROR([.$C144]);[Hilfsvariablen.$C$1];[.$C144]));VALUE(IF(ISERROR([.$E144]);[Hilfsvariablen.$C$1];[.$E144]));VALUE(IF(ISERROR([.$G144]);[Hilfsvariablen.$C$1];[.$G144]));VALUE(IF(ISERROR([.$I144]);[Hilfsvariablen.$C$1];[.$I144]));VALUE(IF(ISERROR([.$K144]);[Hilfsvariablen.$C$1];[.$K144])))" office:value-type="currency" office:currency="EUR" office:value="1.49">
            <text:p>1,4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Schaumbad Pfirsich 2 L</text:p>
          </table:table-cell>
          <table:table-cell table:style-name="ce10" table:formula="oooc:=IF(VALUE([.$M145])=VALUE([Hilfsvariablen.$C$1]);&quot;&quot;;[.$M145])" office:value-type="currency" office:currency="EUR" office:value="1.99">
            <text:p>1,99 €</text:p>
          </table:table-cell>
          <table:table-cell table:style-name="ce13" table:formula="oooc:=DOLLAR(VLOOKUP([.$A145];AldiBereich;4;0) ;2)" office:value-type="float" office:value="0">
            <text:p>#NV</text:p>
          </table:table-cell>
          <table:table-cell table:style-name="ce13" table:formula="oooc:=VLOOKUP([.$A145];AldiBereich;3;0)" office:value-type="float" office:value="0">
            <text:p>#NV</text:p>
          </table:table-cell>
          <table:table-cell table:style-name="ce13" table:formula="oooc:=DOLLAR(VLOOKUP([.$A145];MarktkaufBereich;4;0) ;2)" office:value-type="string" office:string-value="1,99 €">
            <text:p>1,99 €</text:p>
          </table:table-cell>
          <table:table-cell table:style-name="ce13" table:formula="oooc:=VLOOKUP([.$A145];MarktkaufBereich;3;0)">
            <text:p/>
          </table:table-cell>
          <table:table-cell table:style-name="ce13" table:formula="oooc:=DOLLAR(VLOOKUP([.$A145];PlusBereich;4;0) ;2)" office:value-type="float" office:value="0">
            <text:p>#NV</text:p>
          </table:table-cell>
          <table:table-cell table:style-name="ce13" table:formula="oooc:=VLOOKUP([.$A145];PlusBereich;3;0)" office:value-type="float" office:value="0">
            <text:p>#NV</text:p>
          </table:table-cell>
          <table:table-cell table:style-name="ce13" table:formula="oooc:=DOLLAR(VLOOKUP([.$A145];SchleckerBereich;4;0);2)" office:value-type="float" office:value="0">
            <text:p>#NV</text:p>
          </table:table-cell>
          <table:table-cell table:style-name="ce13" table:formula="oooc:=VLOOKUP([.$A145];SchleckerBereich;3;0)" office:value-type="float" office:value="0">
            <text:p>#NV</text:p>
          </table:table-cell>
          <table:table-cell table:style-name="ce13" table:formula="oooc:=DOLLAR(VLOOKUP([.$A145];MüllerBereich;4;0);2)" office:value-type="float" office:value="0">
            <text:p>#NV</text:p>
          </table:table-cell>
          <table:table-cell table:style-name="ce13" table:formula="oooc:=VLOOKUP([.$A145];MüllerBereich;3;0)" office:value-type="float" office:value="0">
            <text:p>#NV</text:p>
          </table:table-cell>
          <table:table-cell table:style-name="ce18" table:formula="oooc:=MIN(VALUE(IF(ISERROR([.$C145]);[Hilfsvariablen.$C$1];[.$C145]));VALUE(IF(ISERROR([.$E145]);[Hilfsvariablen.$C$1];[.$E145]));VALUE(IF(ISERROR([.$G145]);[Hilfsvariablen.$C$1];[.$G145]));VALUE(IF(ISERROR([.$I145]);[Hilfsvariablen.$C$1];[.$I145]));VALUE(IF(ISERROR([.$K145]);[Hilfsvariablen.$C$1];[.$K145])))" office:value-type="currency" office:currency="EUR" office:value="1.99">
            <text:p>1,9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Spülmittel Fit 1 L</text:p>
          </table:table-cell>
          <table:table-cell table:style-name="ce10" table:formula="oooc:=IF(VALUE([.$M146])=VALUE([Hilfsvariablen.$C$1]);&quot;&quot;;[.$M146])" office:value-type="currency" office:currency="EUR" office:value="1.29">
            <text:p>1,29 €</text:p>
          </table:table-cell>
          <table:table-cell table:style-name="ce13" table:formula="oooc:=DOLLAR(VLOOKUP([.$A146];AldiBereich;4;0) ;2)" office:value-type="float" office:value="0">
            <text:p>#NV</text:p>
          </table:table-cell>
          <table:table-cell table:style-name="ce13" table:formula="oooc:=VLOOKUP([.$A146];AldiBereich;3;0)" office:value-type="float" office:value="0">
            <text:p>#NV</text:p>
          </table:table-cell>
          <table:table-cell table:style-name="ce13" table:formula="oooc:=DOLLAR(VLOOKUP([.$A146];MarktkaufBereich;4;0) ;2)" office:value-type="string" office:string-value="1,29 €">
            <text:p>1,29 €</text:p>
          </table:table-cell>
          <table:table-cell table:style-name="ce13" table:formula="oooc:=VLOOKUP([.$A146];MarktkaufBereich;3;0)">
            <text:p/>
          </table:table-cell>
          <table:table-cell table:style-name="ce13" table:formula="oooc:=DOLLAR(VLOOKUP([.$A146];PlusBereich;4;0) ;2)" office:value-type="float" office:value="0">
            <text:p>#NV</text:p>
          </table:table-cell>
          <table:table-cell table:style-name="ce13" table:formula="oooc:=VLOOKUP([.$A146];PlusBereich;3;0)" office:value-type="float" office:value="0">
            <text:p>#NV</text:p>
          </table:table-cell>
          <table:table-cell table:style-name="ce13" table:formula="oooc:=DOLLAR(VLOOKUP([.$A146];SchleckerBereich;4;0);2)" office:value-type="float" office:value="0">
            <text:p>#NV</text:p>
          </table:table-cell>
          <table:table-cell table:style-name="ce13" table:formula="oooc:=VLOOKUP([.$A146];SchleckerBereich;3;0)" office:value-type="float" office:value="0">
            <text:p>#NV</text:p>
          </table:table-cell>
          <table:table-cell table:style-name="ce13" table:formula="oooc:=DOLLAR(VLOOKUP([.$A146];MüllerBereich;4;0);2)" office:value-type="float" office:value="0">
            <text:p>#NV</text:p>
          </table:table-cell>
          <table:table-cell table:style-name="ce13" table:formula="oooc:=VLOOKUP([.$A146];MüllerBereich;3;0)" office:value-type="float" office:value="0">
            <text:p>#NV</text:p>
          </table:table-cell>
          <table:table-cell table:style-name="ce18" table:formula="oooc:=MIN(VALUE(IF(ISERROR([.$C146]);[Hilfsvariablen.$C$1];[.$C146]));VALUE(IF(ISERROR([.$E146]);[Hilfsvariablen.$C$1];[.$E146]));VALUE(IF(ISERROR([.$G146]);[Hilfsvariablen.$C$1];[.$G146]));VALUE(IF(ISERROR([.$I146]);[Hilfsvariablen.$C$1];[.$I146]));VALUE(IF(ISERROR([.$K146]);[Hilfsvariablen.$C$1];[.$K146])))" office:value-type="currency" office:currency="EUR" office:value="1.29">
            <text:p>1,2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Spülmittel Fit 500 ml</text:p>
          </table:table-cell>
          <table:table-cell table:style-name="ce10" table:formula="oooc:=IF(VALUE([.$M147])=VALUE([Hilfsvariablen.$C$1]);&quot;&quot;;[.$M147])" office:value-type="currency" office:currency="EUR" office:value="0.79">
            <text:p>0,79 €</text:p>
          </table:table-cell>
          <table:table-cell table:style-name="ce13" table:formula="oooc:=DOLLAR(VLOOKUP([.$A147];AldiBereich;4;0) ;2)" office:value-type="float" office:value="0">
            <text:p>#NV</text:p>
          </table:table-cell>
          <table:table-cell table:style-name="ce13" table:formula="oooc:=VLOOKUP([.$A147];AldiBereich;3;0)" office:value-type="float" office:value="0">
            <text:p>#NV</text:p>
          </table:table-cell>
          <table:table-cell table:style-name="ce13" table:formula="oooc:=DOLLAR(VLOOKUP([.$A147];MarktkaufBereich;4;0) ;2)" office:value-type="string" office:string-value="0,79 €">
            <text:p>0,79 €</text:p>
          </table:table-cell>
          <table:table-cell table:style-name="ce13" table:formula="oooc:=VLOOKUP([.$A147];MarktkaufBereich;3;0)" office:value-type="string" office:string-value="gut">
            <text:p>gut</text:p>
          </table:table-cell>
          <table:table-cell table:style-name="ce13" table:formula="oooc:=DOLLAR(VLOOKUP([.$A147];PlusBereich;4;0) ;2)" office:value-type="float" office:value="0">
            <text:p>#NV</text:p>
          </table:table-cell>
          <table:table-cell table:style-name="ce13" table:formula="oooc:=VLOOKUP([.$A147];PlusBereich;3;0)" office:value-type="float" office:value="0">
            <text:p>#NV</text:p>
          </table:table-cell>
          <table:table-cell table:style-name="ce13" table:formula="oooc:=DOLLAR(VLOOKUP([.$A147];SchleckerBereich;4;0);2)" office:value-type="float" office:value="0">
            <text:p>#NV</text:p>
          </table:table-cell>
          <table:table-cell table:style-name="ce13" table:formula="oooc:=VLOOKUP([.$A147];SchleckerBereich;3;0)" office:value-type="float" office:value="0">
            <text:p>#NV</text:p>
          </table:table-cell>
          <table:table-cell table:style-name="ce13" table:formula="oooc:=DOLLAR(VLOOKUP([.$A147];MüllerBereich;4;0);2)" office:value-type="float" office:value="0">
            <text:p>#NV</text:p>
          </table:table-cell>
          <table:table-cell table:style-name="ce13" table:formula="oooc:=VLOOKUP([.$A147];MüllerBereich;3;0)" office:value-type="float" office:value="0">
            <text:p>#NV</text:p>
          </table:table-cell>
          <table:table-cell table:style-name="ce18" table:formula="oooc:=MIN(VALUE(IF(ISERROR([.$C147]);[Hilfsvariablen.$C$1];[.$C147]));VALUE(IF(ISERROR([.$E147]);[Hilfsvariablen.$C$1];[.$E147]));VALUE(IF(ISERROR([.$G147]);[Hilfsvariablen.$C$1];[.$G147]));VALUE(IF(ISERROR([.$I147]);[Hilfsvariablen.$C$1];[.$I147]));VALUE(IF(ISERROR([.$K147]);[Hilfsvariablen.$C$1];[.$K147])))" office:value-type="currency" office:currency="EUR" office:value="0.79">
            <text:p>0,7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Spülmittel Fit Olive Baumwollblüte 750 ml</text:p>
          </table:table-cell>
          <table:table-cell table:style-name="ce10" table:formula="oooc:=IF(VALUE([.$M148])=VALUE([Hilfsvariablen.$C$1]);&quot;&quot;;[.$M148])">
            <text:p/>
          </table:table-cell>
          <table:table-cell table:style-name="ce13" table:formula="oooc:=DOLLAR(VLOOKUP([.$A148];AldiBereich;4;0) ;2)" office:value-type="float" office:value="0">
            <text:p>#NV</text:p>
          </table:table-cell>
          <table:table-cell table:style-name="ce13" table:formula="oooc:=VLOOKUP([.$A148];AldiBereich;3;0)" office:value-type="float" office:value="0">
            <text:p>#NV</text:p>
          </table:table-cell>
          <table:table-cell table:style-name="ce13" table:formula="oooc:=DOLLAR(VLOOKUP([.$A148];MarktkaufBereich;4;0) ;2)" office:value-type="float" office:value="0">
            <text:p>#NV</text:p>
          </table:table-cell>
          <table:table-cell table:style-name="ce13" table:formula="oooc:=VLOOKUP([.$A148];MarktkaufBereich;3;0)" office:value-type="float" office:value="0">
            <text:p>#NV</text:p>
          </table:table-cell>
          <table:table-cell table:style-name="ce13" table:formula="oooc:=DOLLAR(VLOOKUP([.$A148];PlusBereich;4;0) ;2)" office:value-type="float" office:value="0">
            <text:p>#NV</text:p>
          </table:table-cell>
          <table:table-cell table:style-name="ce13" table:formula="oooc:=VLOOKUP([.$A148];PlusBereich;3;0)" office:value-type="float" office:value="0">
            <text:p>#NV</text:p>
          </table:table-cell>
          <table:table-cell table:style-name="ce13" table:formula="oooc:=DOLLAR(VLOOKUP([.$A148];SchleckerBereich;4;0);2)" office:value-type="float" office:value="0">
            <text:p>#NV</text:p>
          </table:table-cell>
          <table:table-cell table:style-name="ce13" table:formula="oooc:=VLOOKUP([.$A148];SchleckerBereich;3;0)" office:value-type="float" office:value="0">
            <text:p>#NV</text:p>
          </table:table-cell>
          <table:table-cell table:style-name="ce13" table:formula="oooc:=DOLLAR(VLOOKUP([.$A148];MüllerBereich;4;0);2)" office:value-type="float" office:value="0">
            <text:p>#NV</text:p>
          </table:table-cell>
          <table:table-cell table:style-name="ce13" table:formula="oooc:=VLOOKUP([.$A148];MüllerBereich;3;0)" office:value-type="float" office:value="0">
            <text:p>#NV</text:p>
          </table:table-cell>
          <table:table-cell table:style-name="ce18" table:formula="oooc:=MIN(VALUE(IF(ISERROR([.$C148]);[Hilfsvariablen.$C$1];[.$C148]));VALUE(IF(ISERROR([.$E148]);[Hilfsvariablen.$C$1];[.$E148]));VALUE(IF(ISERROR([.$G148]);[Hilfsvariablen.$C$1];[.$G148]));VALUE(IF(ISERROR([.$I148]);[Hilfsvariablen.$C$1];[.$I148]));VALUE(IF(ISERROR([.$K148]);[Hilfsvariablen.$C$1];[.$K148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Spülmittel Fit Zitronenmelisse 750 ml</text:p>
          </table:table-cell>
          <table:table-cell table:style-name="ce10" table:formula="oooc:=IF(VALUE([.$M149])=VALUE([Hilfsvariablen.$C$1]);&quot;&quot;;[.$M149])" office:value-type="currency" office:currency="EUR" office:value="0.99">
            <text:p>0,99 €</text:p>
          </table:table-cell>
          <table:table-cell table:style-name="ce13" table:formula="oooc:=DOLLAR(VLOOKUP([.$A149];AldiBereich;4;0) ;2)" office:value-type="float" office:value="0">
            <text:p>#NV</text:p>
          </table:table-cell>
          <table:table-cell table:style-name="ce13" table:formula="oooc:=VLOOKUP([.$A149];AldiBereich;3;0)" office:value-type="float" office:value="0">
            <text:p>#NV</text:p>
          </table:table-cell>
          <table:table-cell table:style-name="ce13" table:formula="oooc:=DOLLAR(VLOOKUP([.$A149];MarktkaufBereich;4;0) ;2)" office:value-type="string" office:string-value="0,99 €">
            <text:p>0,99 €</text:p>
          </table:table-cell>
          <table:table-cell table:style-name="ce13" table:formula="oooc:=VLOOKUP([.$A149];MarktkaufBereich;3;0)">
            <text:p/>
          </table:table-cell>
          <table:table-cell table:style-name="ce13" table:formula="oooc:=DOLLAR(VLOOKUP([.$A149];PlusBereich;4;0) ;2)" office:value-type="float" office:value="0">
            <text:p>#NV</text:p>
          </table:table-cell>
          <table:table-cell table:style-name="ce13" table:formula="oooc:=VLOOKUP([.$A149];PlusBereich;3;0)" office:value-type="float" office:value="0">
            <text:p>#NV</text:p>
          </table:table-cell>
          <table:table-cell table:style-name="ce13" table:formula="oooc:=DOLLAR(VLOOKUP([.$A149];SchleckerBereich;4;0);2)" office:value-type="float" office:value="0">
            <text:p>#NV</text:p>
          </table:table-cell>
          <table:table-cell table:style-name="ce13" table:formula="oooc:=VLOOKUP([.$A149];SchleckerBereich;3;0)" office:value-type="float" office:value="0">
            <text:p>#NV</text:p>
          </table:table-cell>
          <table:table-cell table:style-name="ce13" table:formula="oooc:=DOLLAR(VLOOKUP([.$A149];MüllerBereich;4;0);2)" office:value-type="float" office:value="0">
            <text:p>#NV</text:p>
          </table:table-cell>
          <table:table-cell table:style-name="ce13" table:formula="oooc:=VLOOKUP([.$A149];MüllerBereich;3;0)" office:value-type="float" office:value="0">
            <text:p>#NV</text:p>
          </table:table-cell>
          <table:table-cell table:style-name="ce18" table:formula="oooc:=MIN(VALUE(IF(ISERROR([.$C149]);[Hilfsvariablen.$C$1];[.$C149]));VALUE(IF(ISERROR([.$E149]);[Hilfsvariablen.$C$1];[.$E149]));VALUE(IF(ISERROR([.$G149]);[Hilfsvariablen.$C$1];[.$G149]));VALUE(IF(ISERROR([.$I149]);[Hilfsvariablen.$C$1];[.$I149]));VALUE(IF(ISERROR([.$K149]);[Hilfsvariablen.$C$1];[.$K149])))" office:value-type="currency" office:currency="EUR" office:value="0.99">
            <text:p>0,9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Tiernahrung Katzenfutter feucht</text:p>
          </table:table-cell>
          <table:table-cell table:style-name="ce10" table:formula="oooc:=IF(VALUE([.$M150])=VALUE([Hilfsvariablen.$C$1]);&quot;&quot;;[.$M150])" office:value-type="currency" office:currency="EUR" office:value="0.35">
            <text:p>0,35 €</text:p>
          </table:table-cell>
          <table:table-cell table:style-name="ce13" table:formula="oooc:=DOLLAR(VLOOKUP([.$A150];AldiBereich;4;0) ;2)" office:value-type="float" office:value="0">
            <text:p>#NV</text:p>
          </table:table-cell>
          <table:table-cell table:style-name="ce13" table:formula="oooc:=VLOOKUP([.$A150];AldiBereich;3;0)" office:value-type="float" office:value="0">
            <text:p>#NV</text:p>
          </table:table-cell>
          <table:table-cell table:style-name="ce13" table:formula="oooc:=DOLLAR(VLOOKUP([.$A150];MarktkaufBereich;4;0) ;2)" office:value-type="string" office:string-value="0,35 €">
            <text:p>0,35 €</text:p>
          </table:table-cell>
          <table:table-cell table:style-name="ce13" table:formula="oooc:=VLOOKUP([.$A150];MarktkaufBereich;3;0)">
            <text:p/>
          </table:table-cell>
          <table:table-cell table:style-name="ce13" table:formula="oooc:=DOLLAR(VLOOKUP([.$A150];PlusBereich;4;0) ;2)" office:value-type="float" office:value="0">
            <text:p>#NV</text:p>
          </table:table-cell>
          <table:table-cell table:style-name="ce13" table:formula="oooc:=VLOOKUP([.$A150];PlusBereich;3;0)" office:value-type="float" office:value="0">
            <text:p>#NV</text:p>
          </table:table-cell>
          <table:table-cell table:style-name="ce13" table:formula="oooc:=DOLLAR(VLOOKUP([.$A150];SchleckerBereich;4;0);2)" office:value-type="float" office:value="0">
            <text:p>#NV</text:p>
          </table:table-cell>
          <table:table-cell table:style-name="ce13" table:formula="oooc:=VLOOKUP([.$A150];SchleckerBereich;3;0)" office:value-type="float" office:value="0">
            <text:p>#NV</text:p>
          </table:table-cell>
          <table:table-cell table:style-name="ce13" table:formula="oooc:=DOLLAR(VLOOKUP([.$A150];MüllerBereich;4;0);2)" office:value-type="float" office:value="0">
            <text:p>#NV</text:p>
          </table:table-cell>
          <table:table-cell table:style-name="ce13" table:formula="oooc:=VLOOKUP([.$A150];MüllerBereich;3;0)" office:value-type="float" office:value="0">
            <text:p>#NV</text:p>
          </table:table-cell>
          <table:table-cell table:style-name="ce18" table:formula="oooc:=MIN(VALUE(IF(ISERROR([.$C150]);[Hilfsvariablen.$C$1];[.$C150]));VALUE(IF(ISERROR([.$E150]);[Hilfsvariablen.$C$1];[.$E150]));VALUE(IF(ISERROR([.$G150]);[Hilfsvariablen.$C$1];[.$G150]));VALUE(IF(ISERROR([.$I150]);[Hilfsvariablen.$C$1];[.$I150]));VALUE(IF(ISERROR([.$K150]);[Hilfsvariablen.$C$1];[.$K150])))" office:value-type="currency" office:currency="EUR" office:value="0.35">
            <text:p>0,35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Tiernahrung Katzenfutter trocken 1 kg</text:p>
          </table:table-cell>
          <table:table-cell table:style-name="ce10" table:formula="oooc:=IF(VALUE([.$M151])=VALUE([Hilfsvariablen.$C$1]);&quot;&quot;;[.$M151])" office:value-type="currency" office:currency="EUR" office:value="0.89">
            <text:p>0,89 €</text:p>
          </table:table-cell>
          <table:table-cell table:style-name="ce13" table:formula="oooc:=DOLLAR(VLOOKUP([.$A151];AldiBereich;4;0) ;2)" office:value-type="float" office:value="0">
            <text:p>#NV</text:p>
          </table:table-cell>
          <table:table-cell table:style-name="ce13" table:formula="oooc:=VLOOKUP([.$A151];AldiBereich;3;0)" office:value-type="float" office:value="0">
            <text:p>#NV</text:p>
          </table:table-cell>
          <table:table-cell table:style-name="ce13" table:formula="oooc:=DOLLAR(VLOOKUP([.$A151];MarktkaufBereich;4;0) ;2)" office:value-type="string" office:string-value="0,89 €">
            <text:p>0,89 €</text:p>
          </table:table-cell>
          <table:table-cell table:style-name="ce13" table:formula="oooc:=VLOOKUP([.$A151];MarktkaufBereich;3;0)">
            <text:p/>
          </table:table-cell>
          <table:table-cell table:style-name="ce13" table:formula="oooc:=DOLLAR(VLOOKUP([.$A151];PlusBereich;4;0) ;2)" office:value-type="float" office:value="0">
            <text:p>#NV</text:p>
          </table:table-cell>
          <table:table-cell table:style-name="ce13" table:formula="oooc:=VLOOKUP([.$A151];PlusBereich;3;0)" office:value-type="float" office:value="0">
            <text:p>#NV</text:p>
          </table:table-cell>
          <table:table-cell table:style-name="ce13" table:formula="oooc:=DOLLAR(VLOOKUP([.$A151];SchleckerBereich;4;0);2)" office:value-type="float" office:value="0">
            <text:p>#NV</text:p>
          </table:table-cell>
          <table:table-cell table:style-name="ce13" table:formula="oooc:=VLOOKUP([.$A151];SchleckerBereich;3;0)" office:value-type="float" office:value="0">
            <text:p>#NV</text:p>
          </table:table-cell>
          <table:table-cell table:style-name="ce13" table:formula="oooc:=DOLLAR(VLOOKUP([.$A151];MüllerBereich;4;0);2)" office:value-type="float" office:value="0">
            <text:p>#NV</text:p>
          </table:table-cell>
          <table:table-cell table:style-name="ce13" table:formula="oooc:=VLOOKUP([.$A151];MüllerBereich;3;0)" office:value-type="float" office:value="0">
            <text:p>#NV</text:p>
          </table:table-cell>
          <table:table-cell table:style-name="ce18" table:formula="oooc:=MIN(VALUE(IF(ISERROR([.$C151]);[Hilfsvariablen.$C$1];[.$C151]));VALUE(IF(ISERROR([.$E151]);[Hilfsvariablen.$C$1];[.$E151]));VALUE(IF(ISERROR([.$G151]);[Hilfsvariablen.$C$1];[.$G151]));VALUE(IF(ISERROR([.$I151]);[Hilfsvariablen.$C$1];[.$I151]));VALUE(IF(ISERROR([.$K151]);[Hilfsvariablen.$C$1];[.$K151])))" office:value-type="currency" office:currency="EUR" office:value="0.89">
            <text:p>0,8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Toilettenpapier 3lag 8x200 Blatt</text:p>
          </table:table-cell>
          <table:table-cell table:style-name="ce10" table:formula="oooc:=IF(VALUE([.$M152])=VALUE([Hilfsvariablen.$C$1]);&quot;&quot;;[.$M152])" office:value-type="currency" office:currency="EUR" office:value="1.59">
            <text:p>1,59 €</text:p>
          </table:table-cell>
          <table:table-cell table:style-name="ce13" table:formula="oooc:=DOLLAR(VLOOKUP([.$A152];AldiBereich;4;0) ;2)" office:value-type="float" office:value="0">
            <text:p>#NV</text:p>
          </table:table-cell>
          <table:table-cell table:style-name="ce13" table:formula="oooc:=VLOOKUP([.$A152];AldiBereich;3;0)" office:value-type="float" office:value="0">
            <text:p>#NV</text:p>
          </table:table-cell>
          <table:table-cell table:style-name="ce13" table:formula="oooc:=DOLLAR(VLOOKUP([.$A152];MarktkaufBereich;4;0) ;2)" office:value-type="string" office:string-value="1,59 €">
            <text:p>1,59 €</text:p>
          </table:table-cell>
          <table:table-cell table:style-name="ce13" table:formula="oooc:=VLOOKUP([.$A152];MarktkaufBereich;3;0)" office:value-type="string" office:string-value="gut">
            <text:p>gut</text:p>
          </table:table-cell>
          <table:table-cell table:style-name="ce13" table:formula="oooc:=DOLLAR(VLOOKUP([.$A152];PlusBereich;4;0) ;2)" office:value-type="float" office:value="0">
            <text:p>#NV</text:p>
          </table:table-cell>
          <table:table-cell table:style-name="ce13" table:formula="oooc:=VLOOKUP([.$A152];PlusBereich;3;0)" office:value-type="float" office:value="0">
            <text:p>#NV</text:p>
          </table:table-cell>
          <table:table-cell table:style-name="ce13" table:formula="oooc:=DOLLAR(VLOOKUP([.$A152];SchleckerBereich;4;0);2)" office:value-type="float" office:value="0">
            <text:p>#NV</text:p>
          </table:table-cell>
          <table:table-cell table:style-name="ce13" table:formula="oooc:=VLOOKUP([.$A152];SchleckerBereich;3;0)" office:value-type="float" office:value="0">
            <text:p>#NV</text:p>
          </table:table-cell>
          <table:table-cell table:style-name="ce13" table:formula="oooc:=DOLLAR(VLOOKUP([.$A152];MüllerBereich;4;0);2)" office:value-type="float" office:value="0">
            <text:p>#NV</text:p>
          </table:table-cell>
          <table:table-cell table:style-name="ce13" table:formula="oooc:=VLOOKUP([.$A152];MüllerBereich;3;0)" office:value-type="float" office:value="0">
            <text:p>#NV</text:p>
          </table:table-cell>
          <table:table-cell table:style-name="ce18" table:formula="oooc:=MIN(VALUE(IF(ISERROR([.$C152]);[Hilfsvariablen.$C$1];[.$C152]));VALUE(IF(ISERROR([.$E152]);[Hilfsvariablen.$C$1];[.$E152]));VALUE(IF(ISERROR([.$G152]);[Hilfsvariablen.$C$1];[.$G152]));VALUE(IF(ISERROR([.$I152]);[Hilfsvariablen.$C$1];[.$I152]));VALUE(IF(ISERROR([.$K152]);[Hilfsvariablen.$C$1];[.$K152])))" office:value-type="currency" office:currency="EUR" office:value="1.59">
            <text:p>1,5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Waschmittel Color Waschmittel Flüssig1,5L</text:p>
          </table:table-cell>
          <table:table-cell table:style-name="ce10" table:formula="oooc:=IF(VALUE([.$M153])=VALUE([Hilfsvariablen.$C$1]);&quot;&quot;;[.$M153])" office:value-type="currency" office:currency="EUR" office:value="2.49">
            <text:p>2,49 €</text:p>
          </table:table-cell>
          <table:table-cell table:style-name="ce13" table:formula="oooc:=DOLLAR(VLOOKUP([.$A153];AldiBereich;4;0) ;2)" office:value-type="float" office:value="0">
            <text:p>#NV</text:p>
          </table:table-cell>
          <table:table-cell table:style-name="ce13" table:formula="oooc:=VLOOKUP([.$A153];AldiBereich;3;0)" office:value-type="float" office:value="0">
            <text:p>#NV</text:p>
          </table:table-cell>
          <table:table-cell table:style-name="ce13" table:formula="oooc:=DOLLAR(VLOOKUP([.$A153];MarktkaufBereich;4;0) ;2)" office:value-type="string" office:string-value="2,49 €">
            <text:p>2,49 €</text:p>
          </table:table-cell>
          <table:table-cell table:style-name="ce13" table:formula="oooc:=VLOOKUP([.$A153];MarktkaufBereich;3;0)">
            <text:p/>
          </table:table-cell>
          <table:table-cell table:style-name="ce13" table:formula="oooc:=DOLLAR(VLOOKUP([.$A153];PlusBereich;4;0) ;2)" office:value-type="float" office:value="0">
            <text:p>#NV</text:p>
          </table:table-cell>
          <table:table-cell table:style-name="ce13" table:formula="oooc:=VLOOKUP([.$A153];PlusBereich;3;0)" office:value-type="float" office:value="0">
            <text:p>#NV</text:p>
          </table:table-cell>
          <table:table-cell table:style-name="ce13" table:formula="oooc:=DOLLAR(VLOOKUP([.$A153];SchleckerBereich;4;0);2)" office:value-type="float" office:value="0">
            <text:p>#NV</text:p>
          </table:table-cell>
          <table:table-cell table:style-name="ce13" table:formula="oooc:=VLOOKUP([.$A153];SchleckerBereich;3;0)" office:value-type="float" office:value="0">
            <text:p>#NV</text:p>
          </table:table-cell>
          <table:table-cell table:style-name="ce13" table:formula="oooc:=DOLLAR(VLOOKUP([.$A153];MüllerBereich;4;0);2)" office:value-type="float" office:value="0">
            <text:p>#NV</text:p>
          </table:table-cell>
          <table:table-cell table:style-name="ce13" table:formula="oooc:=VLOOKUP([.$A153];MüllerBereich;3;0)" office:value-type="float" office:value="0">
            <text:p>#NV</text:p>
          </table:table-cell>
          <table:table-cell table:style-name="ce18" table:formula="oooc:=MIN(VALUE(IF(ISERROR([.$C153]);[Hilfsvariablen.$C$1];[.$C153]));VALUE(IF(ISERROR([.$E153]);[Hilfsvariablen.$C$1];[.$E153]));VALUE(IF(ISERROR([.$G153]);[Hilfsvariablen.$C$1];[.$G153]));VALUE(IF(ISERROR([.$I153]);[Hilfsvariablen.$C$1];[.$I153]));VALUE(IF(ISERROR([.$K153]);[Hilfsvariablen.$C$1];[.$K153])))" office:value-type="currency" office:currency="EUR" office:value="2.49">
            <text:p>2,4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Waschmittel Tandil Color Flüssig1,5L</text:p>
          </table:table-cell>
          <table:table-cell table:style-name="ce10" table:formula="oooc:=IF(VALUE([.$M154])=VALUE([Hilfsvariablen.$C$1]);&quot;&quot;;[.$M154])">
            <text:p/>
          </table:table-cell>
          <table:table-cell table:style-name="ce13" table:formula="oooc:=DOLLAR(VLOOKUP([.$A154];AldiBereich;4;0) ;2)" office:value-type="float" office:value="0">
            <text:p>#NV</text:p>
          </table:table-cell>
          <table:table-cell table:style-name="ce13" table:formula="oooc:=VLOOKUP([.$A154];AldiBereich;3;0)" office:value-type="float" office:value="0">
            <text:p>#NV</text:p>
          </table:table-cell>
          <table:table-cell table:style-name="ce13" table:formula="oooc:=DOLLAR(VLOOKUP([.$A154];MarktkaufBereich;4;0) ;2)" office:value-type="float" office:value="0">
            <text:p>#NV</text:p>
          </table:table-cell>
          <table:table-cell table:style-name="ce13" table:formula="oooc:=VLOOKUP([.$A154];MarktkaufBereich;3;0)" office:value-type="float" office:value="0">
            <text:p>#NV</text:p>
          </table:table-cell>
          <table:table-cell table:style-name="ce13" table:formula="oooc:=DOLLAR(VLOOKUP([.$A154];PlusBereich;4;0) ;2)" office:value-type="float" office:value="0">
            <text:p>#NV</text:p>
          </table:table-cell>
          <table:table-cell table:style-name="ce13" table:formula="oooc:=VLOOKUP([.$A154];PlusBereich;3;0)" office:value-type="float" office:value="0">
            <text:p>#NV</text:p>
          </table:table-cell>
          <table:table-cell table:style-name="ce13" table:formula="oooc:=DOLLAR(VLOOKUP([.$A154];SchleckerBereich;4;0);2)" office:value-type="float" office:value="0">
            <text:p>#NV</text:p>
          </table:table-cell>
          <table:table-cell table:style-name="ce13" table:formula="oooc:=VLOOKUP([.$A154];SchleckerBereich;3;0)" office:value-type="float" office:value="0">
            <text:p>#NV</text:p>
          </table:table-cell>
          <table:table-cell table:style-name="ce13" table:formula="oooc:=DOLLAR(VLOOKUP([.$A154];MüllerBereich;4;0);2)" office:value-type="float" office:value="0">
            <text:p>#NV</text:p>
          </table:table-cell>
          <table:table-cell table:style-name="ce13" table:formula="oooc:=VLOOKUP([.$A154];MüllerBereich;3;0)" office:value-type="float" office:value="0">
            <text:p>#NV</text:p>
          </table:table-cell>
          <table:table-cell table:style-name="ce18" table:formula="oooc:=MIN(VALUE(IF(ISERROR([.$C154]);[Hilfsvariablen.$C$1];[.$C154]));VALUE(IF(ISERROR([.$E154]);[Hilfsvariablen.$C$1];[.$E154]));VALUE(IF(ISERROR([.$G154]);[Hilfsvariablen.$C$1];[.$G154]));VALUE(IF(ISERROR([.$I154]);[Hilfsvariablen.$C$1];[.$I154]));VALUE(IF(ISERROR([.$K154]);[Hilfsvariablen.$C$1];[.$K154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WC DuftAmbi Pur Flush 3er Pack3x55ml</text:p>
          </table:table-cell>
          <table:table-cell table:style-name="ce10" table:formula="oooc:=IF(VALUE([.$M155])=VALUE([Hilfsvariablen.$C$1]);&quot;&quot;;[.$M155])" office:value-type="currency" office:currency="EUR" office:value="3.99">
            <text:p>3,99 €</text:p>
          </table:table-cell>
          <table:table-cell table:style-name="ce13" table:formula="oooc:=DOLLAR(VLOOKUP([.$A155];AldiBereich;4;0) ;2)" office:value-type="float" office:value="0">
            <text:p>#NV</text:p>
          </table:table-cell>
          <table:table-cell table:style-name="ce13" table:formula="oooc:=VLOOKUP([.$A155];AldiBereich;3;0)" office:value-type="float" office:value="0">
            <text:p>#NV</text:p>
          </table:table-cell>
          <table:table-cell table:style-name="ce13" table:formula="oooc:=DOLLAR(VLOOKUP([.$A155];MarktkaufBereich;4;0) ;2)" office:value-type="string" office:string-value="3,99 €">
            <text:p>3,99 €</text:p>
          </table:table-cell>
          <table:table-cell table:style-name="ce13" table:formula="oooc:=VLOOKUP([.$A155];MarktkaufBereich;3;0)">
            <text:p/>
          </table:table-cell>
          <table:table-cell table:style-name="ce13" table:formula="oooc:=DOLLAR(VLOOKUP([.$A155];PlusBereich;4;0) ;2)" office:value-type="float" office:value="0">
            <text:p>#NV</text:p>
          </table:table-cell>
          <table:table-cell table:style-name="ce13" table:formula="oooc:=VLOOKUP([.$A155];PlusBereich;3;0)" office:value-type="float" office:value="0">
            <text:p>#NV</text:p>
          </table:table-cell>
          <table:table-cell table:style-name="ce13" table:formula="oooc:=DOLLAR(VLOOKUP([.$A155];SchleckerBereich;4;0);2)" office:value-type="float" office:value="0">
            <text:p>#NV</text:p>
          </table:table-cell>
          <table:table-cell table:style-name="ce13" table:formula="oooc:=VLOOKUP([.$A155];SchleckerBereich;3;0)" office:value-type="float" office:value="0">
            <text:p>#NV</text:p>
          </table:table-cell>
          <table:table-cell table:style-name="ce13" table:formula="oooc:=DOLLAR(VLOOKUP([.$A155];MüllerBereich;4;0);2)" office:value-type="float" office:value="0">
            <text:p>#NV</text:p>
          </table:table-cell>
          <table:table-cell table:style-name="ce13" table:formula="oooc:=VLOOKUP([.$A155];MüllerBereich;3;0)" office:value-type="float" office:value="0">
            <text:p>#NV</text:p>
          </table:table-cell>
          <table:table-cell table:style-name="ce18" table:formula="oooc:=MIN(VALUE(IF(ISERROR([.$C155]);[Hilfsvariablen.$C$1];[.$C155]));VALUE(IF(ISERROR([.$E155]);[Hilfsvariablen.$C$1];[.$E155]));VALUE(IF(ISERROR([.$G155]);[Hilfsvariablen.$C$1];[.$G155]));VALUE(IF(ISERROR([.$I155]);[Hilfsvariablen.$C$1];[.$I155]));VALUE(IF(ISERROR([.$K155]);[Hilfsvariablen.$C$1];[.$K155])))" office:value-type="currency" office:currency="EUR" office:value="3.99">
            <text:p>3,9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WC ReinigerWC Ente Gel750ml</text:p>
          </table:table-cell>
          <table:table-cell table:style-name="ce10" table:formula="oooc:=IF(VALUE([.$M156])=VALUE([Hilfsvariablen.$C$1]);&quot;&quot;;[.$M156])" office:value-type="currency" office:currency="EUR" office:value="1.45">
            <text:p>1,45 €</text:p>
          </table:table-cell>
          <table:table-cell table:style-name="ce13" table:formula="oooc:=DOLLAR(VLOOKUP([.$A156];AldiBereich;4;0) ;2)" office:value-type="float" office:value="0">
            <text:p>#NV</text:p>
          </table:table-cell>
          <table:table-cell table:style-name="ce13" table:formula="oooc:=VLOOKUP([.$A156];AldiBereich;3;0)" office:value-type="float" office:value="0">
            <text:p>#NV</text:p>
          </table:table-cell>
          <table:table-cell table:style-name="ce13" table:formula="oooc:=DOLLAR(VLOOKUP([.$A156];MarktkaufBereich;4;0) ;2)" office:value-type="string" office:string-value="1,45 €">
            <text:p>1,45 €</text:p>
          </table:table-cell>
          <table:table-cell table:style-name="ce13" table:formula="oooc:=VLOOKUP([.$A156];MarktkaufBereich;3;0)">
            <text:p/>
          </table:table-cell>
          <table:table-cell table:style-name="ce13" table:formula="oooc:=DOLLAR(VLOOKUP([.$A156];PlusBereich;4;0) ;2)" office:value-type="float" office:value="0">
            <text:p>#NV</text:p>
          </table:table-cell>
          <table:table-cell table:style-name="ce13" table:formula="oooc:=VLOOKUP([.$A156];PlusBereich;3;0)" office:value-type="float" office:value="0">
            <text:p>#NV</text:p>
          </table:table-cell>
          <table:table-cell table:style-name="ce13" table:formula="oooc:=DOLLAR(VLOOKUP([.$A156];SchleckerBereich;4;0);2)" office:value-type="float" office:value="0">
            <text:p>#NV</text:p>
          </table:table-cell>
          <table:table-cell table:style-name="ce13" table:formula="oooc:=VLOOKUP([.$A156];SchleckerBereich;3;0)" office:value-type="float" office:value="0">
            <text:p>#NV</text:p>
          </table:table-cell>
          <table:table-cell table:style-name="ce13" table:formula="oooc:=DOLLAR(VLOOKUP([.$A156];MüllerBereich;4;0);2)" office:value-type="float" office:value="0">
            <text:p>#NV</text:p>
          </table:table-cell>
          <table:table-cell table:style-name="ce13" table:formula="oooc:=VLOOKUP([.$A156];MüllerBereich;3;0)" office:value-type="float" office:value="0">
            <text:p>#NV</text:p>
          </table:table-cell>
          <table:table-cell table:style-name="ce18" table:formula="oooc:=MIN(VALUE(IF(ISERROR([.$C156]);[Hilfsvariablen.$C$1];[.$C156]));VALUE(IF(ISERROR([.$E156]);[Hilfsvariablen.$C$1];[.$E156]));VALUE(IF(ISERROR([.$G156]);[Hilfsvariablen.$C$1];[.$G156]));VALUE(IF(ISERROR([.$I156]);[Hilfsvariablen.$C$1];[.$I156]));VALUE(IF(ISERROR([.$K156]);[Hilfsvariablen.$C$1];[.$K156])))" office:value-type="currency" office:currency="EUR" office:value="1.45">
            <text:p>1,45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Weichspüler anco soft1,5L</text:p>
          </table:table-cell>
          <table:table-cell table:style-name="ce10" table:formula="oooc:=IF(VALUE([.$M157])=VALUE([Hilfsvariablen.$C$1]);&quot;&quot;;[.$M157])" office:value-type="currency" office:currency="EUR" office:value="2.29">
            <text:p>2,29 €</text:p>
          </table:table-cell>
          <table:table-cell table:style-name="ce13" table:formula="oooc:=DOLLAR(VLOOKUP([.$A157];AldiBereich;4;0) ;2)" office:value-type="string" office:string-value="2,29 €">
            <text:p>2,29 €</text:p>
          </table:table-cell>
          <table:table-cell table:style-name="ce13" table:formula="oooc:=VLOOKUP([.$A157];AldiBereich;3;0)" office:value-type="string" office:string-value="gut">
            <text:p>gut</text:p>
          </table:table-cell>
          <table:table-cell table:style-name="ce13" table:formula="oooc:=DOLLAR(VLOOKUP([.$A157];MarktkaufBereich;4;0) ;2)" office:value-type="float" office:value="0">
            <text:p>#NV</text:p>
          </table:table-cell>
          <table:table-cell table:style-name="ce13" table:formula="oooc:=VLOOKUP([.$A157];MarktkaufBereich;3;0)" office:value-type="float" office:value="0">
            <text:p>#NV</text:p>
          </table:table-cell>
          <table:table-cell table:style-name="ce13" table:formula="oooc:=DOLLAR(VLOOKUP([.$A157];PlusBereich;4;0) ;2)" office:value-type="float" office:value="0">
            <text:p>#NV</text:p>
          </table:table-cell>
          <table:table-cell table:style-name="ce13" table:formula="oooc:=VLOOKUP([.$A157];PlusBereich;3;0)" office:value-type="float" office:value="0">
            <text:p>#NV</text:p>
          </table:table-cell>
          <table:table-cell table:style-name="ce13" table:formula="oooc:=DOLLAR(VLOOKUP([.$A157];SchleckerBereich;4;0);2)" office:value-type="float" office:value="0">
            <text:p>#NV</text:p>
          </table:table-cell>
          <table:table-cell table:style-name="ce13" table:formula="oooc:=VLOOKUP([.$A157];SchleckerBereich;3;0)" office:value-type="float" office:value="0">
            <text:p>#NV</text:p>
          </table:table-cell>
          <table:table-cell table:style-name="ce13" table:formula="oooc:=DOLLAR(VLOOKUP([.$A157];MüllerBereich;4;0);2)" office:value-type="float" office:value="0">
            <text:p>#NV</text:p>
          </table:table-cell>
          <table:table-cell table:style-name="ce13" table:formula="oooc:=VLOOKUP([.$A157];MüllerBereich;3;0)" office:value-type="float" office:value="0">
            <text:p>#NV</text:p>
          </table:table-cell>
          <table:table-cell table:style-name="ce18" table:formula="oooc:=MIN(VALUE(IF(ISERROR([.$C157]);[Hilfsvariablen.$C$1];[.$C157]));VALUE(IF(ISERROR([.$E157]);[Hilfsvariablen.$C$1];[.$E157]));VALUE(IF(ISERROR([.$G157]);[Hilfsvariablen.$C$1];[.$G157]));VALUE(IF(ISERROR([.$I157]);[Hilfsvariablen.$C$1];[.$I157]));VALUE(IF(ISERROR([.$K157]);[Hilfsvariablen.$C$1];[.$K157])))" office:value-type="currency" office:currency="EUR" office:value="2.29">
            <text:p>2,2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Weichspüler Kuschelweich Form 750 ml</text:p>
          </table:table-cell>
          <table:table-cell table:style-name="ce10" table:formula="oooc:=IF(VALUE([.$M158])=VALUE([Hilfsvariablen.$C$1]);&quot;&quot;;[.$M158])" office:value-type="currency" office:currency="EUR" office:value="0.95">
            <text:p>0,95 €</text:p>
          </table:table-cell>
          <table:table-cell table:style-name="ce13" table:formula="oooc:=DOLLAR(VLOOKUP([.$A158];AldiBereich;4;0) ;2)" office:value-type="string" office:string-value="0,95 €">
            <text:p>0,95 €</text:p>
          </table:table-cell>
          <table:table-cell table:style-name="ce13" table:formula="oooc:=VLOOKUP([.$A158];AldiBereich;3;0)">
            <text:p/>
          </table:table-cell>
          <table:table-cell table:style-name="ce13" table:formula="oooc:=DOLLAR(VLOOKUP([.$A158];MarktkaufBereich;4;0) ;2)" office:value-type="float" office:value="0">
            <text:p>#NV</text:p>
          </table:table-cell>
          <table:table-cell table:style-name="ce13" table:formula="oooc:=VLOOKUP([.$A158];MarktkaufBereich;3;0)" office:value-type="float" office:value="0">
            <text:p>#NV</text:p>
          </table:table-cell>
          <table:table-cell table:style-name="ce13" table:formula="oooc:=DOLLAR(VLOOKUP([.$A158];PlusBereich;4;0) ;2)" office:value-type="float" office:value="0">
            <text:p>#NV</text:p>
          </table:table-cell>
          <table:table-cell table:style-name="ce13" table:formula="oooc:=VLOOKUP([.$A158];PlusBereich;3;0)" office:value-type="float" office:value="0">
            <text:p>#NV</text:p>
          </table:table-cell>
          <table:table-cell table:style-name="ce13" table:formula="oooc:=DOLLAR(VLOOKUP([.$A158];SchleckerBereich;4;0);2)" office:value-type="float" office:value="0">
            <text:p>#NV</text:p>
          </table:table-cell>
          <table:table-cell table:style-name="ce13" table:formula="oooc:=VLOOKUP([.$A158];SchleckerBereich;3;0)" office:value-type="float" office:value="0">
            <text:p>#NV</text:p>
          </table:table-cell>
          <table:table-cell table:style-name="ce13" table:formula="oooc:=DOLLAR(VLOOKUP([.$A158];MüllerBereich;4;0);2)" office:value-type="float" office:value="0">
            <text:p>#NV</text:p>
          </table:table-cell>
          <table:table-cell table:style-name="ce13" table:formula="oooc:=VLOOKUP([.$A158];MüllerBereich;3;0)" office:value-type="float" office:value="0">
            <text:p>#NV</text:p>
          </table:table-cell>
          <table:table-cell table:style-name="ce18" table:formula="oooc:=MIN(VALUE(IF(ISERROR([.$C158]);[Hilfsvariablen.$C$1];[.$C158]));VALUE(IF(ISERROR([.$E158]);[Hilfsvariablen.$C$1];[.$E158]));VALUE(IF(ISERROR([.$G158]);[Hilfsvariablen.$C$1];[.$G158]));VALUE(IF(ISERROR([.$I158]);[Hilfsvariablen.$C$1];[.$I158]));VALUE(IF(ISERROR([.$K158]);[Hilfsvariablen.$C$1];[.$K158])))" office:value-type="currency" office:currency="EUR" office:value="0.95">
            <text:p>0,95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Weichspüler Lenor Aprilfrisch 1,5 L</text:p>
          </table:table-cell>
          <table:table-cell table:style-name="ce10" table:formula="oooc:=IF(VALUE([.$M159])=VALUE([Hilfsvariablen.$C$1]);&quot;&quot;;[.$M159])" office:value-type="currency" office:currency="EUR" office:value="2">
            <text:p>2,00 €</text:p>
          </table:table-cell>
          <table:table-cell table:style-name="ce13" table:formula="oooc:=DOLLAR(VLOOKUP([.$A159];AldiBereich;4;0) ;2)" office:value-type="float" office:value="0">
            <text:p>#NV</text:p>
          </table:table-cell>
          <table:table-cell table:style-name="ce13" table:formula="oooc:=VLOOKUP([.$A159];AldiBereich;3;0)" office:value-type="float" office:value="0">
            <text:p>#NV</text:p>
          </table:table-cell>
          <table:table-cell table:style-name="ce13" table:formula="oooc:=DOLLAR(VLOOKUP([.$A159];MarktkaufBereich;4;0) ;2)" office:value-type="string" office:string-value="2,00 €">
            <text:p>2,00 €</text:p>
          </table:table-cell>
          <table:table-cell table:style-name="ce13" table:formula="oooc:=VLOOKUP([.$A159];MarktkaufBereich;3;0)">
            <text:p/>
          </table:table-cell>
          <table:table-cell table:style-name="ce13" table:formula="oooc:=DOLLAR(VLOOKUP([.$A159];PlusBereich;4;0) ;2)" office:value-type="float" office:value="0">
            <text:p>#NV</text:p>
          </table:table-cell>
          <table:table-cell table:style-name="ce13" table:formula="oooc:=VLOOKUP([.$A159];PlusBereich;3;0)" office:value-type="float" office:value="0">
            <text:p>#NV</text:p>
          </table:table-cell>
          <table:table-cell table:style-name="ce13" table:formula="oooc:=DOLLAR(VLOOKUP([.$A159];SchleckerBereich;4;0);2)" office:value-type="float" office:value="0">
            <text:p>#NV</text:p>
          </table:table-cell>
          <table:table-cell table:style-name="ce13" table:formula="oooc:=VLOOKUP([.$A159];SchleckerBereich;3;0)" office:value-type="float" office:value="0">
            <text:p>#NV</text:p>
          </table:table-cell>
          <table:table-cell table:style-name="ce13" table:formula="oooc:=DOLLAR(VLOOKUP([.$A159];MüllerBereich;4;0);2)" office:value-type="float" office:value="0">
            <text:p>#NV</text:p>
          </table:table-cell>
          <table:table-cell table:style-name="ce13" table:formula="oooc:=VLOOKUP([.$A159];MüllerBereich;3;0)" office:value-type="float" office:value="0">
            <text:p>#NV</text:p>
          </table:table-cell>
          <table:table-cell table:style-name="ce18" table:formula="oooc:=MIN(VALUE(IF(ISERROR([.$C159]);[Hilfsvariablen.$C$1];[.$C159]));VALUE(IF(ISERROR([.$E159]);[Hilfsvariablen.$C$1];[.$E159]));VALUE(IF(ISERROR([.$G159]);[Hilfsvariablen.$C$1];[.$G159]));VALUE(IF(ISERROR([.$I159]);[Hilfsvariablen.$C$1];[.$I159]));VALUE(IF(ISERROR([.$K159]);[Hilfsvariablen.$C$1];[.$K159])))" office:value-type="currency" office:currency="EUR" office:value="2">
            <text:p>2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Weichspüle Lenor Aprilfrisch 750 ml</text:p>
          </table:table-cell>
          <table:table-cell table:style-name="ce10" table:formula="oooc:=IF(VALUE([.$M160])=VALUE([Hilfsvariablen.$C$1]);&quot;&quot;;[.$M160])">
            <text:p/>
          </table:table-cell>
          <table:table-cell table:style-name="ce13" table:formula="oooc:=DOLLAR(VLOOKUP([.$A160];AldiBereich;4;0) ;2)" office:value-type="float" office:value="0">
            <text:p>#NV</text:p>
          </table:table-cell>
          <table:table-cell table:style-name="ce13" table:formula="oooc:=VLOOKUP([.$A160];AldiBereich;3;0)" office:value-type="float" office:value="0">
            <text:p>#NV</text:p>
          </table:table-cell>
          <table:table-cell table:style-name="ce13" table:formula="oooc:=DOLLAR(VLOOKUP([.$A160];MarktkaufBereich;4;0) ;2)" office:value-type="float" office:value="0">
            <text:p>#NV</text:p>
          </table:table-cell>
          <table:table-cell table:style-name="ce13" table:formula="oooc:=VLOOKUP([.$A160];MarktkaufBereich;3;0)" office:value-type="float" office:value="0">
            <text:p>#NV</text:p>
          </table:table-cell>
          <table:table-cell table:style-name="ce13" table:formula="oooc:=DOLLAR(VLOOKUP([.$A160];PlusBereich;4;0) ;2)" office:value-type="float" office:value="0">
            <text:p>#NV</text:p>
          </table:table-cell>
          <table:table-cell table:style-name="ce13" table:formula="oooc:=VLOOKUP([.$A160];PlusBereich;3;0)" office:value-type="float" office:value="0">
            <text:p>#NV</text:p>
          </table:table-cell>
          <table:table-cell table:style-name="ce13" table:formula="oooc:=DOLLAR(VLOOKUP([.$A160];SchleckerBereich;4;0);2)" office:value-type="float" office:value="0">
            <text:p>#NV</text:p>
          </table:table-cell>
          <table:table-cell table:style-name="ce13" table:formula="oooc:=VLOOKUP([.$A160];SchleckerBereich;3;0)" office:value-type="float" office:value="0">
            <text:p>#NV</text:p>
          </table:table-cell>
          <table:table-cell table:style-name="ce13" table:formula="oooc:=DOLLAR(VLOOKUP([.$A160];MüllerBereich;4;0);2)" office:value-type="float" office:value="0">
            <text:p>#NV</text:p>
          </table:table-cell>
          <table:table-cell table:style-name="ce13" table:formula="oooc:=VLOOKUP([.$A160];MüllerBereich;3;0)" office:value-type="float" office:value="0">
            <text:p>#NV</text:p>
          </table:table-cell>
          <table:table-cell table:style-name="ce18" table:formula="oooc:=MIN(VALUE(IF(ISERROR([.$C160]);[Hilfsvariablen.$C$1];[.$C160]));VALUE(IF(ISERROR([.$E160]);[Hilfsvariablen.$C$1];[.$E160]));VALUE(IF(ISERROR([.$G160]);[Hilfsvariablen.$C$1];[.$G160]));VALUE(IF(ISERROR([.$I160]);[Hilfsvariablen.$C$1];[.$I160]));VALUE(IF(ISERROR([.$K160]);[Hilfsvariablen.$C$1];[.$K160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Weichspüler Vernel Pfirsich Limone 750 ml</text:p>
          </table:table-cell>
          <table:table-cell table:style-name="ce10" table:formula="oooc:=IF(VALUE([.$M161])=VALUE([Hilfsvariablen.$C$1]);&quot;&quot;;[.$M161])">
            <text:p/>
          </table:table-cell>
          <table:table-cell table:style-name="ce13" table:formula="oooc:=DOLLAR(VLOOKUP([.$A161];AldiBereich;4;0) ;2)" office:value-type="float" office:value="0">
            <text:p>#NV</text:p>
          </table:table-cell>
          <table:table-cell table:style-name="ce13" table:formula="oooc:=VLOOKUP([.$A161];AldiBereich;3;0)" office:value-type="float" office:value="0">
            <text:p>#NV</text:p>
          </table:table-cell>
          <table:table-cell table:style-name="ce13" table:formula="oooc:=DOLLAR(VLOOKUP([.$A161];MarktkaufBereich;4;0) ;2)" office:value-type="float" office:value="0">
            <text:p>#NV</text:p>
          </table:table-cell>
          <table:table-cell table:style-name="ce13" table:formula="oooc:=VLOOKUP([.$A161];MarktkaufBereich;3;0)" office:value-type="float" office:value="0">
            <text:p>#NV</text:p>
          </table:table-cell>
          <table:table-cell table:style-name="ce13" table:formula="oooc:=DOLLAR(VLOOKUP([.$A161];PlusBereich;4;0) ;2)" office:value-type="float" office:value="0">
            <text:p>#NV</text:p>
          </table:table-cell>
          <table:table-cell table:style-name="ce13" table:formula="oooc:=VLOOKUP([.$A161];PlusBereich;3;0)" office:value-type="float" office:value="0">
            <text:p>#NV</text:p>
          </table:table-cell>
          <table:table-cell table:style-name="ce13" table:formula="oooc:=DOLLAR(VLOOKUP([.$A161];SchleckerBereich;4;0);2)" office:value-type="float" office:value="0">
            <text:p>#NV</text:p>
          </table:table-cell>
          <table:table-cell table:style-name="ce13" table:formula="oooc:=VLOOKUP([.$A161];SchleckerBereich;3;0)" office:value-type="float" office:value="0">
            <text:p>#NV</text:p>
          </table:table-cell>
          <table:table-cell table:style-name="ce13" table:formula="oooc:=DOLLAR(VLOOKUP([.$A161];MüllerBereich;4;0);2)" office:value-type="float" office:value="0">
            <text:p>#NV</text:p>
          </table:table-cell>
          <table:table-cell table:style-name="ce13" table:formula="oooc:=VLOOKUP([.$A161];MüllerBereich;3;0)" office:value-type="float" office:value="0">
            <text:p>#NV</text:p>
          </table:table-cell>
          <table:table-cell table:style-name="ce18" table:formula="oooc:=MIN(VALUE(IF(ISERROR([.$C161]);[Hilfsvariablen.$C$1];[.$C161]));VALUE(IF(ISERROR([.$E161]);[Hilfsvariablen.$C$1];[.$E161]));VALUE(IF(ISERROR([.$G161]);[Hilfsvariablen.$C$1];[.$G161]));VALUE(IF(ISERROR([.$I161]);[Hilfsvariablen.$C$1];[.$I161]));VALUE(IF(ISERROR([.$K161]);[Hilfsvariablen.$C$1];[.$K161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Zahncreme blend a med complete plus milde Frische 75 ml</text:p>
          </table:table-cell>
          <table:table-cell table:style-name="ce10" table:formula="oooc:=IF(VALUE([.$M162])=VALUE([Hilfsvariablen.$C$1]);&quot;&quot;;[.$M162])">
            <text:p/>
          </table:table-cell>
          <table:table-cell table:style-name="ce13" table:formula="oooc:=DOLLAR(VLOOKUP([.$A162];AldiBereich;4;0) ;2)" office:value-type="float" office:value="0">
            <text:p>#NV</text:p>
          </table:table-cell>
          <table:table-cell table:style-name="ce13" table:formula="oooc:=VLOOKUP([.$A162];AldiBereich;3;0)" office:value-type="float" office:value="0">
            <text:p>#NV</text:p>
          </table:table-cell>
          <table:table-cell table:style-name="ce13" table:formula="oooc:=DOLLAR(VLOOKUP([.$A162];MarktkaufBereich;4;0) ;2)" office:value-type="float" office:value="0">
            <text:p>#NV</text:p>
          </table:table-cell>
          <table:table-cell table:style-name="ce13" table:formula="oooc:=VLOOKUP([.$A162];MarktkaufBereich;3;0)" office:value-type="float" office:value="0">
            <text:p>#NV</text:p>
          </table:table-cell>
          <table:table-cell table:style-name="ce13" table:formula="oooc:=DOLLAR(VLOOKUP([.$A162];PlusBereich;4;0) ;2)" office:value-type="float" office:value="0">
            <text:p>#NV</text:p>
          </table:table-cell>
          <table:table-cell table:style-name="ce13" table:formula="oooc:=VLOOKUP([.$A162];PlusBereich;3;0)" office:value-type="float" office:value="0">
            <text:p>#NV</text:p>
          </table:table-cell>
          <table:table-cell table:style-name="ce13" table:formula="oooc:=DOLLAR(VLOOKUP([.$A162];SchleckerBereich;4;0);2)" office:value-type="float" office:value="0">
            <text:p>#NV</text:p>
          </table:table-cell>
          <table:table-cell table:style-name="ce13" table:formula="oooc:=VLOOKUP([.$A162];SchleckerBereich;3;0)" office:value-type="float" office:value="0">
            <text:p>#NV</text:p>
          </table:table-cell>
          <table:table-cell table:style-name="ce13" table:formula="oooc:=DOLLAR(VLOOKUP([.$A162];MüllerBereich;4;0);2)" office:value-type="float" office:value="0">
            <text:p>#NV</text:p>
          </table:table-cell>
          <table:table-cell table:style-name="ce13" table:formula="oooc:=VLOOKUP([.$A162];MüllerBereich;3;0)" office:value-type="float" office:value="0">
            <text:p>#NV</text:p>
          </table:table-cell>
          <table:table-cell table:style-name="ce18" table:formula="oooc:=MIN(VALUE(IF(ISERROR([.$C162]);[Hilfsvariablen.$C$1];[.$C162]));VALUE(IF(ISERROR([.$E162]);[Hilfsvariablen.$C$1];[.$E162]));VALUE(IF(ISERROR([.$G162]);[Hilfsvariablen.$C$1];[.$G162]));VALUE(IF(ISERROR([.$I162]);[Hilfsvariablen.$C$1];[.$I162]));VALUE(IF(ISERROR([.$K162]);[Hilfsvariablen.$C$1];[.$K162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Zahncreme Signal</text:p>
          </table:table-cell>
          <table:table-cell table:style-name="ce10" table:formula="oooc:=IF(VALUE([.$M163])=VALUE([Hilfsvariablen.$C$1]);&quot;&quot;;[.$M163])" office:value-type="currency" office:currency="EUR" office:value="0.69">
            <text:p>0,69 €</text:p>
          </table:table-cell>
          <table:table-cell table:style-name="ce13" table:formula="oooc:=DOLLAR(VLOOKUP([.$A163];AldiBereich;4;0) ;2)" office:value-type="float" office:value="0">
            <text:p>#NV</text:p>
          </table:table-cell>
          <table:table-cell table:style-name="ce13" table:formula="oooc:=VLOOKUP([.$A163];AldiBereich;3;0)" office:value-type="float" office:value="0">
            <text:p>#NV</text:p>
          </table:table-cell>
          <table:table-cell table:style-name="ce13" table:formula="oooc:=DOLLAR(VLOOKUP([.$A163];MarktkaufBereich;4;0) ;2)" office:value-type="string" office:string-value="0,69 €">
            <text:p>0,69 €</text:p>
          </table:table-cell>
          <table:table-cell table:style-name="ce13" table:formula="oooc:=VLOOKUP([.$A163];MarktkaufBereich;3;0)">
            <text:p/>
          </table:table-cell>
          <table:table-cell table:style-name="ce13" table:formula="oooc:=DOLLAR(VLOOKUP([.$A163];PlusBereich;4;0) ;2)" office:value-type="float" office:value="0">
            <text:p>#NV</text:p>
          </table:table-cell>
          <table:table-cell table:style-name="ce13" table:formula="oooc:=VLOOKUP([.$A163];PlusBereich;3;0)" office:value-type="float" office:value="0">
            <text:p>#NV</text:p>
          </table:table-cell>
          <table:table-cell table:style-name="ce13" table:formula="oooc:=DOLLAR(VLOOKUP([.$A163];SchleckerBereich;4;0);2)" office:value-type="float" office:value="0">
            <text:p>#NV</text:p>
          </table:table-cell>
          <table:table-cell table:style-name="ce13" table:formula="oooc:=VLOOKUP([.$A163];SchleckerBereich;3;0)" office:value-type="float" office:value="0">
            <text:p>#NV</text:p>
          </table:table-cell>
          <table:table-cell table:style-name="ce13" table:formula="oooc:=DOLLAR(VLOOKUP([.$A163];MüllerBereich;4;0);2)" office:value-type="float" office:value="0">
            <text:p>#NV</text:p>
          </table:table-cell>
          <table:table-cell table:style-name="ce13" table:formula="oooc:=VLOOKUP([.$A163];MüllerBereich;3;0)" office:value-type="float" office:value="0">
            <text:p>#NV</text:p>
          </table:table-cell>
          <table:table-cell table:style-name="ce18" table:formula="oooc:=MIN(VALUE(IF(ISERROR([.$C163]);[Hilfsvariablen.$C$1];[.$C163]));VALUE(IF(ISERROR([.$E163]);[Hilfsvariablen.$C$1];[.$E163]));VALUE(IF(ISERROR([.$G163]);[Hilfsvariablen.$C$1];[.$G163]));VALUE(IF(ISERROR([.$I163]);[Hilfsvariablen.$C$1];[.$I163]));VALUE(IF(ISERROR([.$K163]);[Hilfsvariablen.$C$1];[.$K163])))" office:value-type="currency" office:currency="EUR" office:value="0.69">
            <text:p>0,6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Zellstoff Taschentücher 30x10 4-lagig</text:p>
          </table:table-cell>
          <table:table-cell table:style-name="ce10" table:formula="oooc:=IF(VALUE([.$M164])=VALUE([Hilfsvariablen.$C$1]);&quot;&quot;;[.$M164])" office:value-type="currency" office:currency="EUR" office:value="1.39">
            <text:p>1,39 €</text:p>
          </table:table-cell>
          <table:table-cell table:style-name="ce13" table:formula="oooc:=DOLLAR(VLOOKUP([.$A164];AldiBereich;4;0) ;2)" office:value-type="float" office:value="0">
            <text:p>#NV</text:p>
          </table:table-cell>
          <table:table-cell table:style-name="ce13" table:formula="oooc:=VLOOKUP([.$A164];AldiBereich;3;0)" office:value-type="float" office:value="0">
            <text:p>#NV</text:p>
          </table:table-cell>
          <table:table-cell table:style-name="ce13" table:formula="oooc:=DOLLAR(VLOOKUP([.$A164];MarktkaufBereich;4;0) ;2)" office:value-type="string" office:string-value="1,39 €">
            <text:p>1,39 €</text:p>
          </table:table-cell>
          <table:table-cell table:style-name="ce13" table:formula="oooc:=VLOOKUP([.$A164];MarktkaufBereich;3;0)">
            <text:p/>
          </table:table-cell>
          <table:table-cell table:style-name="ce13" table:formula="oooc:=DOLLAR(VLOOKUP([.$A164];PlusBereich;4;0) ;2)" office:value-type="float" office:value="0">
            <text:p>#NV</text:p>
          </table:table-cell>
          <table:table-cell table:style-name="ce13" table:formula="oooc:=VLOOKUP([.$A164];PlusBereich;3;0)" office:value-type="float" office:value="0">
            <text:p>#NV</text:p>
          </table:table-cell>
          <table:table-cell table:style-name="ce13" table:formula="oooc:=DOLLAR(VLOOKUP([.$A164];SchleckerBereich;4;0);2)" office:value-type="float" office:value="0">
            <text:p>#NV</text:p>
          </table:table-cell>
          <table:table-cell table:style-name="ce13" table:formula="oooc:=VLOOKUP([.$A164];SchleckerBereich;3;0)" office:value-type="float" office:value="0">
            <text:p>#NV</text:p>
          </table:table-cell>
          <table:table-cell table:style-name="ce13" table:formula="oooc:=DOLLAR(VLOOKUP([.$A164];MüllerBereich;4;0);2)" office:value-type="float" office:value="0">
            <text:p>#NV</text:p>
          </table:table-cell>
          <table:table-cell table:style-name="ce13" table:formula="oooc:=VLOOKUP([.$A164];MüllerBereich;3;0)" office:value-type="float" office:value="0">
            <text:p>#NV</text:p>
          </table:table-cell>
          <table:table-cell table:style-name="ce18" table:formula="oooc:=MIN(VALUE(IF(ISERROR([.$C164]);[Hilfsvariablen.$C$1];[.$C164]));VALUE(IF(ISERROR([.$E164]);[Hilfsvariablen.$C$1];[.$E164]));VALUE(IF(ISERROR([.$G164]);[Hilfsvariablen.$C$1];[.$G164]));VALUE(IF(ISERROR([.$I164]);[Hilfsvariablen.$C$1];[.$I164]));VALUE(IF(ISERROR([.$K164]);[Hilfsvariablen.$C$1];[.$K164])))" office:value-type="currency" office:currency="EUR" office:value="1.39">
            <text:p>1,3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5" office:value-type="string">
            <text:p>Technik</text:p>
          </table:table-cell>
          <table:table-cell table:style-name="ce10" table:formula="oooc:=IF(VALUE([.$M165])=VALUE([Hilfsvariablen.$C$1]);&quot;&quot;;[.$M165])">
            <text:p/>
          </table:table-cell>
          <table:table-cell table:style-name="ce13" table:formula="oooc:=DOLLAR(VLOOKUP([.$A165];AldiBereich;4;0) ;2)" office:value-type="float" office:value="0">
            <text:p>#NV</text:p>
          </table:table-cell>
          <table:table-cell table:style-name="ce13" table:formula="oooc:=VLOOKUP([.$A165];AldiBereich;3;0)" office:value-type="float" office:value="0">
            <text:p>#NV</text:p>
          </table:table-cell>
          <table:table-cell table:style-name="ce13" table:formula="oooc:=DOLLAR(VLOOKUP([.$A165];MarktkaufBereich;4;0) ;2)" office:value-type="float" office:value="0">
            <text:p>#NV</text:p>
          </table:table-cell>
          <table:table-cell table:style-name="ce13" table:formula="oooc:=VLOOKUP([.$A165];MarktkaufBereich;3;0)" office:value-type="float" office:value="0">
            <text:p>#NV</text:p>
          </table:table-cell>
          <table:table-cell table:style-name="ce13" table:formula="oooc:=DOLLAR(VLOOKUP([.$A165];PlusBereich;4;0) ;2)" office:value-type="float" office:value="0">
            <text:p>#NV</text:p>
          </table:table-cell>
          <table:table-cell table:style-name="ce13" table:formula="oooc:=VLOOKUP([.$A165];PlusBereich;3;0)" office:value-type="float" office:value="0">
            <text:p>#NV</text:p>
          </table:table-cell>
          <table:table-cell table:style-name="ce13" table:formula="oooc:=DOLLAR(VLOOKUP([.$A165];SchleckerBereich;4;0);2)" office:value-type="float" office:value="0">
            <text:p>#NV</text:p>
          </table:table-cell>
          <table:table-cell table:style-name="ce13" table:formula="oooc:=VLOOKUP([.$A165];SchleckerBereich;3;0)" office:value-type="float" office:value="0">
            <text:p>#NV</text:p>
          </table:table-cell>
          <table:table-cell table:style-name="ce13" table:formula="oooc:=DOLLAR(VLOOKUP([.$A165];MüllerBereich;4;0);2)" office:value-type="float" office:value="0">
            <text:p>#NV</text:p>
          </table:table-cell>
          <table:table-cell table:style-name="ce13" table:formula="oooc:=VLOOKUP([.$A165];MüllerBereich;3;0)" office:value-type="float" office:value="0">
            <text:p>#NV</text:p>
          </table:table-cell>
          <table:table-cell table:style-name="ce18" table:formula="oooc:=MIN(VALUE(IF(ISERROR([.$C165]);[Hilfsvariablen.$C$1];[.$C165]));VALUE(IF(ISERROR([.$E165]);[Hilfsvariablen.$C$1];[.$E165]));VALUE(IF(ISERROR([.$G165]);[Hilfsvariablen.$C$1];[.$G165]));VALUE(IF(ISERROR([.$I165]);[Hilfsvariablen.$C$1];[.$I165]));VALUE(IF(ISERROR([.$K165]);[Hilfsvariablen.$C$1];[.$K165])))" office:value-type="currency" office:currency="EUR" office:value="1000000">
            <text:p>1.000.000,00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Akkus Mignon Akkus AA2 Stück</text:p>
          </table:table-cell>
          <table:table-cell table:style-name="ce10" table:formula="oooc:=IF(VALUE([.$M166])=VALUE([Hilfsvariablen.$C$1]);&quot;&quot;;[.$M166])" office:value-type="currency" office:currency="EUR" office:value="4.99">
            <text:p>4,99 €</text:p>
          </table:table-cell>
          <table:table-cell table:style-name="ce13" table:formula="oooc:=DOLLAR(VLOOKUP([.$A166];AldiBereich;4;0) ;2)" office:value-type="float" office:value="0">
            <text:p>#NV</text:p>
          </table:table-cell>
          <table:table-cell table:style-name="ce13" table:formula="oooc:=VLOOKUP([.$A166];AldiBereich;3;0)" office:value-type="float" office:value="0">
            <text:p>#NV</text:p>
          </table:table-cell>
          <table:table-cell table:style-name="ce13" table:formula="oooc:=DOLLAR(VLOOKUP([.$A166];MarktkaufBereich;4;0) ;2)" office:value-type="string" office:string-value="4,99 €">
            <text:p>4,99 €</text:p>
          </table:table-cell>
          <table:table-cell table:style-name="ce13" table:formula="oooc:=VLOOKUP([.$A166];MarktkaufBereich;3;0)">
            <text:p/>
          </table:table-cell>
          <table:table-cell table:style-name="ce13" table:formula="oooc:=DOLLAR(VLOOKUP([.$A166];PlusBereich;4;0) ;2)" office:value-type="float" office:value="0">
            <text:p>#NV</text:p>
          </table:table-cell>
          <table:table-cell table:style-name="ce13" table:formula="oooc:=VLOOKUP([.$A166];PlusBereich;3;0)" office:value-type="float" office:value="0">
            <text:p>#NV</text:p>
          </table:table-cell>
          <table:table-cell table:style-name="ce13" table:formula="oooc:=DOLLAR(VLOOKUP([.$A166];SchleckerBereich;4;0);2)" office:value-type="float" office:value="0">
            <text:p>#NV</text:p>
          </table:table-cell>
          <table:table-cell table:style-name="ce13" table:formula="oooc:=VLOOKUP([.$A166];SchleckerBereich;3;0)" office:value-type="float" office:value="0">
            <text:p>#NV</text:p>
          </table:table-cell>
          <table:table-cell table:style-name="ce13" table:formula="oooc:=DOLLAR(VLOOKUP([.$A166];MüllerBereich;4;0);2)" office:value-type="float" office:value="0">
            <text:p>#NV</text:p>
          </table:table-cell>
          <table:table-cell table:style-name="ce13" table:formula="oooc:=VLOOKUP([.$A166];MüllerBereich;3;0)" office:value-type="float" office:value="0">
            <text:p>#NV</text:p>
          </table:table-cell>
          <table:table-cell table:style-name="ce18" table:formula="oooc:=MIN(VALUE(IF(ISERROR([.$C166]);[Hilfsvariablen.$C$1];[.$C166]));VALUE(IF(ISERROR([.$E166]);[Hilfsvariablen.$C$1];[.$E166]));VALUE(IF(ISERROR([.$G166]);[Hilfsvariablen.$C$1];[.$G166]));VALUE(IF(ISERROR([.$I166]);[Hilfsvariablen.$C$1];[.$I166]));VALUE(IF(ISERROR([.$K166]);[Hilfsvariablen.$C$1];[.$K166])))" office:value-type="currency" office:currency="EUR" office:value="4.99">
            <text:p>4,9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Batterien Varta Longlife AA4</text:p>
          </table:table-cell>
          <table:table-cell table:style-name="ce10" table:formula="oooc:=IF(VALUE([.$M167])=VALUE([Hilfsvariablen.$C$1]);&quot;&quot;;[.$M167])" office:value-type="currency" office:currency="EUR" office:value="2.99">
            <text:p>2,99 €</text:p>
          </table:table-cell>
          <table:table-cell table:style-name="ce13" table:formula="oooc:=DOLLAR(VLOOKUP([.$A167];AldiBereich;4;0) ;2)" office:value-type="float" office:value="0">
            <text:p>#NV</text:p>
          </table:table-cell>
          <table:table-cell table:style-name="ce13" table:formula="oooc:=VLOOKUP([.$A167];AldiBereich;3;0)" office:value-type="float" office:value="0">
            <text:p>#NV</text:p>
          </table:table-cell>
          <table:table-cell table:style-name="ce13" table:formula="oooc:=DOLLAR(VLOOKUP([.$A167];MarktkaufBereich;4;0) ;2)" office:value-type="string" office:string-value="2,99 €">
            <text:p>2,99 €</text:p>
          </table:table-cell>
          <table:table-cell table:style-name="ce13" table:formula="oooc:=VLOOKUP([.$A167];MarktkaufBereich;3;0)">
            <text:p/>
          </table:table-cell>
          <table:table-cell table:style-name="ce13" table:formula="oooc:=DOLLAR(VLOOKUP([.$A167];PlusBereich;4;0) ;2)" office:value-type="float" office:value="0">
            <text:p>#NV</text:p>
          </table:table-cell>
          <table:table-cell table:style-name="ce13" table:formula="oooc:=VLOOKUP([.$A167];PlusBereich;3;0)" office:value-type="float" office:value="0">
            <text:p>#NV</text:p>
          </table:table-cell>
          <table:table-cell table:style-name="ce13" table:formula="oooc:=DOLLAR(VLOOKUP([.$A167];SchleckerBereich;4;0);2)" office:value-type="float" office:value="0">
            <text:p>#NV</text:p>
          </table:table-cell>
          <table:table-cell table:style-name="ce13" table:formula="oooc:=VLOOKUP([.$A167];SchleckerBereich;3;0)" office:value-type="float" office:value="0">
            <text:p>#NV</text:p>
          </table:table-cell>
          <table:table-cell table:style-name="ce13" table:formula="oooc:=DOLLAR(VLOOKUP([.$A167];MüllerBereich;4;0);2)" office:value-type="float" office:value="0">
            <text:p>#NV</text:p>
          </table:table-cell>
          <table:table-cell table:style-name="ce13" table:formula="oooc:=VLOOKUP([.$A167];MüllerBereich;3;0)" office:value-type="float" office:value="0">
            <text:p>#NV</text:p>
          </table:table-cell>
          <table:table-cell table:style-name="ce18" table:formula="oooc:=MIN(VALUE(IF(ISERROR([.$C167]);[Hilfsvariablen.$C$1];[.$C167]));VALUE(IF(ISERROR([.$E167]);[Hilfsvariablen.$C$1];[.$E167]));VALUE(IF(ISERROR([.$G167]);[Hilfsvariablen.$C$1];[.$G167]));VALUE(IF(ISERROR([.$I167]);[Hilfsvariablen.$C$1];[.$I167]));VALUE(IF(ISERROR([.$K167]);[Hilfsvariablen.$C$1];[.$K167])))" office:value-type="currency" office:currency="EUR" office:value="2.99">
            <text:p>2,9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Kopierpapier 80 gr</text:p>
          </table:table-cell>
          <table:table-cell table:style-name="ce10" table:formula="oooc:=IF(VALUE([.$M168])=VALUE([Hilfsvariablen.$C$1]);&quot;&quot;;[.$M168])" office:value-type="currency" office:currency="EUR" office:value="1.99">
            <text:p>1,99 €</text:p>
          </table:table-cell>
          <table:table-cell table:style-name="ce13" table:formula="oooc:=DOLLAR(VLOOKUP([.$A168];AldiBereich;4;0) ;2)" office:value-type="float" office:value="0">
            <text:p>#NV</text:p>
          </table:table-cell>
          <table:table-cell table:style-name="ce13" table:formula="oooc:=VLOOKUP([.$A168];AldiBereich;3;0)" office:value-type="float" office:value="0">
            <text:p>#NV</text:p>
          </table:table-cell>
          <table:table-cell table:style-name="ce13" table:formula="oooc:=DOLLAR(VLOOKUP([.$A168];MarktkaufBereich;4;0) ;2)" office:value-type="string" office:string-value="1,99 €">
            <text:p>1,99 €</text:p>
          </table:table-cell>
          <table:table-cell table:style-name="ce13" table:formula="oooc:=VLOOKUP([.$A168];MarktkaufBereich;3;0)">
            <text:p/>
          </table:table-cell>
          <table:table-cell table:style-name="ce13" table:formula="oooc:=DOLLAR(VLOOKUP([.$A168];PlusBereich;4;0) ;2)" office:value-type="float" office:value="0">
            <text:p>#NV</text:p>
          </table:table-cell>
          <table:table-cell table:style-name="ce13" table:formula="oooc:=VLOOKUP([.$A168];PlusBereich;3;0)" office:value-type="float" office:value="0">
            <text:p>#NV</text:p>
          </table:table-cell>
          <table:table-cell table:style-name="ce13" table:formula="oooc:=DOLLAR(VLOOKUP([.$A168];SchleckerBereich;4;0);2)" office:value-type="float" office:value="0">
            <text:p>#NV</text:p>
          </table:table-cell>
          <table:table-cell table:style-name="ce13" table:formula="oooc:=VLOOKUP([.$A168];SchleckerBereich;3;0)" office:value-type="float" office:value="0">
            <text:p>#NV</text:p>
          </table:table-cell>
          <table:table-cell table:style-name="ce13" table:formula="oooc:=DOLLAR(VLOOKUP([.$A168];MüllerBereich;4;0);2)" office:value-type="float" office:value="0">
            <text:p>#NV</text:p>
          </table:table-cell>
          <table:table-cell table:style-name="ce13" table:formula="oooc:=VLOOKUP([.$A168];MüllerBereich;3;0)" office:value-type="float" office:value="0">
            <text:p>#NV</text:p>
          </table:table-cell>
          <table:table-cell table:style-name="ce18" table:formula="oooc:=MIN(VALUE(IF(ISERROR([.$C168]);[Hilfsvariablen.$C$1];[.$C168]));VALUE(IF(ISERROR([.$E168]);[Hilfsvariablen.$C$1];[.$E168]));VALUE(IF(ISERROR([.$G168]);[Hilfsvariablen.$C$1];[.$G168]));VALUE(IF(ISERROR([.$I168]);[Hilfsvariablen.$C$1];[.$I168]));VALUE(IF(ISERROR([.$K168]);[Hilfsvariablen.$C$1];[.$K168])))" office:value-type="currency" office:currency="EUR" office:value="1.99">
            <text:p>1,9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Lampen 60 Watt Neonröhre OSR.1604</text:p>
          </table:table-cell>
          <table:table-cell table:style-name="ce10" table:formula="oooc:=IF(VALUE([.$M169])=VALUE([Hilfsvariablen.$C$1]);&quot;&quot;;[.$M169])" office:value-type="currency" office:currency="EUR" office:value="4.79">
            <text:p>4,79 €</text:p>
          </table:table-cell>
          <table:table-cell table:style-name="ce13" table:formula="oooc:=DOLLAR(VLOOKUP([.$A169];AldiBereich;4;0) ;2)" office:value-type="float" office:value="0">
            <text:p>#NV</text:p>
          </table:table-cell>
          <table:table-cell table:style-name="ce13" table:formula="oooc:=VLOOKUP([.$A169];AldiBereich;3;0)" office:value-type="float" office:value="0">
            <text:p>#NV</text:p>
          </table:table-cell>
          <table:table-cell table:style-name="ce13" table:formula="oooc:=DOLLAR(VLOOKUP([.$A169];MarktkaufBereich;4;0) ;2)" office:value-type="string" office:string-value="4,79 €">
            <text:p>4,79 €</text:p>
          </table:table-cell>
          <table:table-cell table:style-name="ce13" table:formula="oooc:=VLOOKUP([.$A169];MarktkaufBereich;3;0)">
            <text:p/>
          </table:table-cell>
          <table:table-cell table:style-name="ce13" table:formula="oooc:=DOLLAR(VLOOKUP([.$A169];PlusBereich;4;0) ;2)" office:value-type="float" office:value="0">
            <text:p>#NV</text:p>
          </table:table-cell>
          <table:table-cell table:style-name="ce13" table:formula="oooc:=VLOOKUP([.$A169];PlusBereich;3;0)" office:value-type="float" office:value="0">
            <text:p>#NV</text:p>
          </table:table-cell>
          <table:table-cell table:style-name="ce13" table:formula="oooc:=DOLLAR(VLOOKUP([.$A169];SchleckerBereich;4;0);2)" office:value-type="float" office:value="0">
            <text:p>#NV</text:p>
          </table:table-cell>
          <table:table-cell table:style-name="ce13" table:formula="oooc:=VLOOKUP([.$A169];SchleckerBereich;3;0)" office:value-type="float" office:value="0">
            <text:p>#NV</text:p>
          </table:table-cell>
          <table:table-cell table:style-name="ce13" table:formula="oooc:=DOLLAR(VLOOKUP([.$A169];MüllerBereich;4;0);2)" office:value-type="float" office:value="0">
            <text:p>#NV</text:p>
          </table:table-cell>
          <table:table-cell table:style-name="ce13" table:formula="oooc:=VLOOKUP([.$A169];MüllerBereich;3;0)" office:value-type="float" office:value="0">
            <text:p>#NV</text:p>
          </table:table-cell>
          <table:table-cell table:style-name="ce18" table:formula="oooc:=MIN(VALUE(IF(ISERROR([.$C169]);[Hilfsvariablen.$C$1];[.$C169]));VALUE(IF(ISERROR([.$E169]);[Hilfsvariablen.$C$1];[.$E169]));VALUE(IF(ISERROR([.$G169]);[Hilfsvariablen.$C$1];[.$G169]));VALUE(IF(ISERROR([.$I169]);[Hilfsvariablen.$C$1];[.$I169]));VALUE(IF(ISERROR([.$K169]);[Hilfsvariablen.$C$1];[.$K169])))" office:value-type="currency" office:currency="EUR" office:value="4.79">
            <text:p>4,7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Massband Schneidermassband</text:p>
          </table:table-cell>
          <table:table-cell table:style-name="ce10" table:formula="oooc:=IF(VALUE([.$M170])=VALUE([Hilfsvariablen.$C$1]);&quot;&quot;;[.$M170])" office:value-type="currency" office:currency="EUR" office:value="1.79">
            <text:p>1,79 €</text:p>
          </table:table-cell>
          <table:table-cell table:style-name="ce13" table:formula="oooc:=DOLLAR(VLOOKUP([.$A170];AldiBereich;4;0) ;2)" office:value-type="float" office:value="0">
            <text:p>#NV</text:p>
          </table:table-cell>
          <table:table-cell table:style-name="ce13" table:formula="oooc:=VLOOKUP([.$A170];AldiBereich;3;0)" office:value-type="float" office:value="0">
            <text:p>#NV</text:p>
          </table:table-cell>
          <table:table-cell table:style-name="ce13" table:formula="oooc:=DOLLAR(VLOOKUP([.$A170];MarktkaufBereich;4;0) ;2)" office:value-type="string" office:string-value="1,79 €">
            <text:p>1,79 €</text:p>
          </table:table-cell>
          <table:table-cell table:style-name="ce13" table:formula="oooc:=VLOOKUP([.$A170];MarktkaufBereich;3;0)">
            <text:p/>
          </table:table-cell>
          <table:table-cell table:style-name="ce13" table:formula="oooc:=DOLLAR(VLOOKUP([.$A170];PlusBereich;4;0) ;2)" office:value-type="float" office:value="0">
            <text:p>#NV</text:p>
          </table:table-cell>
          <table:table-cell table:style-name="ce13" table:formula="oooc:=VLOOKUP([.$A170];PlusBereich;3;0)" office:value-type="float" office:value="0">
            <text:p>#NV</text:p>
          </table:table-cell>
          <table:table-cell table:style-name="ce13" table:formula="oooc:=DOLLAR(VLOOKUP([.$A170];SchleckerBereich;4;0);2)" office:value-type="float" office:value="0">
            <text:p>#NV</text:p>
          </table:table-cell>
          <table:table-cell table:style-name="ce13" table:formula="oooc:=VLOOKUP([.$A170];SchleckerBereich;3;0)" office:value-type="float" office:value="0">
            <text:p>#NV</text:p>
          </table:table-cell>
          <table:table-cell table:style-name="ce13" table:formula="oooc:=DOLLAR(VLOOKUP([.$A170];MüllerBereich;4;0);2)" office:value-type="float" office:value="0">
            <text:p>#NV</text:p>
          </table:table-cell>
          <table:table-cell table:style-name="ce13" table:formula="oooc:=VLOOKUP([.$A170];MüllerBereich;3;0)" office:value-type="float" office:value="0">
            <text:p>#NV</text:p>
          </table:table-cell>
          <table:table-cell table:style-name="ce18" table:formula="oooc:=MIN(VALUE(IF(ISERROR([.$C170]);[Hilfsvariablen.$C$1];[.$C170]));VALUE(IF(ISERROR([.$E170]);[Hilfsvariablen.$C$1];[.$E170]));VALUE(IF(ISERROR([.$G170]);[Hilfsvariablen.$C$1];[.$G170]));VALUE(IF(ISERROR([.$I170]);[Hilfsvariablen.$C$1];[.$I170]));VALUE(IF(ISERROR([.$K170]);[Hilfsvariablen.$C$1];[.$K170])))" office:value-type="currency" office:currency="EUR" office:value="1.79">
            <text:p>1,7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Strümpfe Damen Freizeitsocken</text:p>
          </table:table-cell>
          <table:table-cell table:style-name="ce10" table:formula="oooc:=IF(VALUE([.$M171])=VALUE([Hilfsvariablen.$C$1]);&quot;&quot;;[.$M171])" office:value-type="currency" office:currency="EUR" office:value="2.99">
            <text:p>2,99 €</text:p>
          </table:table-cell>
          <table:table-cell table:style-name="ce13" table:formula="oooc:=DOLLAR(VLOOKUP([.$A171];AldiBereich;4;0) ;2)" office:value-type="float" office:value="0">
            <text:p>#NV</text:p>
          </table:table-cell>
          <table:table-cell table:style-name="ce13" table:formula="oooc:=VLOOKUP([.$A171];AldiBereich;3;0)" office:value-type="float" office:value="0">
            <text:p>#NV</text:p>
          </table:table-cell>
          <table:table-cell table:style-name="ce13" table:formula="oooc:=DOLLAR(VLOOKUP([.$A171];MarktkaufBereich;4;0) ;2)" office:value-type="string" office:string-value="2,99 €">
            <text:p>2,99 €</text:p>
          </table:table-cell>
          <table:table-cell table:style-name="ce13" table:formula="oooc:=VLOOKUP([.$A171];MarktkaufBereich;3;0)">
            <text:p/>
          </table:table-cell>
          <table:table-cell table:style-name="ce13" table:formula="oooc:=DOLLAR(VLOOKUP([.$A171];PlusBereich;4;0) ;2)" office:value-type="float" office:value="0">
            <text:p>#NV</text:p>
          </table:table-cell>
          <table:table-cell table:style-name="ce13" table:formula="oooc:=VLOOKUP([.$A171];PlusBereich;3;0)" office:value-type="float" office:value="0">
            <text:p>#NV</text:p>
          </table:table-cell>
          <table:table-cell table:style-name="ce13" table:formula="oooc:=DOLLAR(VLOOKUP([.$A171];SchleckerBereich;4;0);2)" office:value-type="float" office:value="0">
            <text:p>#NV</text:p>
          </table:table-cell>
          <table:table-cell table:style-name="ce13" table:formula="oooc:=VLOOKUP([.$A171];SchleckerBereich;3;0)" office:value-type="float" office:value="0">
            <text:p>#NV</text:p>
          </table:table-cell>
          <table:table-cell table:style-name="ce13" table:formula="oooc:=DOLLAR(VLOOKUP([.$A171];MüllerBereich;4;0);2)" office:value-type="float" office:value="0">
            <text:p>#NV</text:p>
          </table:table-cell>
          <table:table-cell table:style-name="ce13" table:formula="oooc:=VLOOKUP([.$A171];MüllerBereich;3;0)" office:value-type="float" office:value="0">
            <text:p>#NV</text:p>
          </table:table-cell>
          <table:table-cell table:style-name="ce18" table:formula="oooc:=MIN(VALUE(IF(ISERROR([.$C171]);[Hilfsvariablen.$C$1];[.$C171]));VALUE(IF(ISERROR([.$E171]);[Hilfsvariablen.$C$1];[.$E171]));VALUE(IF(ISERROR([.$G171]);[Hilfsvariablen.$C$1];[.$G171]));VALUE(IF(ISERROR([.$I171]);[Hilfsvariablen.$C$1];[.$I171]));VALUE(IF(ISERROR([.$K171]);[Hilfsvariablen.$C$1];[.$K171])))" office:value-type="currency" office:currency="EUR" office:value="2.99">
            <text:p>2,9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style-name="ce3" office:value-type="string">
            <text:p>Strümpfe Herren Socken</text:p>
          </table:table-cell>
          <table:table-cell table:style-name="ce10" table:formula="oooc:=IF(VALUE([.$M172])=VALUE([Hilfsvariablen.$C$1]);&quot;&quot;;[.$M172])" office:value-type="currency" office:currency="EUR" office:value="4.99">
            <text:p>4,99 €</text:p>
          </table:table-cell>
          <table:table-cell table:style-name="ce13" table:formula="oooc:=DOLLAR(VLOOKUP([.$A172];AldiBereich;4;0) ;2)" office:value-type="float" office:value="0">
            <text:p>#NV</text:p>
          </table:table-cell>
          <table:table-cell table:style-name="ce13" table:formula="oooc:=VLOOKUP([.$A172];AldiBereich;3;0)" office:value-type="float" office:value="0">
            <text:p>#NV</text:p>
          </table:table-cell>
          <table:table-cell table:style-name="ce13" table:formula="oooc:=DOLLAR(VLOOKUP([.$A172];MarktkaufBereich;4;0) ;2)" office:value-type="string" office:string-value="4,99 €">
            <text:p>4,99 €</text:p>
          </table:table-cell>
          <table:table-cell table:style-name="ce13" table:formula="oooc:=VLOOKUP([.$A172];MarktkaufBereich;3;0)">
            <text:p/>
          </table:table-cell>
          <table:table-cell table:style-name="ce13" table:formula="oooc:=DOLLAR(VLOOKUP([.$A172];PlusBereich;4;0) ;2)" office:value-type="float" office:value="0">
            <text:p>#NV</text:p>
          </table:table-cell>
          <table:table-cell table:style-name="ce13" table:formula="oooc:=VLOOKUP([.$A172];PlusBereich;3;0)" office:value-type="float" office:value="0">
            <text:p>#NV</text:p>
          </table:table-cell>
          <table:table-cell table:style-name="ce13" table:formula="oooc:=DOLLAR(VLOOKUP([.$A172];SchleckerBereich;4;0);2)" office:value-type="float" office:value="0">
            <text:p>#NV</text:p>
          </table:table-cell>
          <table:table-cell table:style-name="ce13" table:formula="oooc:=VLOOKUP([.$A172];SchleckerBereich;3;0)" office:value-type="float" office:value="0">
            <text:p>#NV</text:p>
          </table:table-cell>
          <table:table-cell table:style-name="ce13" table:formula="oooc:=DOLLAR(VLOOKUP([.$A172];MüllerBereich;4;0);2)" office:value-type="float" office:value="0">
            <text:p>#NV</text:p>
          </table:table-cell>
          <table:table-cell table:style-name="ce13" table:formula="oooc:=VLOOKUP([.$A172];MüllerBereich;3;0)" office:value-type="float" office:value="0">
            <text:p>#NV</text:p>
          </table:table-cell>
          <table:table-cell table:style-name="ce18" table:formula="oooc:=MIN(VALUE(IF(ISERROR([.$C172]);[Hilfsvariablen.$C$1];[.$C172]));VALUE(IF(ISERROR([.$E172]);[Hilfsvariablen.$C$1];[.$E172]));VALUE(IF(ISERROR([.$G172]);[Hilfsvariablen.$C$1];[.$G172]));VALUE(IF(ISERROR([.$I172]);[Hilfsvariablen.$C$1];[.$I172]));VALUE(IF(ISERROR([.$K172]);[Hilfsvariablen.$C$1];[.$K172])))" office:value-type="currency" office:currency="EUR" office:value="4.99">
            <text:p>4,99 €</text:p>
          </table:table-cell>
          <table:table-cell table:style-name="ce20" table:number-columns-repeated="200"/>
          <table:table-cell table:style-name="ce22" table:number-columns-repeated="43"/>
        </table:table-row>
        <table:table-row table:style-name="ro2">
          <table:table-cell table:number-columns-repeated="10"/>
          <table:table-cell table:style-name="Default" table:number-columns-repeated="2"/>
          <table:table-cell table:number-columns-repeated="244"/>
        </table:table-row>
        <table:table-row table:style-name="ro2" table:number-rows-repeated="11">
          <table:table-cell table:style-name="ce7"/>
          <table:table-cell table:style-name="ce11"/>
          <table:table-cell table:style-name="ce15" table:number-columns-repeated="8"/>
          <table:table-cell table:style-name="Default" table:number-columns-repeated="2"/>
          <table:table-cell table:style-name="ce19" table:number-columns-repeated="201"/>
          <table:table-cell table:number-columns-repeated="43"/>
        </table:table-row>
        <table:table-row table:style-name="ro2" table:number-rows-repeated="31884">
          <table:table-cell table:style-name="ce7"/>
          <table:table-cell table:style-name="ce11"/>
          <table:table-cell table:style-name="ce15" table:number-columns-repeated="10"/>
          <table:table-cell table:style-name="ce19" table:number-columns-repeated="201"/>
          <table:table-cell table:number-columns-repeated="43"/>
        </table:table-row>
        <table:table-row table:style-name="ro2" table:number-rows-repeated="3346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rktkauf" table:style-name="ta1" table:print="false">
        <office:forms form:automatic-focus="false" form:apply-design-mode="false"/>
        <table:table-column table:style-name="co11" table:number-columns-repeated="2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0" table:number-columns-repeated="7" table:default-cell-style-name="ce47"/>
        <table:table-column table:style-name="co10" table:number-columns-repeated="244" table:default-cell-style-name="Default"/>
        <table:table-row table:style-name="ro2">
          <table:table-cell table:style-name="ce23" office:value-type="string">
            <text:p>UBA Code</text:p>
          </table:table-cell>
          <table:table-cell table:style-name="ce31" office:value-type="string">
            <text:p>EAN Code</text:p>
          </table:table-cell>
          <table:table-cell table:style-name="ce16" office:value-type="string">
            <text:p>Kategorie Marke Menge</text:p>
          </table:table-cell>
          <table:table-cell table:style-name="ce16" office:value-type="string">
            <text:p>Variante</text:p>
          </table:table-cell>
          <table:table-cell table:style-name="ce16" office:value-type="string">
            <text:p>Geschmack</text:p>
          </table:table-cell>
          <table:table-cell table:style-name="ce41" office:value-type="date" office:date-value="2008-06-28">
            <text:p>28.06.2008</text:p>
          </table:table-cell>
          <table:table-cell table:style-name="ce41" office:value-type="date" office:date-value="2008-06-14">
            <text:p>14.06.2008</text:p>
          </table:table-cell>
          <table:table-cell table:style-name="ce41" office:value-type="date" office:date-value="2008-06-05">
            <text:p>05.06.2008</text:p>
          </table:table-cell>
          <table:table-cell table:style-name="ce41" office:value-type="date" office:date-value="2007-10-06">
            <text:p>06.10.2007</text:p>
          </table:table-cell>
          <table:table-cell table:style-name="ce41" office:value-type="date" office:date-value="2007-09-05">
            <text:p>05.09.2007</text:p>
          </table:table-cell>
          <table:table-cell table:style-name="ce41" office:value-type="date" office:date-value="2007-08-31">
            <text:p>31.08.2007</text:p>
          </table:table-cell>
          <table:table-cell table:style-name="ce41" office:value-type="date" office:date-value="2007-08-30">
            <text:p>30.08.2007</text:p>
          </table:table-cell>
          <table:table-cell table:style-name="ce21" table:number-columns-repeated="244"/>
        </table:table-row>
        <table:table-row table:style-name="ro1">
          <table:table-cell table:style-name="ce24"/>
          <table:table-cell table:style-name="ce32"/>
          <table:table-cell table:style-name="ce37" table:content-validation-name="val1" office:value-type="string">
            <text:p>Alkohol Choya Sake 0,75 L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5.99">
            <text:p>5,99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4028855001801</text:p>
          </table:table-cell>
          <table:table-cell table:style-name="ce37" table:content-validation-name="val1" office:value-type="string">
            <text:p>Baguette Kräuterbaguette 175 g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0.39">
            <text:p>0,39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/>
          <table:table-cell table:style-name="ce37" table:content-validation-name="val1" office:value-type="string">
            <text:p>Brot Roggenmischbrot geschnitten 1 Laib</text:p>
          </table:table-cell>
          <table:table-cell table:style-name="ce37"/>
          <table:table-cell table:style-name="ce40" office:value-type="string">
            <text:p>gut</text:p>
          </table:table-cell>
          <table:table-cell table:number-columns-repeated="7" table:style-name="ce42" office:value-type="currency" office:currency="EUR" office:value="1.69">
            <text:p>1,69 €</text:p>
          </table:table-cell>
          <table:table-cell table:number-columns-repeated="244"/>
        </table:table-row>
        <table:table-row table:style-name="ro2">
          <table:table-cell table:style-name="ce24"/>
          <table:table-cell table:style-name="ce32"/>
          <table:table-cell table:style-name="ce37" table:content-validation-name="val1" office:value-type="string">
            <text:p>Brot Weltmeisterbrot</text:p>
          </table:table-cell>
          <table:table-cell table:style-name="ce37"/>
          <table:table-cell table:style-name="ce40"/>
          <table:table-cell table:number-columns-repeated="3" table:style-name="ce42" office:value-type="currency" office:currency="EUR" office:value="1.79">
            <text:p>1,79 €</text:p>
          </table:table-cell>
          <table:table-cell table:style-name="ce42" table:number-columns-repeated="4"/>
          <table:table-cell table:number-columns-repeated="244"/>
        </table:table-row>
        <table:table-row table:style-name="ro1">
          <table:table-cell table:style-name="ce25"/>
          <table:table-cell table:style-name="ce33" office:value-type="float" office:value="40004235">
            <text:p>40004235</text:p>
          </table:table-cell>
          <table:table-cell table:style-name="ce37" table:content-validation-name="val1" office:value-type="string">
            <text:p>Butter Rama Original 500g</text:p>
          </table:table-cell>
          <table:table-cell table:style-name="ce37"/>
          <table:table-cell table:style-name="ce37" office:value-type="string">
            <text:p>gut</text:p>
          </table:table-cell>
          <table:table-cell table:number-columns-repeated="4" table:style-name="ce43" office:value-type="currency" office:currency="EUR" office:value="0.99">
            <text:p>0,99 €</text:p>
          </table:table-cell>
          <table:table-cell table:number-columns-repeated="3" table:style-name="ce43" office:value-type="currency" office:currency="EUR" office:value="0.89">
            <text:p>0,89 €</text:p>
          </table:table-cell>
          <table:table-cell table:number-columns-repeated="244"/>
        </table:table-row>
        <table:table-row table:style-name="ro1">
          <table:table-cell table:style-name="ce25"/>
          <table:table-cell table:style-name="ce33"/>
          <table:table-cell table:style-name="ce37" table:content-validation-name="val1" office:value-type="string">
            <text:p>CurryWurst Fastfood</text:p>
          </table:table-cell>
          <table:table-cell table:style-name="ce37" table:number-columns-repeated="2"/>
          <table:table-cell table:number-columns-repeated="2" table:style-name="ce43" office:value-type="currency" office:currency="EUR" office:value="1.89">
            <text:p>1,89 €</text:p>
          </table:table-cell>
          <table:table-cell table:style-name="ce43" table:number-columns-repeated="5"/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4013712273033</text:p>
          </table:table-cell>
          <table:table-cell table:style-name="ce37" table:content-validation-name="val1" office:value-type="string">
            <text:p>Dosenfisch Heringsfilets in Tomatencreme 200g</text:p>
          </table:table-cell>
          <table:table-cell table:style-name="ce37" office:value-type="string">
            <text:p>Hawesta</text:p>
          </table:table-cell>
          <table:table-cell table:style-name="ce40" office:value-type="string">
            <text:p>gut</text:p>
          </table:table-cell>
          <table:table-cell table:number-columns-repeated="5" table:style-name="ce42" office:value-type="currency" office:currency="EUR" office:value="0.99">
            <text:p>0,99 €</text:p>
          </table:table-cell>
          <table:table-cell table:number-columns-repeated="2" table:style-name="ce42" office:value-type="currency" office:currency="EUR" office:value="0.59">
            <text:p>0,59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4013712275167</text:p>
          </table:table-cell>
          <table:table-cell table:style-name="ce37" table:content-validation-name="val1" office:value-type="string">
            <text:p>Dosenfisch Heringsfilets in Tomatencreme 200g</text:p>
          </table:table-cell>
          <table:table-cell table:style-name="ce37" office:value-type="string">
            <text:p>G+B</text:p>
          </table:table-cell>
          <table:table-cell table:style-name="ce40" office:value-type="string">
            <text:p>gut</text:p>
          </table:table-cell>
          <table:table-cell table:number-columns-repeated="7" table:style-name="ce42" office:value-type="currency" office:currency="EUR" office:value="0.69">
            <text:p>0,69 €</text:p>
          </table:table-cell>
          <table:table-cell table:number-columns-repeated="244"/>
        </table:table-row>
        <table:table-row table:style-name="ro2">
          <table:table-cell table:style-name="ce24" office:value-type="string">
            <text:p><text:s/></text:p>
          </table:table-cell>
          <table:table-cell table:style-name="ce32"/>
          <table:table-cell table:style-name="ce37" table:content-validation-name="val1" office:value-type="string">
            <text:p>Eier braun 10er Packung</text:p>
          </table:table-cell>
          <table:table-cell table:style-name="ce37"/>
          <table:table-cell table:style-name="ce40"/>
          <table:table-cell table:number-columns-repeated="3" table:style-name="ce42" office:value-type="currency" office:currency="EUR" office:value="0.99">
            <text:p>0,99 €</text:p>
          </table:table-cell>
          <table:table-cell table:number-columns-repeated="2" table:style-name="ce42" office:value-type="currency" office:currency="EUR" office:value="0.95">
            <text:p>0,95 €</text:p>
          </table:table-cell>
          <table:table-cell table:style-name="ce42" table:number-columns-repeated="2"/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4007993092049</text:p>
          </table:table-cell>
          <table:table-cell table:style-name="ce37" table:content-validation-name="val1" office:value-type="string">
            <text:p>Eis Family rot, weiss ,braun 2,5 L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2.45">
            <text:p>2,45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/>
          <table:table-cell table:style-name="ce37" table:content-validation-name="val1" office:value-type="string">
            <text:p>Feinfrost Grillschenkelpfanne 920 g</text:p>
          </table:table-cell>
          <table:table-cell table:style-name="ce37"/>
          <table:table-cell table:style-name="ce40"/>
          <table:table-cell table:number-columns-repeated="5" table:style-name="ce42" office:value-type="currency" office:currency="EUR" office:value="2.29">
            <text:p>2,29 €</text:p>
          </table:table-cell>
          <table:table-cell table:style-name="ce42" table:number-columns-repeated="2"/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4003035002014</text:p>
          </table:table-cell>
          <table:table-cell table:style-name="ce37" table:content-validation-name="val1" office:value-type="string">
            <text:p>Feinkostsalat Budapester Salat 200g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0.89">
            <text:p>0,89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4003035004087</text:p>
          </table:table-cell>
          <table:table-cell table:style-name="ce37" table:content-validation-name="val1" office:value-type="string">
            <text:p>Feinkostsalat Delikatess Heringssalat 250g</text:p>
          </table:table-cell>
          <table:table-cell table:style-name="ce37"/>
          <table:table-cell table:style-name="ce40" office:value-type="string">
            <text:p>sehr gut</text:p>
          </table:table-cell>
          <table:table-cell table:number-columns-repeated="7" table:style-name="ce42" office:value-type="currency" office:currency="EUR" office:value="0.59">
            <text:p>0,59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4003035004643</text:p>
          </table:table-cell>
          <table:table-cell table:style-name="ce37" table:content-validation-name="val1" office:value-type="string">
            <text:p>Feinkostsalat Dill-Happen 200g</text:p>
          </table:table-cell>
          <table:table-cell table:style-name="ce37"/>
          <table:table-cell table:style-name="ce40" office:value-type="string">
            <text:p>sehr gut</text:p>
          </table:table-cell>
          <table:table-cell table:number-columns-repeated="7" table:style-name="ce42" office:value-type="currency" office:currency="EUR" office:value="0.69">
            <text:p>0,69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4003035003189</text:p>
          </table:table-cell>
          <table:table-cell table:style-name="ce37" table:content-validation-name="val1" office:value-type="string">
            <text:p>Feinkostsalat Farmer Salat 400g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0.79">
            <text:p>0,79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/>
          <table:table-cell table:style-name="ce37" table:content-validation-name="val1" office:value-type="string">
            <text:p>Feinfrost Pfanne Nasi Goreng</text:p>
          </table:table-cell>
          <table:table-cell table:style-name="ce37"/>
          <table:table-cell table:style-name="ce40"/>
          <table:table-cell table:number-columns-repeated="2" table:style-name="ce42" office:value-type="currency" office:currency="EUR" office:value="1.69">
            <text:p>1,69 €</text:p>
          </table:table-cell>
          <table:table-cell table:style-name="ce42" table:number-columns-repeated="5"/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2040279002655</text:p>
          </table:table-cell>
          <table:table-cell table:style-name="ce37" table:content-validation-name="val1" office:value-type="string">
            <text:p>FleischSchweinebraten (Schulter)1kg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2.49">
            <text:p>2,49 €</text:p>
          </table:table-cell>
          <table:table-cell table:number-columns-repeated="244"/>
        </table:table-row>
        <table:table-row table:style-name="ro2">
          <table:table-cell table:style-name="ce24"/>
          <table:table-cell table:style-name="ce32" office:value-type="string">
            <text:p>431460835492</text:p>
          </table:table-cell>
          <table:table-cell table:style-name="ce37" table:content-validation-name="val1" office:value-type="string">
            <text:p>Frikadellen 5 Stück 500g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1.65">
            <text:p>1,65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87110147600767</text:p>
          </table:table-cell>
          <table:table-cell table:style-name="ce37" table:content-validation-name="val1" office:value-type="string">
            <text:p>Gemüse Dattelrispentomaten 250 g</text:p>
          </table:table-cell>
          <table:table-cell table:style-name="ce37"/>
          <table:table-cell table:style-name="ce40"/>
          <table:table-cell table:number-columns-repeated="5" table:style-name="ce42" office:value-type="currency" office:currency="EUR" office:value="1.19">
            <text:p>1,19 €</text:p>
          </table:table-cell>
          <table:table-cell table:style-name="ce42" table:number-columns-repeated="2"/>
          <table:table-cell table:number-columns-repeated="244"/>
        </table:table-row>
        <table:table-row table:style-name="ro2">
          <table:table-cell table:style-name="ce24"/>
          <table:table-cell table:style-name="ce32" office:value-type="string">
            <text:p>8429245000262</text:p>
          </table:table-cell>
          <table:table-cell table:style-name="ce37" table:content-validation-name="val1" office:value-type="string">
            <text:p>Gemüse Eisbergsalat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0.69">
            <text:p>0,69 €</text:p>
          </table:table-cell>
          <table:table-cell table:number-columns-repeated="244"/>
        </table:table-row>
        <table:table-row table:style-name="ro2">
          <table:table-cell table:style-name="ce24"/>
          <table:table-cell table:style-name="ce32"/>
          <table:table-cell table:style-name="ce37" table:content-validation-name="val1" office:value-type="string">
            <text:p>Gemüse Gemüsezwiebeln 4 Stück 1 kg</text:p>
          </table:table-cell>
          <table:table-cell table:style-name="ce37"/>
          <table:table-cell table:style-name="ce40"/>
          <table:table-cell table:number-columns-repeated="5" table:style-name="ce42" office:value-type="currency" office:currency="EUR" office:value="1.49">
            <text:p>1,49 €</text:p>
          </table:table-cell>
          <table:table-cell table:style-name="ce42" table:number-columns-repeated="2"/>
          <table:table-cell table:number-columns-repeated="244"/>
        </table:table-row>
        <table:table-row table:style-name="ro1">
          <table:table-cell table:style-name="ce24"/>
          <table:table-cell table:style-name="ce32"/>
          <table:table-cell table:style-name="ce37" table:content-validation-name="val1" office:value-type="string">
            <text:p>Gemüse Glas Apfelrotkohl 0,72 L mit <text:s/>680 g </text:p>
          </table:table-cell>
          <table:table-cell table:style-name="ce37"/>
          <table:table-cell table:style-name="ce40"/>
          <table:table-cell table:number-columns-repeated="5" table:style-name="ce42" office:value-type="currency" office:currency="EUR" office:value="0.39">
            <text:p>0,39 €</text:p>
          </table:table-cell>
          <table:table-cell table:style-name="ce42" table:number-columns-repeated="2"/>
          <table:table-cell table:number-columns-repeated="244"/>
        </table:table-row>
        <table:table-row table:style-name="ro1">
          <table:table-cell table:style-name="ce24"/>
          <table:table-cell table:style-name="ce32"/>
          <table:table-cell table:style-name="ce37" table:content-validation-name="val1" office:value-type="string">
            <text:p>Gemüse Glas Spreewald Gurken</text:p>
          </table:table-cell>
          <table:table-cell table:style-name="ce37"/>
          <table:table-cell table:style-name="ce40"/>
          <table:table-cell table:number-columns-repeated="5" table:style-name="ce42" office:value-type="currency" office:currency="EUR" office:value="1.49">
            <text:p>1,49 €</text:p>
          </table:table-cell>
          <table:table-cell table:style-name="ce42" table:number-columns-repeated="2"/>
          <table:table-cell table:number-columns-repeated="244"/>
        </table:table-row>
        <table:table-row table:style-name="ro2">
          <table:table-cell table:style-name="ce24"/>
          <table:table-cell table:style-name="ce32"/>
          <table:table-cell table:style-name="ce37" table:content-validation-name="val1" office:value-type="string">
            <text:p>Gemüse Gurke</text:p>
          </table:table-cell>
          <table:table-cell table:style-name="ce37"/>
          <table:table-cell table:style-name="ce40"/>
          <table:table-cell table:number-columns-repeated="3" table:style-name="ce42" office:value-type="currency" office:currency="EUR" office:value="0.39">
            <text:p>0,39 €</text:p>
          </table:table-cell>
          <table:table-cell table:number-columns-repeated="4" table:style-name="ce42" office:value-type="currency" office:currency="EUR" office:value="1.19">
            <text:p>1,19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/>
          <table:table-cell table:style-name="ce37" table:content-validation-name="val1" office:value-type="string">
            <text:p>Gemüse Party Tomaten 500 g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0.49">
            <text:p>0,49 €</text:p>
          </table:table-cell>
          <table:table-cell table:number-columns-repeated="244"/>
        </table:table-row>
        <table:table-row table:style-name="ro2">
          <table:table-cell table:style-name="ce24"/>
          <table:table-cell table:style-name="ce32"/>
          <table:table-cell table:style-name="ce37" table:content-validation-name="val1" office:value-type="string">
            <text:p>Gemüse Radieschen 1 Bund</text:p>
          </table:table-cell>
          <table:table-cell table:style-name="ce37"/>
          <table:table-cell table:style-name="ce40"/>
          <table:table-cell table:number-columns-repeated="2" table:style-name="ce42" office:value-type="currency" office:currency="EUR" office:value="0.98">
            <text:p>0,98 €</text:p>
          </table:table-cell>
          <table:table-cell table:style-name="ce42" table:number-columns-repeated="5"/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2040203000993</text:p>
          </table:table-cell>
          <table:table-cell table:style-name="ce37" table:content-validation-name="val1" office:value-type="string">
            <text:p>Gemüse Strauchtomaten 1 kg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1.79">
            <text:p>1,79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/>
          <table:table-cell table:style-name="ce37" table:content-validation-name="val1" office:value-type="string">
            <text:p>Genussmittel Filterhülsen Malboro</text:p>
          </table:table-cell>
          <table:table-cell table:style-name="ce37"/>
          <table:table-cell table:style-name="ce40"/>
          <table:table-cell table:number-columns-repeated="4" table:style-name="ce42" office:value-type="currency" office:currency="EUR" office:value="1.65">
            <text:p>1,65 €</text:p>
          </table:table-cell>
          <table:table-cell table:style-name="ce42" table:number-columns-repeated="3"/>
          <table:table-cell table:number-columns-repeated="244"/>
        </table:table-row>
        <table:table-row table:style-name="ro1">
          <table:table-cell table:style-name="ce24"/>
          <table:table-cell table:style-name="ce32"/>
          <table:table-cell table:style-name="ce37" table:content-validation-name="val1" office:value-type="string">
            <text:p>Gewürze Lorbeerblätter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1.39">
            <text:p>1,39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/>
          <table:table-cell table:style-name="ce37" table:content-validation-name="val1" office:value-type="string">
            <text:p>Gewürze Nelken 7,5 g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1.59">
            <text:p>1,59 €</text:p>
          </table:table-cell>
          <table:table-cell table:number-columns-repeated="244"/>
        </table:table-row>
        <table:table-row table:style-name="ro2">
          <table:table-cell table:style-name="ce24"/>
          <table:table-cell table:style-name="ce32"/>
          <table:table-cell table:style-name="ce37" table:content-validation-name="val1" office:value-type="string">
            <text:p>Gewürze Nelken gemahlen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1.39">
            <text:p>1,39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4008100173620</text:p>
          </table:table-cell>
          <table:table-cell table:style-name="ce37" table:content-validation-name="val1" office:value-type="string">
            <text:p>Gemüse Glas Apfelrotkohl 850 g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0.89">
            <text:p>0,89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4002402062606</text:p>
          </table:table-cell>
          <table:table-cell table:style-name="ce37" table:content-validation-name="val1" office:value-type="string">
            <text:p>Gemüse Glas Stangenspargel 370 g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0.49">
            <text:p>0,49 €</text:p>
          </table:table-cell>
          <table:table-cell table:number-columns-repeated="244"/>
        </table:table-row>
        <table:table-row table:style-name="ro2">
          <table:table-cell table:style-name="ce24"/>
          <table:table-cell table:style-name="ce32" office:value-type="string">
            <text:p>4008533094707</text:p>
          </table:table-cell>
          <table:table-cell table:style-name="ce37" table:content-validation-name="val1" office:value-type="string">
            <text:p>GlasWurst5 Bock Würstchen375g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0.85">
            <text:p>0,85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/>
          <table:table-cell table:style-name="ce37" table:content-validation-name="val1" office:value-type="string">
            <text:p>Kaffee Cappuccino Choco Nuss 0,5 kg</text:p>
          </table:table-cell>
          <table:table-cell table:style-name="ce37"/>
          <table:table-cell table:style-name="ce40" office:value-type="string">
            <text:p>sehr gut</text:p>
          </table:table-cell>
          <table:table-cell table:number-columns-repeated="6" table:style-name="ce42" office:value-type="currency" office:currency="EUR" office:value="2.69">
            <text:p>2,69 €</text:p>
          </table:table-cell>
          <table:table-cell table:style-name="ce42"/>
          <table:table-cell table:number-columns-repeated="244"/>
        </table:table-row>
        <table:table-row table:style-name="ro1">
          <table:table-cell table:style-name="ce24"/>
          <table:table-cell table:style-name="ce32"/>
          <table:table-cell table:style-name="ce37" table:content-validation-name="val1" office:value-type="string">
            <text:p>Kaffee Cappuccino White 0,5 kg</text:p>
          </table:table-cell>
          <table:table-cell table:style-name="ce37"/>
          <table:table-cell table:style-name="ce40" office:value-type="string">
            <text:p>seht gut</text:p>
          </table:table-cell>
          <table:table-cell table:number-columns-repeated="7" table:style-name="ce42" office:value-type="currency" office:currency="EUR" office:value="2.49">
            <text:p>2,49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 office:value-type="float" office:value="4005500059691">
            <text:p>4005500059691</text:p>
          </table:table-cell>
          <table:table-cell table:style-name="ce37" table:content-validation-name="val1" office:value-type="string">
            <text:p>Kaffee Die Weisse Cappuccino 0,5 kg</text:p>
          </table:table-cell>
          <table:table-cell table:style-name="ce37"/>
          <table:table-cell table:style-name="ce40" office:value-type="string">
            <text:p>sehr gut</text:p>
          </table:table-cell>
          <table:table-cell table:number-columns-repeated="7" table:style-name="ce42" office:value-type="currency" office:currency="EUR" office:value="2.99">
            <text:p>2,99 €</text:p>
          </table:table-cell>
          <table:table-cell table:number-columns-repeated="244"/>
        </table:table-row>
        <table:table-row table:style-name="ro2">
          <table:table-cell table:style-name="ce24"/>
          <table:table-cell table:style-name="ce32"/>
          <table:table-cell table:style-name="ce37" table:content-validation-name="val1" office:value-type="string">
            <text:p>Kaffee Kräftig 0,5 kg</text:p>
          </table:table-cell>
          <table:table-cell table:style-name="ce37"/>
          <table:table-cell table:style-name="ce40" office:value-type="string">
            <text:p>gut</text:p>
          </table:table-cell>
          <table:table-cell table:number-columns-repeated="6" table:style-name="ce42" office:value-type="currency" office:currency="EUR" office:value="2.79">
            <text:p>2,79 €</text:p>
          </table:table-cell>
          <table:table-cell table:style-name="ce42"/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4002720003077</text:p>
          </table:table-cell>
          <table:table-cell table:style-name="ce37" table:content-validation-name="val1" office:value-type="string">
            <text:p>Kaffee Melitta Weißer Cappuccino 0,5 kg</text:p>
          </table:table-cell>
          <table:table-cell table:style-name="ce37"/>
          <table:table-cell table:style-name="ce40" office:value-type="string">
            <text:p>seht gut</text:p>
          </table:table-cell>
          <table:table-cell table:number-columns-repeated="7" table:style-name="ce42" office:value-type="currency" office:currency="EUR" office:value="2.99">
            <text:p>2,99 €</text:p>
          </table:table-cell>
          <table:table-cell table:number-columns-repeated="244"/>
        </table:table-row>
        <table:table-row table:style-name="ro2">
          <table:table-cell table:style-name="ce24"/>
          <table:table-cell table:style-name="ce32" office:value-type="float" office:value="4000137041651">
            <text:p>4000137041651</text:p>
          </table:table-cell>
          <table:table-cell table:style-name="ce37" table:content-validation-name="val1" office:value-type="string">
            <text:p>Kartoffelbrei Kartoffelpüree für 3x 0,5 L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0.65">
            <text:p>0,65 €</text:p>
          </table:table-cell>
          <table:table-cell table:number-columns-repeated="244"/>
        </table:table-row>
        <table:table-row table:style-name="ro2">
          <table:table-cell table:style-name="ce24"/>
          <table:table-cell table:style-name="ce32" office:value-type="float" office:value="4008432024607">
            <text:p>4008432024607</text:p>
          </table:table-cell>
          <table:table-cell table:style-name="ce37" table:content-validation-name="val1" office:value-type="string">
            <text:p>Käse Mozzarella 125g</text:p>
          </table:table-cell>
          <table:table-cell table:style-name="ce37"/>
          <table:table-cell table:style-name="ce40" office:value-type="string">
            <text:p>gut</text:p>
          </table:table-cell>
          <table:table-cell table:number-columns-repeated="7" table:style-name="ce42" office:value-type="currency" office:currency="EUR" office:value="0.49">
            <text:p>0,49 €</text:p>
          </table:table-cell>
          <table:table-cell table:number-columns-repeated="244"/>
        </table:table-row>
        <table:table-row table:style-name="ro2">
          <table:table-cell table:style-name="ce24"/>
          <table:table-cell table:style-name="ce32"/>
          <table:table-cell table:style-name="ce37" table:content-validation-name="val1" office:value-type="string">
            <text:p>Käse Schmelzkäseecken</text:p>
          </table:table-cell>
          <table:table-cell table:style-name="ce37"/>
          <table:table-cell table:style-name="ce40"/>
          <table:table-cell table:number-columns-repeated="5" table:style-name="ce42" office:value-type="currency" office:currency="EUR" office:value="1.19">
            <text:p>1,19 €</text:p>
          </table:table-cell>
          <table:table-cell table:style-name="ce42" table:number-columns-repeated="2"/>
          <table:table-cell table:number-columns-repeated="244"/>
        </table:table-row>
        <table:table-row table:style-name="ro1">
          <table:table-cell table:style-name="ce24"/>
          <table:table-cell table:style-name="ce32" office:value-type="float" office:value="42101772">
            <text:p>42101772</text:p>
          </table:table-cell>
          <table:table-cell table:style-name="ce37" table:content-validation-name="val1" office:value-type="string">
            <text:p>KaugummiExtra Professional Herbal Mint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0.85">
            <text:p>0,85 €</text:p>
          </table:table-cell>
          <table:table-cell table:number-columns-repeated="244"/>
        </table:table-row>
        <table:table-row table:style-name="ro2">
          <table:table-cell table:style-name="ce25"/>
          <table:table-cell table:style-name="ce33" office:value-type="string">
            <text:p>4003490043386</text:p>
          </table:table-cell>
          <table:table-cell table:style-name="ce37" table:content-validation-name="val1" office:value-type="string">
            <text:p>Kondensmilch 10% 321ml</text:p>
          </table:table-cell>
          <table:table-cell table:style-name="ce37" office:value-type="string">
            <text:p>G+B</text:p>
          </table:table-cell>
          <table:table-cell table:style-name="ce37" office:value-type="string">
            <text:p>gut</text:p>
          </table:table-cell>
          <table:table-cell table:number-columns-repeated="7" table:style-name="ce43" office:value-type="currency" office:currency="EUR" office:value="0.49">
            <text:p>0,49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4003490043492</text:p>
          </table:table-cell>
          <table:table-cell table:style-name="ce37" table:content-validation-name="val1" office:value-type="string">
            <text:p>Kondensmilch 4% 316 ml</text:p>
          </table:table-cell>
          <table:table-cell table:style-name="ce37" office:value-type="string">
            <text:p>G+B</text:p>
          </table:table-cell>
          <table:table-cell table:style-name="ce40" office:value-type="string">
            <text:p>gut</text:p>
          </table:table-cell>
          <table:table-cell table:number-columns-repeated="5" table:style-name="ce42" office:value-type="currency" office:currency="EUR" office:value="0.37">
            <text:p>0,37 €</text:p>
          </table:table-cell>
          <table:table-cell table:number-columns-repeated="2" table:style-name="ce42" office:value-type="currency" office:currency="EUR" office:value="0.35">
            <text:p>0,35 €</text:p>
          </table:table-cell>
          <table:table-cell table:number-columns-repeated="244"/>
        </table:table-row>
        <table:table-row table:style-name="ro2">
          <table:table-cell table:style-name="ce24"/>
          <table:table-cell table:style-name="ce32" office:value-type="string">
            <text:p>4003490043362</text:p>
          </table:table-cell>
          <table:table-cell table:style-name="ce37" table:content-validation-name="val1" office:value-type="string">
            <text:p>Kondensmilch 7,5% 320ml</text:p>
          </table:table-cell>
          <table:table-cell table:style-name="ce37" office:value-type="string">
            <text:p>G+B</text:p>
          </table:table-cell>
          <table:table-cell table:style-name="ce40" office:value-type="string">
            <text:p>gut</text:p>
          </table:table-cell>
          <table:table-cell table:number-columns-repeated="6" table:style-name="ce42" office:value-type="currency" office:currency="EUR" office:value="0.42">
            <text:p>0,42 €</text:p>
          </table:table-cell>
          <table:table-cell table:style-name="ce42"/>
          <table:table-cell table:number-columns-repeated="244"/>
        </table:table-row>
        <table:table-row table:style-name="ro2">
          <table:table-cell table:style-name="ce24"/>
          <table:table-cell table:style-name="ce32"/>
          <table:table-cell table:style-name="ce37" table:content-validation-name="val1" office:value-type="string">
            <text:p>Milch 1,5% Fett 1L Frischmilch</text:p>
          </table:table-cell>
          <table:table-cell table:style-name="ce37"/>
          <table:table-cell table:style-name="ce40" office:value-type="string">
            <text:p>gut</text:p>
          </table:table-cell>
          <table:table-cell table:number-columns-repeated="2" table:style-name="ce42" office:value-type="currency" office:currency="EUR" office:value="0.61">
            <text:p>0,61 €</text:p>
          </table:table-cell>
          <table:table-cell table:style-name="ce42" table:number-columns-repeated="5"/>
          <table:table-cell table:number-columns-repeated="244"/>
        </table:table-row>
        <table:table-row table:style-name="ro2">
          <table:table-cell table:style-name="ce24"/>
          <table:table-cell table:style-name="ce32" office:value-type="float" office:value="4314612000010">
            <text:p>4314612000010</text:p>
          </table:table-cell>
          <table:table-cell table:style-name="ce37" table:content-validation-name="val1" office:value-type="string">
            <text:p>Milch 1,5% Fett 1L</text:p>
          </table:table-cell>
          <table:table-cell table:style-name="ce37" office:value-type="string">
            <text:p>G+B</text:p>
          </table:table-cell>
          <table:table-cell table:style-name="ce40" office:value-type="string">
            <text:p>gut</text:p>
          </table:table-cell>
          <table:table-cell table:number-columns-repeated="2" table:style-name="ce42" office:value-type="currency" office:currency="EUR" office:value="0.61">
            <text:p>0,61 €</text:p>
          </table:table-cell>
          <table:table-cell table:number-columns-repeated="4" table:style-name="ce42" office:value-type="currency" office:currency="EUR" office:value="0.55">
            <text:p>0,55 €</text:p>
          </table:table-cell>
          <table:table-cell table:style-name="ce42" office:value-type="currency" office:currency="EUR" office:value="0.49">
            <text:p>0,49 €</text:p>
          </table:table-cell>
          <table:table-cell table:number-columns-repeated="244"/>
        </table:table-row>
        <table:table-row table:style-name="ro2">
          <table:table-cell table:style-name="ce24"/>
          <table:table-cell table:style-name="ce32" office:value-type="string">
            <text:p>4314612000003</text:p>
          </table:table-cell>
          <table:table-cell table:style-name="ce37" table:content-validation-name="val1" office:value-type="string">
            <text:p>Milch 3,5% Fett 1L</text:p>
          </table:table-cell>
          <table:table-cell table:style-name="ce37" office:value-type="string">
            <text:p>G+B</text:p>
          </table:table-cell>
          <table:table-cell table:style-name="ce40" office:value-type="string">
            <text:p>gut</text:p>
          </table:table-cell>
          <table:table-cell table:number-columns-repeated="6" table:style-name="ce42" office:value-type="currency" office:currency="EUR" office:value="0.62">
            <text:p>0,62 €</text:p>
          </table:table-cell>
          <table:table-cell table:style-name="ce42" office:value-type="currency" office:currency="EUR" office:value="0.49">
            <text:p>0,49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4083900139007</text:p>
          </table:table-cell>
          <table:table-cell table:style-name="ce37" table:content-validation-name="val1" office:value-type="string">
            <text:p>Müsli Corneflakes mit Vitaminen</text:p>
          </table:table-cell>
          <table:table-cell table:style-name="ce37"/>
          <table:table-cell table:style-name="ce40" office:value-type="string">
            <text:p>gut</text:p>
          </table:table-cell>
          <table:table-cell table:number-columns-repeated="7" table:style-name="ce42" office:value-type="currency" office:currency="EUR" office:value="0.99">
            <text:p>0,99 €</text:p>
          </table:table-cell>
          <table:table-cell table:number-columns-repeated="244"/>
        </table:table-row>
        <table:table-row table:style-name="ro2">
          <table:table-cell table:style-name="ce24"/>
          <table:table-cell table:style-name="ce32" office:value-type="float" office:value="2040203002027">
            <text:p>2040203002027</text:p>
          </table:table-cell>
          <table:table-cell table:style-name="ce37" table:content-validation-name="val1" office:value-type="string">
            <text:p>Obst Äpfel lose 1 kg</text:p>
          </table:table-cell>
          <table:table-cell table:style-name="ce37"/>
          <table:table-cell table:style-name="ce40" office:value-type="string">
            <text:p>gut</text:p>
          </table:table-cell>
          <table:table-cell table:number-columns-repeated="7" table:style-name="ce42" office:value-type="currency" office:currency="EUR" office:value="1.99">
            <text:p>1,99 €</text:p>
          </table:table-cell>
          <table:table-cell table:number-columns-repeated="244"/>
        </table:table-row>
        <table:table-row table:style-name="ro2">
          <table:table-cell table:style-name="ce24"/>
          <table:table-cell table:style-name="ce32" office:value-type="float" office:value="2040203001327">
            <text:p>2040203001327</text:p>
          </table:table-cell>
          <table:table-cell table:style-name="ce37" table:content-validation-name="val1" office:value-type="string">
            <text:p>Obst Birnen 1 kg</text:p>
          </table:table-cell>
          <table:table-cell table:style-name="ce37"/>
          <table:table-cell table:style-name="ce40" office:value-type="string">
            <text:p>gut</text:p>
          </table:table-cell>
          <table:table-cell table:number-columns-repeated="7" table:style-name="ce42" office:value-type="currency" office:currency="EUR" office:value="1.79">
            <text:p>1,79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/>
          <table:table-cell table:style-name="ce37" table:content-validation-name="val1" office:value-type="string">
            <text:p>Obst Büchse Ananas Scheiben 490 g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1.59">
            <text:p>1,59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40682536</text:p>
          </table:table-cell>
          <table:table-cell table:style-name="ce37" table:content-validation-name="val1" office:value-type="string">
            <text:p>Obst Glas Pflaumen 680 g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0.99">
            <text:p>0,99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40685243</text:p>
          </table:table-cell>
          <table:table-cell table:style-name="ce37" table:content-validation-name="val1" office:value-type="string">
            <text:p>Obst Glas Stachelbeeren 680 g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1.59">
            <text:p>1,59 €</text:p>
          </table:table-cell>
          <table:table-cell table:number-columns-repeated="244"/>
        </table:table-row>
        <table:table-row table:style-name="ro2">
          <table:table-cell table:style-name="ce24"/>
          <table:table-cell table:style-name="ce32" office:value-type="string">
            <text:p>4006627075908</text:p>
          </table:table-cell>
          <table:table-cell table:style-name="ce37" table:content-validation-name="val1" office:value-type="string">
            <text:p>PfanneGyrospfanne750g</text:p>
          </table:table-cell>
          <table:table-cell table:style-name="ce37"/>
          <table:table-cell table:style-name="ce40" office:value-type="string">
            <text:p>eklig</text:p>
          </table:table-cell>
          <table:table-cell table:number-columns-repeated="7" table:style-name="ce42" office:value-type="currency" office:currency="EUR" office:value="1.79">
            <text:p>1,79 €</text:p>
          </table:table-cell>
          <table:table-cell table:number-columns-repeated="244"/>
        </table:table-row>
        <table:table-row table:style-name="ro2">
          <table:table-cell table:style-name="ce24"/>
          <table:table-cell table:style-name="ce32"/>
          <table:table-cell table:style-name="ce37" table:content-validation-name="val1" office:value-type="string">
            <text:p>PfannePealla750g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1.79">
            <text:p>1,79 €</text:p>
          </table:table-cell>
          <table:table-cell table:number-columns-repeated="244"/>
        </table:table-row>
        <table:table-row table:style-name="ro2">
          <table:table-cell table:style-name="ce24"/>
          <table:table-cell table:style-name="ce32" office:value-type="string">
            <text:p>4001431909241</text:p>
          </table:table-cell>
          <table:table-cell table:style-name="ce37" table:content-validation-name="val1" office:value-type="string">
            <text:p>Sahne Sprühsahne <text:s/>0,3 L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0.99">
            <text:p>0,99 €</text:p>
          </table:table-cell>
          <table:table-cell table:number-columns-repeated="244"/>
        </table:table-row>
        <table:table-row table:style-name="ro2">
          <table:table-cell table:style-name="ce24"/>
          <table:table-cell table:style-name="ce32"/>
          <table:table-cell table:style-name="ce37" table:content-validation-name="val1" office:value-type="string">
            <text:p>Schaumbad Pfirsich 2 L</text:p>
          </table:table-cell>
          <table:table-cell table:style-name="ce37"/>
          <table:table-cell table:style-name="ce40"/>
          <table:table-cell table:number-columns-repeated="5" table:style-name="ce42" office:value-type="currency" office:currency="EUR" office:value="1.99">
            <text:p>1,99 €</text:p>
          </table:table-cell>
          <table:table-cell table:style-name="ce42" table:number-columns-repeated="2"/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4012965215180</text:p>
          </table:table-cell>
          <table:table-cell table:style-name="ce37" table:content-validation-name="val1" office:value-type="string">
            <text:p>Käse Scheiben Butterkäse 250 g</text:p>
          </table:table-cell>
          <table:table-cell table:style-name="ce37" office:value-type="string">
            <text:p>G+B</text:p>
          </table:table-cell>
          <table:table-cell table:style-name="ce40"/>
          <table:table-cell table:number-columns-repeated="7" table:style-name="ce42" office:value-type="currency" office:currency="EUR" office:value="1.09">
            <text:p>1,09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4012965215272</text:p>
          </table:table-cell>
          <table:table-cell table:style-name="ce37" table:content-validation-name="val1" office:value-type="string">
            <text:p>Käse Scheiben Gouda 250 g</text:p>
          </table:table-cell>
          <table:table-cell table:style-name="ce37"/>
          <table:table-cell table:style-name="ce40" office:value-type="string">
            <text:p>gut</text:p>
          </table:table-cell>
          <table:table-cell table:number-columns-repeated="7" table:style-name="ce42" office:value-type="currency" office:currency="EUR" office:value="0.99">
            <text:p>0,99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4002468104616</text:p>
          </table:table-cell>
          <table:table-cell table:style-name="ce37" table:content-validation-name="val1" office:value-type="string">
            <text:p>Käse Schmelzkäse Kräuter 200 g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0.79">
            <text:p>0,79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/>
          <table:table-cell table:style-name="ce37" table:content-validation-name="val1" office:value-type="string">
            <text:p>Käse Scheiben Maasdamer 45% Fett 200 g</text:p>
          </table:table-cell>
          <table:table-cell table:style-name="ce37"/>
          <table:table-cell table:style-name="ce40"/>
          <table:table-cell table:number-columns-repeated="4" table:style-name="ce42" office:value-type="currency" office:currency="EUR" office:value="1.34">
            <text:p>1,34 €</text:p>
          </table:table-cell>
          <table:table-cell table:style-name="ce42" office:value-type="currency" office:currency="EUR" office:value="0.99">
            <text:p>0,99 €</text:p>
          </table:table-cell>
          <table:table-cell table:style-name="ce42" table:number-columns-repeated="2"/>
          <table:table-cell table:number-columns-repeated="244"/>
        </table:table-row>
        <table:table-row table:style-name="ro1">
          <table:table-cell table:style-name="ce24"/>
          <table:table-cell table:style-name="ce32"/>
          <table:table-cell table:style-name="ce37" table:content-validation-name="val1" office:value-type="string">
            <text:p>Käse Harzer Roller</text:p>
          </table:table-cell>
          <table:table-cell table:style-name="ce37"/>
          <table:table-cell table:style-name="ce40"/>
          <table:table-cell table:number-columns-repeated="5" table:style-name="ce42" office:value-type="currency" office:currency="EUR" office:value="0.95">
            <text:p>0,95 €</text:p>
          </table:table-cell>
          <table:table-cell table:style-name="ce42" table:number-columns-repeated="2"/>
          <table:table-cell table:number-columns-repeated="244"/>
        </table:table-row>
        <table:table-row table:style-name="ro2">
          <table:table-cell table:style-name="ce24"/>
          <table:table-cell table:style-name="ce32"/>
          <table:table-cell table:style-name="ce37" table:content-validation-name="val1" office:value-type="string">
            <text:p>Käse Schmelzkäseecken</text:p>
          </table:table-cell>
          <table:table-cell table:style-name="ce37"/>
          <table:table-cell table:style-name="ce40"/>
          <table:table-cell table:number-columns-repeated="4" table:style-name="ce42" office:value-type="currency" office:currency="EUR" office:value="1.19">
            <text:p>1,19 €</text:p>
          </table:table-cell>
          <table:table-cell table:style-name="ce42" table:number-columns-repeated="3"/>
          <table:table-cell table:number-columns-repeated="244"/>
        </table:table-row>
        <table:table-row table:style-name="ro1">
          <table:table-cell table:style-name="ce24"/>
          <table:table-cell table:style-name="ce32"/>
          <table:table-cell table:style-name="ce37" table:content-validation-name="val1" office:value-type="string">
            <text:p>Sekt Napolean Muskat Rose 20 cl</text:p>
          </table:table-cell>
          <table:table-cell table:style-name="ce37"/>
          <table:table-cell table:style-name="ce40"/>
          <table:table-cell table:number-columns-repeated="5" table:style-name="ce42" office:value-type="currency" office:currency="EUR" office:value="1.29">
            <text:p>1,29 €</text:p>
          </table:table-cell>
          <table:table-cell table:style-name="ce42" table:number-columns-repeated="2"/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4311605457370</text:p>
          </table:table-cell>
          <table:table-cell table:style-name="ce37" table:content-validation-name="val1" office:value-type="string">
            <text:p>Sekt Prosecco 0,75 L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1.49">
            <text:p>1,49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40122496</text:p>
          </table:table-cell>
          <table:table-cell table:style-name="ce37" table:content-validation-name="val1" office:value-type="string">
            <text:p>Senf extra scharf 250 ml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0.29">
            <text:p>0,29 €</text:p>
          </table:table-cell>
          <table:table-cell table:number-columns-repeated="244"/>
        </table:table-row>
        <table:table-row table:style-name="ro2">
          <table:table-cell table:style-name="ce24"/>
          <table:table-cell table:style-name="ce32"/>
          <table:table-cell table:style-name="ce37" table:content-validation-name="val1" office:value-type="string">
            <text:p>Sirup Waldmeister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1.25">
            <text:p>1,25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40804834</text:p>
          </table:table-cell>
          <table:table-cell table:style-name="ce37" table:content-validation-name="val1" office:value-type="string">
            <text:p>SosseKühne Hot Chili250ml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0.89">
            <text:p>0,89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4002359166303</text:p>
          </table:table-cell>
          <table:table-cell table:style-name="ce37" table:content-validation-name="val1" office:value-type="string">
            <text:p>SosseUncle Bens süß sauer400g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1.45">
            <text:p>1,45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4002809001291</text:p>
          </table:table-cell>
          <table:table-cell table:style-name="ce37" table:content-validation-name="val1" office:value-type="string">
            <text:p>StärkeRuf Feine Speisestärke (Maisstärke)400g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0.35">
            <text:p>0,35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/>
          <table:table-cell table:style-name="ce37" table:content-validation-name="val1" office:value-type="string">
            <text:p>Tabak F6 1785 g</text:p>
          </table:table-cell>
          <table:table-cell table:style-name="ce37"/>
          <table:table-cell table:style-name="ce40"/>
          <table:table-cell table:number-columns-repeated="5" table:style-name="ce42" office:value-type="currency" office:currency="EUR" office:value="14.95">
            <text:p>14,95 €</text:p>
          </table:table-cell>
          <table:table-cell table:style-name="ce42" table:number-columns-repeated="2"/>
          <table:table-cell table:number-columns-repeated="244"/>
        </table:table-row>
        <table:table-row table:style-name="ro2">
          <table:table-cell table:style-name="ce24"/>
          <table:table-cell table:style-name="ce32"/>
          <table:table-cell table:style-name="ce37" table:content-validation-name="val1" office:value-type="string">
            <text:p>Tee Eistee Zitrone 1,5 L</text:p>
          </table:table-cell>
          <table:table-cell table:style-name="ce37"/>
          <table:table-cell table:style-name="ce40"/>
          <table:table-cell table:number-columns-repeated="4" table:style-name="ce42" office:value-type="currency" office:currency="EUR" office:value="0.45">
            <text:p>0,45 €</text:p>
          </table:table-cell>
          <table:table-cell table:style-name="ce42" table:number-columns-repeated="3"/>
          <table:table-cell table:number-columns-repeated="244"/>
        </table:table-row>
        <table:table-row table:style-name="ro1">
          <table:table-cell table:style-name="ce24"/>
          <table:table-cell table:style-name="ce32"/>
          <table:table-cell table:style-name="ce37" table:content-validation-name="val1" office:value-type="string">
            <text:p>Tee Pfefferminze 25er Pack</text:p>
          </table:table-cell>
          <table:table-cell table:style-name="ce37"/>
          <table:table-cell table:style-name="ce40"/>
          <table:table-cell table:number-columns-repeated="5" table:style-name="ce42" office:value-type="currency" office:currency="EUR" office:value="0.39">
            <text:p>0,39 €</text:p>
          </table:table-cell>
          <table:table-cell table:style-name="ce42" table:number-columns-repeated="2"/>
          <table:table-cell table:number-columns-repeated="244"/>
        </table:table-row>
        <table:table-row table:style-name="ro2">
          <table:table-cell table:style-name="ce24"/>
          <table:table-cell table:style-name="ce32"/>
          <table:table-cell table:style-name="ce37" table:content-validation-name="val1" office:value-type="string">
            <text:p>Tiernahrung Katzenfutter feucht</text:p>
          </table:table-cell>
          <table:table-cell table:style-name="ce37"/>
          <table:table-cell table:style-name="ce40"/>
          <table:table-cell table:number-columns-repeated="5" table:style-name="ce42" office:value-type="currency" office:currency="EUR" office:value="0.35">
            <text:p>0,35 €</text:p>
          </table:table-cell>
          <table:table-cell table:style-name="ce42" table:number-columns-repeated="2"/>
          <table:table-cell table:number-columns-repeated="244"/>
        </table:table-row>
        <table:table-row table:style-name="ro2">
          <table:table-cell table:style-name="ce24"/>
          <table:table-cell table:style-name="ce32"/>
          <table:table-cell table:style-name="ce37" table:content-validation-name="val1" office:value-type="string">
            <text:p>Tiernahrung Katzenfutter trocken 1 kg</text:p>
          </table:table-cell>
          <table:table-cell table:style-name="ce37" office:value-type="string">
            <text:p>G+B</text:p>
          </table:table-cell>
          <table:table-cell table:style-name="ce40"/>
          <table:table-cell table:number-columns-repeated="5" table:style-name="ce42" office:value-type="currency" office:currency="EUR" office:value="0.89">
            <text:p>0,89 €</text:p>
          </table:table-cell>
          <table:table-cell table:style-name="ce42" table:number-columns-repeated="2"/>
          <table:table-cell table:number-columns-repeated="244"/>
        </table:table-row>
        <table:table-row table:style-name="ro1">
          <table:table-cell table:style-name="ce24"/>
          <table:table-cell table:style-name="ce32"/>
          <table:table-cell table:style-name="ce37" table:content-validation-name="val1" office:value-type="string">
            <text:p>Toastbrot Golden 3 Korn 0,5 kg</text:p>
          </table:table-cell>
          <table:table-cell table:style-name="ce37"/>
          <table:table-cell table:style-name="ce40" office:value-type="string">
            <text:p>gut</text:p>
          </table:table-cell>
          <table:table-cell table:number-columns-repeated="6" table:style-name="ce42" office:value-type="currency" office:currency="EUR" office:value="0.45">
            <text:p>0,45 €</text:p>
          </table:table-cell>
          <table:table-cell table:style-name="ce42"/>
          <table:table-cell table:number-columns-repeated="244"/>
        </table:table-row>
        <table:table-row table:style-name="ro1">
          <table:table-cell table:style-name="ce24"/>
          <table:table-cell table:style-name="ce32"/>
          <table:table-cell table:style-name="ce37" table:content-validation-name="val1" office:value-type="string">
            <text:p>Wasser Mineral mit CO2 6er</text:p>
          </table:table-cell>
          <table:table-cell table:style-name="ce37" office:value-type="string">
            <text:p>Gerolsteiner</text:p>
          </table:table-cell>
          <table:table-cell table:style-name="ce40" office:value-type="string">
            <text:p>gut</text:p>
          </table:table-cell>
          <table:table-cell table:number-columns-repeated="2" table:style-name="ce42" office:value-type="currency" office:currency="EUR" office:value="3.99">
            <text:p>3,99 €</text:p>
          </table:table-cell>
          <table:table-cell table:style-name="ce42" table:number-columns-repeated="5"/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4001731340997</text:p>
          </table:table-cell>
          <table:table-cell table:style-name="ce37" table:content-validation-name="val1" office:value-type="string">
            <text:p>Wein Amselfelder Rot 0,75L lieblich</text:p>
          </table:table-cell>
          <table:table-cell table:style-name="ce37"/>
          <table:table-cell table:style-name="ce40" office:value-type="string">
            <text:p>gut</text:p>
          </table:table-cell>
          <table:table-cell table:number-columns-repeated="6" table:style-name="ce42" office:value-type="currency" office:currency="EUR" office:value="2.99">
            <text:p>2,99 €</text:p>
          </table:table-cell>
          <table:table-cell table:style-name="ce42"/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4001731303992</text:p>
          </table:table-cell>
          <table:table-cell table:style-name="ce37" table:content-validation-name="val1" office:value-type="string">
            <text:p>Wein Amselkeller Spanien 0,75 L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1.89">
            <text:p>1,89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4311605428448</text:p>
          </table:table-cell>
          <table:table-cell table:style-name="ce37" table:content-validation-name="val1" office:value-type="string">
            <text:p>Wein Chianti 0,75 L</text:p>
          </table:table-cell>
          <table:table-cell table:style-name="ce37"/>
          <table:table-cell table:style-name="ce40" office:value-type="string">
            <text:p>gut</text:p>
          </table:table-cell>
          <table:table-cell table:number-columns-repeated="7" table:style-name="ce42" office:value-type="currency" office:currency="EUR" office:value="1.99">
            <text:p>1,99 €</text:p>
          </table:table-cell>
          <table:table-cell table:number-columns-repeated="244"/>
        </table:table-row>
        <table:table-row table:style-name="ro2">
          <table:table-cell table:style-name="ce24"/>
          <table:table-cell table:style-name="ce32"/>
          <table:table-cell table:style-name="ce37" table:content-validation-name="val1" office:value-type="string">
            <text:p>Wein Kleine Reblaus3x02L</text:p>
          </table:table-cell>
          <table:table-cell table:style-name="ce37"/>
          <table:table-cell table:style-name="ce40"/>
          <table:table-cell table:number-columns-repeated="5" table:style-name="ce42" office:value-type="currency" office:currency="EUR" office:value="1.99">
            <text:p>1,99 €</text:p>
          </table:table-cell>
          <table:table-cell table:style-name="ce42" table:number-columns-repeated="2"/>
          <table:table-cell table:number-columns-repeated="244"/>
        </table:table-row>
        <table:table-row table:style-name="ro2">
          <table:table-cell table:style-name="ce24"/>
          <table:table-cell table:style-name="ce32" office:value-type="string">
            <text:p>4001681004215</text:p>
          </table:table-cell>
          <table:table-cell table:style-name="ce37" table:content-validation-name="val1" office:value-type="string">
            <text:p>Wein Kleine Reblaus3x02L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1.99">
            <text:p>1,99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/>
          <table:table-cell table:style-name="ce37" table:content-validation-name="val1" office:value-type="string">
            <text:p>Wein Mazedonischer Rotwein Rotglut lieblich 1 L</text:p>
          </table:table-cell>
          <table:table-cell table:style-name="ce37"/>
          <table:table-cell table:style-name="ce40"/>
          <table:table-cell table:number-columns-repeated="5" table:style-name="ce42" office:value-type="currency" office:currency="EUR" office:value="2.29">
            <text:p>2,29 €</text:p>
          </table:table-cell>
          <table:table-cell table:style-name="ce42" table:number-columns-repeated="2"/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4311605450029</text:p>
          </table:table-cell>
          <table:table-cell table:style-name="ce37" table:content-validation-name="val1" office:value-type="string">
            <text:p>Wein Merlot 2004 1 L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2.19">
            <text:p>2,19 €</text:p>
          </table:table-cell>
          <table:table-cell table:number-columns-repeated="244"/>
        </table:table-row>
        <table:table-row table:style-name="ro2">
          <table:table-cell table:style-name="ce24"/>
          <table:table-cell table:style-name="ce32"/>
          <table:table-cell table:style-name="ce37" table:content-validation-name="val1" office:value-type="string">
            <text:p>WeinPflaumenwein0,5L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1.99">
            <text:p>1,99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4008533097555</text:p>
          </table:table-cell>
          <table:table-cell table:style-name="ce37" table:content-validation-name="val1" office:value-type="string">
            <text:p>Wurst Aufschnitt <text:s/>Cervelatwurst 200 g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0.75">
            <text:p>0,75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4015842031538</text:p>
          </table:table-cell>
          <table:table-cell table:style-name="ce37" table:content-validation-name="val1" office:value-type="string">
            <text:p>Wurst Aufschnitt <text:s/>Wiener Würstchen 400 g</text:p>
          </table:table-cell>
          <table:table-cell table:style-name="ce37"/>
          <table:table-cell table:style-name="ce40" office:value-type="string">
            <text:p>gut</text:p>
          </table:table-cell>
          <table:table-cell table:number-columns-repeated="7" table:style-name="ce42" office:value-type="currency" office:currency="EUR" office:value="2.29">
            <text:p>2,29 €</text:p>
          </table:table-cell>
          <table:table-cell table:number-columns-repeated="244"/>
        </table:table-row>
        <table:table-row table:style-name="ro1">
          <table:table-cell table:style-name="ce24"/>
          <table:table-cell table:style-name="ce32" office:value-type="string">
            <text:p>4002039704665</text:p>
          </table:table-cell>
          <table:table-cell table:style-name="ce37" table:content-validation-name="val1" office:value-type="string">
            <text:p>Wurst Aufschnitt Bauernschinken 200 g</text:p>
          </table:table-cell>
          <table:table-cell table:style-name="ce37"/>
          <table:table-cell table:style-name="ce40"/>
          <table:table-cell table:number-columns-repeated="7" table:style-name="ce42" office:value-type="currency" office:currency="EUR" office:value="1.99">
            <text:p>1,99 €</text:p>
          </table:table-cell>
          <table:table-cell table:number-columns-repeated="244"/>
        </table:table-row>
        <table:table-row table:style-name="ro2">
          <table:table-cell table:style-name="ce24"/>
          <table:table-cell table:style-name="ce32"/>
          <table:table-cell table:style-name="ce37" table:content-validation-name="val1" office:value-type="string">
            <text:p>Zucker 1 kg Packung</text:p>
          </table:table-cell>
          <table:table-cell table:style-name="ce37"/>
          <table:table-cell table:style-name="ce40"/>
          <table:table-cell table:number-columns-repeated="4" table:style-name="ce42" office:value-type="currency" office:currency="EUR" office:value="0.92">
            <text:p>0,92 €</text:p>
          </table:table-cell>
          <table:table-cell table:number-columns-repeated="2" table:style-name="ce42" office:value-type="currency" office:currency="EUR" office:value="0.8">
            <text:p>0,80 €</text:p>
          </table:table-cell>
          <table:table-cell table:style-name="ce42"/>
          <table:table-cell table:number-columns-repeated="244"/>
        </table:table-row>
        <table:table-row table:style-name="ro1">
          <table:table-cell table:style-name="ce26" office:value-type="string">
            <text:p>Drogerieartikel</text:p>
          </table:table-cell>
          <table:table-cell table:style-name="ce26"/>
          <table:table-cell table:style-name="ce38" table:content-validation-name="val1"/>
          <table:table-cell table:style-name="ce26" table:number-columns-repeated="2"/>
          <table:table-cell table:style-name="ce44" table:number-columns-repeated="7"/>
          <table:table-cell table:number-columns-repeated="244"/>
        </table:table-row>
        <table:table-row table:style-name="ro1">
          <table:table-cell table:style-name="ce27"/>
          <table:table-cell table:style-name="ce34" office:value-type="string">
            <text:p>4003583075256</text:p>
          </table:table-cell>
          <table:table-cell table:style-name="ce38" table:content-validation-name="val1" office:value-type="string">
            <text:p>Duschbaddulgon Creme Dusche Body Koskos300ml</text:p>
          </table:table-cell>
          <table:table-cell table:style-name="ce34" table:number-columns-repeated="2"/>
          <table:table-cell table:number-columns-repeated="7" table:style-name="ce44" office:value-type="currency" office:currency="EUR" office:value="0.99">
            <text:p>0,99 €</text:p>
          </table:table-cell>
          <table:table-cell table:number-columns-repeated="244"/>
        </table:table-row>
        <table:table-row table:style-name="ro1">
          <table:table-cell table:style-name="ce27"/>
          <table:table-cell table:style-name="ce34"/>
          <table:table-cell table:style-name="ce38" table:content-validation-name="val1" office:value-type="string">
            <text:p>Müllbeutel 100 Stk. <text:s text:c="2"/>20 L</text:p>
          </table:table-cell>
          <table:table-cell table:style-name="ce34" table:number-columns-repeated="2"/>
          <table:table-cell table:number-columns-repeated="6" table:style-name="ce44" office:value-type="currency" office:currency="EUR" office:value="1.59">
            <text:p>1,59 €</text:p>
          </table:table-cell>
          <table:table-cell table:style-name="ce44"/>
          <table:table-cell table:number-columns-repeated="244"/>
        </table:table-row>
        <table:table-row table:style-name="ro1">
          <table:table-cell table:style-name="ce27"/>
          <table:table-cell table:style-name="ce34" office:value-type="float" office:value="4007519051444">
            <text:p>4007519051444</text:p>
          </table:table-cell>
          <table:table-cell table:style-name="ce38" table:content-validation-name="val1" office:value-type="string">
            <text:p>Müllbeutel 40 Stk. <text:s/>35L</text:p>
          </table:table-cell>
          <table:table-cell table:style-name="ce34" table:number-columns-repeated="2"/>
          <table:table-cell table:number-columns-repeated="7" table:style-name="ce44" office:value-type="currency" office:currency="EUR" office:value="1.19">
            <text:p>1,19 €</text:p>
          </table:table-cell>
          <table:table-cell table:number-columns-repeated="244"/>
        </table:table-row>
        <table:table-row table:style-name="ro1">
          <table:table-cell table:style-name="ce27"/>
          <table:table-cell table:style-name="ce34"/>
          <table:table-cell table:style-name="ce38" table:content-validation-name="val1" office:value-type="string">
            <text:p>MundwasserOdol Original 150 ml</text:p>
          </table:table-cell>
          <table:table-cell table:style-name="ce34" table:number-columns-repeated="2"/>
          <table:table-cell table:number-columns-repeated="5" table:style-name="ce44" office:value-type="currency" office:currency="EUR" office:value="3.95">
            <text:p>3,95 €</text:p>
          </table:table-cell>
          <table:table-cell table:style-name="ce44" table:number-columns-repeated="2"/>
          <table:table-cell table:number-columns-repeated="244"/>
        </table:table-row>
        <table:table-row table:style-name="ro1">
          <table:table-cell table:style-name="ce27"/>
          <table:table-cell table:style-name="ce34" office:value-type="float" office:value="40266572">
            <text:p>40266572</text:p>
          </table:table-cell>
          <table:table-cell table:style-name="ce38" table:content-validation-name="val1" office:value-type="string">
            <text:p>MundwasserOdol Original 75 ml</text:p>
          </table:table-cell>
          <table:table-cell table:style-name="ce34"/>
          <table:table-cell table:style-name="ce34" office:value-type="string">
            <text:p>gut</text:p>
          </table:table-cell>
          <table:table-cell table:number-columns-repeated="7" table:style-name="ce44" office:value-type="currency" office:currency="EUR" office:value="2.69">
            <text:p>2,69 €</text:p>
          </table:table-cell>
          <table:table-cell table:number-columns-repeated="244"/>
        </table:table-row>
        <table:table-row table:style-name="ro1">
          <table:table-cell table:style-name="ce27"/>
          <table:table-cell table:style-name="ce34" office:value-type="string">
            <text:p>4027800021307</text:p>
          </table:table-cell>
          <table:table-cell table:style-name="ce38" table:content-validation-name="val1" office:value-type="string">
            <text:p>RasierkremeWilkinson New Aloe Vera100ml</text:p>
          </table:table-cell>
          <table:table-cell table:style-name="ce34" table:number-columns-repeated="2"/>
          <table:table-cell table:number-columns-repeated="7" table:style-name="ce44" office:value-type="currency" office:currency="EUR" office:value="1.19">
            <text:p>1,19 €</text:p>
          </table:table-cell>
          <table:table-cell table:number-columns-repeated="244"/>
        </table:table-row>
        <table:table-row table:style-name="ro1">
          <table:table-cell table:style-name="ce27"/>
          <table:table-cell table:style-name="ce34" office:value-type="float" office:value="4002448017684">
            <text:p>4002448017684</text:p>
          </table:table-cell>
          <table:table-cell table:style-name="ce38" table:content-validation-name="val1" office:value-type="string">
            <text:p>Reinigungsmittel Cillit Bang Kraftreiniger</text:p>
          </table:table-cell>
          <table:table-cell table:style-name="ce34"/>
          <table:table-cell table:style-name="ce34" office:value-type="string">
            <text:p>sehr gut</text:p>
          </table:table-cell>
          <table:table-cell table:number-columns-repeated="7" table:style-name="ce44" office:value-type="currency" office:currency="EUR" office:value="3.99">
            <text:p>3,99 €</text:p>
          </table:table-cell>
          <table:table-cell table:number-columns-repeated="244"/>
        </table:table-row>
        <table:table-row table:style-name="ro1">
          <table:table-cell table:style-name="ce27"/>
          <table:table-cell table:style-name="ce34"/>
          <table:table-cell table:style-name="ce38" table:content-validation-name="val1" office:value-type="string">
            <text:p>Reinigungsmittel Emsal Grundreiniger</text:p>
          </table:table-cell>
          <table:table-cell table:style-name="ce34"/>
          <table:table-cell table:style-name="ce34" office:value-type="string">
            <text:p>sehr gut</text:p>
          </table:table-cell>
          <table:table-cell table:number-columns-repeated="7" table:style-name="ce44" office:value-type="currency" office:currency="EUR" office:value="4.99">
            <text:p>4,99 €</text:p>
          </table:table-cell>
          <table:table-cell table:number-columns-repeated="244"/>
        </table:table-row>
        <table:table-row table:style-name="ro1">
          <table:table-cell table:style-name="ce27"/>
          <table:table-cell table:style-name="ce34" office:value-type="float" office:value="4015600117108">
            <text:p>4015600117108</text:p>
          </table:table-cell>
          <table:table-cell table:style-name="ce38" table:content-validation-name="val1" office:value-type="string">
            <text:p>Schampoo Wash &amp; Go 200 ml</text:p>
          </table:table-cell>
          <table:table-cell table:style-name="ce34"/>
          <table:table-cell table:style-name="ce34" office:value-type="string">
            <text:p>gut</text:p>
          </table:table-cell>
          <table:table-cell table:number-columns-repeated="7" table:style-name="ce44" office:value-type="currency" office:currency="EUR" office:value="1.49">
            <text:p>1,49 €</text:p>
          </table:table-cell>
          <table:table-cell table:number-columns-repeated="244"/>
        </table:table-row>
        <table:table-row table:style-name="ro2">
          <table:table-cell table:style-name="ce27"/>
          <table:table-cell table:style-name="ce34"/>
          <table:table-cell table:style-name="ce38" table:content-validation-name="val1" office:value-type="string">
            <text:p>Spülmittel Fit 1 L</text:p>
          </table:table-cell>
          <table:table-cell table:style-name="ce34" table:number-columns-repeated="2"/>
          <table:table-cell table:number-columns-repeated="5" table:style-name="ce44" office:value-type="currency" office:currency="EUR" office:value="1.29">
            <text:p>1,29 €</text:p>
          </table:table-cell>
          <table:table-cell table:style-name="ce44" table:number-columns-repeated="2"/>
          <table:table-cell table:number-columns-repeated="244"/>
        </table:table-row>
        <table:table-row table:style-name="ro1">
          <table:table-cell table:style-name="ce27"/>
          <table:table-cell table:style-name="ce34" office:value-type="float" office:value="4013162000012">
            <text:p>4013162000012</text:p>
          </table:table-cell>
          <table:table-cell table:style-name="ce38" table:content-validation-name="val1" office:value-type="string">
            <text:p>Spülmittel Fit 500 ml</text:p>
          </table:table-cell>
          <table:table-cell table:style-name="ce34"/>
          <table:table-cell table:style-name="ce34" office:value-type="string">
            <text:p>gut</text:p>
          </table:table-cell>
          <table:table-cell table:number-columns-repeated="7" table:style-name="ce44" office:value-type="currency" office:currency="EUR" office:value="0.79">
            <text:p>0,79 €</text:p>
          </table:table-cell>
          <table:table-cell table:number-columns-repeated="244"/>
        </table:table-row>
        <table:table-row table:style-name="ro1">
          <table:table-cell table:style-name="ce27"/>
          <table:table-cell table:style-name="ce34" office:value-type="float" office:value="4013162007196">
            <text:p>4013162007196</text:p>
          </table:table-cell>
          <table:table-cell table:style-name="ce38" table:content-validation-name="val1" office:value-type="string">
            <text:p>Spülmittel Fit Zitronenmelisse 750 ml</text:p>
          </table:table-cell>
          <table:table-cell table:style-name="ce34" table:number-columns-repeated="2"/>
          <table:table-cell table:number-columns-repeated="7" table:style-name="ce44" office:value-type="currency" office:currency="EUR" office:value="0.99">
            <text:p>0,99 €</text:p>
          </table:table-cell>
          <table:table-cell table:number-columns-repeated="244"/>
        </table:table-row>
        <table:table-row table:style-name="ro2">
          <table:table-cell table:style-name="ce27"/>
          <table:table-cell table:style-name="ce34" office:value-type="float" office:value="4000735011803">
            <text:p>4000735011803</text:p>
          </table:table-cell>
          <table:table-cell table:style-name="ce38" table:content-validation-name="val1" office:value-type="string">
            <text:p>Toilettenpapier 3lag 8x200 Blatt</text:p>
          </table:table-cell>
          <table:table-cell table:style-name="ce34"/>
          <table:table-cell table:style-name="ce34" office:value-type="string">
            <text:p>gut</text:p>
          </table:table-cell>
          <table:table-cell table:number-columns-repeated="7" table:style-name="ce44" office:value-type="currency" office:currency="EUR" office:value="1.59">
            <text:p>1,59 €</text:p>
          </table:table-cell>
          <table:table-cell table:number-columns-repeated="244"/>
        </table:table-row>
        <table:table-row table:style-name="ro1">
          <table:table-cell table:style-name="ce27"/>
          <table:table-cell table:style-name="ce34" office:value-type="string">
            <text:p>4012400130368</text:p>
          </table:table-cell>
          <table:table-cell table:style-name="ce38" table:content-validation-name="val1" office:value-type="string">
            <text:p>Waschmittel Color Waschmittel Flüssig1,5L</text:p>
          </table:table-cell>
          <table:table-cell table:style-name="ce34" table:number-columns-repeated="2"/>
          <table:table-cell table:style-name="ce44" office:value-type="currency" office:currency="EUR" office:value="2.49">
            <text:p>2,49 €</text:p>
          </table:table-cell>
          <table:table-cell table:number-columns-repeated="6" table:style-name="ce44" office:value-type="currency" office:currency="EUR" office:value="2.39">
            <text:p>2,39 €</text:p>
          </table:table-cell>
          <table:table-cell table:number-columns-repeated="244"/>
        </table:table-row>
        <table:table-row table:style-name="ro1">
          <table:table-cell table:style-name="ce27"/>
          <table:table-cell table:style-name="ce34" office:value-type="string">
            <text:p>4025521017548</text:p>
          </table:table-cell>
          <table:table-cell table:style-name="ce38" table:content-validation-name="val1" office:value-type="string">
            <text:p>WC DuftAmbi Pur Flush 3er Pack3x55ml</text:p>
          </table:table-cell>
          <table:table-cell table:style-name="ce34" table:number-columns-repeated="2"/>
          <table:table-cell table:number-columns-repeated="7" table:style-name="ce44" office:value-type="currency" office:currency="EUR" office:value="3.99">
            <text:p>3,99 €</text:p>
          </table:table-cell>
          <table:table-cell table:number-columns-repeated="244"/>
        </table:table-row>
        <table:table-row table:style-name="ro1">
          <table:table-cell table:style-name="ce27"/>
          <table:table-cell table:style-name="ce34" office:value-type="string">
            <text:p>4015000017121</text:p>
          </table:table-cell>
          <table:table-cell table:style-name="ce38" table:content-validation-name="val1" office:value-type="string">
            <text:p>WC ReinigerWC Ente Gel750ml</text:p>
          </table:table-cell>
          <table:table-cell table:style-name="ce34" table:number-columns-repeated="2"/>
          <table:table-cell table:number-columns-repeated="7" table:style-name="ce44" office:value-type="currency" office:currency="EUR" office:value="1.45">
            <text:p>1,45 €</text:p>
          </table:table-cell>
          <table:table-cell table:number-columns-repeated="244"/>
        </table:table-row>
        <table:table-row table:style-name="ro1">
          <table:table-cell table:style-name="ce27"/>
          <table:table-cell table:style-name="ce34" office:value-type="string">
            <text:p>5413149106567</text:p>
          </table:table-cell>
          <table:table-cell table:style-name="ce38" table:content-validation-name="val1" office:value-type="string">
            <text:p>Weichspüler Lenor Aprilfrisch 1,5 L</text:p>
          </table:table-cell>
          <table:table-cell table:style-name="ce34" table:number-columns-repeated="2"/>
          <table:table-cell table:number-columns-repeated="7" table:style-name="ce44" office:value-type="currency" office:currency="EUR" office:value="2">
            <text:p>2,00 €</text:p>
          </table:table-cell>
          <table:table-cell table:number-columns-repeated="244"/>
        </table:table-row>
        <table:table-row table:style-name="ro2">
          <table:table-cell table:style-name="ce27"/>
          <table:table-cell table:style-name="ce34"/>
          <table:table-cell table:style-name="ce38" table:content-validation-name="val1" office:value-type="string">
            <text:p>Zahncreme Signal</text:p>
          </table:table-cell>
          <table:table-cell table:style-name="ce34" table:number-columns-repeated="2"/>
          <table:table-cell table:number-columns-repeated="5" table:style-name="ce44" office:value-type="currency" office:currency="EUR" office:value="0.69">
            <text:p>0,69 €</text:p>
          </table:table-cell>
          <table:table-cell table:style-name="ce44" table:number-columns-repeated="2"/>
          <table:table-cell table:number-columns-repeated="244"/>
        </table:table-row>
        <table:table-row table:style-name="ro1">
          <table:table-cell table:style-name="ce27"/>
          <table:table-cell table:style-name="ce34" office:value-type="float" office:value="5000174118490">
            <text:p>5000174118490</text:p>
          </table:table-cell>
          <table:table-cell table:style-name="ce38" table:content-validation-name="val1" office:value-type="string">
            <text:p>Zahnpastablend a med complete plus milde Frische75ml</text:p>
          </table:table-cell>
          <table:table-cell table:style-name="ce34" table:number-columns-repeated="2"/>
          <table:table-cell table:number-columns-repeated="7" table:style-name="ce44" office:value-type="currency" office:currency="EUR" office:value="0.99">
            <text:p>0,99 €</text:p>
          </table:table-cell>
          <table:table-cell table:number-columns-repeated="244"/>
        </table:table-row>
        <table:table-row table:style-name="ro1">
          <table:table-cell table:style-name="ce27"/>
          <table:table-cell table:style-name="ce34" office:value-type="string">
            <text:p>732254002151</text:p>
          </table:table-cell>
          <table:table-cell table:style-name="ce38" table:content-validation-name="val1" office:value-type="string">
            <text:p>Zellstoff Taschentücher 30x10 4-lagig</text:p>
          </table:table-cell>
          <table:table-cell table:style-name="ce34" table:number-columns-repeated="2"/>
          <table:table-cell table:number-columns-repeated="7" table:style-name="ce44" office:value-type="currency" office:currency="EUR" office:value="1.39">
            <text:p>1,39 €</text:p>
          </table:table-cell>
          <table:table-cell table:number-columns-repeated="244"/>
        </table:table-row>
        <table:table-row table:style-name="ro2">
          <table:table-cell table:style-name="ce28" office:value-type="string">
            <text:p>Technik</text:p>
          </table:table-cell>
          <table:table-cell table:style-name="ce35"/>
          <table:table-cell table:style-name="ce39" table:content-validation-name="val1"/>
          <table:table-cell table:style-name="ce35" table:number-columns-repeated="2"/>
          <table:table-cell table:style-name="ce45" table:number-columns-repeated="7"/>
          <table:table-cell table:number-columns-repeated="244"/>
        </table:table-row>
        <table:table-row table:style-name="ro1">
          <table:table-cell table:style-name="ce29"/>
          <table:table-cell table:style-name="ce35" office:value-type="string">
            <text:p>4004712975881</text:p>
          </table:table-cell>
          <table:table-cell table:style-name="ce39" table:content-validation-name="val1" office:value-type="string">
            <text:p>Akkus Mignon Akkus AA2 Stück</text:p>
          </table:table-cell>
          <table:table-cell table:style-name="ce35" table:number-columns-repeated="2"/>
          <table:table-cell table:number-columns-repeated="7" table:style-name="ce45" office:value-type="currency" office:currency="EUR" office:value="4.99">
            <text:p>4,99 €</text:p>
          </table:table-cell>
          <table:table-cell table:number-columns-repeated="244"/>
        </table:table-row>
        <table:table-row table:style-name="ro1">
          <table:table-cell table:style-name="ce29"/>
          <table:table-cell table:style-name="ce35" office:value-type="string">
            <text:p>4008496031641</text:p>
          </table:table-cell>
          <table:table-cell table:style-name="ce39" table:content-validation-name="val1" office:value-type="string">
            <text:p>Batterien Varta Longlife AA4</text:p>
          </table:table-cell>
          <table:table-cell table:style-name="ce35" table:number-columns-repeated="2"/>
          <table:table-cell table:number-columns-repeated="7" table:style-name="ce45" office:value-type="currency" office:currency="EUR" office:value="2.99">
            <text:p>2,99 €</text:p>
          </table:table-cell>
          <table:table-cell table:number-columns-repeated="244"/>
        </table:table-row>
        <table:table-row table:style-name="ro1">
          <table:table-cell table:style-name="ce29"/>
          <table:table-cell table:style-name="ce35"/>
          <table:table-cell table:style-name="ce39" table:content-validation-name="val1" office:value-type="string">
            <text:p>Kopierpapier 80 gr</text:p>
          </table:table-cell>
          <table:table-cell table:style-name="ce35" table:number-columns-repeated="2"/>
          <table:table-cell table:number-columns-repeated="5" table:style-name="ce45" office:value-type="currency" office:currency="EUR" office:value="1.99">
            <text:p>1,99 €</text:p>
          </table:table-cell>
          <table:table-cell table:style-name="ce45" table:number-columns-repeated="2"/>
          <table:table-cell table:number-columns-repeated="244"/>
        </table:table-row>
        <table:table-row table:style-name="ro1">
          <table:table-cell table:style-name="ce29"/>
          <table:table-cell table:style-name="ce35"/>
          <table:table-cell table:style-name="ce39" table:content-validation-name="val1" office:value-type="string">
            <text:p>Lampen 60 Watt Neonröhre OSR.1604</text:p>
          </table:table-cell>
          <table:table-cell table:style-name="ce35" table:number-columns-repeated="2"/>
          <table:table-cell table:number-columns-repeated="7" table:style-name="ce45" office:value-type="currency" office:currency="EUR" office:value="4.79">
            <text:p>4,79 €</text:p>
          </table:table-cell>
          <table:table-cell table:number-columns-repeated="244"/>
        </table:table-row>
        <table:table-row table:style-name="ro1">
          <table:table-cell table:style-name="ce29"/>
          <table:table-cell table:style-name="ce35" office:value-type="string">
            <text:p>4009134134038</text:p>
          </table:table-cell>
          <table:table-cell table:style-name="ce39" table:content-validation-name="val1" office:value-type="string">
            <text:p>Massband Schneidermassband</text:p>
          </table:table-cell>
          <table:table-cell table:style-name="ce35" table:number-columns-repeated="2"/>
          <table:table-cell table:number-columns-repeated="7" table:style-name="ce45" office:value-type="currency" office:currency="EUR" office:value="1.79">
            <text:p>1,79 €</text:p>
          </table:table-cell>
          <table:table-cell table:number-columns-repeated="244"/>
        </table:table-row>
        <table:table-row table:style-name="ro2">
          <table:table-cell table:style-name="ce29"/>
          <table:table-cell table:style-name="ce35"/>
          <table:table-cell table:style-name="ce39" table:content-validation-name="val1" office:value-type="string">
            <text:p>Strümpfe Damen Freizeitsocken</text:p>
          </table:table-cell>
          <table:table-cell table:style-name="ce35" table:number-columns-repeated="2"/>
          <table:table-cell table:number-columns-repeated="7" table:style-name="ce45" office:value-type="currency" office:currency="EUR" office:value="2.99">
            <text:p>2,99 €</text:p>
          </table:table-cell>
          <table:table-cell table:number-columns-repeated="244"/>
        </table:table-row>
        <table:table-row table:style-name="ro2">
          <table:table-cell table:style-name="ce29"/>
          <table:table-cell table:style-name="ce35"/>
          <table:table-cell table:style-name="ce39" table:content-validation-name="val1" office:value-type="string">
            <text:p>Strümpfe Herren Socken</text:p>
          </table:table-cell>
          <table:table-cell table:style-name="ce35" table:number-columns-repeated="2"/>
          <table:table-cell table:number-columns-repeated="7" table:style-name="ce45" office:value-type="currency" office:currency="EUR" office:value="4.99">
            <text:p>4,99 €</text:p>
          </table:table-cell>
          <table:table-cell table:number-columns-repeated="244"/>
        </table:table-row>
        <table:table-row table:style-name="ro2" table:number-rows-repeated="31640">
          <table:table-cell table:style-name="ce30"/>
          <table:table-cell table:style-name="ce36"/>
          <table:table-cell table:style-name="ce19" table:number-columns-repeated="3"/>
          <table:table-cell table:style-name="ce46" table:number-columns-repeated="7"/>
          <table:table-cell table:number-columns-repeated="244"/>
        </table:table-row>
        <table:table-row table:style-name="ro2" table:number-rows-repeated="173">
          <table:table-cell table:number-columns-repeated="5"/>
          <table:table-cell table:style-name="ce46" table:number-columns-repeated="7"/>
          <table:table-cell table:number-columns-repeated="244"/>
        </table:table-row>
        <table:table-row table:style-name="ro2" table:number-rows-repeated="336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lus" table:style-name="ta1" table:print="false">
        <table:table-column table:style-name="co11" table:default-cell-style-name="ce30"/>
        <table:table-column table:style-name="co11" table:default-cell-style-name="ce36"/>
        <table:table-column table:style-name="co12" table:default-cell-style-name="ce19"/>
        <table:table-column table:style-name="co10" table:number-columns-repeated="2" table:default-cell-style-name="ce19"/>
        <table:table-column table:style-name="co10" table:number-columns-repeated="3" table:default-cell-style-name="ce11"/>
        <table:table-column table:style-name="co10" table:number-columns-repeated="248" table:default-cell-style-name="Default"/>
        <table:table-row table:style-name="ro2">
          <table:table-cell table:style-name="ce23" office:value-type="string">
            <text:p>UBA Code</text:p>
          </table:table-cell>
          <table:table-cell table:style-name="ce31" office:value-type="string">
            <text:p>EAN Code</text:p>
          </table:table-cell>
          <table:table-cell table:style-name="ce16" office:value-type="string">
            <text:p>Kategorie Marke Menge</text:p>
          </table:table-cell>
          <table:table-cell table:style-name="ce16" office:value-type="string">
            <text:p>Variante</text:p>
          </table:table-cell>
          <table:table-cell table:style-name="ce16" office:value-type="string">
            <text:p>Geschmack</text:p>
          </table:table-cell>
          <table:table-cell table:style-name="ce52" office:value-type="date" office:date-value="2007-10-02">
            <text:p>02.10.2007</text:p>
          </table:table-cell>
          <table:table-cell table:style-name="ce52" office:value-type="date" office:date-value="2007-08-31">
            <text:p>31.08.2007</text:p>
          </table:table-cell>
          <table:table-cell table:style-name="ce52" office:value-type="date" office:date-value="2007-08-30">
            <text:p>30.08.2007</text:p>
          </table:table-cell>
          <table:table-cell table:style-name="ce21" table:number-columns-repeated="248"/>
        </table:table-row>
        <table:table-row table:style-name="ro2">
          <table:table-cell table:style-name="ce48" office:value-type="string">
            <text:p>Lebensmittel</text:p>
          </table:table-cell>
          <table:table-cell table:style-name="ce33"/>
          <table:table-cell table:style-name="ce37" table:content-validation-name="val2"/>
          <table:table-cell table:style-name="ce37" table:number-columns-repeated="2"/>
          <table:table-cell table:style-name="ce53" table:number-columns-repeated="3"/>
          <table:table-cell table:number-columns-repeated="248"/>
        </table:table-row>
        <table:table-row table:style-name="ro2">
          <table:table-cell table:style-name="ce48"/>
          <table:table-cell table:style-name="ce33"/>
          <table:table-cell table:style-name="ce37" table:content-validation-name="val2" office:value-type="string">
            <text:p>Keks Rolle</text:p>
          </table:table-cell>
          <table:table-cell table:style-name="ce37" table:number-columns-repeated="2"/>
          <table:table-cell table:style-name="ce53" office:value-type="currency" office:currency="EUR" office:value="0.75">
            <text:p>0,75 €</text:p>
          </table:table-cell>
          <table:table-cell table:style-name="ce53" table:number-columns-repeated="2"/>
          <table:table-cell table:number-columns-repeated="248"/>
        </table:table-row>
        <table:table-row table:style-name="ro2">
          <table:table-cell table:style-name="ce48"/>
          <table:table-cell table:style-name="ce33"/>
          <table:table-cell table:style-name="ce37" table:content-validation-name="val2" office:value-type="string">
            <text:p>Butter Rama Original 500g</text:p>
          </table:table-cell>
          <table:table-cell table:style-name="ce37" table:number-columns-repeated="2"/>
          <table:table-cell table:style-name="ce53" office:value-type="currency" office:currency="EUR" office:value="0.99">
            <text:p>0,99 €</text:p>
          </table:table-cell>
          <table:table-cell table:style-name="ce53" table:number-columns-repeated="2"/>
          <table:table-cell table:number-columns-repeated="248"/>
        </table:table-row>
        <table:table-row table:style-name="ro2">
          <table:table-cell table:style-name="ce48"/>
          <table:table-cell table:style-name="ce33"/>
          <table:table-cell table:style-name="ce37" table:content-validation-name="val2" office:value-type="string">
            <text:p>Milch 1,5% Fett 1L</text:p>
          </table:table-cell>
          <table:table-cell table:style-name="ce37" table:number-columns-repeated="2"/>
          <table:table-cell table:style-name="ce53" office:value-type="currency" office:currency="EUR" office:value="0.66">
            <text:p>0,66 €</text:p>
          </table:table-cell>
          <table:table-cell table:style-name="ce53" table:number-columns-repeated="2"/>
          <table:table-cell table:number-columns-repeated="248"/>
        </table:table-row>
        <table:table-row table:style-name="ro2">
          <table:table-cell table:style-name="ce48"/>
          <table:table-cell table:style-name="ce33"/>
          <table:table-cell table:style-name="ce37" table:content-validation-name="val2" office:value-type="string">
            <text:p>Käse Harzer Roller</text:p>
          </table:table-cell>
          <table:table-cell table:style-name="ce37" table:number-columns-repeated="2"/>
          <table:table-cell table:style-name="ce53" office:value-type="currency" office:currency="EUR" office:value="1.19">
            <text:p>1,19 €</text:p>
          </table:table-cell>
          <table:table-cell table:style-name="ce53" table:number-columns-repeated="2"/>
          <table:table-cell table:number-columns-repeated="248"/>
        </table:table-row>
        <table:table-row table:style-name="ro2">
          <table:table-cell table:style-name="ce48"/>
          <table:table-cell table:style-name="ce33"/>
          <table:table-cell table:style-name="ce37" table:content-validation-name="val2" office:value-type="string">
            <text:p>Eier braun 10er Packung</text:p>
          </table:table-cell>
          <table:table-cell table:style-name="ce37" table:number-columns-repeated="2"/>
          <table:table-cell table:style-name="ce53" office:value-type="currency" office:currency="EUR" office:value="0.99">
            <text:p>0,99 €</text:p>
          </table:table-cell>
          <table:table-cell table:style-name="ce53" table:number-columns-repeated="2"/>
          <table:table-cell table:number-columns-repeated="248"/>
        </table:table-row>
        <table:table-row table:style-name="ro2">
          <table:table-cell table:style-name="ce48"/>
          <table:table-cell table:style-name="ce33"/>
          <table:table-cell table:style-name="ce37" table:content-validation-name="val2" office:value-type="string">
            <text:p>Kondensmilch 4% 316 ml</text:p>
          </table:table-cell>
          <table:table-cell table:style-name="ce37" table:number-columns-repeated="2"/>
          <table:table-cell table:style-name="ce53" office:value-type="currency" office:currency="EUR" office:value="0.35">
            <text:p>0,35 €</text:p>
          </table:table-cell>
          <table:table-cell table:style-name="ce53" table:number-columns-repeated="2"/>
          <table:table-cell table:number-columns-repeated="248"/>
        </table:table-row>
        <table:table-row table:style-name="ro2">
          <table:table-cell table:style-name="ce26" office:value-type="string">
            <text:p>Drogerieartikel</text:p>
          </table:table-cell>
          <table:table-cell table:style-name="ce49"/>
          <table:table-cell table:style-name="ce49" table:content-validation-name="val2"/>
          <table:table-cell table:style-name="ce49" table:number-columns-repeated="5"/>
          <table:table-cell table:number-columns-repeated="248"/>
        </table:table-row>
        <table:table-row table:style-name="ro2">
          <table:table-cell table:style-name="ce27"/>
          <table:table-cell table:style-name="ce34"/>
          <table:table-cell table:style-name="ce34" table:content-validation-name="val2"/>
          <table:table-cell table:style-name="ce49"/>
          <table:table-cell table:style-name="ce51"/>
          <table:table-cell table:style-name="ce49" table:number-columns-repeated="3"/>
          <table:table-cell table:number-columns-repeated="248"/>
        </table:table-row>
        <table:table-row table:style-name="ro2">
          <table:table-cell table:style-name="ce28" office:value-type="string">
            <text:p>Technik</text:p>
          </table:table-cell>
          <table:table-cell table:style-name="ce35"/>
          <table:table-cell table:style-name="ce35" table:content-validation-name="val2"/>
          <table:table-cell table:style-name="ce50" table:number-columns-repeated="2"/>
          <table:table-cell table:style-name="ce54" table:number-columns-repeated="3"/>
          <table:table-cell table:number-columns-repeated="248"/>
        </table:table-row>
        <table:table-row table:style-name="ro2" table:number-rows-repeated="31610">
          <table:table-cell table:number-columns-repeated="256"/>
        </table:table-row>
        <table:table-row table:style-name="ro2" table:number-rows-repeated="172">
          <table:table-cell table:style-name="Default" table:number-columns-repeated="5"/>
          <table:table-cell table:number-columns-repeated="251"/>
        </table:table-row>
        <table:table-row table:style-name="ro2">
          <table:table-cell table:style-name="Default" table:number-columns-repeated="5"/>
          <table:table-cell table:number-columns-repeated="251"/>
        </table:table-row>
      </table:table>
      <table:table table:name="Aldi" table:style-name="ta1" table:print="false">
        <table:table-column table:style-name="co11" table:default-cell-style-name="ce30"/>
        <table:table-column table:style-name="co11" table:default-cell-style-name="ce36"/>
        <table:table-column table:style-name="co12" table:default-cell-style-name="ce19"/>
        <table:table-column table:style-name="co10" table:number-columns-repeated="2" table:default-cell-style-name="ce19"/>
        <table:table-column table:style-name="co10" table:number-columns-repeated="2" table:default-cell-style-name="ce11"/>
        <table:table-column table:style-name="co10" table:number-columns-repeated="249" table:default-cell-style-name="Default"/>
        <table:table-row table:style-name="ro2">
          <table:table-cell table:style-name="ce23" office:value-type="string">
            <text:p>UBA Code</text:p>
          </table:table-cell>
          <table:table-cell table:style-name="ce31" office:value-type="string">
            <text:p>EAN Code</text:p>
          </table:table-cell>
          <table:table-cell table:style-name="ce16" office:value-type="string">
            <text:p>Kategorie Marke Menge</text:p>
          </table:table-cell>
          <table:table-cell table:style-name="ce16" office:value-type="string">
            <text:p>Variante</text:p>
          </table:table-cell>
          <table:table-cell table:style-name="ce16" office:value-type="string">
            <text:p>Geschmack</text:p>
          </table:table-cell>
          <table:table-cell table:style-name="ce52" office:value-type="date" office:date-value="2007-08-31">
            <text:p>31.08.2007</text:p>
          </table:table-cell>
          <table:table-cell table:style-name="ce52" office:value-type="date" office:date-value="2007-08-30">
            <text:p>30.08.2007</text:p>
          </table:table-cell>
          <table:table-cell table:style-name="ce21" table:number-columns-repeated="249"/>
        </table:table-row>
        <table:table-row table:style-name="ro2">
          <table:table-cell table:style-name="ce55" office:value-type="string">
            <text:p>Lebensmittel</text:p>
          </table:table-cell>
          <table:table-cell table:style-name="ce32"/>
          <table:table-cell table:style-name="ce37" table:content-validation-name="val3"/>
          <table:table-cell table:style-name="ce37"/>
          <table:table-cell table:style-name="ce40"/>
          <table:table-cell table:style-name="ce56" table:number-columns-repeated="2"/>
          <table:table-cell table:number-columns-repeated="249"/>
        </table:table-row>
        <table:table-row table:style-name="ro2">
          <table:table-cell table:style-name="ce55"/>
          <table:table-cell table:style-name="ce32"/>
          <table:table-cell table:style-name="ce37" table:content-validation-name="val3" office:value-type="string">
            <text:p>Wasser Mineral mit CO2 6er</text:p>
          </table:table-cell>
          <table:table-cell table:style-name="ce37"/>
          <table:table-cell table:style-name="ce40"/>
          <table:table-cell table:style-name="ce56" office:value-type="currency" office:currency="EUR" office:value="1.14">
            <text:p>1,14 €</text:p>
          </table:table-cell>
          <table:table-cell table:style-name="ce56"/>
          <table:table-cell table:number-columns-repeated="249"/>
        </table:table-row>
        <table:table-row table:style-name="ro2">
          <table:table-cell table:style-name="ce55"/>
          <table:table-cell table:style-name="ce32"/>
          <table:table-cell table:style-name="ce37" table:content-validation-name="val3" office:value-type="string">
            <text:p>Bier Plasteflaschen Premium Pilsner 6er</text:p>
          </table:table-cell>
          <table:table-cell table:style-name="ce37"/>
          <table:table-cell table:style-name="ce40"/>
          <table:table-cell table:style-name="ce56" office:value-type="currency" office:currency="EUR" office:value="1.69">
            <text:p>1,69 €</text:p>
          </table:table-cell>
          <table:table-cell table:style-name="ce56"/>
          <table:table-cell table:number-columns-repeated="249"/>
        </table:table-row>
        <table:table-row table:style-name="ro2">
          <table:table-cell table:style-name="ce24"/>
          <table:table-cell table:style-name="ce32" office:value-type="float" office:value="22125699">
            <text:p>22125699</text:p>
          </table:table-cell>
          <table:table-cell table:style-name="ce37" table:content-validation-name="val3" office:value-type="string">
            <text:p>Dosenfisch Gourmet Platte Classic 200g</text:p>
          </table:table-cell>
          <table:table-cell table:style-name="ce37"/>
          <table:table-cell table:style-name="ce40" office:value-type="string">
            <text:p>gut</text:p>
          </table:table-cell>
          <table:table-cell table:number-columns-repeated="2" table:style-name="ce56" office:value-type="currency" office:currency="EUR" office:value="0.69">
            <text:p>0,69 €</text:p>
          </table:table-cell>
          <table:table-cell table:number-columns-repeated="249"/>
        </table:table-row>
        <table:table-row table:style-name="ro2">
          <table:table-cell table:style-name="ce24"/>
          <table:table-cell table:style-name="ce32" office:value-type="string">
            <text:p>22125682</text:p>
          </table:table-cell>
          <table:table-cell table:style-name="ce37" table:content-validation-name="val3" office:value-type="string">
            <text:p>Dosenfisch Heringsfilets in Kräuter Creme 200g</text:p>
          </table:table-cell>
          <table:table-cell table:style-name="ce37"/>
          <table:table-cell table:style-name="ce40"/>
          <table:table-cell table:number-columns-repeated="2" table:style-name="ce56" office:value-type="currency" office:currency="EUR" office:value="0.69">
            <text:p>0,69 €</text:p>
          </table:table-cell>
          <table:table-cell table:number-columns-repeated="249"/>
        </table:table-row>
        <table:table-row table:style-name="ro2">
          <table:table-cell table:style-name="ce24"/>
          <table:table-cell table:style-name="ce32" office:value-type="float" office:value="22128508">
            <text:p>22128508</text:p>
          </table:table-cell>
          <table:table-cell table:style-name="ce37" table:content-validation-name="val3" office:value-type="string">
            <text:p>Dosenfisch Tomaten Cocktail 200g</text:p>
          </table:table-cell>
          <table:table-cell table:style-name="ce37"/>
          <table:table-cell table:style-name="ce40" office:value-type="string">
            <text:p>gut</text:p>
          </table:table-cell>
          <table:table-cell table:number-columns-repeated="2" table:style-name="ce56" office:value-type="currency" office:currency="EUR" office:value="0.69">
            <text:p>0,69 €</text:p>
          </table:table-cell>
          <table:table-cell table:number-columns-repeated="249"/>
        </table:table-row>
        <table:table-row table:style-name="ro2">
          <table:table-cell table:style-name="ce24"/>
          <table:table-cell table:style-name="ce32"/>
          <table:table-cell table:style-name="ce37" table:content-validation-name="val3" office:value-type="string">
            <text:p>Eier braun 10er Packung</text:p>
          </table:table-cell>
          <table:table-cell table:style-name="ce37"/>
          <table:table-cell table:style-name="ce40"/>
          <table:table-cell table:style-name="ce56" office:value-type="currency" office:currency="EUR" office:value="0.99">
            <text:p>0,99 €</text:p>
          </table:table-cell>
          <table:table-cell table:style-name="ce56"/>
          <table:table-cell table:number-columns-repeated="249"/>
        </table:table-row>
        <table:table-row table:style-name="ro2">
          <table:table-cell table:style-name="ce24"/>
          <table:table-cell table:style-name="ce32"/>
          <table:table-cell table:style-name="ce37" table:content-validation-name="val3" office:value-type="string">
            <text:p>Fisch Matjesfilets 250g</text:p>
          </table:table-cell>
          <table:table-cell table:style-name="ce37"/>
          <table:table-cell table:style-name="ce40"/>
          <table:table-cell table:style-name="ce56" office:value-type="currency" office:currency="EUR" office:value="0.95">
            <text:p>0,95 €</text:p>
          </table:table-cell>
          <table:table-cell table:style-name="ce56"/>
          <table:table-cell table:number-columns-repeated="249"/>
        </table:table-row>
        <table:table-row table:style-name="ro2">
          <table:table-cell table:style-name="ce24"/>
          <table:table-cell table:style-name="ce32" office:value-type="string">
            <text:p>22114082</text:p>
          </table:table-cell>
          <table:table-cell table:style-name="ce37" table:content-validation-name="val3" office:value-type="string">
            <text:p>Fisch Sahne-Heringsfilets 400g</text:p>
          </table:table-cell>
          <table:table-cell table:style-name="ce37"/>
          <table:table-cell table:style-name="ce40" office:value-type="string">
            <text:p>sehr gut</text:p>
          </table:table-cell>
          <table:table-cell table:number-columns-repeated="2" table:style-name="ce56" office:value-type="currency" office:currency="EUR" office:value="0.99">
            <text:p>0,99 €</text:p>
          </table:table-cell>
          <table:table-cell table:number-columns-repeated="249"/>
        </table:table-row>
        <table:table-row table:style-name="ro2">
          <table:table-cell table:style-name="ce24"/>
          <table:table-cell table:style-name="ce32" office:value-type="float" office:value="22116826">
            <text:p>22116826</text:p>
          </table:table-cell>
          <table:table-cell table:style-name="ce37" table:content-validation-name="val3" office:value-type="string">
            <text:p>Käse Frischkäse Fass 200g</text:p>
          </table:table-cell>
          <table:table-cell table:style-name="ce37"/>
          <table:table-cell table:style-name="ce40"/>
          <table:table-cell table:number-columns-repeated="2" table:style-name="ce56" office:value-type="currency" office:currency="EUR" office:value="0.99">
            <text:p>0,99 €</text:p>
          </table:table-cell>
          <table:table-cell table:number-columns-repeated="249"/>
        </table:table-row>
        <table:table-row table:style-name="ro2">
          <table:table-cell table:style-name="ce24"/>
          <table:table-cell table:style-name="ce32" office:value-type="string">
            <text:p>22116376</text:p>
          </table:table-cell>
          <table:table-cell table:style-name="ce37" table:content-validation-name="val3" office:value-type="string">
            <text:p>Käse Frischkäse kräuter-frisch 200g</text:p>
          </table:table-cell>
          <table:table-cell table:style-name="ce37"/>
          <table:table-cell table:style-name="ce40" office:value-type="string">
            <text:p>gut</text:p>
          </table:table-cell>
          <table:table-cell table:number-columns-repeated="2" table:style-name="ce56" office:value-type="currency" office:currency="EUR" office:value="0.59">
            <text:p>0,59 €</text:p>
          </table:table-cell>
          <table:table-cell table:number-columns-repeated="249"/>
        </table:table-row>
        <table:table-row table:style-name="ro2">
          <table:table-cell table:style-name="ce24"/>
          <table:table-cell table:style-name="ce32" office:value-type="float" office:value="22116680">
            <text:p>22116680</text:p>
          </table:table-cell>
          <table:table-cell table:style-name="ce37" table:content-validation-name="val3" office:value-type="string">
            <text:p>Käse Körniger Frischkäse 200g</text:p>
          </table:table-cell>
          <table:table-cell table:style-name="ce37"/>
          <table:table-cell table:style-name="ce40" office:value-type="string">
            <text:p>gut</text:p>
          </table:table-cell>
          <table:table-cell table:number-columns-repeated="2" table:style-name="ce56" office:value-type="currency" office:currency="EUR" office:value="0.39">
            <text:p>0,39 €</text:p>
          </table:table-cell>
          <table:table-cell table:number-columns-repeated="249"/>
        </table:table-row>
        <table:table-row table:style-name="ro2">
          <table:table-cell table:style-name="ce24"/>
          <table:table-cell table:style-name="ce32" office:value-type="string">
            <text:p>22113566</text:p>
          </table:table-cell>
          <table:table-cell table:style-name="ce37" table:content-validation-name="val3" office:value-type="string">
            <text:p>Gemüse Feinfrost Rahmspinat 450g</text:p>
          </table:table-cell>
          <table:table-cell table:style-name="ce37"/>
          <table:table-cell table:style-name="ce40"/>
          <table:table-cell table:number-columns-repeated="2" table:style-name="ce56" office:value-type="currency" office:currency="EUR" office:value="0.35">
            <text:p>0,35 €</text:p>
          </table:table-cell>
          <table:table-cell table:number-columns-repeated="249"/>
        </table:table-row>
        <table:table-row table:style-name="ro2">
          <table:table-cell table:style-name="ce24"/>
          <table:table-cell table:style-name="ce32"/>
          <table:table-cell table:style-name="ce37" table:content-validation-name="val3" office:value-type="string">
            <text:p>Gemüse Gurke</text:p>
          </table:table-cell>
          <table:table-cell table:style-name="ce37"/>
          <table:table-cell table:style-name="ce40"/>
          <table:table-cell table:number-columns-repeated="2" table:style-name="ce56" office:value-type="currency" office:currency="EUR" office:value="0.35">
            <text:p>0,35 €</text:p>
          </table:table-cell>
          <table:table-cell table:number-columns-repeated="249"/>
        </table:table-row>
        <table:table-row table:style-name="ro2">
          <table:table-cell table:style-name="ce24"/>
          <table:table-cell table:style-name="ce32"/>
          <table:table-cell table:style-name="ce37" table:content-validation-name="val3" office:value-type="string">
            <text:p>Gemüse Kartoffel festkochend 2 kg</text:p>
          </table:table-cell>
          <table:table-cell table:style-name="ce37"/>
          <table:table-cell table:style-name="ce40"/>
          <table:table-cell table:style-name="ce56" office:value-type="currency" office:currency="EUR" office:value="0.99">
            <text:p>0,99 €</text:p>
          </table:table-cell>
          <table:table-cell table:style-name="ce56"/>
          <table:table-cell table:number-columns-repeated="249"/>
        </table:table-row>
        <table:table-row table:style-name="ro2">
          <table:table-cell table:style-name="ce24"/>
          <table:table-cell table:style-name="ce32"/>
          <table:table-cell table:style-name="ce37" table:content-validation-name="val3" office:value-type="string">
            <text:p>Gemüse Strauchtomaten 1 kg</text:p>
          </table:table-cell>
          <table:table-cell table:style-name="ce37"/>
          <table:table-cell table:style-name="ce40"/>
          <table:table-cell table:style-name="ce56" office:value-type="currency" office:currency="EUR" office:value="0.85">
            <text:p>0,85 €</text:p>
          </table:table-cell>
          <table:table-cell table:style-name="ce56"/>
          <table:table-cell table:number-columns-repeated="249"/>
        </table:table-row>
        <table:table-row table:style-name="ro2">
          <table:table-cell table:style-name="ce24"/>
          <table:table-cell table:style-name="ce32"/>
          <table:table-cell table:style-name="ce37" table:content-validation-name="val3" office:value-type="string">
            <text:p>Gemüse Karotten in Plastepackung 1 kg</text:p>
          </table:table-cell>
          <table:table-cell table:style-name="ce37"/>
          <table:table-cell table:style-name="ce40"/>
          <table:table-cell table:number-columns-repeated="2" table:style-name="ce56" office:value-type="currency" office:currency="EUR" office:value="0.89">
            <text:p>0,89 €</text:p>
          </table:table-cell>
          <table:table-cell table:number-columns-repeated="249"/>
        </table:table-row>
        <table:table-row table:style-name="ro2">
          <table:table-cell table:style-name="ce24"/>
          <table:table-cell table:style-name="ce32"/>
          <table:table-cell table:style-name="ce37" table:content-validation-name="val3" office:value-type="string">
            <text:p>Kaffee Kräftig 0,5 kg</text:p>
          </table:table-cell>
          <table:table-cell table:style-name="ce37"/>
          <table:table-cell table:style-name="ce40" office:value-type="string">
            <text:p>schlecht</text:p>
          </table:table-cell>
          <table:table-cell table:number-columns-repeated="2" table:style-name="ce56" office:value-type="currency" office:currency="EUR" office:value="2.79">
            <text:p>2,79 €</text:p>
          </table:table-cell>
          <table:table-cell table:number-columns-repeated="249"/>
        </table:table-row>
        <table:table-row table:style-name="ro2">
          <table:table-cell table:style-name="ce24"/>
          <table:table-cell table:style-name="ce32"/>
          <table:table-cell table:style-name="ce37" table:content-validation-name="val3" office:value-type="string">
            <text:p>Marmelade Erdbeer 450 g</text:p>
          </table:table-cell>
          <table:table-cell table:style-name="ce37"/>
          <table:table-cell table:style-name="ce40"/>
          <table:table-cell table:style-name="ce56" office:value-type="currency" office:currency="EUR" office:value="0.95">
            <text:p>0,95 €</text:p>
          </table:table-cell>
          <table:table-cell table:style-name="ce56"/>
          <table:table-cell table:number-columns-repeated="249"/>
        </table:table-row>
        <table:table-row table:style-name="ro2">
          <table:table-cell table:style-name="ce24"/>
          <table:table-cell table:style-name="ce32" office:value-type="string">
            <text:p>22114372</text:p>
          </table:table-cell>
          <table:table-cell table:style-name="ce37" table:content-validation-name="val3" office:value-type="string">
            <text:p>Obst BüchseAnanas Stücken340g</text:p>
          </table:table-cell>
          <table:table-cell table:style-name="ce37"/>
          <table:table-cell table:style-name="ce40"/>
          <table:table-cell table:number-columns-repeated="2" table:style-name="ce56" office:value-type="currency" office:currency="EUR" office:value="0.39">
            <text:p>0,39 €</text:p>
          </table:table-cell>
          <table:table-cell table:number-columns-repeated="249"/>
        </table:table-row>
        <table:table-row table:style-name="ro2">
          <table:table-cell table:style-name="ce24"/>
          <table:table-cell table:style-name="ce32"/>
          <table:table-cell table:style-name="ce37" table:content-validation-name="val3" office:value-type="string">
            <text:p>Obst BüchsePfirsiche465g</text:p>
          </table:table-cell>
          <table:table-cell table:style-name="ce37"/>
          <table:table-cell table:style-name="ce40"/>
          <table:table-cell table:number-columns-repeated="2" table:style-name="ce56" office:value-type="currency" office:currency="EUR" office:value="0.79">
            <text:p>0,79 €</text:p>
          </table:table-cell>
          <table:table-cell table:number-columns-repeated="249"/>
        </table:table-row>
        <table:table-row table:style-name="ro2">
          <table:table-cell table:style-name="ce24"/>
          <table:table-cell table:style-name="ce32"/>
          <table:table-cell table:style-name="ce37" table:content-validation-name="val3" office:value-type="string">
            <text:p>Öl Pflanzenöl Raps 1 L</text:p>
          </table:table-cell>
          <table:table-cell table:style-name="ce37"/>
          <table:table-cell table:style-name="ce40"/>
          <table:table-cell table:style-name="ce56" office:value-type="currency" office:currency="EUR" office:value="0.85">
            <text:p>0,85 €</text:p>
          </table:table-cell>
          <table:table-cell table:style-name="ce56"/>
          <table:table-cell table:number-columns-repeated="249"/>
        </table:table-row>
        <table:table-row table:style-name="ro2">
          <table:table-cell table:style-name="ce24"/>
          <table:table-cell table:style-name="ce32"/>
          <table:table-cell table:style-name="ce37" table:content-validation-name="val3" office:value-type="string">
            <text:p>Pommes Frittes für Ofen 1 kg</text:p>
          </table:table-cell>
          <table:table-cell table:style-name="ce37"/>
          <table:table-cell table:style-name="ce40"/>
          <table:table-cell table:style-name="ce56" office:value-type="currency" office:currency="EUR" office:value="1.09">
            <text:p>1,09 €</text:p>
          </table:table-cell>
          <table:table-cell table:style-name="ce56"/>
          <table:table-cell table:number-columns-repeated="249"/>
        </table:table-row>
        <table:table-row table:style-name="ro2">
          <table:table-cell table:style-name="ce24"/>
          <table:table-cell table:style-name="ce32" office:value-type="float" office:value="22116802">
            <text:p>22116802</text:p>
          </table:table-cell>
          <table:table-cell table:style-name="ce37" table:content-validation-name="val3" office:value-type="string">
            <text:p>Scheibenkäse Delikater Gouda Scheiben 250g</text:p>
          </table:table-cell>
          <table:table-cell table:style-name="ce37"/>
          <table:table-cell table:style-name="ce40" office:value-type="string">
            <text:p>gut</text:p>
          </table:table-cell>
          <table:table-cell table:number-columns-repeated="2" table:style-name="ce56" office:value-type="currency" office:currency="EUR" office:value="0.99">
            <text:p>0,99 €</text:p>
          </table:table-cell>
          <table:table-cell table:number-columns-repeated="249"/>
        </table:table-row>
        <table:table-row table:style-name="ro2">
          <table:table-cell table:style-name="ce24"/>
          <table:table-cell table:style-name="ce32" office:value-type="string">
            <text:p>22116802</text:p>
          </table:table-cell>
          <table:table-cell table:style-name="ce37" table:content-validation-name="val3" office:value-type="string">
            <text:p>Scheibenkäse Gouda 250g</text:p>
          </table:table-cell>
          <table:table-cell table:style-name="ce37"/>
          <table:table-cell table:style-name="ce40"/>
          <table:table-cell table:number-columns-repeated="2" table:style-name="ce56" office:value-type="currency" office:currency="EUR" office:value="0.99">
            <text:p>0,99 €</text:p>
          </table:table-cell>
          <table:table-cell table:number-columns-repeated="249"/>
        </table:table-row>
        <table:table-row table:style-name="ro2">
          <table:table-cell table:style-name="ce24"/>
          <table:table-cell table:style-name="ce32" office:value-type="float" office:value="22116796">
            <text:p>22116796</text:p>
          </table:table-cell>
          <table:table-cell table:style-name="ce37" table:content-validation-name="val3" office:value-type="string">
            <text:p>Scheibenkäse Maasdamer in Scheiben 45% 200g</text:p>
          </table:table-cell>
          <table:table-cell table:style-name="ce37"/>
          <table:table-cell table:style-name="ce40" office:value-type="string">
            <text:p>gut</text:p>
          </table:table-cell>
          <table:table-cell table:number-columns-repeated="2" table:style-name="ce56" office:value-type="currency" office:currency="EUR" office:value="0.99">
            <text:p>0,99 €</text:p>
          </table:table-cell>
          <table:table-cell table:number-columns-repeated="249"/>
        </table:table-row>
        <table:table-row table:style-name="ro2">
          <table:table-cell table:style-name="ce24"/>
          <table:table-cell table:style-name="ce32" office:value-type="string">
            <text:p>22116727</text:p>
          </table:table-cell>
          <table:table-cell table:style-name="ce37" table:content-validation-name="val3" office:value-type="string">
            <text:p>Scheibenkäse Mix 250g</text:p>
          </table:table-cell>
          <table:table-cell table:style-name="ce37"/>
          <table:table-cell table:style-name="ce40" office:value-type="string">
            <text:p>gut</text:p>
          </table:table-cell>
          <table:table-cell table:number-columns-repeated="2" table:style-name="ce56" office:value-type="currency" office:currency="EUR" office:value="0.99">
            <text:p>0,99 €</text:p>
          </table:table-cell>
          <table:table-cell table:number-columns-repeated="249"/>
        </table:table-row>
        <table:table-row table:style-name="ro2">
          <table:table-cell table:style-name="ce24"/>
          <table:table-cell table:style-name="ce32" office:value-type="string">
            <text:p>22113078</text:p>
          </table:table-cell>
          <table:table-cell table:style-name="ce37" table:content-validation-name="val3" office:value-type="string">
            <text:p>Sekt Prosecco 0,75 L</text:p>
          </table:table-cell>
          <table:table-cell table:style-name="ce37"/>
          <table:table-cell table:style-name="ce40"/>
          <table:table-cell table:number-columns-repeated="2" table:style-name="ce56" office:value-type="currency" office:currency="EUR" office:value="1.49">
            <text:p>1,49 €</text:p>
          </table:table-cell>
          <table:table-cell table:number-columns-repeated="249"/>
        </table:table-row>
        <table:table-row table:style-name="ro2">
          <table:table-cell table:style-name="ce24"/>
          <table:table-cell table:style-name="ce32"/>
          <table:table-cell table:style-name="ce37" table:content-validation-name="val3" office:value-type="string">
            <text:p>Tee Instant Teegetränk 400g</text:p>
          </table:table-cell>
          <table:table-cell table:style-name="ce37"/>
          <table:table-cell table:style-name="ce40"/>
          <table:table-cell table:style-name="ce56" office:value-type="currency" office:currency="EUR" office:value="0.89">
            <text:p>0,89 €</text:p>
          </table:table-cell>
          <table:table-cell table:style-name="ce56"/>
          <table:table-cell table:number-columns-repeated="249"/>
        </table:table-row>
        <table:table-row table:style-name="ro2">
          <table:table-cell table:style-name="ce24"/>
          <table:table-cell table:style-name="ce32" office:value-type="string">
            <text:p>22116178</text:p>
          </table:table-cell>
          <table:table-cell table:style-name="ce37" table:content-validation-name="val3" office:value-type="string">
            <text:p>Wein Bodeaux A.C.0,75L</text:p>
          </table:table-cell>
          <table:table-cell table:style-name="ce37"/>
          <table:table-cell table:style-name="ce40"/>
          <table:table-cell table:number-columns-repeated="2" table:style-name="ce56" office:value-type="currency" office:currency="EUR" office:value="1.79">
            <text:p>1,79 €</text:p>
          </table:table-cell>
          <table:table-cell table:number-columns-repeated="249"/>
        </table:table-row>
        <table:table-row table:style-name="ro2">
          <table:table-cell table:style-name="ce24"/>
          <table:table-cell table:style-name="ce32" office:value-type="string">
            <text:p>22116147</text:p>
          </table:table-cell>
          <table:table-cell table:style-name="ce37" table:content-validation-name="val3" office:value-type="string">
            <text:p>Wein Mazedonischer Rotwein 1 L</text:p>
          </table:table-cell>
          <table:table-cell table:style-name="ce37"/>
          <table:table-cell table:style-name="ce40" office:value-type="string">
            <text:p>lieblich</text:p>
          </table:table-cell>
          <table:table-cell table:number-columns-repeated="2" table:style-name="ce56" office:value-type="currency" office:currency="EUR" office:value="1.29">
            <text:p>1,29 €</text:p>
          </table:table-cell>
          <table:table-cell table:number-columns-repeated="249"/>
        </table:table-row>
        <table:table-row table:style-name="ro2">
          <table:table-cell table:style-name="ce24"/>
          <table:table-cell table:style-name="ce32" office:value-type="string">
            <text:p>22113986</text:p>
          </table:table-cell>
          <table:table-cell table:style-name="ce37" table:content-validation-name="val3" office:value-type="string">
            <text:p>Wurst Aufschnitt Delikatess Hinterkochschinken 200g</text:p>
          </table:table-cell>
          <table:table-cell table:style-name="ce37"/>
          <table:table-cell table:style-name="ce40"/>
          <table:table-cell table:style-name="ce56" office:value-type="currency" office:currency="EUR" office:value="1.19">
            <text:p>1,19 €</text:p>
          </table:table-cell>
          <table:table-cell table:style-name="ce56" office:value-type="currency" office:currency="EUR" office:value="1.09">
            <text:p>1,09 €</text:p>
          </table:table-cell>
          <table:table-cell table:number-columns-repeated="249"/>
        </table:table-row>
        <table:table-row table:style-name="ro2">
          <table:table-cell table:style-name="ce24"/>
          <table:table-cell table:style-name="ce32" office:value-type="string">
            <text:p>22127099</text:p>
          </table:table-cell>
          <table:table-cell table:style-name="ce37" table:content-validation-name="val3" office:value-type="string">
            <text:p>Wurst Aufschnitt Premium Käsepastete125g</text:p>
          </table:table-cell>
          <table:table-cell table:style-name="ce37"/>
          <table:table-cell table:style-name="ce40"/>
          <table:table-cell table:number-columns-repeated="2" table:style-name="ce56" office:value-type="currency" office:currency="EUR" office:value="0.79">
            <text:p>0,79 €</text:p>
          </table:table-cell>
          <table:table-cell table:number-columns-repeated="249"/>
        </table:table-row>
        <table:table-row table:style-name="ro2">
          <table:table-cell table:style-name="ce24"/>
          <table:table-cell table:style-name="ce32" office:value-type="string">
            <text:p>22127099</text:p>
          </table:table-cell>
          <table:table-cell table:style-name="ce37" table:content-validation-name="val3" office:value-type="string">
            <text:p>Wurst Aufschnitt Premium Paprikapastete150g</text:p>
          </table:table-cell>
          <table:table-cell table:style-name="ce37"/>
          <table:table-cell table:style-name="ce40" office:value-type="string">
            <text:p>sehr gut</text:p>
          </table:table-cell>
          <table:table-cell table:number-columns-repeated="2" table:style-name="ce56" office:value-type="currency" office:currency="EUR" office:value="0.79">
            <text:p>0,79 €</text:p>
          </table:table-cell>
          <table:table-cell table:number-columns-repeated="249"/>
        </table:table-row>
        <table:table-row table:style-name="ro2">
          <table:table-cell table:style-name="ce24"/>
          <table:table-cell table:style-name="ce32" office:value-type="string">
            <text:p>22114723</text:p>
          </table:table-cell>
          <table:table-cell table:style-name="ce37" table:content-validation-name="val3" office:value-type="string">
            <text:p>Wurst Aufschnitt Putenbrust in Aspik125g</text:p>
          </table:table-cell>
          <table:table-cell table:style-name="ce37"/>
          <table:table-cell table:style-name="ce40"/>
          <table:table-cell table:number-columns-repeated="2" table:style-name="ce56" office:value-type="currency" office:currency="EUR" office:value="0.79">
            <text:p>0,79 €</text:p>
          </table:table-cell>
          <table:table-cell table:number-columns-repeated="249"/>
        </table:table-row>
        <table:table-row table:style-name="ro2">
          <table:table-cell table:style-name="ce24"/>
          <table:table-cell table:style-name="ce32"/>
          <table:table-cell table:style-name="ce37" table:content-validation-name="val3" office:value-type="string">
            <text:p>Wurst Frikadellen 5 Stück 500g</text:p>
          </table:table-cell>
          <table:table-cell table:style-name="ce37"/>
          <table:table-cell table:style-name="ce40"/>
          <table:table-cell table:style-name="ce56" office:value-type="currency" office:currency="EUR" office:value="1.65">
            <text:p>1,65 €</text:p>
          </table:table-cell>
          <table:table-cell table:style-name="ce56"/>
          <table:table-cell table:number-columns-repeated="249"/>
        </table:table-row>
        <table:table-row table:style-name="ro2">
          <table:table-cell table:style-name="ce24"/>
          <table:table-cell table:style-name="ce32"/>
          <table:table-cell table:style-name="ce37" table:content-validation-name="val3" office:value-type="string">
            <text:p>Zucker 1 kg Packung</text:p>
          </table:table-cell>
          <table:table-cell table:style-name="ce37"/>
          <table:table-cell table:style-name="ce40"/>
          <table:table-cell table:style-name="ce56" office:value-type="currency" office:currency="EUR" office:value="0.92">
            <text:p>0,92 €</text:p>
          </table:table-cell>
          <table:table-cell table:style-name="ce56"/>
          <table:table-cell table:number-columns-repeated="249"/>
        </table:table-row>
        <table:table-row table:style-name="ro2">
          <table:table-cell table:style-name="ce26" office:value-type="string">
            <text:p>Drogerieartikel</text:p>
          </table:table-cell>
          <table:table-cell table:style-name="ce49"/>
          <table:table-cell table:style-name="ce49" table:content-validation-name="val3"/>
          <table:table-cell table:style-name="ce49" table:number-columns-repeated="4"/>
          <table:table-cell table:number-columns-repeated="249"/>
        </table:table-row>
        <table:table-row table:style-name="ro2">
          <table:table-cell table:style-name="ce27"/>
          <table:table-cell table:style-name="ce34" office:value-type="float" office:value="22113245">
            <text:p>22113245</text:p>
          </table:table-cell>
          <table:table-cell table:style-name="ce38" table:content-validation-name="val3" office:value-type="string">
            <text:p>MundwasserOdol Original 175 ml</text:p>
          </table:table-cell>
          <table:table-cell table:style-name="ce49"/>
          <table:table-cell table:style-name="ce51"/>
          <table:table-cell table:number-columns-repeated="2" table:style-name="ce49" office:value-type="currency" office:currency="EUR" office:value="0.59">
            <text:p>0,59 €</text:p>
          </table:table-cell>
          <table:table-cell table:number-columns-repeated="249"/>
        </table:table-row>
        <table:table-row table:style-name="ro2">
          <table:table-cell table:style-name="ce27"/>
          <table:table-cell table:style-name="ce34" office:value-type="string">
            <text:p>22113306</text:p>
          </table:table-cell>
          <table:table-cell table:style-name="ce38" table:content-validation-name="val3" office:value-type="string">
            <text:p>Rasierkreme Nivea for Men 100ml</text:p>
          </table:table-cell>
          <table:table-cell table:style-name="ce49"/>
          <table:table-cell table:style-name="ce51"/>
          <table:table-cell table:number-columns-repeated="2" table:style-name="ce49" office:value-type="currency" office:currency="EUR" office:value="0.65">
            <text:p>0,65 €</text:p>
          </table:table-cell>
          <table:table-cell table:number-columns-repeated="249"/>
        </table:table-row>
        <table:table-row table:style-name="ro2">
          <table:table-cell table:style-name="ce27" office:value-type="string">
            <text:p>02500628</text:p>
          </table:table-cell>
          <table:table-cell table:style-name="ce34" office:value-type="string">
            <text:p>22119858</text:p>
          </table:table-cell>
          <table:table-cell table:style-name="ce38" table:content-validation-name="val3" office:value-type="string">
            <text:p>Weichspüler anco soft1,5L</text:p>
          </table:table-cell>
          <table:table-cell table:style-name="ce49"/>
          <table:table-cell table:style-name="ce51" office:value-type="string">
            <text:p>gut</text:p>
          </table:table-cell>
          <table:table-cell table:number-columns-repeated="2" table:style-name="ce49" office:value-type="currency" office:currency="EUR" office:value="2.29">
            <text:p>2,29 €</text:p>
          </table:table-cell>
          <table:table-cell table:number-columns-repeated="249"/>
        </table:table-row>
        <table:table-row table:style-name="ro2">
          <table:table-cell table:style-name="ce27" office:value-type="string">
            <text:p>08840921</text:p>
          </table:table-cell>
          <table:table-cell table:style-name="ce34" office:value-type="string">
            <text:p>22117021</text:p>
          </table:table-cell>
          <table:table-cell table:style-name="ce38" table:content-validation-name="val3" office:value-type="string">
            <text:p>Weichspüler Kuschelweich Form 750 ml</text:p>
          </table:table-cell>
          <table:table-cell table:style-name="ce49"/>
          <table:table-cell table:style-name="ce51"/>
          <table:table-cell table:number-columns-repeated="2" table:style-name="ce49" office:value-type="currency" office:currency="EUR" office:value="0.95">
            <text:p>0,95 €</text:p>
          </table:table-cell>
          <table:table-cell table:number-columns-repeated="249"/>
        </table:table-row>
        <table:table-row table:style-name="ro2" table:number-rows-repeated="76">
          <table:table-cell table:style-name="Default" table:number-columns-repeated="7"/>
          <table:table-cell table:number-columns-repeated="249"/>
        </table:table-row>
        <table:table-row table:style-name="ro2" table:number-rows-repeated="31645">
          <table:table-cell table:number-columns-repeated="25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5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52"/>
        </table:table-row>
      </table:table>
      <table:table table:name="Schlecker" table:style-name="ta1" table:print="false">
        <table:table-column table:style-name="co11" table:default-cell-style-name="ce30"/>
        <table:table-column table:style-name="co11" table:default-cell-style-name="ce36"/>
        <table:table-column table:style-name="co12" table:default-cell-style-name="ce19"/>
        <table:table-column table:style-name="co10" table:number-columns-repeated="2" table:default-cell-style-name="ce19"/>
        <table:table-column table:style-name="co13" table:number-columns-repeated="2" table:default-cell-style-name="ce11"/>
        <table:table-column table:style-name="co10" table:number-columns-repeated="249" table:default-cell-style-name="Default"/>
        <table:table-row table:style-name="ro2">
          <table:table-cell table:style-name="ce23" office:value-type="string">
            <text:p>UBA Code</text:p>
          </table:table-cell>
          <table:table-cell table:style-name="ce31" office:value-type="string">
            <text:p>EAN Code</text:p>
          </table:table-cell>
          <table:table-cell table:style-name="ce16" office:value-type="string">
            <text:p>Kategorie Marke Menge</text:p>
          </table:table-cell>
          <table:table-cell table:style-name="ce16" office:value-type="string">
            <text:p>Variante</text:p>
          </table:table-cell>
          <table:table-cell table:style-name="ce16" office:value-type="string">
            <text:p>Geschmack</text:p>
          </table:table-cell>
          <table:table-cell table:style-name="ce52" office:value-type="date" office:date-value="2007-08-31">
            <text:p>31.08.2007</text:p>
          </table:table-cell>
          <table:table-cell table:style-name="ce52" office:value-type="date" office:date-value="2007-08-30">
            <text:p>30.08.2007</text:p>
          </table:table-cell>
          <table:table-cell table:style-name="ce21" table:number-columns-repeated="249"/>
        </table:table-row>
        <table:table-row table:style-name="ro2">
          <table:table-cell table:style-name="ce57" office:value-type="string">
            <text:p>Lebensmittel</text:p>
          </table:table-cell>
          <table:table-cell table:style-name="ce53"/>
          <table:table-cell table:style-name="ce53" table:content-validation-name="val4"/>
          <table:table-cell table:style-name="ce53" table:number-columns-repeated="4"/>
          <table:table-cell table:number-columns-repeated="249"/>
        </table:table-row>
        <table:table-row table:style-name="ro2">
          <table:table-cell table:style-name="ce26" office:value-type="string">
            <text:p>Drogerieartikel</text:p>
          </table:table-cell>
          <table:table-cell table:style-name="ce49"/>
          <table:table-cell table:style-name="ce53" table:content-validation-name="val4"/>
          <table:table-cell table:style-name="ce49" table:number-columns-repeated="4"/>
          <table:table-cell table:number-columns-repeated="249"/>
        </table:table-row>
        <table:table-row table:style-name="ro2">
          <table:table-cell table:style-name="ce27"/>
          <table:table-cell table:style-name="ce34"/>
          <table:table-cell table:style-name="ce53" table:content-validation-name="val4" office:value-type="string">
            <text:p>Brillenputztuch AS Brillenputztücher</text:p>
          </table:table-cell>
          <table:table-cell table:style-name="ce49"/>
          <table:table-cell table:style-name="ce51" office:value-type="string">
            <text:p>gut</text:p>
          </table:table-cell>
          <table:table-cell table:number-columns-repeated="2" table:style-name="ce49" office:value-type="currency" office:currency="EUR" office:value="0.75">
            <text:p>0,75 €</text:p>
          </table:table-cell>
          <table:table-cell table:number-columns-repeated="249"/>
        </table:table-row>
        <table:table-row table:style-name="ro2">
          <table:table-cell table:style-name="ce27"/>
          <table:table-cell table:style-name="ce34" office:value-type="float" office:value="4003583060993">
            <text:p>4003583060993</text:p>
          </table:table-cell>
          <table:table-cell table:style-name="ce53" table:content-validation-name="val4" office:value-type="string">
            <text:p>Duschbad AS Duschbad pH 5,5 300 ml</text:p>
          </table:table-cell>
          <table:table-cell table:style-name="ce49"/>
          <table:table-cell table:style-name="ce51" office:value-type="string">
            <text:p>gut</text:p>
          </table:table-cell>
          <table:table-cell table:number-columns-repeated="2" table:style-name="ce49" office:value-type="currency" office:currency="EUR" office:value="0.99">
            <text:p>0,99 €</text:p>
          </table:table-cell>
          <table:table-cell table:number-columns-repeated="249"/>
        </table:table-row>
        <table:table-row table:style-name="ro2">
          <table:table-cell table:style-name="ce27"/>
          <table:table-cell table:style-name="ce34" office:value-type="float" office:value="4000388175303">
            <text:p>4000388175303</text:p>
          </table:table-cell>
          <table:table-cell table:style-name="ce53" table:content-validation-name="val4" office:value-type="string">
            <text:p>Duschbad Dove Feuchtigkeits Creme Dusche 250 ml</text:p>
          </table:table-cell>
          <table:table-cell table:style-name="ce49"/>
          <table:table-cell table:style-name="ce51" office:value-type="string">
            <text:p>mittel</text:p>
          </table:table-cell>
          <table:table-cell table:number-columns-repeated="2" table:style-name="ce49" office:value-type="currency" office:currency="EUR" office:value="1.99">
            <text:p>1,99 €</text:p>
          </table:table-cell>
          <table:table-cell table:number-columns-repeated="249"/>
        </table:table-row>
        <table:table-row table:style-name="ro2">
          <table:table-cell table:style-name="ce27"/>
          <table:table-cell table:style-name="ce34" office:value-type="float" office:value="4001245998578">
            <text:p>4001245998578</text:p>
          </table:table-cell>
          <table:table-cell table:style-name="ce53" table:content-validation-name="val4" office:value-type="string">
            <text:p>Entkalker AS Kalkstopp Pulver1,5kg</text:p>
          </table:table-cell>
          <table:table-cell table:style-name="ce49"/>
          <table:table-cell table:style-name="ce51" office:value-type="string">
            <text:p>gut</text:p>
          </table:table-cell>
          <table:table-cell table:number-columns-repeated="2" table:style-name="ce49" office:value-type="currency" office:currency="EUR" office:value="2.99">
            <text:p>2,99 €</text:p>
          </table:table-cell>
          <table:table-cell table:number-columns-repeated="249"/>
        </table:table-row>
        <table:table-row table:style-name="ro2">
          <table:table-cell table:style-name="ce27"/>
          <table:table-cell table:style-name="ce34" office:value-type="string">
            <text:p>4008193036406</text:p>
          </table:table-cell>
          <table:table-cell table:style-name="ce53" table:content-validation-name="val4" office:value-type="string">
            <text:p>GiftGlobol Silberfischenköder2 Dosen</text:p>
          </table:table-cell>
          <table:table-cell table:style-name="ce49"/>
          <table:table-cell table:style-name="ce51" office:value-type="string">
            <text:p>gut</text:p>
          </table:table-cell>
          <table:table-cell table:number-columns-repeated="2" table:style-name="ce49" office:value-type="currency" office:currency="EUR" office:value="2.3">
            <text:p>2,30 €</text:p>
          </table:table-cell>
          <table:table-cell table:number-columns-repeated="249"/>
        </table:table-row>
        <table:table-row table:style-name="ro2">
          <table:table-cell table:style-name="ce27"/>
          <table:table-cell table:style-name="ce34" office:value-type="string">
            <text:p>4025300118909</text:p>
          </table:table-cell>
          <table:table-cell table:style-name="ce53" table:content-validation-name="val4" office:value-type="string">
            <text:p>Reinigungsmittel AS Alles Reiniger1L</text:p>
          </table:table-cell>
          <table:table-cell table:style-name="ce49"/>
          <table:table-cell table:style-name="ce51"/>
          <table:table-cell table:number-columns-repeated="2" table:style-name="ce49" office:value-type="currency" office:currency="EUR" office:value="0.99">
            <text:p>0,99 €</text:p>
          </table:table-cell>
          <table:table-cell table:number-columns-repeated="249"/>
        </table:table-row>
        <table:table-row table:style-name="ro2">
          <table:table-cell table:style-name="ce27"/>
          <table:table-cell table:style-name="ce58" office:value-type="string">
            <text:p>4015000018418</text:p>
          </table:table-cell>
          <table:table-cell table:style-name="ce53" table:content-validation-name="val4" office:value-type="string">
            <text:p>Reinigungsmittel Biff Schimmel-Entferner500ml</text:p>
          </table:table-cell>
          <table:table-cell table:style-name="ce49"/>
          <table:table-cell table:style-name="ce51" office:value-type="string">
            <text:p>mittel</text:p>
          </table:table-cell>
          <table:table-cell table:number-columns-repeated="2" table:style-name="ce49" office:value-type="currency" office:currency="EUR" office:value="2.99">
            <text:p>2,99 €</text:p>
          </table:table-cell>
          <table:table-cell table:number-columns-repeated="249"/>
        </table:table-row>
        <table:table-row table:style-name="ro2">
          <table:table-cell table:style-name="ce27"/>
          <table:table-cell table:style-name="ce34" office:value-type="float" office:value="4002448019480">
            <text:p>4002448019480</text:p>
          </table:table-cell>
          <table:table-cell table:style-name="ce53" table:content-validation-name="val4" office:value-type="string">
            <text:p>Reinigungsmittel Cillit Bang Fettreiniger</text:p>
          </table:table-cell>
          <table:table-cell table:style-name="ce49"/>
          <table:table-cell table:style-name="ce51" office:value-type="string">
            <text:p>sehr gut</text:p>
          </table:table-cell>
          <table:table-cell table:number-columns-repeated="2" table:style-name="ce49" office:value-type="currency" office:currency="EUR" office:value="3.99">
            <text:p>3,99 €</text:p>
          </table:table-cell>
          <table:table-cell table:number-columns-repeated="249"/>
        </table:table-row>
        <table:table-row table:style-name="ro2">
          <table:table-cell table:style-name="ce27"/>
          <table:table-cell table:style-name="ce34" office:value-type="float" office:value="4002448017684">
            <text:p>4002448017684</text:p>
          </table:table-cell>
          <table:table-cell table:style-name="ce53" table:content-validation-name="val4" office:value-type="string">
            <text:p>Reinigungsmittel Cillit Bang Kraftreiniger</text:p>
          </table:table-cell>
          <table:table-cell table:style-name="ce49"/>
          <table:table-cell table:style-name="ce51" office:value-type="string">
            <text:p>sehr gut</text:p>
          </table:table-cell>
          <table:table-cell table:number-columns-repeated="2" table:style-name="ce49" office:value-type="currency" office:currency="EUR" office:value="3.99">
            <text:p>3,99 €</text:p>
          </table:table-cell>
          <table:table-cell table:number-columns-repeated="249"/>
        </table:table-row>
        <table:table-row table:style-name="ro2">
          <table:table-cell table:style-name="ce28" office:value-type="string">
            <text:p>Technik</text:p>
          </table:table-cell>
          <table:table-cell table:style-name="ce35"/>
          <table:table-cell table:style-name="ce53" table:content-validation-name="val4"/>
          <table:table-cell table:style-name="ce50" table:number-columns-repeated="2"/>
          <table:table-cell table:style-name="ce54" table:number-columns-repeated="2"/>
          <table:table-cell table:number-columns-repeated="249"/>
        </table:table-row>
        <table:table-row table:style-name="ro2" table:number-rows-repeated="79">
          <table:table-cell table:style-name="Default" table:number-columns-repeated="7"/>
          <table:table-cell table:number-columns-repeated="249"/>
        </table:table-row>
        <table:table-row table:style-name="ro2" table:number-rows-repeated="31644">
          <table:table-cell table:number-columns-repeated="256"/>
        </table:table-row>
        <table:table-row table:style-name="ro2" table:number-rows-repeated="172">
          <table:table-cell table:style-name="Default" table:number-columns-repeated="5"/>
          <table:table-cell table:number-columns-repeated="251"/>
        </table:table-row>
        <table:table-row table:style-name="ro2">
          <table:table-cell table:style-name="Default" table:number-columns-repeated="5"/>
          <table:table-cell table:number-columns-repeated="251"/>
        </table:table-row>
      </table:table>
      <table:table table:name="Müller" table:style-name="ta1" table:print="false">
        <table:table-column table:style-name="co11" table:default-cell-style-name="ce30"/>
        <table:table-column table:style-name="co11" table:default-cell-style-name="ce36"/>
        <table:table-column table:style-name="co12" table:default-cell-style-name="ce19"/>
        <table:table-column table:style-name="co10" table:number-columns-repeated="2" table:default-cell-style-name="ce19"/>
        <table:table-column table:style-name="co10" table:number-columns-repeated="2" table:default-cell-style-name="ce11"/>
        <table:table-column table:style-name="co10" table:number-columns-repeated="249" table:default-cell-style-name="Default"/>
        <table:table-row table:style-name="ro2">
          <table:table-cell table:style-name="ce23" office:value-type="string">
            <text:p>UBA Code</text:p>
          </table:table-cell>
          <table:table-cell table:style-name="ce31" office:value-type="string">
            <text:p>EAN Code</text:p>
          </table:table-cell>
          <table:table-cell table:style-name="ce16" office:value-type="string">
            <text:p>Kategorie Marke Menge</text:p>
          </table:table-cell>
          <table:table-cell table:style-name="ce16" office:value-type="string">
            <text:p>Variante</text:p>
          </table:table-cell>
          <table:table-cell table:style-name="ce16" office:value-type="string">
            <text:p>Geschmack</text:p>
          </table:table-cell>
          <table:table-cell table:style-name="ce52" office:value-type="date" office:date-value="2007-08-31">
            <text:p>31.08.2007</text:p>
          </table:table-cell>
          <table:table-cell table:style-name="ce52" office:value-type="date" office:date-value="2007-08-30">
            <text:p>30.08.2007</text:p>
          </table:table-cell>
          <table:table-cell table:style-name="ce21" table:number-columns-repeated="249"/>
        </table:table-row>
        <table:table-row table:style-name="ro2">
          <table:table-cell table:style-name="ce48" office:value-type="string">
            <text:p>Lebensmittel</text:p>
          </table:table-cell>
          <table:table-cell table:style-name="ce33"/>
          <table:table-cell table:style-name="ce37" table:content-validation-name="val5"/>
          <table:table-cell table:style-name="ce37" table:number-columns-repeated="2"/>
          <table:table-cell table:style-name="ce53" table:number-columns-repeated="2"/>
          <table:table-cell table:number-columns-repeated="249"/>
        </table:table-row>
        <table:table-row table:style-name="ro2">
          <table:table-cell table:style-name="ce26" office:value-type="string">
            <text:p>Drogerieartikel</text:p>
          </table:table-cell>
          <table:table-cell table:style-name="ce49"/>
          <table:table-cell table:style-name="ce49" table:content-validation-name="val5"/>
          <table:table-cell table:style-name="ce49" table:number-columns-repeated="4"/>
          <table:table-cell table:number-columns-repeated="249"/>
        </table:table-row>
        <table:table-row table:style-name="ro2">
          <table:table-cell table:style-name="ce27"/>
          <table:table-cell table:style-name="ce34"/>
          <table:table-cell table:style-name="ce34" table:content-validation-name="val5" office:value-type="string">
            <text:p>Rasierkreme Florena Kamille </text:p>
          </table:table-cell>
          <table:table-cell table:style-name="ce49"/>
          <table:table-cell table:style-name="ce51"/>
          <table:table-cell table:number-columns-repeated="2" table:style-name="ce49" office:value-type="currency" office:currency="EUR" office:value="0.75">
            <text:p>0,75 €</text:p>
          </table:table-cell>
          <table:table-cell table:number-columns-repeated="249"/>
        </table:table-row>
        <table:table-row table:style-name="ro2">
          <table:table-cell table:style-name="ce28" office:value-type="string">
            <text:p>Technik</text:p>
          </table:table-cell>
          <table:table-cell table:style-name="ce35"/>
          <table:table-cell table:style-name="ce35" table:content-validation-name="val5"/>
          <table:table-cell table:style-name="ce50" table:number-columns-repeated="2"/>
          <table:table-cell table:style-name="ce54" table:number-columns-repeated="2"/>
          <table:table-cell table:number-columns-repeated="249"/>
        </table:table-row>
        <table:table-row table:style-name="ro2" table:number-rows-repeated="31610">
          <table:table-cell table:number-columns-repeated="256"/>
        </table:table-row>
        <table:table-row table:style-name="ro2" table:number-rows-repeated="172">
          <table:table-cell table:style-name="Default" table:number-columns-repeated="5"/>
          <table:table-cell table:number-columns-repeated="251"/>
        </table:table-row>
        <table:table-row table:style-name="ro2">
          <table:table-cell table:style-name="Default" table:number-columns-repeated="5"/>
          <table:table-cell table:number-columns-repeated="251"/>
        </table:table-row>
      </table:table>
      <table:table table:name="Hilfsvariablen" table:style-name="ta1" table:print="false">
        <table:table-column table:style-name="co10" table:default-cell-style-name="Default"/>
        <table:table-column table:style-name="co14" table:default-cell-style-name="ce59"/>
        <table:table-column table:style-name="co15" table:default-cell-style-name="Default"/>
        <table:table-row table:style-name="ro2">
          <table:table-cell office:value-type="string">
            <text:p>UNENDLICH</text:p>
          </table:table-cell>
          <table:table-cell office:value-type="currency" office:currency="EUR" office:value="1000000">
            <text:p>1.000.000,00 €</text:p>
          </table:table-cell>
          <table:table-cell table:formula="oooc:=DOLLAR([.B1])" office:value-type="string" office:string-value="1.000.000,00 €">
            <text:p>1.000.000,00 €</text:p>
          </table:table-cell>
        </table:table-row>
      </table:table>
      <table:table table:name="Produkte1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253" table:default-cell-style-name="Default"/>
        <table:table-row table:style-name="ro2">
          <table:table-cell table:style-name="ce60" office:value-type="string">
            <text:p>Kosmetikartikel</text:p>
          </table:table-cell>
          <table:table-cell table:style-name="ce60"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61" office:value-type="string">
            <text:p>Esteè Laucher</text:p>
          </table:table-cell>
          <table:table-cell/>
          <table:table-cell table:style-name="ce61" office:value-type="string">
            <text:p>Gardinenstangen</text:p>
          </table:table-cell>
          <table:table-cell table:number-columns-repeated="253"/>
        </table:table-row>
        <table:table-row table:style-name="ro2">
          <table:table-cell office:value-type="string">
            <text:p>089-236 86-0</text:p>
          </table:table-cell>
          <table:table-cell/>
          <table:table-cell table:style-name="ce21" office:value-type="string">
            <text:p>Kunststoffschienen</text:p>
          </table:table-cell>
          <table:table-cell table:number-columns-repeated="253"/>
        </table:table-row>
        <table:table-row table:style-name="ro2">
          <table:table-cell office:value-type="string">
            <text:p>Fa. Bobbi Brown</text:p>
          </table:table-cell>
          <table:table-cell/>
          <table:table-cell office:value-type="string">
            <text:p>1,20m;1,5m;1,8m;2,10m;2,5m;3m</text:p>
          </table:table-cell>
          <table:table-cell table:number-columns-repeated="253"/>
        </table:table-row>
        <table:table-row table:style-name="ro2">
          <table:table-cell office:value-type="string">
            <text:p>Stick Foundation Stick</text:p>
          </table:table-cell>
          <table:table-cell/>
          <table:table-cell office:value-type="string">
            <text:p>1, 2 oder 3 läufig</text:p>
          </table:table-cell>
          <table:table-cell table:number-columns-repeated="253"/>
        </table:table-row>
        <table:table-row table:style-name="ro2">
          <table:table-cell office:value-type="string">
            <text:p>Farbe 2,5</text:p>
          </table:table-cell>
          <table:table-cell table:number-columns-repeated="255"/>
        </table:table-row>
        <table:table-row table:style-name="ro2">
          <table:table-cell table:number-columns-repeated="2"/>
          <table:table-cell table:style-name="ce21" office:value-type="string">
            <text:p>Aluschienen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>
            <text:p>1,6m;1,8m;2,2m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>
            <text:p>3 läufig</text:p>
          </table:table-cell>
          <table:table-cell table:number-columns-repeated="253"/>
        </table:table-row>
      </table:table>
      <table:database-ranges>
        <table:database-range table:name="AldiBereich" table:target-range-address="Aldi.C2:Aldi.F43"/>
        <table:database-range table:name="MüllerBereich" table:target-range-address="Müller.C2:Müller.F5"/>
        <table:database-range table:name="MarktkaufBereich" table:target-range-address="Marktkauf.C2:Marktkauf.G121"/>
        <table:database-range table:name="PlusBereich" table:target-range-address="Plus.C2:Plus.F11"/>
        <table:database-range table:name="SchleckerBereich" table:target-range-address="Schlecker.C2:Schlecker.F13"/>
        <table:database-range table:target-range-address="Produktvergleich.A4:Produktvergleich.A11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29.7cm" fo:page-height="21.001cm" style:num-format="1" style:print-orientation="landscape" fo:margin-left="1cm" fo:margin-right="1cm" style:shadow="none" fo:background-color="transparent" style:scale-to="100%" style:writing-mode="lr-tb" style:print="grid headers zero-value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8">28.06.2008</text:date>, <text:time>17:29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Thomas Michel</meta:initial-creator>
    <meta:creation-date>2005-05-29T22:54:38</meta:creation-date>
    <dc:creator>Thomas Schubert</dc:creator>
    <dc:date>2008-06-28T17:29:14</dc:date>
    <meta:printed-by>Thomas Michel</meta:printed-by>
    <meta:print-date>2007-09-01T23:10:22</meta:print-date>
    <dc:language>de-DE</dc:language>
    <meta:editing-cycles>506</meta:editing-cycles>
    <meta:editing-duration>PT23H13M44S</meta:editing-duration>
    <meta:user-defined meta:name="Info 1"/>
    <meta:user-defined meta:name="Info 2"/>
    <meta:user-defined meta:name="Info 3"/>
    <meta:user-defined meta:name="Info 4"/>
    <meta:document-statistic meta:table-count="8" meta:cell-count="3460"/>
  </office:meta>
</office:document-meta>
</file>